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3402in"/>
    </style:style>
    <style:style style:name="co4" style:family="table-column">
      <style:table-column-properties fo:break-before="auto" style:column-width="1.007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LeagueId</text:p>
          </table:table-cell>
          <table:table-cell office:value-type="string">
            <text:p>NoData</text:p>
          </table:table-cell>
          <table:table-cell office:value-type="string">
            <text:p>Bet</text:p>
          </table:table-cell>
          <table:table-cell office:value-type="string">
            <text:p>Score</text:p>
          </table:table-cell>
          <table:table-cell office:value-type="string">
            <text:p>AvgOdd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1961">
            <text:p>1961</text:p>
          </table:table-cell>
          <table:table-cell table:number-columns-repeated="3"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1983">
            <text:p>19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1997">
            <text:p>199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2007">
            <text:p>20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31">
            <text:p>203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642">
            <text:p>1.642</text:p>
          </table:table-cell>
        </table:table-row>
        <table:table-row table:style-name="ro2" table:visibility="filter">
          <table:table-cell office:value-type="float" office:value="2038">
            <text:p>2038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039">
            <text:p>203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3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079">
            <text:p>207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096">
            <text:p>20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104">
            <text:p>21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2111">
            <text:p>21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137">
            <text:p>213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2144">
            <text:p>21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9">
            <text:p>1.89</text:p>
          </table:table-cell>
        </table:table-row>
        <table:table-row table:style-name="ro2" table:visibility="filter">
          <table:table-cell office:value-type="float" office:value="3868">
            <text:p>38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165">
            <text:p>21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169">
            <text:p>21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173">
            <text:p>217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173">
            <text:p>217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85">
            <text:p>1.885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2193">
            <text:p>219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232">
            <text:p>2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234">
            <text:p>2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6">
            <text:p>1.746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06">
            <text:p>1.806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308">
            <text:p>230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311">
            <text:p>23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319">
            <text:p>2319</text:p>
          </table:table-cell>
          <table:table-cell table:number-columns-repeated="3" office:value-type="float" office:value="1">
            <text:p>1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396">
            <text:p>239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399">
            <text:p>2399</text:p>
          </table:table-cell>
          <table:table-cell table:number-columns-repeated="3"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406">
            <text:p>2406</text:p>
          </table:table-cell>
          <table:table-cell table:number-columns-repeated="3" office:value-type="float" office:value="1">
            <text:p>1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407">
            <text:p>2407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425">
            <text:p>2425</text:p>
          </table:table-cell>
          <table:table-cell table:number-columns-repeated="3"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427">
            <text:p>2427</text:p>
          </table:table-cell>
          <table:table-cell table:number-columns-repeated="3" office:value-type="float" office:value="1">
            <text:p>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table:number-columns-repeated="3"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435">
            <text:p>24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463">
            <text:p>2463</text:p>
          </table:table-cell>
          <table:table-cell table:number-columns-repeated="3"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480">
            <text:p>2480</text:p>
          </table:table-cell>
          <table:table-cell table:number-columns-repeated="3"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2480">
            <text:p>248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528">
            <text:p>252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541">
            <text:p>25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557">
            <text:p>2557</text:p>
          </table:table-cell>
          <table:table-cell table:number-columns-repeated="3" office:value-type="float" office:value="1">
            <text:p>1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558">
            <text:p>255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5">
            <text:p>1.585</text:p>
          </table:table-cell>
        </table:table-row>
        <table:table-row table:style-name="ro2" table:visibility="filter">
          <table:table-cell office:value-type="float" office:value="2565">
            <text:p>2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584">
            <text:p>2584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588">
            <text:p>25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table:number-columns-repeated="3"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627">
            <text:p>26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49">
            <text:p>2649</text:p>
          </table:table-cell>
          <table:table-cell table:number-columns-repeated="3"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681">
            <text:p>2681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82">
            <text:p>2682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83">
            <text:p>2683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2706">
            <text:p>27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741">
            <text:p>2741</text:p>
          </table:table-cell>
          <table:table-cell table:number-columns-repeated="3" office:value-type="float" office:value="1">
            <text:p>1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747">
            <text:p>2747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749">
            <text:p>274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750">
            <text:p>2750</text:p>
          </table:table-cell>
          <table:table-cell table:number-columns-repeated="3"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2750">
            <text:p>27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761">
            <text:p>2761</text:p>
          </table:table-cell>
          <table:table-cell table:number-columns-repeated="3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2800">
            <text:p>2800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805">
            <text:p>28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806">
            <text:p>28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07">
            <text:p>28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816">
            <text:p>2816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847">
            <text:p>2847</text:p>
          </table:table-cell>
          <table:table-cell table:number-columns-repeated="3"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849">
            <text:p>28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870">
            <text:p>287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2876">
            <text:p>28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882">
            <text:p>2882</text:p>
          </table:table-cell>
          <table:table-cell table:number-columns-repeated="3"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888">
            <text:p>2888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888">
            <text:p>28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01">
            <text:p>290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03">
            <text:p>2903</text:p>
          </table:table-cell>
          <table:table-cell table:number-columns-repeated="3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79">
            <text:p>387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2913">
            <text:p>2913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13">
            <text:p>29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table:number-columns-repeated="3"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964">
            <text:p>29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65">
            <text:p>2965</text:p>
          </table:table-cell>
          <table:table-cell table:number-columns-repeated="3"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966">
            <text:p>29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014">
            <text:p>3014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25">
            <text:p>1.6325</text:p>
          </table:table-cell>
        </table:table-row>
        <table:table-row table:style-name="ro2" table:visibility="filter">
          <table:table-cell office:value-type="float" office:value="3022">
            <text:p>30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065">
            <text:p>30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071">
            <text:p>3071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081">
            <text:p>308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082">
            <text:p>30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085">
            <text:p>3085</text:p>
          </table:table-cell>
          <table:table-cell table:number-columns-repeated="3"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087">
            <text:p>3087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88">
            <text:p>308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05">
            <text:p>1.505</text:p>
          </table:table-cell>
        </table:table-row>
        <table:table-row table:style-name="ro2" table:visibility="filter">
          <table:table-cell office:value-type="float" office:value="3108">
            <text:p>3108</text:p>
          </table:table-cell>
          <table:table-cell table:number-columns-repeated="3"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3112">
            <text:p>31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127">
            <text:p>31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137">
            <text:p>3137</text:p>
          </table:table-cell>
          <table:table-cell table:number-columns-repeated="3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137">
            <text:p>31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158">
            <text:p>31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165">
            <text:p>3165</text:p>
          </table:table-cell>
          <table:table-cell table:number-columns-repeated="3"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169">
            <text:p>316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180">
            <text:p>3180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82">
            <text:p>318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185">
            <text:p>3185</text:p>
          </table:table-cell>
          <table:table-cell table:number-columns-repeated="3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10">
            <text:p>32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238">
            <text:p>32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83">
            <text:p>328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291">
            <text:p>329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295">
            <text:p>329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338">
            <text:p>3338</text:p>
          </table:table-cell>
          <table:table-cell table:number-columns-repeated="3" office:value-type="float" office:value="1">
            <text:p>1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table:number-columns-repeated="3" office:value-type="float" office:value="1">
            <text:p>1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352">
            <text:p>335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434">
            <text:p>343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447">
            <text:p>3447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65">
            <text:p>1.865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476">
            <text:p>3476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490">
            <text:p>3490</text:p>
          </table:table-cell>
          <table:table-cell table:number-columns-repeated="3"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666666666667">
            <text:p>1.6166666667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511">
            <text:p>35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518">
            <text:p>3518</text:p>
          </table:table-cell>
          <table:table-cell table:number-columns-repeated="3" office:value-type="float" office:value="1">
            <text:p>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536">
            <text:p>3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49">
            <text:p>3549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584">
            <text:p>1.584</text:p>
          </table:table-cell>
        </table:table-row>
        <table:table-row table:style-name="ro2" table:visibility="filter">
          <table:table-cell office:value-type="float" office:value="3553">
            <text:p>35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2333333333333">
            <text:p>1.6233333333</text:p>
          </table:table-cell>
        </table:table-row>
        <table:table-row table:style-name="ro2" table:visibility="filter">
          <table:table-cell office:value-type="float" office:value="3575">
            <text:p>357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576">
            <text:p>35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74">
            <text:p>1.674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611">
            <text:p>3611</text:p>
          </table:table-cell>
          <table:table-cell table:number-columns-repeated="3" office:value-type="float" office:value="1">
            <text:p>1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622">
            <text:p>3622</text:p>
          </table:table-cell>
          <table:table-cell table:number-columns-repeated="3" office:value-type="float" office:value="1">
            <text:p>1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623">
            <text:p>3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641">
            <text:p>36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645">
            <text:p>3645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.546">
            <text:p>1.546</text:p>
          </table:table-cell>
        </table:table-row>
        <table:table-row table:style-name="ro2" table:visibility="filter">
          <table:table-cell office:value-type="float" office:value="3659">
            <text:p>36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7666666666667">
            <text:p>1.5766666667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679">
            <text:p>367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705">
            <text:p>3705</text:p>
          </table:table-cell>
          <table:table-cell table:number-columns-repeated="3" office:value-type="float" office:value="1">
            <text:p>1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712">
            <text:p>3712</text:p>
          </table:table-cell>
          <table:table-cell table:number-columns-repeated="3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712">
            <text:p>371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736">
            <text:p>373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41">
            <text:p>374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746">
            <text:p>37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749">
            <text:p>3749</text:p>
          </table:table-cell>
          <table:table-cell table:number-columns-repeated="3" office:value-type="float" office:value="1">
            <text:p>1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3756">
            <text:p>3756</text:p>
          </table:table-cell>
          <table:table-cell table:number-columns-repeated="3" office:value-type="float" office:value="1">
            <text:p>1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756">
            <text:p>375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table:number-columns-repeated="3" office:value-type="float" office:value="1">
            <text:p>1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3774">
            <text:p>3774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04">
            <text:p>1.604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table:number-columns-repeated="3" office:value-type="float" office:value="1">
            <text:p>1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792">
            <text:p>379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table:number-columns-repeated="3" office:value-type="float" office:value="1">
            <text:p>1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814">
            <text:p>381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818">
            <text:p>3818</text:p>
          </table:table-cell>
          <table:table-cell table:number-columns-repeated="3" office:value-type="float" office:value="1">
            <text:p>1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818">
            <text:p>38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845">
            <text:p>3845</text:p>
          </table:table-cell>
          <table:table-cell table:number-columns-repeated="3" office:value-type="float" office:value="1">
            <text:p>1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846">
            <text:p>3846</text:p>
          </table:table-cell>
          <table:table-cell table:number-columns-repeated="3" office:value-type="float" office:value="1">
            <text:p>1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858">
            <text:p>385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859">
            <text:p>3859</text:p>
          </table:table-cell>
          <table:table-cell table:number-columns-repeated="3" office:value-type="float" office:value="1">
            <text:p>1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860">
            <text:p>386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office:value-type="float" office:value="1.808">
            <text:p>1.808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69444444444444">
            <text:p>1.6944444444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888888888888889">
            <text:p>0.8888888889</text:p>
          </table:table-cell>
          <table:table-cell office:value-type="float" office:value="1.63888888888889">
            <text:p>1.6388888889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61375">
            <text:p>1.61375</text:p>
          </table:table-cell>
        </table:table-row>
        <table:table-row table:style-name="ro2" table:visibility="filter">
          <table:table-cell office:value-type="float" office:value="3000">
            <text:p>30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60625">
            <text:p>1.60625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68875">
            <text:p>1.68875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71625">
            <text:p>1.71625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875">
            <text:p>0.875</text:p>
          </table:table-cell>
          <table:table-cell office:value-type="float" office:value="1.63625">
            <text:p>1.63625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875">
            <text:p>0.875</text:p>
          </table:table-cell>
          <table:table-cell office:value-type="float" office:value="1.62875">
            <text:p>1.62875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857142857142857">
            <text:p>0.8571428571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62857142857143">
            <text:p>1.6285714286</text:p>
          </table:table-cell>
        </table:table-row>
        <table:table-row table:style-name="ro2" table:visibility="filter">
          <table:table-cell office:value-type="float" office:value="3779">
            <text:p>377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857142857142857">
            <text:p>0.8571428571</text:p>
          </table:table-cell>
          <table:table-cell office:value-type="float" office:value="1.70142857142857">
            <text:p>1.7014285714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851851851851852">
            <text:p>0.8518518519</text:p>
          </table:table-cell>
          <table:table-cell office:value-type="float" office:value="1.7162962962963">
            <text:p>1.7162962963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8444444444444">
            <text:p>1.7844444444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5166666666667">
            <text:p>1.7516666667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6777777777778">
            <text:p>1.6677777778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9833333333333">
            <text:p>1.6983333333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73416666666667">
            <text:p>1.7341666667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9166666666667">
            <text:p>1.6916666667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833333333333333">
            <text:p>0.8333333333</text:p>
          </table:table-cell>
          <table:table-cell office:value-type="float" office:value="1.63833333333333">
            <text:p>1.6383333333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833333333333333">
            <text:p>0.8333333333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823529411764706">
            <text:p>0.8235294118</text:p>
          </table:table-cell>
          <table:table-cell office:value-type="float" office:value="1.71235294117647">
            <text:p>1.7123529412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68363636363636">
            <text:p>1.6836363636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818181818181818">
            <text:p>0.8181818182</text:p>
          </table:table-cell>
          <table:table-cell office:value-type="float" office:value="1.68636363636364">
            <text:p>1.6863636364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80952380952381">
            <text:p>0.8095238095</text:p>
          </table:table-cell>
          <table:table-cell office:value-type="float" office:value="1.6247619047619">
            <text:p>1.6247619048</text:p>
          </table:table-cell>
        </table:table-row>
        <table:table-row table:style-name="ro2" table:visibility="filter">
          <table:table-cell office:value-type="float" office:value="1997">
            <text:p>199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09">
            <text:p>1.709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93">
            <text:p>1.693</text:p>
          </table:table-cell>
        </table:table-row>
        <table:table-row table:style-name="ro2" table:visibility="filter">
          <table:table-cell office:value-type="float" office:value="2322">
            <text:p>23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74">
            <text:p>1.774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78">
            <text:p>1.778</text:p>
          </table:table-cell>
        </table:table-row>
        <table:table-row table:style-name="ro2" table:visibility="filter">
          <table:table-cell office:value-type="float" office:value="2415">
            <text:p>24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98">
            <text:p>1.698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804">
            <text:p>1.804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862">
            <text:p>1.862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16">
            <text:p>1.616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04">
            <text:p>1.704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46">
            <text:p>1.646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164">
            <text:p>31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178">
            <text:p>317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96">
            <text:p>1.796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72">
            <text:p>1.772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3326">
            <text:p>33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32">
            <text:p>1.732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784">
            <text:p>1.784</text:p>
          </table:table-cell>
        </table:table-row>
        <table:table-row table:style-name="ro2" table:visibility="filter">
          <table:table-cell office:value-type="float" office:value="3422">
            <text:p>342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3695">
            <text:p>369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666">
            <text:p>1.666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56">
            <text:p>1.656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8">
            <text:p>0.8</text:p>
          </table:table-cell>
          <table:table-cell office:value-type="float" office:value="1.582">
            <text:p>1.582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795918367346939">
            <text:p>0.7959183673</text:p>
          </table:table-cell>
          <table:table-cell office:value-type="float" office:value="1.65081632653061">
            <text:p>1.6508163265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91666666666667">
            <text:p>0.7916666667</text:p>
          </table:table-cell>
          <table:table-cell office:value-type="float" office:value="1.61958333333333">
            <text:p>1.6195833333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785714285714286">
            <text:p>0.7857142857</text:p>
          </table:table-cell>
          <table:table-cell office:value-type="float" office:value="1.77142857142857">
            <text:p>1.7714285714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72777777777778">
            <text:p>1.7277777778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60222222222222">
            <text:p>1.6022222222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54555555555556">
            <text:p>1.5455555556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71888888888889">
            <text:p>1.7188888889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70222222222222">
            <text:p>1.7022222222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777777777777778">
            <text:p>0.7777777778</text:p>
          </table:table-cell>
          <table:table-cell office:value-type="float" office:value="1.67111111111111">
            <text:p>1.6711111111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777777777777778">
            <text:p>0.7777777778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71461538461538">
            <text:p>1.7146153846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69230769230769">
            <text:p>1.6923076923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769230769230769">
            <text:p>0.7692307692</text:p>
          </table:table-cell>
          <table:table-cell office:value-type="float" office:value="1.67153846153846">
            <text:p>1.6715384615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769230769230769">
            <text:p>0.7692307692</text:p>
          </table:table-cell>
          <table:table-cell office:value-type="float" office:value="1.70769230769231">
            <text:p>1.7076923077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64705882352941">
            <text:p>0.7647058824</text:p>
          </table:table-cell>
          <table:table-cell office:value-type="float" office:value="1.69294117647059">
            <text:p>1.6929411765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59571428571429">
            <text:p>1.5957142857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61904761904762">
            <text:p>0.7619047619</text:p>
          </table:table-cell>
          <table:table-cell office:value-type="float" office:value="1.69333333333333">
            <text:p>1.6933333333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58620689655172">
            <text:p>0.7586206897</text:p>
          </table:table-cell>
          <table:table-cell office:value-type="float" office:value="1.71206896551724">
            <text:p>1.7120689655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75609756097561">
            <text:p>0.756097561</text:p>
          </table:table-cell>
          <table:table-cell office:value-type="float" office:value="1.68829268292683">
            <text:p>1.6882926829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1982">
            <text:p>198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9375">
            <text:p>1.79375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5125">
            <text:p>1.65125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57">
            <text:p>1.757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865">
            <text:p>1.865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2737">
            <text:p>27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7625">
            <text:p>1.67625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1875">
            <text:p>1.61875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625">
            <text:p>1.6625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925">
            <text:p>1.6925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9375">
            <text:p>1.59375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9625">
            <text:p>1.69625</text:p>
          </table:table-cell>
        </table:table-row>
        <table:table-row table:style-name="ro2" table:visibility="filter">
          <table:table-cell office:value-type="float" office:value="2956">
            <text:p>29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1125">
            <text:p>1.61125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3375">
            <text:p>1.63375</text:p>
          </table:table-cell>
        </table:table-row>
        <table:table-row table:style-name="ro2" table:visibility="filter">
          <table:table-cell office:value-type="float" office:value="3012">
            <text:p>30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525">
            <text:p>1.7525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287">
            <text:p>32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3125">
            <text:p>1.73125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8675">
            <text:p>1.8675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8425">
            <text:p>1.8425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466">
            <text:p>34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0125">
            <text:p>1.70125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5425">
            <text:p>1.542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21875">
            <text:p>1.621875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6375">
            <text:p>1.66375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7625">
            <text:p>1.67625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58875">
            <text:p>1.5887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47">
            <text:p>384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75">
            <text:p>0.7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745098039215686">
            <text:p>0.7450980392</text:p>
          </table:table-cell>
          <table:table-cell office:value-type="float" office:value="1.68235294117647">
            <text:p>1.6823529412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740740740740741">
            <text:p>0.7407407407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736842105263158">
            <text:p>0.7368421053</text:p>
          </table:table-cell>
          <table:table-cell office:value-type="float" office:value="1.70947368421053">
            <text:p>1.7094736842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68733333333333">
            <text:p>1.6873333333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733333333333333">
            <text:p>0.7333333333</text:p>
          </table:table-cell>
          <table:table-cell office:value-type="float" office:value="1.624">
            <text:p>1.624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67866666666667">
            <text:p>1.6786666667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33333333333333">
            <text:p>0.7333333333</text:p>
          </table:table-cell>
          <table:table-cell office:value-type="float" office:value="1.71733333333333">
            <text:p>1.7173333333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59545454545455">
            <text:p>1.5954545455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60272727272727">
            <text:p>1.6027272727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1181818181818">
            <text:p>1.7118181818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74363636363636">
            <text:p>1.7436363636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5181818181818">
            <text:p>1.7518181818</text:p>
          </table:table-cell>
        </table:table-row>
        <table:table-row table:style-name="ro2" table:visibility="filter">
          <table:table-cell office:value-type="float" office:value="3351">
            <text:p>33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0363636363636">
            <text:p>1.7036363636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727272727272727">
            <text:p>0.7272727273</text:p>
          </table:table-cell>
          <table:table-cell office:value-type="float" office:value="1.70454545454545">
            <text:p>1.7045454545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727272727272727">
            <text:p>0.7272727273</text:p>
          </table:table-cell>
          <table:table-cell office:value-type="float" office:value="1.65181818181818">
            <text:p>1.6518181818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724137931034483">
            <text:p>0.724137931</text:p>
          </table:table-cell>
          <table:table-cell office:value-type="float" office:value="1.74551724137931">
            <text:p>1.7455172414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72">
            <text:p>0.72</text:p>
          </table:table-cell>
          <table:table-cell office:value-type="float" office:value="1.7172">
            <text:p>1.7172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8285714285714">
            <text:p>1.6828571429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230">
            <text:p>223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76392857142857">
            <text:p>1.7639285714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59571428571429">
            <text:p>1.5957142857</text:p>
          </table:table-cell>
        </table:table-row>
        <table:table-row table:style-name="ro2" table:visibility="filter">
          <table:table-cell office:value-type="float" office:value="2376">
            <text:p>23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9428571428571">
            <text:p>1.7942857143</text:p>
          </table:table-cell>
        </table:table-row>
        <table:table-row table:style-name="ro2" table:visibility="filter">
          <table:table-cell office:value-type="float" office:value="2709">
            <text:p>270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6714285714286">
            <text:p>1.6671428571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1857142857143">
            <text:p>1.6185714286</text:p>
          </table:table-cell>
        </table:table-row>
        <table:table-row table:style-name="ro2" table:visibility="filter">
          <table:table-cell office:value-type="float" office:value="3111">
            <text:p>31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6714285714286">
            <text:p>1.6671428571</text:p>
          </table:table-cell>
        </table:table-row>
        <table:table-row table:style-name="ro2" table:visibility="filter">
          <table:table-cell office:value-type="float" office:value="3161">
            <text:p>316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7714285714286">
            <text:p>1.7771428571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55857142857143">
            <text:p>1.5585714286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58857142857143">
            <text:p>1.5885714286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5428571428571">
            <text:p>1.6542857143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70142857142857">
            <text:p>1.7014285714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714285714285714">
            <text:p>0.7142857143</text:p>
          </table:table-cell>
          <table:table-cell office:value-type="float" office:value="1.61428571428571">
            <text:p>1.6142857143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714285714285714">
            <text:p>0.7142857143</text:p>
          </table:table-cell>
          <table:table-cell office:value-type="float" office:value="1.66857142857143">
            <text:p>1.6685714286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709677419354839">
            <text:p>0.7096774194</text:p>
          </table:table-cell>
          <table:table-cell office:value-type="float" office:value="1.7741935483871">
            <text:p>1.7741935484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73625">
            <text:p>1.7362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708333333333333">
            <text:p>0.7083333333</text:p>
          </table:table-cell>
          <table:table-cell office:value-type="float" office:value="1.70791666666667">
            <text:p>1.7079166667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66676470588235">
            <text:p>1.6667647059</text:p>
          </table:table-cell>
        </table:table-row>
        <table:table-row table:style-name="ro2" table:visibility="filter">
          <table:table-cell office:value-type="float" office:value="3218">
            <text:p>321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73117647058824">
            <text:p>1.7311764706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705882352941176">
            <text:p>0.7058823529</text:p>
          </table:table-cell>
          <table:table-cell office:value-type="float" office:value="1.72647058823529">
            <text:p>1.7264705882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791">
            <text:p>1.791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72">
            <text:p>1.772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42">
            <text:p>1.642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395">
            <text:p>1.7395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47">
            <text:p>1.647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669">
            <text:p>1.669</text:p>
          </table:table-cell>
        </table:table-row>
        <table:table-row table:style-name="ro2" table:visibility="filter">
          <table:table-cell office:value-type="float" office:value="2930">
            <text:p>293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  <table:table-cell office:value-type="float" office:value="1.688">
            <text:p>1.688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95652173913043">
            <text:p>0.6956521739</text:p>
          </table:table-cell>
          <table:table-cell office:value-type="float" office:value="1.63695652173913">
            <text:p>1.6369565217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694915254237288">
            <text:p>0.6949152542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93548387096774">
            <text:p>0.6935483871</text:p>
          </table:table-cell>
          <table:table-cell office:value-type="float" office:value="1.64532258064516">
            <text:p>1.6453225806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75461538461538">
            <text:p>1.7546153846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92307692307692">
            <text:p>0.6923076923</text:p>
          </table:table-cell>
          <table:table-cell office:value-type="float" office:value="1.70807692307692">
            <text:p>1.7080769231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92307692307692">
            <text:p>0.6923076923</text:p>
          </table:table-cell>
          <table:table-cell office:value-type="float" office:value="1.68307692307692">
            <text:p>1.6830769231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69047619047619">
            <text:p>0.6904761905</text:p>
          </table:table-cell>
          <table:table-cell office:value-type="float" office:value="1.69047619047619">
            <text:p>1.6904761905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71034482758621">
            <text:p>1.7103448276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74689655172414">
            <text:p>1.7468965517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7751724137931">
            <text:p>1.7751724138</text:p>
          </table:table-cell>
        </table:table-row>
        <table:table-row table:style-name="ro2" table:visibility="filter">
          <table:table-cell office:value-type="float" office:value="3451">
            <text:p>345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689655172413793">
            <text:p>0.6896551724</text:p>
          </table:table-cell>
          <table:table-cell office:value-type="float" office:value="1.67948275862069">
            <text:p>1.6794827586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688172043010753">
            <text:p>0.688172043</text:p>
          </table:table-cell>
          <table:table-cell office:value-type="float" office:value="1.71258064516129">
            <text:p>1.7125806452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94375">
            <text:p>1.694375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6875">
            <text:p>0.6875</text:p>
          </table:table-cell>
          <table:table-cell office:value-type="float" office:value="1.6425">
            <text:p>1.6425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875">
            <text:p>0.6875</text:p>
          </table:table-cell>
          <table:table-cell office:value-type="float" office:value="1.685625">
            <text:p>1.685625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86567164179104">
            <text:p>0.6865671642</text:p>
          </table:table-cell>
          <table:table-cell office:value-type="float" office:value="1.63328358208955">
            <text:p>1.6332835821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73526315789474">
            <text:p>1.7352631579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73894736842105">
            <text:p>1.7389473684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65210526315789">
            <text:p>1.6521052632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69526315789474">
            <text:p>1.6952631579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68789473684211">
            <text:p>1.6878947368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73631578947368">
            <text:p>1.7363157895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8421052631579">
            <text:p>0.6842105263</text:p>
          </table:table-cell>
          <table:table-cell office:value-type="float" office:value="1.59052631578947">
            <text:p>1.5905263158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8421052631579">
            <text:p>0.6842105263</text:p>
          </table:table-cell>
          <table:table-cell office:value-type="float" office:value="1.65631578947368">
            <text:p>1.6563157895</text:p>
          </table:table-cell>
        </table:table-row>
        <table:table-row table:style-name="ro2">
          <table:table-cell office:value-type="float" office:value="3023">
            <text:p>3023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683168316831683">
            <text:p>0.6831683168</text:p>
          </table:table-cell>
          <table:table-cell office:value-type="float" office:value="1.6509900990099">
            <text:p>1.650990099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67727272727273">
            <text:p>1.6772727273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81818181818182">
            <text:p>0.6818181818</text:p>
          </table:table-cell>
          <table:table-cell office:value-type="float" office:value="1.68181818181818">
            <text:p>1.6818181818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81818181818182">
            <text:p>0.6818181818</text:p>
          </table:table-cell>
          <table:table-cell office:value-type="float" office:value="1.68590909090909">
            <text:p>1.6859090909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677966101694915">
            <text:p>0.6779661017</text:p>
          </table:table-cell>
          <table:table-cell office:value-type="float" office:value="1.65762711864407">
            <text:p>1.6576271186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7741935483871">
            <text:p>0.6774193548</text:p>
          </table:table-cell>
          <table:table-cell office:value-type="float" office:value="1.70806451612903">
            <text:p>1.7080645161</text:p>
          </table:table-cell>
        </table:table-row>
        <table:table-row table:style-name="ro2" table:visibility="filter">
          <table:table-cell office:value-type="float" office:value="2788">
            <text:p>278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76470588235294">
            <text:p>0.6764705882</text:p>
          </table:table-cell>
          <table:table-cell office:value-type="float" office:value="1.78617647058824">
            <text:p>1.7861764706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76470588235294">
            <text:p>0.6764705882</text:p>
          </table:table-cell>
          <table:table-cell office:value-type="float" office:value="1.68294117647059">
            <text:p>1.6829411765</text:p>
          </table:table-cell>
        </table:table-row>
        <table:table-row table:style-name="ro2">
          <table:table-cell office:value-type="float" office:value="2307">
            <text:p>2307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676190476190476">
            <text:p>0.6761904762</text:p>
          </table:table-cell>
          <table:table-cell office:value-type="float" office:value="1.74304761904762">
            <text:p>1.743047619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675675675675676">
            <text:p>0.6756756757</text:p>
          </table:table-cell>
          <table:table-cell office:value-type="float" office:value="1.76405405405405">
            <text:p>1.7640540541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675324675324675">
            <text:p>0.6753246753</text:p>
          </table:table-cell>
          <table:table-cell office:value-type="float" office:value="1.6374025974026">
            <text:p>1.6374025974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1.692">
            <text:p>1.692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73913043478261">
            <text:p>0.6739130435</text:p>
          </table:table-cell>
          <table:table-cell office:value-type="float" office:value="1.72152173913043">
            <text:p>1.7215217391</text:p>
          </table:table-cell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671328671328671">
            <text:p>0.6713286713</text:p>
          </table:table-cell>
          <table:table-cell office:value-type="float" office:value="1.64153846153846">
            <text:p>1.6415384615</text:p>
          </table:table-cell>
        </table:table-row>
        <table:table-row table:style-name="ro2">
          <table:table-cell office:value-type="float" office:value="3207">
            <text:p>3207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.669421487603306">
            <text:p>0.6694214876</text:p>
          </table:table-cell>
          <table:table-cell office:value-type="float" office:value="1.69371900826446">
            <text:p>1.6937190083</text:p>
          </table:table-cell>
        </table:table-row>
        <table:table-row table:style-name="ro2" table:visibility="filter">
          <table:table-cell office:value-type="float" office:value="1930">
            <text:p>193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9444444444444">
            <text:p>1.7944444444</text:p>
          </table:table-cell>
        </table:table-row>
        <table:table-row table:style-name="ro2" table:visibility="filter">
          <table:table-cell office:value-type="float" office:value="1931">
            <text:p>19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7666666666667">
            <text:p>1.7766666667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1333333333333">
            <text:p>1.8133333333</text:p>
          </table:table-cell>
        </table:table-row>
        <table:table-row table:style-name="ro2" table:visibility="filter">
          <table:table-cell office:value-type="float" office:value="1939">
            <text:p>19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7666666666667">
            <text:p>1.7766666667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333333333333">
            <text:p>1.6233333333</text:p>
          </table:table-cell>
        </table:table-row>
        <table:table-row table:style-name="ro2" table:visibility="filter">
          <table:table-cell office:value-type="float" office:value="1979">
            <text:p>19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1985">
            <text:p>19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833333333333">
            <text:p>1.7483333333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6555555555556">
            <text:p>1.7655555556</text:p>
          </table:table-cell>
        </table:table-row>
        <table:table-row table:style-name="ro2" table:visibility="filter">
          <table:table-cell office:value-type="float" office:value="2114">
            <text:p>2114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866666666667">
            <text:p>1.6986666667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2183">
            <text:p>21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2191">
            <text:p>219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083333333333">
            <text:p>1.7308333333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809523809524">
            <text:p>1.6780952381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3888888888889">
            <text:p>1.8388888889</text:p>
          </table:table-cell>
        </table:table-row>
        <table:table-row table:style-name="ro2" table:visibility="filter">
          <table:table-cell office:value-type="float" office:value="2294">
            <text:p>22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0666666666667">
            <text:p>1.8066666667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2342">
            <text:p>234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666666666666667">
            <text:p>0.6666666667</text:p>
          </table:table-cell>
          <table:table-cell office:value-type="float" office:value="1.78428571428571">
            <text:p>1.7842857143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5833333333333">
            <text:p>1.7583333333</text:p>
          </table:table-cell>
        </table:table-row>
        <table:table-row table:style-name="ro2" table:visibility="filter">
          <table:table-cell office:value-type="float" office:value="2368">
            <text:p>23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2369">
            <text:p>23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2390">
            <text:p>23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398">
            <text:p>23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865">
            <text:p>1.865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311111111111">
            <text:p>1.7131111111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37037037037">
            <text:p>1.7337037037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2487">
            <text:p>24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5466666666667">
            <text:p>1.7546666667</text:p>
          </table:table-cell>
        </table:table-row>
        <table:table-row table:style-name="ro2" table:visibility="filter">
          <table:table-cell office:value-type="float" office:value="2521">
            <text:p>252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833333333333">
            <text:p>1.6683333333</text:p>
          </table:table-cell>
        </table:table-row>
        <table:table-row table:style-name="ro2" table:visibility="filter">
          <table:table-cell office:value-type="float" office:value="2523">
            <text:p>252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222222222222">
            <text:p>1.7322222222</text:p>
          </table:table-cell>
        </table:table-row>
        <table:table-row table:style-name="ro2" table:visibility="filter">
          <table:table-cell office:value-type="float" office:value="2628">
            <text:p>26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648">
            <text:p>26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1666666666667">
            <text:p>1.7166666667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6333333333333">
            <text:p>1.5633333333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066666666667">
            <text:p>1.7206666667</text:p>
          </table:table-cell>
        </table:table-row>
        <table:table-row table:style-name="ro2" table:visibility="filter">
          <table:table-cell office:value-type="float" office:value="2746">
            <text:p>27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2755">
            <text:p>27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888888888889">
            <text:p>1.5988888889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133333333333">
            <text:p>1.7213333333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2333333333333">
            <text:p>1.8233333333</text:p>
          </table:table-cell>
        </table:table-row>
        <table:table-row table:style-name="ro2" table:visibility="filter">
          <table:table-cell office:value-type="float" office:value="2780">
            <text:p>27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83">
            <text:p>278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833333333333">
            <text:p>1.6383333333</text:p>
          </table:table-cell>
        </table:table-row>
        <table:table-row table:style-name="ro2" table:visibility="filter">
          <table:table-cell office:value-type="float" office:value="2789">
            <text:p>278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416666666667">
            <text:p>1.6441666667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6">
            <text:p>1.636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0166666666667">
            <text:p>1.6016666667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044444444444">
            <text:p>1.6604444444</text:p>
          </table:table-cell>
        </table:table-row>
        <table:table-row table:style-name="ro2" table:visibility="filter">
          <table:table-cell office:value-type="float" office:value="2904">
            <text:p>290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4833333333333">
            <text:p>1.6483333333</text:p>
          </table:table-cell>
        </table:table-row>
        <table:table-row table:style-name="ro2" table:visibility="filter">
          <table:table-cell office:value-type="float" office:value="2926">
            <text:p>29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333333333333">
            <text:p>1.7333333333</text:p>
          </table:table-cell>
        </table:table-row>
        <table:table-row table:style-name="ro2" table:visibility="filter">
          <table:table-cell office:value-type="float" office:value="2932">
            <text:p>29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555555555556">
            <text:p>1.6455555556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962">
            <text:p>29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833333333333">
            <text:p>1.6683333333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3001">
            <text:p>30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020">
            <text:p>30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7666666666667">
            <text:p>1.5766666667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933333333333">
            <text:p>1.6293333333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101">
            <text:p>31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112">
            <text:p>31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111111111111">
            <text:p>1.6911111111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136">
            <text:p>31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136">
            <text:p>31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144">
            <text:p>31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9666666666667">
            <text:p>1.7966666667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212">
            <text:p>32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262">
            <text:p>32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2833333333333">
            <text:p>1.7283333333</text:p>
          </table:table-cell>
        </table:table-row>
        <table:table-row table:style-name="ro2" table:visibility="filter">
          <table:table-cell office:value-type="float" office:value="3264">
            <text:p>326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285714285714">
            <text:p>1.7328571429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0333333333333">
            <text:p>1.9033333333</text:p>
          </table:table-cell>
        </table:table-row>
        <table:table-row table:style-name="ro2" table:visibility="filter">
          <table:table-cell office:value-type="float" office:value="3281">
            <text:p>328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282">
            <text:p>32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7222222222222">
            <text:p>1.7722222222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333333333333">
            <text:p>1.6333333333</text:p>
          </table:table-cell>
        </table:table-row>
        <table:table-row table:style-name="ro2" table:visibility="filter">
          <table:table-cell office:value-type="float" office:value="3293">
            <text:p>32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300">
            <text:p>33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3301">
            <text:p>330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4222222222222">
            <text:p>1.7422222222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3406">
            <text:p>34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8333333333333">
            <text:p>1.5833333333</text:p>
          </table:table-cell>
        </table:table-row>
        <table:table-row table:style-name="ro2" table:visibility="filter">
          <table:table-cell office:value-type="float" office:value="3411">
            <text:p>341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424">
            <text:p>34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433">
            <text:p>34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469">
            <text:p>34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530">
            <text:p>35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73380952380952">
            <text:p>1.7338095238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0857142857143">
            <text:p>1.7085714286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9933333333333">
            <text:p>1.5993333333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6555555555556">
            <text:p>1.6655555556</text:p>
          </table:table-cell>
        </table:table-row>
        <table:table-row table:style-name="ro2" table:visibility="filter">
          <table:table-cell office:value-type="float" office:value="3655">
            <text:p>365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5764705882353">
            <text:p>1.6576470588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3706">
            <text:p>37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789">
            <text:p>378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794">
            <text:p>37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2888888888889">
            <text:p>1.6288888889</text:p>
          </table:table-cell>
        </table:table-row>
        <table:table-row table:style-name="ro2" table:visibility="filter">
          <table:table-cell office:value-type="float" office:value="3813">
            <text:p>381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666666666666667">
            <text:p>0.6666666667</text:p>
          </table:table-cell>
          <table:table-cell office:value-type="float" office:value="1.58333333333333">
            <text:p>1.5833333333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666666666666667">
            <text:p>0.6666666667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661764705882353">
            <text:p>0.6617647059</text:p>
          </table:table-cell>
          <table:table-cell office:value-type="float" office:value="1.64088235294118">
            <text:p>1.6408823529</text:p>
          </table:table-cell>
        </table:table-row>
        <table:table-row table:style-name="ro2" table:visibility="filter">
          <table:table-cell office:value-type="float" office:value="2050">
            <text:p>205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659574468085106">
            <text:p>0.6595744681</text:p>
          </table:table-cell>
          <table:table-cell office:value-type="float" office:value="1.69606382978723">
            <text:p>1.6960638298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59090909090909">
            <text:p>0.6590909091</text:p>
          </table:table-cell>
          <table:table-cell office:value-type="float" office:value="1.69522727272727">
            <text:p>1.6952272727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658536585365854">
            <text:p>0.6585365854</text:p>
          </table:table-cell>
          <table:table-cell office:value-type="float" office:value="1.76463414634146">
            <text:p>1.7646341463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58536585365854">
            <text:p>0.6585365854</text:p>
          </table:table-cell>
          <table:table-cell office:value-type="float" office:value="1.69853658536585">
            <text:p>1.6985365854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57142857142857">
            <text:p>0.6571428571</text:p>
          </table:table-cell>
          <table:table-cell office:value-type="float" office:value="1.64142857142857">
            <text:p>1.6414285714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656716417910448">
            <text:p>0.6567164179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655737704918033">
            <text:p>0.6557377049</text:p>
          </table:table-cell>
          <table:table-cell office:value-type="float" office:value="1.64967213114754">
            <text:p>1.6496721311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655172413793103">
            <text:p>0.6551724138</text:p>
          </table:table-cell>
          <table:table-cell office:value-type="float" office:value="1.66505747126437">
            <text:p>1.6650574713</text:p>
          </table:table-cell>
        </table:table-row>
        <table:table-row table:style-name="ro2">
          <table:table-cell office:value-type="float" office:value="2476">
            <text:p>2476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654761904761905">
            <text:p>0.6547619048</text:p>
          </table:table-cell>
          <table:table-cell office:value-type="float" office:value="1.74696428571429">
            <text:p>1.7469642857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54545454545455">
            <text:p>0.6545454545</text:p>
          </table:table-cell>
          <table:table-cell office:value-type="float" office:value="1.73454545454545">
            <text:p>1.7345454545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71461538461538">
            <text:p>1.7146153846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73769230769231">
            <text:p>1.7376923077</text:p>
          </table:table-cell>
        </table:table-row>
        <table:table-row table:style-name="ro2" table:visibility="filter">
          <table:table-cell office:value-type="float" office:value="2914">
            <text:p>2914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53846153846154">
            <text:p>0.6538461538</text:p>
          </table:table-cell>
          <table:table-cell office:value-type="float" office:value="1.66192307692308">
            <text:p>1.6619230769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64807692307692">
            <text:p>1.6480769231</text:p>
          </table:table-cell>
        </table:table-row>
        <table:table-row table:style-name="ro2" table:visibility="filter">
          <table:table-cell office:value-type="float" office:value="3436">
            <text:p>3436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53846153846154">
            <text:p>0.6538461538</text:p>
          </table:table-cell>
          <table:table-cell office:value-type="float" office:value="1.73461538461538">
            <text:p>1.7346153846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53061224489796">
            <text:p>0.6530612245</text:p>
          </table:table-cell>
          <table:table-cell office:value-type="float" office:value="1.65816326530612">
            <text:p>1.6581632653</text:p>
          </table:table-cell>
        </table:table-row>
        <table:table-row table:style-name="ro2" table:visibility="filter">
          <table:table-cell office:value-type="float" office:value="2891">
            <text:p>28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53061224489796">
            <text:p>0.6530612245</text:p>
          </table:table-cell>
          <table:table-cell office:value-type="float" office:value="1.65836734693878">
            <text:p>1.6583673469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52173913043478">
            <text:p>0.652173913</text:p>
          </table:table-cell>
          <table:table-cell office:value-type="float" office:value="1.71869565217391">
            <text:p>1.7186956522</text:p>
          </table:table-cell>
        </table:table-row>
        <table:table-row table:style-name="ro2" table:visibility="filter">
          <table:table-cell office:value-type="float" office:value="3765">
            <text:p>376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52173913043478">
            <text:p>0.652173913</text:p>
          </table:table-cell>
          <table:table-cell office:value-type="float" office:value="1.65695652173913">
            <text:p>1.6569565217</text:p>
          </table:table-cell>
        </table:table-row>
        <table:table-row table:style-name="ro2" table:visibility="filter">
          <table:table-cell office:value-type="float" office:value="3812">
            <text:p>381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651685393258427">
            <text:p>0.6516853933</text:p>
          </table:table-cell>
          <table:table-cell office:value-type="float" office:value="1.69089887640449">
            <text:p>1.6908988764</text:p>
          </table:table-cell>
        </table:table-row>
        <table:table-row table:style-name="ro2" table:visibility="filter">
          <table:table-cell office:value-type="float" office:value="2591">
            <text:p>259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651162790697674">
            <text:p>0.6511627907</text:p>
          </table:table-cell>
          <table:table-cell office:value-type="float" office:value="1.74767441860465">
            <text:p>1.7476744186</text:p>
          </table:table-cell>
        </table:table-row>
        <table:table-row table:style-name="ro2" table:visibility="filter">
          <table:table-cell office:value-type="float" office:value="2224">
            <text:p>222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84275">
            <text:p>1.84275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782">
            <text:p>1.782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6745">
            <text:p>1.6745</text:p>
          </table:table-cell>
        </table:table-row>
        <table:table-row table:style-name="ro2" table:visibility="filter">
          <table:table-cell office:value-type="float" office:value="3166">
            <text:p>316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office:value-type="float" office:value="1.6415">
            <text:p>1.6415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5">
            <text:p>0.65</text:p>
          </table:table-cell>
          <table:table-cell office:value-type="float" office:value="1.67925">
            <text:p>1.67925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649350649350649">
            <text:p>0.6493506494</text:p>
          </table:table-cell>
          <table:table-cell office:value-type="float" office:value="1.66441558441558">
            <text:p>1.6644155844</text:p>
          </table:table-cell>
        </table:table-row>
        <table:table-row table:style-name="ro2">
          <table:table-cell office:value-type="float" office:value="3176">
            <text:p>3176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649253731343284">
            <text:p>0.6492537313</text:p>
          </table:table-cell>
          <table:table-cell office:value-type="float" office:value="1.70410447761194">
            <text:p>1.7041044776</text:p>
          </table:table-cell>
        </table:table-row>
        <table:table-row table:style-name="ro2" table:visibility="filter">
          <table:table-cell office:value-type="float" office:value="2325">
            <text:p>23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48648648648649">
            <text:p>0.6486486486</text:p>
          </table:table-cell>
          <table:table-cell office:value-type="float" office:value="1.68108108108108">
            <text:p>1.6810810811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648648648648649">
            <text:p>0.6486486486</text:p>
          </table:table-cell>
          <table:table-cell office:value-type="float" office:value="1.68621621621622">
            <text:p>1.6862162162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73058823529412">
            <text:p>1.7305882353</text:p>
          </table:table-cell>
        </table:table-row>
        <table:table-row table:style-name="ro2" table:visibility="filter">
          <table:table-cell office:value-type="float" office:value="2221">
            <text:p>222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76602941176471">
            <text:p>1.7660294118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74941176470588">
            <text:p>1.7494117647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63705882352941">
            <text:p>1.6370588235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65117647058824">
            <text:p>1.6511764706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647058823529412">
            <text:p>0.6470588235</text:p>
          </table:table-cell>
          <table:table-cell office:value-type="float" office:value="1.68441176470588">
            <text:p>1.6844117647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75647058823529">
            <text:p>1.7564705882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647058823529412">
            <text:p>0.6470588235</text:p>
          </table:table-cell>
          <table:table-cell office:value-type="float" office:value="1.60823529411765">
            <text:p>1.6082352941</text:p>
          </table:table-cell>
        </table:table-row>
        <table:table-row table:style-name="ro2" table:visibility="filter">
          <table:table-cell office:value-type="float" office:value="2383">
            <text:p>238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645161290322581">
            <text:p>0.6451612903</text:p>
          </table:table-cell>
          <table:table-cell office:value-type="float" office:value="1.74967741935484">
            <text:p>1.7496774194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45161290322581">
            <text:p>0.6451612903</text:p>
          </table:table-cell>
          <table:table-cell office:value-type="float" office:value="1.60967741935484">
            <text:p>1.6096774194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44444444444444">
            <text:p>0.6444444444</text:p>
          </table:table-cell>
          <table:table-cell office:value-type="float" office:value="1.66044444444444">
            <text:p>1.6604444444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644444444444444">
            <text:p>0.6444444444</text:p>
          </table:table-cell>
          <table:table-cell office:value-type="float" office:value="1.61511111111111">
            <text:p>1.6151111111</text:p>
          </table:table-cell>
        </table:table-row>
        <table:table-row table:style-name="ro2">
          <table:table-cell office:value-type="float" office:value="2332">
            <text:p>233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0.643598615916955">
            <text:p>0.6435986159</text:p>
          </table:table-cell>
          <table:table-cell office:value-type="float" office:value="1.74785467128028">
            <text:p>1.7478546713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1968">
            <text:p>196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75928571428571">
            <text:p>1.7592857143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73678571428571">
            <text:p>1.7367857143</text:p>
          </table:table-cell>
        </table:table-row>
        <table:table-row table:style-name="ro2" table:visibility="filter">
          <table:table-cell office:value-type="float" office:value="2279">
            <text:p>227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75857142857143">
            <text:p>1.7585714286</text:p>
          </table:table-cell>
        </table:table-row>
        <table:table-row table:style-name="ro2" table:visibility="filter">
          <table:table-cell office:value-type="float" office:value="2499">
            <text:p>249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85678571428571">
            <text:p>1.8567857143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70607142857143">
            <text:p>1.7060714286</text:p>
          </table:table-cell>
        </table:table-row>
        <table:table-row table:style-name="ro2" table:visibility="filter">
          <table:table-cell office:value-type="float" office:value="2813">
            <text:p>281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68042857142857">
            <text:p>1.6804285714</text:p>
          </table:table-cell>
        </table:table-row>
        <table:table-row table:style-name="ro2" table:visibility="filter">
          <table:table-cell office:value-type="float" office:value="3277">
            <text:p>327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80142857142857">
            <text:p>1.8014285714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63964285714286">
            <text:p>1.6396428571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67214285714286">
            <text:p>1.6721428571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642857142857143">
            <text:p>0.6428571429</text:p>
          </table:table-cell>
          <table:table-cell office:value-type="float" office:value="1.68257142857143">
            <text:p>1.6825714286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642857142857143">
            <text:p>0.6428571429</text:p>
          </table:table-cell>
          <table:table-cell office:value-type="float" office:value="1.61553571428571">
            <text:p>1.6155357143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641509433962264">
            <text:p>0.641509434</text:p>
          </table:table-cell>
          <table:table-cell office:value-type="float" office:value="1.69433962264151">
            <text:p>1.6943396226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641025641025641">
            <text:p>0.641025641</text:p>
          </table:table-cell>
          <table:table-cell office:value-type="float" office:value="1.73487179487179">
            <text:p>1.7348717949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640625">
            <text:p>0.640625</text:p>
          </table:table-cell>
          <table:table-cell office:value-type="float" office:value="1.7009375">
            <text:p>1.7009375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4">
            <text:p>0.64</text:p>
          </table:table-cell>
          <table:table-cell office:value-type="float" office:value="1.7584">
            <text:p>1.7584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7036">
            <text:p>1.7036</text:p>
          </table:table-cell>
        </table:table-row>
        <table:table-row table:style-name="ro2" table:visibility="filter">
          <table:table-cell office:value-type="float" office:value="2661">
            <text:p>266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7204">
            <text:p>1.7204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67094545454545">
            <text:p>1.6709454545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64">
            <text:p>0.64</text:p>
          </table:table-cell>
          <table:table-cell office:value-type="float" office:value="1.6168">
            <text:p>1.6168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63953488372093">
            <text:p>0.6395348837</text:p>
          </table:table-cell>
          <table:table-cell office:value-type="float" office:value="1.6453488372093">
            <text:p>1.6453488372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38888888888889">
            <text:p>0.6388888889</text:p>
          </table:table-cell>
          <table:table-cell office:value-type="float" office:value="1.77916666666667">
            <text:p>1.7791666667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638888888888889">
            <text:p>0.6388888889</text:p>
          </table:table-cell>
          <table:table-cell office:value-type="float" office:value="1.63277777777778">
            <text:p>1.6327777778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638297872340426">
            <text:p>0.6382978723</text:p>
          </table:table-cell>
          <table:table-cell office:value-type="float" office:value="1.70914893617021">
            <text:p>1.7091489362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638297872340426">
            <text:p>0.6382978723</text:p>
          </table:table-cell>
          <table:table-cell office:value-type="float" office:value="1.66702127659574">
            <text:p>1.6670212766</text:p>
          </table:table-cell>
        </table:table-row>
        <table:table-row table:style-name="ro2">
          <table:table-cell office:value-type="float" office:value="3722">
            <text:p>372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637931034482759">
            <text:p>0.6379310345</text:p>
          </table:table-cell>
          <table:table-cell office:value-type="float" office:value="1.63379310344828">
            <text:p>1.6337931034</text:p>
          </table:table-cell>
        </table:table-row>
        <table:table-row table:style-name="ro2">
          <table:table-cell office:value-type="float" office:value="3796">
            <text:p>3796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637931034482759">
            <text:p>0.6379310345</text:p>
          </table:table-cell>
          <table:table-cell office:value-type="float" office:value="1.65155172413793">
            <text:p>1.6515517241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63768115942029">
            <text:p>0.6376811594</text:p>
          </table:table-cell>
          <table:table-cell office:value-type="float" office:value="1.67536231884058">
            <text:p>1.6753623188</text:p>
          </table:table-cell>
        </table:table-row>
        <table:table-row table:style-name="ro2">
          <table:table-cell office:value-type="float" office:value="2864">
            <text:p>2864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63716814159292">
            <text:p>0.6371681416</text:p>
          </table:table-cell>
          <table:table-cell office:value-type="float" office:value="1.65734513274336">
            <text:p>1.6573451327</text:p>
          </table:table-cell>
        </table:table-row>
        <table:table-row table:style-name="ro2" table:visibility="filter">
          <table:table-cell office:value-type="float" office:value="2116">
            <text:p>211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8363636363636">
            <text:p>1.7836363636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5909090909091">
            <text:p>1.7590909091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5545454545455">
            <text:p>1.7554545455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5363636363636">
            <text:p>1.7536363636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8181818181818">
            <text:p>1.7818181818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6090909090909">
            <text:p>1.6609090909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6090909090909">
            <text:p>1.7609090909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4121212121212">
            <text:p>1.7412121212</text:p>
          </table:table-cell>
        </table:table-row>
        <table:table-row table:style-name="ro2" table:visibility="filter">
          <table:table-cell office:value-type="float" office:value="2827">
            <text:p>28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5272727272727">
            <text:p>1.6527272727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7636363636364">
            <text:p>1.6763636364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1636363636364">
            <text:p>1.6163636364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5363636363636">
            <text:p>1.6536363636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71636363636364">
            <text:p>1.7163636364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636363636363636">
            <text:p>0.6363636364</text:p>
          </table:table-cell>
          <table:table-cell office:value-type="float" office:value="1.63363636363636">
            <text:p>1.6336363636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636363636363636">
            <text:p>0.6363636364</text:p>
          </table:table-cell>
          <table:table-cell office:value-type="float" office:value="1.68045454545455">
            <text:p>1.6804545455</text:p>
          </table:table-cell>
        </table:table-row>
        <table:table-row table:style-name="ro2" table:visibility="filter">
          <table:table-cell office:value-type="float" office:value="3455">
            <text:p>3455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635135135135135">
            <text:p>0.6351351351</text:p>
          </table:table-cell>
          <table:table-cell office:value-type="float" office:value="1.64567567567568">
            <text:p>1.6456756757</text:p>
          </table:table-cell>
        </table:table-row>
        <table:table-row table:style-name="ro2">
          <table:table-cell office:value-type="float" office:value="3665">
            <text:p>3665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634615384615385">
            <text:p>0.6346153846</text:p>
          </table:table-cell>
          <table:table-cell office:value-type="float" office:value="1.66365384615385">
            <text:p>1.6636538462</text:p>
          </table:table-cell>
        </table:table-row>
        <table:table-row table:style-name="ro2" table:visibility="filter">
          <table:table-cell office:value-type="float" office:value="3692">
            <text:p>369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634615384615385">
            <text:p>0.6346153846</text:p>
          </table:table-cell>
          <table:table-cell office:value-type="float" office:value="1.64615384615385">
            <text:p>1.6461538462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34146341463415">
            <text:p>0.6341463415</text:p>
          </table:table-cell>
          <table:table-cell office:value-type="float" office:value="1.71585365853659">
            <text:p>1.7158536585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634146341463415">
            <text:p>0.6341463415</text:p>
          </table:table-cell>
          <table:table-cell office:value-type="float" office:value="1.74731707317073">
            <text:p>1.7473170732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634146341463415">
            <text:p>0.6341463415</text:p>
          </table:table-cell>
          <table:table-cell office:value-type="float" office:value="1.64414634146341">
            <text:p>1.6441463415</text:p>
          </table:table-cell>
        </table:table-row>
        <table:table-row table:style-name="ro2" table:visibility="filter">
          <table:table-cell office:value-type="float" office:value="2392">
            <text:p>2392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66633333333333">
            <text:p>1.6663333333</text:p>
          </table:table-cell>
        </table:table-row>
        <table:table-row table:style-name="ro2">
          <table:table-cell office:value-type="float" office:value="3173">
            <text:p>3173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71688888888889">
            <text:p>1.7168888889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67483333333333">
            <text:p>1.6748333333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633333333333333">
            <text:p>0.6333333333</text:p>
          </table:table-cell>
          <table:table-cell office:value-type="float" office:value="1.653">
            <text:p>1.653</text:p>
          </table:table-cell>
        </table:table-row>
        <table:table-row table:style-name="ro2">
          <table:table-cell office:value-type="float" office:value="3017">
            <text:p>3017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63302752293578">
            <text:p>0.6330275229</text:p>
          </table:table-cell>
          <table:table-cell office:value-type="float" office:value="1.66467889908257">
            <text:p>1.6646788991</text:p>
          </table:table-cell>
        </table:table-row>
        <table:table-row table:style-name="ro2">
          <table:table-cell office:value-type="float" office:value="3043">
            <text:p>3043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63265306122449">
            <text:p>0.6326530612</text:p>
          </table:table-cell>
          <table:table-cell office:value-type="float" office:value="1.65741496598639">
            <text:p>1.657414966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63265306122449">
            <text:p>0.6326530612</text:p>
          </table:table-cell>
          <table:table-cell office:value-type="float" office:value="1.65183673469388">
            <text:p>1.6518367347</text:p>
          </table:table-cell>
        </table:table-row>
        <table:table-row table:style-name="ro2">
          <table:table-cell office:value-type="float" office:value="2397">
            <text:p>2397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632478632478632">
            <text:p>0.6324786325</text:p>
          </table:table-cell>
          <table:table-cell office:value-type="float" office:value="1.7291452991453">
            <text:p>1.7291452991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70526315789474">
            <text:p>1.7052631579</text:p>
          </table:table-cell>
        </table:table-row>
        <table:table-row table:style-name="ro2" table:visibility="filter">
          <table:table-cell office:value-type="float" office:value="2575">
            <text:p>2575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73614035087719">
            <text:p>1.7361403509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67789473684211">
            <text:p>1.6778947368</text:p>
          </table:table-cell>
        </table:table-row>
        <table:table-row table:style-name="ro2" table:visibility="filter">
          <table:table-cell office:value-type="float" office:value="3720">
            <text:p>372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67126315789474">
            <text:p>1.6712631579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631578947368421">
            <text:p>0.6315789474</text:p>
          </table:table-cell>
          <table:table-cell office:value-type="float" office:value="1.67789473684211">
            <text:p>1.6778947368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631578947368421">
            <text:p>0.6315789474</text:p>
          </table:table-cell>
          <table:table-cell office:value-type="float" office:value="1.69315789473684">
            <text:p>1.6931578947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692">
            <text:p>692</text:p>
          </table:table-cell>
          <table:table-cell office:value-type="float" office:value="1">
            <text:p>1</text:p>
          </table:table-cell>
          <table:table-cell office:value-type="float" office:value="0.63150289017341">
            <text:p>0.6315028902</text:p>
          </table:table-cell>
          <table:table-cell office:value-type="float" office:value="1.65203757225434">
            <text:p>1.6520375723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630952380952381">
            <text:p>0.630952381</text:p>
          </table:table-cell>
          <table:table-cell office:value-type="float" office:value="1.73571428571429">
            <text:p>1.7357142857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630434782608696">
            <text:p>0.6304347826</text:p>
          </table:table-cell>
          <table:table-cell office:value-type="float" office:value="1.67391304347826">
            <text:p>1.6739130435</text:p>
          </table:table-cell>
        </table:table-row>
        <table:table-row table:style-name="ro2">
          <table:table-cell office:value-type="float" office:value="2626">
            <text:p>262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1.7069">
            <text:p>1.7069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6862962962963">
            <text:p>1.6862962963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73444444444444">
            <text:p>1.7344444444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74592592592593">
            <text:p>1.7459259259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62962962962963">
            <text:p>0.6296296296</text:p>
          </table:table-cell>
          <table:table-cell office:value-type="float" office:value="1.74925925925926">
            <text:p>1.7492592593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62962962962963">
            <text:p>0.6296296296</text:p>
          </table:table-cell>
          <table:table-cell office:value-type="float" office:value="1.64222222222222">
            <text:p>1.6422222222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629310344827586">
            <text:p>0.6293103448</text:p>
          </table:table-cell>
          <table:table-cell office:value-type="float" office:value="1.74612068965517">
            <text:p>1.7461206897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629032258064516">
            <text:p>0.6290322581</text:p>
          </table:table-cell>
          <table:table-cell office:value-type="float" office:value="1.67854838709677">
            <text:p>1.6785483871</text:p>
          </table:table-cell>
        </table:table-row>
        <table:table-row table:style-name="ro2" table:visibility="filter">
          <table:table-cell office:value-type="float" office:value="2567">
            <text:p>256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28571428571429">
            <text:p>0.6285714286</text:p>
          </table:table-cell>
          <table:table-cell office:value-type="float" office:value="1.74942857142857">
            <text:p>1.7494285714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628571428571429">
            <text:p>0.6285714286</text:p>
          </table:table-cell>
          <table:table-cell office:value-type="float" office:value="1.69028571428571">
            <text:p>1.6902857143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0.628571428571429">
            <text:p>0.6285714286</text:p>
          </table:table-cell>
          <table:table-cell office:value-type="float" office:value="1.64480952380952">
            <text:p>1.6448095238</text:p>
          </table:table-cell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0.627659574468085">
            <text:p>0.6276595745</text:p>
          </table:table-cell>
          <table:table-cell office:value-type="float" office:value="1.71781914893617">
            <text:p>1.7178191489</text:p>
          </table:table-cell>
        </table:table-row>
        <table:table-row table:style-name="ro2" table:visibility="filter">
          <table:table-cell office:value-type="float" office:value="3689">
            <text:p>3689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626666666666667">
            <text:p>0.6266666667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626373626373626">
            <text:p>0.6263736264</text:p>
          </table:table-cell>
          <table:table-cell office:value-type="float" office:value="1.73197802197802">
            <text:p>1.731978022</text:p>
          </table:table-cell>
        </table:table-row>
        <table:table-row table:style-name="ro2">
          <table:table-cell office:value-type="float" office:value="3743">
            <text:p>3743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625850340136054">
            <text:p>0.6258503401</text:p>
          </table:table-cell>
          <table:table-cell office:value-type="float" office:value="1.6491156462585">
            <text:p>1.6491156463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4041666666667">
            <text:p>1.7404166667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9625">
            <text:p>1.69625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86875">
            <text:p>1.686875</text:p>
          </table:table-cell>
        </table:table-row>
        <table:table-row table:style-name="ro2" table:visibility="filter">
          <table:table-cell office:value-type="float" office:value="2204">
            <text:p>2204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3375">
            <text:p>1.63375</text:p>
          </table:table-cell>
        </table:table-row>
        <table:table-row table:style-name="ro2" table:visibility="filter">
          <table:table-cell office:value-type="float" office:value="2215">
            <text:p>22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">
            <text:p>1.7</text:p>
          </table:table-cell>
        </table:table-row>
        <table:table-row table:style-name="ro2">
          <table:table-cell office:value-type="float" office:value="2309">
            <text:p>2309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9214285714286">
            <text:p>1.6921428571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2466">
            <text:p>24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9625">
            <text:p>1.79625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10625">
            <text:p>1.710625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5125">
            <text:p>1.75125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5875">
            <text:p>1.65875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9125">
            <text:p>1.69125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4375">
            <text:p>1.64375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0944444444444">
            <text:p>1.7094444444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1583333333333">
            <text:p>1.7158333333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4375">
            <text:p>1.64375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69375">
            <text:p>1.769375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70375">
            <text:p>1.70375</text:p>
          </table:table-cell>
        </table:table-row>
        <table:table-row table:style-name="ro2" table:visibility="filter">
          <table:table-cell office:value-type="float" office:value="3426">
            <text:p>34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76375">
            <text:p>1.76375</text:p>
          </table:table-cell>
        </table:table-row>
        <table:table-row table:style-name="ro2" table:visibility="filter">
          <table:table-cell office:value-type="float" office:value="3479">
            <text:p>34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4125">
            <text:p>1.64125</text:p>
          </table:table-cell>
        </table:table-row>
        <table:table-row table:style-name="ro2" table:visibility="filter">
          <table:table-cell office:value-type="float" office:value="3510">
            <text:p>35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425">
            <text:p>1.6425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5625">
            <text:p>1.65625</text:p>
          </table:table-cell>
        </table:table-row>
        <table:table-row table:style-name="ro2" table:visibility="filter">
          <table:table-cell office:value-type="float" office:value="3558">
            <text:p>355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9375">
            <text:p>1.69375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0583333333333">
            <text:p>1.6058333333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625">
            <text:p>0.625</text:p>
          </table:table-cell>
          <table:table-cell office:value-type="float" office:value="1.62375">
            <text:p>1.62375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465">
            <text:p>1.646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855">
            <text:p>38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1.67875">
            <text:p>1.67875</text:p>
          </table:table-cell>
        </table:table-row>
        <table:table-row table:style-name="ro2">
          <table:table-cell office:value-type="float" office:value="2280">
            <text:p>2280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0.62472885032538">
            <text:p>0.6247288503</text:p>
          </table:table-cell>
          <table:table-cell office:value-type="float" office:value="1.69112798264642">
            <text:p>1.6911279826</text:p>
          </table:table-cell>
        </table:table-row>
        <table:table-row table:style-name="ro2">
          <table:table-cell office:value-type="float" office:value="3181">
            <text:p>3181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623529411764706">
            <text:p>0.6235294118</text:p>
          </table:table-cell>
          <table:table-cell office:value-type="float" office:value="1.70123529411765">
            <text:p>1.7012352941</text:p>
          </table:table-cell>
        </table:table-row>
        <table:table-row table:style-name="ro2" table:visibility="filter">
          <table:table-cell office:value-type="float" office:value="2092">
            <text:p>209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623188405797101">
            <text:p>0.6231884058</text:p>
          </table:table-cell>
          <table:table-cell office:value-type="float" office:value="1.80144927536232">
            <text:p>1.8014492754</text:p>
          </table:table-cell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0.62280701754386">
            <text:p>0.6228070175</text:p>
          </table:table-cell>
          <table:table-cell office:value-type="float" office:value="1.72894736842105">
            <text:p>1.7289473684</text:p>
          </table:table-cell>
        </table:table-row>
        <table:table-row table:style-name="ro2">
          <table:table-cell office:value-type="float" office:value="3733">
            <text:p>3733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622448979591837">
            <text:p>0.6224489796</text:p>
          </table:table-cell>
          <table:table-cell office:value-type="float" office:value="1.66301020408163">
            <text:p>1.6630102041</text:p>
          </table:table-cell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.62200956937799">
            <text:p>0.6220095694</text:p>
          </table:table-cell>
          <table:table-cell office:value-type="float" office:value="1.63822966507177">
            <text:p>1.6382296651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621848739495798">
            <text:p>0.6218487395</text:p>
          </table:table-cell>
          <table:table-cell office:value-type="float" office:value="1.74848739495798">
            <text:p>1.748487395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621621621621622">
            <text:p>0.6216216216</text:p>
          </table:table-cell>
          <table:table-cell office:value-type="float" office:value="1.75445945945946">
            <text:p>1.7544594595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21621621621622">
            <text:p>0.6216216216</text:p>
          </table:table-cell>
          <table:table-cell office:value-type="float" office:value="1.68189189189189">
            <text:p>1.6818918919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621621621621622">
            <text:p>0.6216216216</text:p>
          </table:table-cell>
          <table:table-cell office:value-type="float" office:value="1.67297297297297">
            <text:p>1.672972973</text:p>
          </table:table-cell>
        </table:table-row>
        <table:table-row table:style-name="ro2" table:visibility="filter">
          <table:table-cell office:value-type="float" office:value="2016">
            <text:p>2016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621052631578947">
            <text:p>0.6210526316</text:p>
          </table:table-cell>
          <table:table-cell office:value-type="float" office:value="1.70505263157895">
            <text:p>1.7050526316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72091954022989">
            <text:p>1.7209195402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76689655172414">
            <text:p>1.7668965517</text:p>
          </table:table-cell>
        </table:table-row>
        <table:table-row table:style-name="ro2">
          <table:table-cell office:value-type="float" office:value="2828">
            <text:p>2828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0.620689655172414">
            <text:p>0.6206896552</text:p>
          </table:table-cell>
          <table:table-cell office:value-type="float" office:value="1.64934482758621">
            <text:p>1.6493448276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20689655172414">
            <text:p>0.6206896552</text:p>
          </table:table-cell>
          <table:table-cell office:value-type="float" office:value="1.6148275862069">
            <text:p>1.6148275862</text:p>
          </table:table-cell>
        </table:table-row>
        <table:table-row table:style-name="ro2" table:visibility="filter">
          <table:table-cell office:value-type="float" office:value="3654">
            <text:p>365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620689655172414">
            <text:p>0.6206896552</text:p>
          </table:table-cell>
          <table:table-cell office:value-type="float" office:value="1.62758620689655">
            <text:p>1.6275862069</text:p>
          </table:table-cell>
        </table:table-row>
        <table:table-row table:style-name="ro2" table:visibility="filter">
          <table:table-cell office:value-type="float" office:value="3718">
            <text:p>3718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620253164556962">
            <text:p>0.6202531646</text:p>
          </table:table-cell>
          <table:table-cell office:value-type="float" office:value="1.59746835443038">
            <text:p>1.5974683544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.620111731843575">
            <text:p>0.6201117318</text:p>
          </table:table-cell>
          <table:table-cell office:value-type="float" office:value="1.71854748603352">
            <text:p>1.718547486</text:p>
          </table:table-cell>
        </table:table-row>
        <table:table-row table:style-name="ro2">
          <table:table-cell office:value-type="float" office:value="3348">
            <text:p>3348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7164">
            <text:p>1.7164</text:p>
          </table:table-cell>
        </table:table-row>
        <table:table-row table:style-name="ro2">
          <table:table-cell office:value-type="float" office:value="3805">
            <text:p>380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62">
            <text:p>0.62</text:p>
          </table:table-cell>
          <table:table-cell office:value-type="float" office:value="1.6725">
            <text:p>1.6725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619718309859155">
            <text:p>0.6197183099</text:p>
          </table:table-cell>
          <table:table-cell office:value-type="float" office:value="1.71281690140845">
            <text:p>1.7128169014</text:p>
          </table:table-cell>
        </table:table-row>
        <table:table-row table:style-name="ro2" table:visibility="filter">
          <table:table-cell office:value-type="float" office:value="2297">
            <text:p>229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0285714285714">
            <text:p>1.7028571429</text:p>
          </table:table-cell>
        </table:table-row>
        <table:table-row table:style-name="ro2" table:visibility="filter">
          <table:table-cell office:value-type="float" office:value="2759">
            <text:p>275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2809523809524">
            <text:p>1.7280952381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619047619047619">
            <text:p>0.619047619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3298">
            <text:p>329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619047619047619">
            <text:p>0.619047619</text:p>
          </table:table-cell>
          <table:table-cell office:value-type="float" office:value="1.83571428571429">
            <text:p>1.8357142857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.618320610687023">
            <text:p>0.6183206107</text:p>
          </table:table-cell>
          <table:table-cell office:value-type="float" office:value="1.71648854961832">
            <text:p>1.7164885496</text:p>
          </table:table-cell>
        </table:table-row>
        <table:table-row table:style-name="ro2" table:visibility="filter">
          <table:table-cell office:value-type="float" office:value="2025">
            <text:p>202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618181818181818">
            <text:p>0.6181818182</text:p>
          </table:table-cell>
          <table:table-cell office:value-type="float" office:value="1.74381818181818">
            <text:p>1.7438181818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0.618069815195072">
            <text:p>0.6180698152</text:p>
          </table:table-cell>
          <table:table-cell office:value-type="float" office:value="1.64425051334702">
            <text:p>1.6442505133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0.618055555555556">
            <text:p>0.6180555556</text:p>
          </table:table-cell>
          <table:table-cell office:value-type="float" office:value="1.64760416666667">
            <text:p>1.6476041667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.617414248021108">
            <text:p>0.617414248</text:p>
          </table:table-cell>
          <table:table-cell office:value-type="float" office:value="1.66741424802111">
            <text:p>1.667414248</text:p>
          </table:table-cell>
        </table:table-row>
        <table:table-row table:style-name="ro2" table:visibility="filter">
          <table:table-cell office:value-type="float" office:value="1992">
            <text:p>199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617021276595745">
            <text:p>0.6170212766</text:p>
          </table:table-cell>
          <table:table-cell office:value-type="float" office:value="1.71797872340426">
            <text:p>1.7179787234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616666666666667">
            <text:p>0.6166666667</text:p>
          </table:table-cell>
          <table:table-cell office:value-type="float" office:value="1.68938888888889">
            <text:p>1.6893888889</text:p>
          </table:table-cell>
        </table:table-row>
        <table:table-row table:style-name="ro2">
          <table:table-cell office:value-type="float" office:value="3047">
            <text:p>3047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616352201257862">
            <text:p>0.6163522013</text:p>
          </table:table-cell>
          <table:table-cell office:value-type="float" office:value="1.65616352201258">
            <text:p>1.656163522</text:p>
          </table:table-cell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1685314685315">
            <text:p>1.7168531469</text:p>
          </table:table-cell>
        </table:table-row>
        <table:table-row table:style-name="ro2" table:visibility="filter">
          <table:table-cell office:value-type="float" office:value="2228">
            <text:p>222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85384615384615">
            <text:p>1.8538461538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2384615384615">
            <text:p>1.7238461538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80846153846154">
            <text:p>1.8084615385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9538461538462">
            <text:p>1.7953846154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8692307692308">
            <text:p>1.6869230769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2076923076923">
            <text:p>1.7207692308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9307692307692">
            <text:p>1.6930769231</text:p>
          </table:table-cell>
        </table:table-row>
        <table:table-row table:style-name="ro2" table:visibility="filter">
          <table:table-cell office:value-type="float" office:value="2772">
            <text:p>277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6769230769231">
            <text:p>1.7676923077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6846153846154">
            <text:p>1.6684615385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69480769230769">
            <text:p>1.6948076923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69507692307692">
            <text:p>1.6950769231</text:p>
          </table:table-cell>
        </table:table-row>
        <table:table-row table:style-name="ro2" table:visibility="filter">
          <table:table-cell office:value-type="float" office:value="3387">
            <text:p>3387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71923076923077">
            <text:p>1.7192307692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615384615384615">
            <text:p>0.6153846154</text:p>
          </table:table-cell>
          <table:table-cell office:value-type="float" office:value="1.70692307692308">
            <text:p>1.7069230769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615384615384615">
            <text:p>0.6153846154</text:p>
          </table:table-cell>
          <table:table-cell office:value-type="float" office:value="1.57128205128205">
            <text:p>1.5712820513</text:p>
          </table:table-cell>
        </table:table-row>
        <table:table-row table:style-name="ro2">
          <table:table-cell office:value-type="float" office:value="2724">
            <text:p>2724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0.614840989399293">
            <text:p>0.6148409894</text:p>
          </table:table-cell>
          <table:table-cell office:value-type="float" office:value="1.7043109540636">
            <text:p>1.704310954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0.614583333333333">
            <text:p>0.6145833333</text:p>
          </table:table-cell>
          <table:table-cell office:value-type="float" office:value="1.65828125">
            <text:p>1.65828125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614457831325301">
            <text:p>0.6144578313</text:p>
          </table:table-cell>
          <table:table-cell office:value-type="float" office:value="1.65096385542169">
            <text:p>1.6509638554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734">
            <text:p>734</text:p>
          </table:table-cell>
          <table:table-cell office:value-type="float" office:value="2">
            <text:p>2</text:p>
          </table:table-cell>
          <table:table-cell office:value-type="float" office:value="0.614441416893733">
            <text:p>0.6144414169</text:p>
          </table:table-cell>
          <table:table-cell office:value-type="float" office:value="1.6758446866485">
            <text:p>1.6758446866</text:p>
          </table:table-cell>
        </table:table-row>
        <table:table-row table:style-name="ro2" table:visibility="filter">
          <table:table-cell office:value-type="float" office:value="3786">
            <text:p>37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614285714285714">
            <text:p>0.6142857143</text:p>
          </table:table-cell>
          <table:table-cell office:value-type="float" office:value="1.65814285714286">
            <text:p>1.6581428571</text:p>
          </table:table-cell>
        </table:table-row>
        <table:table-row table:style-name="ro2" table:visibility="filter">
          <table:table-cell office:value-type="float" office:value="2664">
            <text:p>266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13636363636364">
            <text:p>0.6136363636</text:p>
          </table:table-cell>
          <table:table-cell office:value-type="float" office:value="1.72295454545455">
            <text:p>1.7229545455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613636363636364">
            <text:p>0.6136363636</text:p>
          </table:table-cell>
          <table:table-cell office:value-type="float" office:value="1.62454545454545">
            <text:p>1.6245454545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613636363636364">
            <text:p>0.6136363636</text:p>
          </table:table-cell>
          <table:table-cell office:value-type="float" office:value="1.69840909090909">
            <text:p>1.6984090909</text:p>
          </table:table-cell>
        </table:table-row>
        <table:table-row table:style-name="ro2">
          <table:table-cell office:value-type="float" office:value="3187">
            <text:p>3187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613636363636364">
            <text:p>0.6136363636</text:p>
          </table:table-cell>
          <table:table-cell office:value-type="float" office:value="1.71189393939394">
            <text:p>1.7118939394</text:p>
          </table:table-cell>
        </table:table-row>
        <table:table-row table:style-name="ro2">
          <table:table-cell office:value-type="float" office:value="3441">
            <text:p>3441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0.61344537815126">
            <text:p>0.6134453782</text:p>
          </table:table-cell>
          <table:table-cell office:value-type="float" office:value="1.76478991596639">
            <text:p>1.764789916</text:p>
          </table:table-cell>
        </table:table-row>
        <table:table-row table:style-name="ro2">
          <table:table-cell office:value-type="float" office:value="2922">
            <text:p>292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0.613207547169811">
            <text:p>0.6132075472</text:p>
          </table:table-cell>
          <table:table-cell office:value-type="float" office:value="1.65245283018868">
            <text:p>1.6524528302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612903225806452">
            <text:p>0.6129032258</text:p>
          </table:table-cell>
          <table:table-cell office:value-type="float" office:value="1.74967741935484">
            <text:p>1.7496774194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421">
            <text:p>421</text:p>
          </table:table-cell>
          <table:table-cell office:value-type="float" office:value="1">
            <text:p>1</text:p>
          </table:table-cell>
          <table:table-cell office:value-type="float" office:value="0.612826603325416">
            <text:p>0.6128266033</text:p>
          </table:table-cell>
          <table:table-cell office:value-type="float" office:value="1.75254156769596">
            <text:p>1.7525415677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612244897959184">
            <text:p>0.612244898</text:p>
          </table:table-cell>
          <table:table-cell office:value-type="float" office:value="1.65857142857143">
            <text:p>1.6585714286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612068965517241">
            <text:p>0.6120689655</text:p>
          </table:table-cell>
          <table:table-cell office:value-type="float" office:value="1.65431034482759">
            <text:p>1.6543103448</text:p>
          </table:table-cell>
        </table:table-row>
        <table:table-row table:style-name="ro2">
          <table:table-cell office:value-type="float" office:value="2852">
            <text:p>2852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0.611464968152866">
            <text:p>0.6114649682</text:p>
          </table:table-cell>
          <table:table-cell office:value-type="float" office:value="1.66904458598726">
            <text:p>1.669044586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69203703703704">
            <text:p>1.692037037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70236111111111">
            <text:p>1.7023611111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60277777777778">
            <text:p>1.6027777778</text:p>
          </table:table-cell>
        </table:table-row>
        <table:table-row table:style-name="ro2" table:visibility="filter">
          <table:table-cell office:value-type="float" office:value="3070">
            <text:p>307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2888888888889">
            <text:p>1.6288888889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79777777777778">
            <text:p>1.7977777778</text:p>
          </table:table-cell>
        </table:table-row>
        <table:table-row table:style-name="ro2" table:visibility="filter">
          <table:table-cell office:value-type="float" office:value="3564">
            <text:p>356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3166666666667">
            <text:p>1.6316666667</text:p>
          </table:table-cell>
        </table:table-row>
        <table:table-row table:style-name="ro2" table:visibility="filter">
          <table:table-cell office:value-type="float" office:value="3565">
            <text:p>356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4166666666667">
            <text:p>1.6416666667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63851851851852">
            <text:p>1.6385185185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611111111111111">
            <text:p>0.6111111111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611111111111111">
            <text:p>0.6111111111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61038961038961">
            <text:p>0.6103896104</text:p>
          </table:table-cell>
          <table:table-cell office:value-type="float" office:value="1.64519480519481">
            <text:p>1.6451948052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61038961038961">
            <text:p>0.6103896104</text:p>
          </table:table-cell>
          <table:table-cell office:value-type="float" office:value="1.66896103896104">
            <text:p>1.668961039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609929078014184">
            <text:p>0.609929078</text:p>
          </table:table-cell>
          <table:table-cell office:value-type="float" office:value="1.75581560283688">
            <text:p>1.7558156028</text:p>
          </table:table-cell>
        </table:table-row>
        <table:table-row table:style-name="ro2">
          <table:table-cell office:value-type="float" office:value="3451">
            <text:p>3451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609756097560976">
            <text:p>0.6097560976</text:p>
          </table:table-cell>
          <table:table-cell office:value-type="float" office:value="1.67406504065041">
            <text:p>1.6740650407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0.609090909090909">
            <text:p>0.6090909091</text:p>
          </table:table-cell>
          <table:table-cell office:value-type="float" office:value="1.68654545454545">
            <text:p>1.6865454545</text:p>
          </table:table-cell>
        </table:table-row>
        <table:table-row table:style-name="ro2" table:visibility="filter">
          <table:table-cell office:value-type="float" office:value="1945">
            <text:p>194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08695652173913">
            <text:p>0.6086956522</text:p>
          </table:table-cell>
          <table:table-cell office:value-type="float" office:value="1.83521739130435">
            <text:p>1.8352173913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75782608695652">
            <text:p>1.757826087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608695652173913">
            <text:p>0.6086956522</text:p>
          </table:table-cell>
          <table:table-cell office:value-type="float" office:value="1.80130434782609">
            <text:p>1.8013043478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608695652173913">
            <text:p>0.6086956522</text:p>
          </table:table-cell>
          <table:table-cell office:value-type="float" office:value="1.63782608695652">
            <text:p>1.637826087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608433734939759">
            <text:p>0.6084337349</text:p>
          </table:table-cell>
          <table:table-cell office:value-type="float" office:value="1.66463855421687">
            <text:p>1.6646385542</text:p>
          </table:table-cell>
        </table:table-row>
        <table:table-row table:style-name="ro2">
          <table:table-cell office:value-type="float" office:value="2851">
            <text:p>2851</text:p>
          </table:table-cell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0.608391608391608">
            <text:p>0.6083916084</text:p>
          </table:table-cell>
          <table:table-cell office:value-type="float" office:value="1.66258741258741">
            <text:p>1.6625874126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607843137254902">
            <text:p>0.6078431373</text:p>
          </table:table-cell>
          <table:table-cell office:value-type="float" office:value="1.75901960784314">
            <text:p>1.7590196078</text:p>
          </table:table-cell>
        </table:table-row>
        <table:table-row table:style-name="ro2" table:visibility="filter">
          <table:table-cell office:value-type="float" office:value="2929">
            <text:p>292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607843137254902">
            <text:p>0.6078431373</text:p>
          </table:table-cell>
          <table:table-cell office:value-type="float" office:value="1.64745098039216">
            <text:p>1.6474509804</text:p>
          </table:table-cell>
        </table:table-row>
        <table:table-row table:style-name="ro2" table:visibility="filter">
          <table:table-cell office:value-type="float" office:value="3348">
            <text:p>334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607843137254902">
            <text:p>0.6078431373</text:p>
          </table:table-cell>
          <table:table-cell office:value-type="float" office:value="1.7643137254902">
            <text:p>1.7643137255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.607594936708861">
            <text:p>0.6075949367</text:p>
          </table:table-cell>
          <table:table-cell office:value-type="float" office:value="1.71603375527426">
            <text:p>1.7160337553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607142857142857">
            <text:p>0.6071428571</text:p>
          </table:table-cell>
          <table:table-cell office:value-type="float" office:value="1.74464285714286">
            <text:p>1.7446428571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607142857142857">
            <text:p>0.6071428571</text:p>
          </table:table-cell>
          <table:table-cell office:value-type="float" office:value="1.65728571428571">
            <text:p>1.6572857143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60655737704918">
            <text:p>0.606557377</text:p>
          </table:table-cell>
          <table:table-cell office:value-type="float" office:value="1.71180327868852">
            <text:p>1.7118032787</text:p>
          </table:table-cell>
        </table:table-row>
        <table:table-row table:style-name="ro2" table:visibility="filter">
          <table:table-cell office:value-type="float" office:value="3721">
            <text:p>3721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606382978723404">
            <text:p>0.6063829787</text:p>
          </table:table-cell>
          <table:table-cell office:value-type="float" office:value="1.60106382978723">
            <text:p>1.6010638298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.606271777003484">
            <text:p>0.606271777</text:p>
          </table:table-cell>
          <table:table-cell office:value-type="float" office:value="1.69094076655052">
            <text:p>1.6909407666</text:p>
          </table:table-cell>
        </table:table-row>
        <table:table-row table:style-name="ro2" table:visibility="filter">
          <table:table-cell office:value-type="float" office:value="2056">
            <text:p>205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606060606060606">
            <text:p>0.6060606061</text:p>
          </table:table-cell>
          <table:table-cell office:value-type="float" office:value="1.74969696969697">
            <text:p>1.7496969697</text:p>
          </table:table-cell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0.605633802816901">
            <text:p>0.6056338028</text:p>
          </table:table-cell>
          <table:table-cell office:value-type="float" office:value="1.66429577464789">
            <text:p>1.6642957746</text:p>
          </table:table-cell>
        </table:table-row>
        <table:table-row table:style-name="ro2" table:visibility="filter">
          <table:table-cell office:value-type="float" office:value="3760">
            <text:p>376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605633802816901">
            <text:p>0.6056338028</text:p>
          </table:table-cell>
          <table:table-cell office:value-type="float" office:value="1.65154929577465">
            <text:p>1.6515492958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605633802816901">
            <text:p>0.6056338028</text:p>
          </table:table-cell>
          <table:table-cell office:value-type="float" office:value="1.64478873239437">
            <text:p>1.6447887324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605555555555555">
            <text:p>0.6055555556</text:p>
          </table:table-cell>
          <table:table-cell office:value-type="float" office:value="1.72955555555556">
            <text:p>1.7295555556</text:p>
          </table:table-cell>
        </table:table-row>
        <table:table-row table:style-name="ro2">
          <table:table-cell office:value-type="float" office:value="3246">
            <text:p>3246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.605442176870748">
            <text:p>0.6054421769</text:p>
          </table:table-cell>
          <table:table-cell office:value-type="float" office:value="1.72666666666667">
            <text:p>1.7266666667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605095541401274">
            <text:p>0.6050955414</text:p>
          </table:table-cell>
          <table:table-cell office:value-type="float" office:value="1.68522292993631">
            <text:p>1.6852229299</text:p>
          </table:table-cell>
        </table:table-row>
        <table:table-row table:style-name="ro2" table:visibility="filter">
          <table:table-cell office:value-type="float" office:value="2386">
            <text:p>238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604651162790698">
            <text:p>0.6046511628</text:p>
          </table:table-cell>
          <table:table-cell office:value-type="float" office:value="1.75860465116279">
            <text:p>1.7586046512</text:p>
          </table:table-cell>
        </table:table-row>
        <table:table-row table:style-name="ro2">
          <table:table-cell office:value-type="float" office:value="3528">
            <text:p>3528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604651162790698">
            <text:p>0.6046511628</text:p>
          </table:table-cell>
          <table:table-cell office:value-type="float" office:value="1.64147286821705">
            <text:p>1.6414728682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0.604575163398693">
            <text:p>0.6045751634</text:p>
          </table:table-cell>
          <table:table-cell office:value-type="float" office:value="1.74470588235294">
            <text:p>1.7447058824</text:p>
          </table:table-cell>
        </table:table-row>
        <table:table-row table:style-name="ro2" table:visibility="filter">
          <table:table-cell office:value-type="float" office:value="3368">
            <text:p>336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604395604395604">
            <text:p>0.6043956044</text:p>
          </table:table-cell>
          <table:table-cell office:value-type="float" office:value="1.73142857142857">
            <text:p>1.7314285714</text:p>
          </table:table-cell>
        </table:table-row>
        <table:table-row table:style-name="ro2">
          <table:table-cell office:value-type="float" office:value="2093">
            <text:p>2093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0.604166666666667">
            <text:p>0.6041666667</text:p>
          </table:table-cell>
          <table:table-cell office:value-type="float" office:value="1.73988636363636">
            <text:p>1.7398863636</text:p>
          </table:table-cell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969">
            <text:p>969</text:p>
          </table:table-cell>
          <table:table-cell office:value-type="float" office:value="1">
            <text:p>1</text:p>
          </table:table-cell>
          <table:table-cell office:value-type="float" office:value="0.603715170278638">
            <text:p>0.6037151703</text:p>
          </table:table-cell>
          <table:table-cell office:value-type="float" office:value="1.71663570691434">
            <text:p>1.7166357069</text:p>
          </table:table-cell>
        </table:table-row>
        <table:table-row table:style-name="ro2">
          <table:table-cell office:value-type="float" office:value="3754">
            <text:p>3754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603550295857988">
            <text:p>0.6035502959</text:p>
          </table:table-cell>
          <table:table-cell office:value-type="float" office:value="1.65639053254438">
            <text:p>1.6563905325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0.60352422907489">
            <text:p>0.6035242291</text:p>
          </table:table-cell>
          <table:table-cell office:value-type="float" office:value="1.75061674008811">
            <text:p>1.7506167401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0.603260869565217">
            <text:p>0.6032608696</text:p>
          </table:table-cell>
          <table:table-cell office:value-type="float" office:value="1.72195652173913">
            <text:p>1.7219565217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603174603174603">
            <text:p>0.6031746032</text:p>
          </table:table-cell>
          <table:table-cell office:value-type="float" office:value="1.66539682539683">
            <text:p>1.6653968254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603174603174603">
            <text:p>0.6031746032</text:p>
          </table:table-cell>
          <table:table-cell office:value-type="float" office:value="1.67333333333333">
            <text:p>1.6733333333</text:p>
          </table:table-cell>
        </table:table-row>
        <table:table-row table:style-name="ro2">
          <table:table-cell office:value-type="float" office:value="2933">
            <text:p>293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0.60233918128655">
            <text:p>0.6023391813</text:p>
          </table:table-cell>
          <table:table-cell office:value-type="float" office:value="1.6566081871345">
            <text:p>1.6566081871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602272727272727">
            <text:p>0.6022727273</text:p>
          </table:table-cell>
          <table:table-cell office:value-type="float" office:value="1.72693181818182">
            <text:p>1.7269318182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0.602209944751381">
            <text:p>0.6022099448</text:p>
          </table:table-cell>
          <table:table-cell office:value-type="float" office:value="1.64701657458564">
            <text:p>1.6470165746</text:p>
          </table:table-cell>
        </table:table-row>
        <table:table-row table:style-name="ro2" table:visibility="filter">
          <table:table-cell office:value-type="float" office:value="3574">
            <text:p>357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602040816326531">
            <text:p>0.6020408163</text:p>
          </table:table-cell>
          <table:table-cell office:value-type="float" office:value="1.65510204081633">
            <text:p>1.6551020408</text:p>
          </table:table-cell>
        </table:table-row>
        <table:table-row table:style-name="ro2">
          <table:table-cell office:value-type="float" office:value="3191">
            <text:p>3191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601941747572815">
            <text:p>0.6019417476</text:p>
          </table:table-cell>
          <table:table-cell office:value-type="float" office:value="1.69582524271845">
            <text:p>1.6958252427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0.601398601398601">
            <text:p>0.6013986014</text:p>
          </table:table-cell>
          <table:table-cell office:value-type="float" office:value="1.72321678321678">
            <text:p>1.7232167832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0.601092896174863">
            <text:p>0.6010928962</text:p>
          </table:table-cell>
          <table:table-cell office:value-type="float" office:value="1.73978142076503">
            <text:p>1.7397814208</text:p>
          </table:table-cell>
        </table:table-row>
        <table:table-row table:style-name="ro2">
          <table:table-cell office:value-type="float" office:value="2828">
            <text:p>2828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0.600961538461538">
            <text:p>0.6009615385</text:p>
          </table:table-cell>
          <table:table-cell office:value-type="float" office:value="1.66283653846154">
            <text:p>1.6628365385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0.600790513833992">
            <text:p>0.6007905138</text:p>
          </table:table-cell>
          <table:table-cell office:value-type="float" office:value="1.77671936758893">
            <text:p>1.7767193676</text:p>
          </table:table-cell>
        </table:table-row>
        <table:table-row table:style-name="ro2">
          <table:table-cell office:value-type="float" office:value="2597">
            <text:p>2597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0.600649350649351">
            <text:p>0.6006493506</text:p>
          </table:table-cell>
          <table:table-cell office:value-type="float" office:value="1.72308441558442">
            <text:p>1.7230844156</text:p>
          </table:table-cell>
        </table:table-row>
        <table:table-row table:style-name="ro2">
          <table:table-cell office:value-type="float" office:value="2467">
            <text:p>2467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0.600638977635783">
            <text:p>0.6006389776</text:p>
          </table:table-cell>
          <table:table-cell office:value-type="float" office:value="1.7423642172524">
            <text:p>1.7423642173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2">
            <text:p>1.682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9">
            <text:p>1.729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933333333333">
            <text:p>1.7093333333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733333333333">
            <text:p>1.6973333333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3">
            <text:p>1.703</text:p>
          </table:table-cell>
        </table:table-row>
        <table:table-row table:style-name="ro2" table:visibility="filter">
          <table:table-cell office:value-type="float" office:value="2047">
            <text:p>204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36">
            <text:p>1.736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6776470588235">
            <text:p>1.7677647059</text:p>
          </table:table-cell>
        </table:table-row>
        <table:table-row table:style-name="ro2" table:visibility="filter">
          <table:table-cell office:value-type="float" office:value="2061">
            <text:p>206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2131">
            <text:p>2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1">
            <text:p>1.701</text:p>
          </table:table-cell>
        </table:table-row>
        <table:table-row table:style-name="ro2" table:visibility="filter">
          <table:table-cell office:value-type="float" office:value="2143">
            <text:p>21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14">
            <text:p>1.614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814">
            <text:p>1.814</text:p>
          </table:table-cell>
        </table:table-row>
        <table:table-row table:style-name="ro2">
          <table:table-cell office:value-type="float" office:value="2247">
            <text:p>2247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8376923076923">
            <text:p>1.7837692308</text:p>
          </table:table-cell>
        </table:table-row>
        <table:table-row table:style-name="ro2" table:visibility="filter">
          <table:table-cell office:value-type="float" office:value="2269">
            <text:p>22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42">
            <text:p>1.742</text:p>
          </table:table-cell>
        </table:table-row>
        <table:table-row table:style-name="ro2" table:visibility="filter">
          <table:table-cell office:value-type="float" office:value="2301">
            <text:p>230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52">
            <text:p>1.752</text:p>
          </table:table-cell>
        </table:table-row>
        <table:table-row table:style-name="ro2" table:visibility="filter">
          <table:table-cell office:value-type="float" office:value="2343">
            <text:p>234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1.7534">
            <text:p>1.7534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133333333333">
            <text:p>1.6913333333</text:p>
          </table:table-cell>
        </table:table-row>
        <table:table-row table:style-name="ro2" table:visibility="filter">
          <table:table-cell office:value-type="float" office:value="2430">
            <text:p>24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926">
            <text:p>1.926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4">
            <text:p>1.724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34">
            <text:p>1.734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166666666667">
            <text:p>1.7016666667</text:p>
          </table:table-cell>
        </table:table-row>
        <table:table-row table:style-name="ro2" table:visibility="filter">
          <table:table-cell office:value-type="float" office:value="2670">
            <text:p>26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62">
            <text:p>1.762</text:p>
          </table:table-cell>
        </table:table-row>
        <table:table-row table:style-name="ro2" table:visibility="filter">
          <table:table-cell office:value-type="float" office:value="2671">
            <text:p>267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7266666666667">
            <text:p>1.7726666667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818">
            <text:p>1.818</text:p>
          </table:table-cell>
        </table:table-row>
        <table:table-row table:style-name="ro2" table:visibility="filter">
          <table:table-cell office:value-type="float" office:value="2764">
            <text:p>276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864">
            <text:p>1.864</text:p>
          </table:table-cell>
        </table:table-row>
        <table:table-row table:style-name="ro2" table:visibility="filter">
          <table:table-cell office:value-type="float" office:value="2791">
            <text:p>279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08">
            <text:p>1.6508</text:p>
          </table:table-cell>
        </table:table-row>
        <table:table-row table:style-name="ro2" table:visibility="filter">
          <table:table-cell office:value-type="float" office:value="2803">
            <text:p>280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42">
            <text:p>1.642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586">
            <text:p>1.586</text:p>
          </table:table-cell>
        </table:table-row>
        <table:table-row table:style-name="ro2" table:visibility="filter">
          <table:table-cell office:value-type="float" office:value="2842">
            <text:p>284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6">
            <text:p>1.646</text:p>
          </table:table-cell>
        </table:table-row>
        <table:table-row table:style-name="ro2" table:visibility="filter">
          <table:table-cell office:value-type="float" office:value="2898">
            <text:p>289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">
            <text:p>1.64</text:p>
          </table:table-cell>
        </table:table-row>
        <table:table-row table:style-name="ro2">
          <table:table-cell office:value-type="float" office:value="2981">
            <text:p>298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313333333333">
            <text:p>1.6431333333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4066666666667">
            <text:p>1.6406666667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12">
            <text:p>1.612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755">
            <text:p>1.6755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26">
            <text:p>1.826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76">
            <text:p>1.676</text:p>
          </table:table-cell>
        </table:table-row>
        <table:table-row table:style-name="ro2" table:visibility="filter">
          <table:table-cell office:value-type="float" office:value="3153">
            <text:p>315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18">
            <text:p>1.718</text:p>
          </table:table-cell>
        </table:table-row>
        <table:table-row table:style-name="ro2" table:visibility="filter">
          <table:table-cell office:value-type="float" office:value="3156">
            <text:p>31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4">
            <text:p>1.704</text:p>
          </table:table-cell>
        </table:table-row>
        <table:table-row table:style-name="ro2" table:visibility="filter">
          <table:table-cell office:value-type="float" office:value="3175">
            <text:p>317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4066666666667">
            <text:p>1.7406666667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2">
            <text:p>1.652</text:p>
          </table:table-cell>
        </table:table-row>
        <table:table-row table:style-name="ro2" table:visibility="filter">
          <table:table-cell office:value-type="float" office:value="3260">
            <text:p>326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2">
            <text:p>1.692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44">
            <text:p>1.744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98">
            <text:p>1.898</text:p>
          </table:table-cell>
        </table:table-row>
        <table:table-row table:style-name="ro2" table:visibility="filter">
          <table:table-cell office:value-type="float" office:value="3288">
            <text:p>328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874">
            <text:p>1.874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62">
            <text:p>1.762</text:p>
          </table:table-cell>
        </table:table-row>
        <table:table-row table:style-name="ro2" table:visibility="filter">
          <table:table-cell office:value-type="float" office:value="3312">
            <text:p>33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46">
            <text:p>1.746</text:p>
          </table:table-cell>
        </table:table-row>
        <table:table-row table:style-name="ro2" table:visibility="filter">
          <table:table-cell office:value-type="float" office:value="3318">
            <text:p>331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44">
            <text:p>1.7244</text:p>
          </table:table-cell>
        </table:table-row>
        <table:table-row table:style-name="ro2" table:visibility="filter">
          <table:table-cell office:value-type="float" office:value="3349">
            <text:p>33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68">
            <text:p>1.668</text:p>
          </table:table-cell>
        </table:table-row>
        <table:table-row table:style-name="ro2" table:visibility="filter">
          <table:table-cell office:value-type="float" office:value="3375">
            <text:p>337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72366666666667">
            <text:p>1.7236666667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74">
            <text:p>1.674</text:p>
          </table:table-cell>
        </table:table-row>
        <table:table-row table:style-name="ro2" table:visibility="filter">
          <table:table-cell office:value-type="float" office:value="3446">
            <text:p>344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17">
            <text:p>1.617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4">
            <text:p>1.644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6">
            <text:p>1.656</text:p>
          </table:table-cell>
        </table:table-row>
        <table:table-row table:style-name="ro2">
          <table:table-cell office:value-type="float" office:value="3644">
            <text:p>3644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4847619047619">
            <text:p>1.6484761905</text:p>
          </table:table-cell>
        </table:table-row>
        <table:table-row table:style-name="ro2" table:visibility="filter">
          <table:table-cell office:value-type="float" office:value="3662">
            <text:p>366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185">
            <text:p>1.6185</text:p>
          </table:table-cell>
        </table:table-row>
        <table:table-row table:style-name="ro2" table:visibility="filter">
          <table:table-cell office:value-type="float" office:value="3693">
            <text:p>369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616">
            <text:p>1.6616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6583673469388">
            <text:p>1.6658367347</text:p>
          </table:table-cell>
        </table:table-row>
        <table:table-row table:style-name="ro2" table:visibility="filter">
          <table:table-cell office:value-type="float" office:value="3725">
            <text:p>37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08">
            <text:p>1.608</text:p>
          </table:table-cell>
        </table:table-row>
        <table:table-row table:style-name="ro2" table:visibility="filter">
          <table:table-cell office:value-type="float" office:value="3744">
            <text:p>3744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8542857142857">
            <text:p>1.6854285714</text:p>
          </table:table-cell>
        </table:table-row>
        <table:table-row table:style-name="ro2" table:visibility="filter">
          <table:table-cell office:value-type="float" office:value="3745">
            <text:p>374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3776">
            <text:p>377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58">
            <text:p>1.658</text:p>
          </table:table-cell>
        </table:table-row>
        <table:table-row table:style-name="ro2" table:visibility="filter">
          <table:table-cell office:value-type="float" office:value="3806">
            <text:p>3806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69444444444444">
            <text:p>1.6944444444</text:p>
          </table:table-cell>
        </table:table-row>
        <table:table-row table:style-name="ro2" table:visibility="filter">
          <table:table-cell office:value-type="float" office:value="3827">
            <text:p>382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6">
            <text:p>0.6</text:p>
          </table:table-cell>
          <table:table-cell office:value-type="float" office:value="1.66533333333333">
            <text:p>1.6653333333</text:p>
          </table:table-cell>
        </table:table-row>
        <table:table-row table:style-name="ro2" table:visibility="filter">
          <table:table-cell office:value-type="float" office:value="3828">
            <text:p>382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709">
            <text:p>1.709</text:p>
          </table:table-cell>
        </table:table-row>
        <table:table-row table:style-name="ro2">
          <table:table-cell office:value-type="float" office:value="2937">
            <text:p>2937</text:p>
          </table:table-cell>
          <table:table-cell office:value-type="float" office:value="447">
            <text:p>447</text:p>
          </table:table-cell>
          <table:table-cell office:value-type="float" office:value="1">
            <text:p>1</text:p>
          </table:table-cell>
          <table:table-cell office:value-type="float" office:value="0.599552572706935">
            <text:p>0.5995525727</text:p>
          </table:table-cell>
          <table:table-cell office:value-type="float" office:value="1.63534675615213">
            <text:p>1.6353467562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0.599388379204893">
            <text:p>0.5993883792</text:p>
          </table:table-cell>
          <table:table-cell office:value-type="float" office:value="1.74434250764526">
            <text:p>1.7443425076</text:p>
          </table:table-cell>
        </table:table-row>
        <table:table-row table:style-name="ro2">
          <table:table-cell office:value-type="float" office:value="2922">
            <text:p>2922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0.599173553719008">
            <text:p>0.5991735537</text:p>
          </table:table-cell>
          <table:table-cell office:value-type="float" office:value="1.64818181818182">
            <text:p>1.6481818182</text:p>
          </table:table-cell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0.599009900990099">
            <text:p>0.599009901</text:p>
          </table:table-cell>
          <table:table-cell office:value-type="float" office:value="1.64851485148515">
            <text:p>1.6485148515</text:p>
          </table:table-cell>
        </table:table-row>
        <table:table-row table:style-name="ro2">
          <table:table-cell office:value-type="float" office:value="2479">
            <text:p>2479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0.597883597883598">
            <text:p>0.5978835979</text:p>
          </table:table-cell>
          <table:table-cell office:value-type="float" office:value="1.71417989417989">
            <text:p>1.7141798942</text:p>
          </table:table-cell>
        </table:table-row>
        <table:table-row table:style-name="ro2">
          <table:table-cell office:value-type="float" office:value="2623">
            <text:p>262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0.597345132743363">
            <text:p>0.5973451327</text:p>
          </table:table-cell>
          <table:table-cell office:value-type="float" office:value="1.74508849557522">
            <text:p>1.7450884956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0.597222222222222">
            <text:p>0.5972222222</text:p>
          </table:table-cell>
          <table:table-cell office:value-type="float" office:value="1.66326388888889">
            <text:p>1.6632638889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97014925373134">
            <text:p>0.597014925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596774193548387">
            <text:p>0.5967741935</text:p>
          </table:table-cell>
          <table:table-cell office:value-type="float" office:value="1.64032258064516">
            <text:p>1.6403225806</text:p>
          </table:table-cell>
        </table:table-row>
        <table:table-row table:style-name="ro2" table:visibility="filter">
          <table:table-cell office:value-type="float" office:value="3790">
            <text:p>379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596774193548387">
            <text:p>0.5967741935</text:p>
          </table:table-cell>
          <table:table-cell office:value-type="float" office:value="1.62032258064516">
            <text:p>1.6203225806</text:p>
          </table:table-cell>
        </table:table-row>
        <table:table-row table:style-name="ro2" table:visibility="filter">
          <table:table-cell office:value-type="float" office:value="2866">
            <text:p>2866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96153846153846">
            <text:p>0.5961538462</text:p>
          </table:table-cell>
          <table:table-cell office:value-type="float" office:value="1.6575">
            <text:p>1.6575</text:p>
          </table:table-cell>
        </table:table-row>
        <table:table-row table:style-name="ro2">
          <table:table-cell office:value-type="float" office:value="2431">
            <text:p>2431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.595854922279793">
            <text:p>0.5958549223</text:p>
          </table:table-cell>
          <table:table-cell office:value-type="float" office:value="1.729896373057">
            <text:p>1.7298963731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office:value-type="float" office:value="564">
            <text:p>564</text:p>
          </table:table-cell>
          <table:table-cell office:value-type="float" office:value="1">
            <text:p>1</text:p>
          </table:table-cell>
          <table:table-cell office:value-type="float" office:value="0.595744680851064">
            <text:p>0.5957446809</text:p>
          </table:table-cell>
          <table:table-cell office:value-type="float" office:value="1.72751773049645">
            <text:p>1.7275177305</text:p>
          </table:table-cell>
        </table:table-row>
        <table:table-row table:style-name="ro2">
          <table:table-cell office:value-type="float" office:value="3455">
            <text:p>3455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595744680851064">
            <text:p>0.5957446809</text:p>
          </table:table-cell>
          <table:table-cell office:value-type="float" office:value="1.67375886524823">
            <text:p>1.6737588652</text:p>
          </table:table-cell>
        </table:table-row>
        <table:table-row table:style-name="ro2" table:visibility="filter">
          <table:table-cell office:value-type="float" office:value="3174">
            <text:p>317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595505617977528">
            <text:p>0.595505618</text:p>
          </table:table-cell>
          <table:table-cell office:value-type="float" office:value="1.71831460674157">
            <text:p>1.7183146067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595419847328244">
            <text:p>0.5954198473</text:p>
          </table:table-cell>
          <table:table-cell office:value-type="float" office:value="1.67160305343511">
            <text:p>1.6716030534</text:p>
          </table:table-cell>
        </table:table-row>
        <table:table-row table:style-name="ro2">
          <table:table-cell office:value-type="float" office:value="3747">
            <text:p>3747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594771241830065">
            <text:p>0.5947712418</text:p>
          </table:table-cell>
          <table:table-cell office:value-type="float" office:value="1.64287581699346">
            <text:p>1.642875817</text:p>
          </table:table-cell>
        </table:table-row>
        <table:table-row table:style-name="ro2" table:visibility="filter">
          <table:table-cell office:value-type="float" office:value="2841">
            <text:p>2841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0.594594594594595">
            <text:p>0.5945945946</text:p>
          </table:table-cell>
          <table:table-cell office:value-type="float" office:value="1.61378378378378">
            <text:p>1.6137837838</text:p>
          </table:table-cell>
        </table:table-row>
        <table:table-row table:style-name="ro2">
          <table:table-cell office:value-type="float" office:value="2251">
            <text:p>2251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0.594520547945205">
            <text:p>0.5945205479</text:p>
          </table:table-cell>
          <table:table-cell office:value-type="float" office:value="1.74046575342466">
            <text:p>1.7404657534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0.594296228150874">
            <text:p>0.5942962282</text:p>
          </table:table-cell>
          <table:table-cell office:value-type="float" office:value="1.73352345906164">
            <text:p>1.7335234591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0.594285714285714">
            <text:p>0.5942857143</text:p>
          </table:table-cell>
          <table:table-cell office:value-type="float" office:value="1.65134285714286">
            <text:p>1.6513428571</text:p>
          </table:table-cell>
        </table:table-row>
        <table:table-row table:style-name="ro2">
          <table:table-cell office:value-type="float" office:value="3864">
            <text:p>3864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69924107142857">
            <text:p>1.6992410714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7253125">
            <text:p>1.7253125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010">
            <text:p>301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9375">
            <text:p>0.59375</text:p>
          </table:table-cell>
          <table:table-cell office:value-type="float" office:value="1.61546875">
            <text:p>1.61546875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0.593582887700535">
            <text:p>0.5935828877</text:p>
          </table:table-cell>
          <table:table-cell office:value-type="float" office:value="1.70053475935829">
            <text:p>1.7005347594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66259259259259">
            <text:p>1.6625925926</text:p>
          </table:table-cell>
        </table:table-row>
        <table:table-row table:style-name="ro2">
          <table:table-cell office:value-type="float" office:value="2982">
            <text:p>2982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592592592592593">
            <text:p>0.5925925926</text:p>
          </table:table-cell>
          <table:table-cell office:value-type="float" office:value="1.63524691358025">
            <text:p>1.6352469136</text:p>
          </table:table-cell>
        </table:table-row>
        <table:table-row table:style-name="ro2" table:visibility="filter">
          <table:table-cell office:value-type="float" office:value="3190">
            <text:p>319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71444444444444">
            <text:p>1.7144444444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66540740740741">
            <text:p>1.6654074074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92592592592593">
            <text:p>0.5925925926</text:p>
          </table:table-cell>
          <table:table-cell office:value-type="float" office:value="1.6462962962963">
            <text:p>1.6462962963</text:p>
          </table:table-cell>
        </table:table-row>
        <table:table-row table:style-name="ro2">
          <table:table-cell office:value-type="float" office:value="2036">
            <text:p>2036</text:p>
          </table:table-cell>
          <table:table-cell office:value-type="float" office:value="719">
            <text:p>719</text:p>
          </table:table-cell>
          <table:table-cell office:value-type="float" office:value="1">
            <text:p>1</text:p>
          </table:table-cell>
          <table:table-cell office:value-type="float" office:value="0.592489568845619">
            <text:p>0.5924895688</text:p>
          </table:table-cell>
          <table:table-cell office:value-type="float" office:value="1.7036578581363">
            <text:p>1.7036578581</text:p>
          </table:table-cell>
        </table:table-row>
        <table:table-row table:style-name="ro2">
          <table:table-cell office:value-type="float" office:value="2112">
            <text:p>2112</text:p>
          </table:table-cell>
          <table:table-cell office:value-type="float" office:value="601">
            <text:p>601</text:p>
          </table:table-cell>
          <table:table-cell office:value-type="float" office:value="1">
            <text:p>1</text:p>
          </table:table-cell>
          <table:table-cell office:value-type="float" office:value="0.59234608985025">
            <text:p>0.5923460899</text:p>
          </table:table-cell>
          <table:table-cell office:value-type="float" office:value="1.72455906821963">
            <text:p>1.7245590682</text:p>
          </table:table-cell>
        </table:table-row>
        <table:table-row table:style-name="ro2" table:visibility="filter">
          <table:table-cell office:value-type="float" office:value="2108">
            <text:p>2108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91836734693878">
            <text:p>0.5918367347</text:p>
          </table:table-cell>
          <table:table-cell office:value-type="float" office:value="1.69877551020408">
            <text:p>1.6987755102</text:p>
          </table:table-cell>
        </table:table-row>
        <table:table-row table:style-name="ro2" table:visibility="filter">
          <table:table-cell office:value-type="float" office:value="2885">
            <text:p>2885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91836734693878">
            <text:p>0.5918367347</text:p>
          </table:table-cell>
          <table:table-cell office:value-type="float" office:value="1.66591836734694">
            <text:p>1.6659183673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453">
            <text:p>453</text:p>
          </table:table-cell>
          <table:table-cell office:value-type="float" office:value="2">
            <text:p>2</text:p>
          </table:table-cell>
          <table:table-cell office:value-type="float" office:value="0.591611479028698">
            <text:p>0.591611479</text:p>
          </table:table-cell>
          <table:table-cell office:value-type="float" office:value="1.68088300220751">
            <text:p>1.6808830022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591549295774648">
            <text:p>0.5915492958</text:p>
          </table:table-cell>
          <table:table-cell office:value-type="float" office:value="1.66704225352113">
            <text:p>1.667042253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591397849462366">
            <text:p>0.5913978495</text:p>
          </table:table-cell>
          <table:table-cell office:value-type="float" office:value="1.72548387096774">
            <text:p>1.725483871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74090909090909">
            <text:p>1.7409090909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75954545454545">
            <text:p>1.7595454545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70909090909091">
            <text:p>1.7090909091</text:p>
          </table:table-cell>
        </table:table-row>
        <table:table-row table:style-name="ro2" table:visibility="filter">
          <table:table-cell office:value-type="float" office:value="2830">
            <text:p>2830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65522727272727">
            <text:p>1.6552272727</text:p>
          </table:table-cell>
        </table:table-row>
        <table:table-row table:style-name="ro2" table:visibility="filter">
          <table:table-cell office:value-type="float" office:value="2907">
            <text:p>290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62636363636364">
            <text:p>1.6263636364</text:p>
          </table:table-cell>
        </table:table-row>
        <table:table-row table:style-name="ro2" table:visibility="filter">
          <table:table-cell office:value-type="float" office:value="3206">
            <text:p>3206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67443181818182">
            <text:p>1.6744318182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90909090909091">
            <text:p>0.5909090909</text:p>
          </table:table-cell>
          <table:table-cell office:value-type="float" office:value="1.68295454545455">
            <text:p>1.6829545455</text:p>
          </table:table-cell>
        </table:table-row>
        <table:table-row table:style-name="ro2" table:visibility="filter">
          <table:table-cell office:value-type="float" office:value="3531">
            <text:p>353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63727272727273">
            <text:p>1.6372727273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90909090909091">
            <text:p>0.5909090909</text:p>
          </table:table-cell>
          <table:table-cell office:value-type="float" office:value="1.69">
            <text:p>1.69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0.590733590733591">
            <text:p>0.5907335907</text:p>
          </table:table-cell>
          <table:table-cell office:value-type="float" office:value="1.70540540540541">
            <text:p>1.7054054054</text:p>
          </table:table-cell>
        </table:table-row>
        <table:table-row table:style-name="ro2">
          <table:table-cell office:value-type="float" office:value="2493">
            <text:p>2493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0.590697674418605">
            <text:p>0.5906976744</text:p>
          </table:table-cell>
          <table:table-cell office:value-type="float" office:value="1.72213953488372">
            <text:p>1.7221395349</text:p>
          </table:table-cell>
        </table:table-row>
        <table:table-row table:style-name="ro2">
          <table:table-cell office:value-type="float" office:value="2957">
            <text:p>2957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590551181102362">
            <text:p>0.5905511811</text:p>
          </table:table-cell>
          <table:table-cell office:value-type="float" office:value="1.64354330708661">
            <text:p>1.6435433071</text:p>
          </table:table-cell>
        </table:table-row>
        <table:table-row table:style-name="ro2">
          <table:table-cell office:value-type="float" office:value="2236">
            <text:p>2236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0.590225563909774">
            <text:p>0.5902255639</text:p>
          </table:table-cell>
          <table:table-cell office:value-type="float" office:value="1.72883458646617">
            <text:p>1.7288345865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90163934426229">
            <text:p>0.5901639344</text:p>
          </table:table-cell>
          <table:table-cell office:value-type="float" office:value="1.71016393442623">
            <text:p>1.7101639344</text:p>
          </table:table-cell>
        </table:table-row>
        <table:table-row table:style-name="ro2" table:visibility="filter">
          <table:table-cell office:value-type="float" office:value="2516">
            <text:p>25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90163934426229">
            <text:p>0.5901639344</text:p>
          </table:table-cell>
          <table:table-cell office:value-type="float" office:value="1.82196721311475">
            <text:p>1.8219672131</text:p>
          </table:table-cell>
        </table:table-row>
        <table:table-row table:style-name="ro2" table:visibility="filter">
          <table:table-cell office:value-type="float" office:value="2889">
            <text:p>2889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90163934426229">
            <text:p>0.5901639344</text:p>
          </table:table-cell>
          <table:table-cell office:value-type="float" office:value="1.6355737704918">
            <text:p>1.6355737705</text:p>
          </table:table-cell>
        </table:table-row>
        <table:table-row table:style-name="ro2" table:visibility="filter">
          <table:table-cell office:value-type="float" office:value="3355">
            <text:p>3355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90163934426229">
            <text:p>0.5901639344</text:p>
          </table:table-cell>
          <table:table-cell office:value-type="float" office:value="1.7244262295082">
            <text:p>1.7244262295</text:p>
          </table:table-cell>
        </table:table-row>
        <table:table-row table:style-name="ro2" table:visibility="filter">
          <table:table-cell office:value-type="float" office:value="3376">
            <text:p>337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90163934426229">
            <text:p>0.5901639344</text:p>
          </table:table-cell>
          <table:table-cell office:value-type="float" office:value="1.75049180327869">
            <text:p>1.7504918033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90163934426229">
            <text:p>0.5901639344</text:p>
          </table:table-cell>
          <table:table-cell office:value-type="float" office:value="1.64508196721312">
            <text:p>1.6450819672</text:p>
          </table:table-cell>
        </table:table-row>
        <table:table-row table:style-name="ro2" table:visibility="filter">
          <table:table-cell office:value-type="float" office:value="3650">
            <text:p>3650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90163934426229">
            <text:p>0.5901639344</text:p>
          </table:table-cell>
          <table:table-cell office:value-type="float" office:value="1.63934426229508">
            <text:p>1.6393442623</text:p>
          </table:table-cell>
        </table:table-row>
        <table:table-row table:style-name="ro2">
          <table:table-cell office:value-type="float" office:value="2925">
            <text:p>292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0.59">
            <text:p>0.59</text:p>
          </table:table-cell>
          <table:table-cell office:value-type="float" office:value="1.6474">
            <text:p>1.6474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8974358974359">
            <text:p>0.5897435897</text:p>
          </table:table-cell>
          <table:table-cell office:value-type="float" office:value="1.70846153846154">
            <text:p>1.7084615385</text:p>
          </table:table-cell>
        </table:table-row>
        <table:table-row table:style-name="ro2" table:visibility="filter">
          <table:table-cell office:value-type="float" office:value="2307">
            <text:p>230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58974358974359">
            <text:p>0.5897435897</text:p>
          </table:table-cell>
          <table:table-cell office:value-type="float" office:value="1.74794871794872">
            <text:p>1.7479487179</text:p>
          </table:table-cell>
        </table:table-row>
        <table:table-row table:style-name="ro2">
          <table:table-cell office:value-type="float" office:value="3663">
            <text:p>366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.58974358974359">
            <text:p>0.5897435897</text:p>
          </table:table-cell>
          <table:table-cell office:value-type="float" office:value="1.67358974358974">
            <text:p>1.673589743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0.589595375722543">
            <text:p>0.5895953757</text:p>
          </table:table-cell>
          <table:table-cell office:value-type="float" office:value="1.74104046242775">
            <text:p>1.7410404624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589473684210526">
            <text:p>0.5894736842</text:p>
          </table:table-cell>
          <table:table-cell office:value-type="float" office:value="1.65652631578947">
            <text:p>1.6565263158</text:p>
          </table:table-cell>
        </table:table-row>
        <table:table-row table:style-name="ro2">
          <table:table-cell office:value-type="float" office:value="2639">
            <text:p>2639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0.589371980676328">
            <text:p>0.5893719807</text:p>
          </table:table-cell>
          <table:table-cell office:value-type="float" office:value="1.75391304347826">
            <text:p>1.7539130435</text:p>
          </table:table-cell>
        </table:table-row>
        <table:table-row table:style-name="ro2">
          <table:table-cell office:value-type="float" office:value="2222">
            <text:p>2222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589285714285714">
            <text:p>0.5892857143</text:p>
          </table:table-cell>
          <table:table-cell office:value-type="float" office:value="1.73169642857143">
            <text:p>1.7316964286</text:p>
          </table:table-cell>
        </table:table-row>
        <table:table-row table:style-name="ro2">
          <table:table-cell office:value-type="float" office:value="2955">
            <text:p>2955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.589285714285714">
            <text:p>0.5892857143</text:p>
          </table:table-cell>
          <table:table-cell office:value-type="float" office:value="1.6572619047619">
            <text:p>1.6572619048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0.589189189189189">
            <text:p>0.5891891892</text:p>
          </table:table-cell>
          <table:table-cell office:value-type="float" office:value="1.63943243243243">
            <text:p>1.6394324324</text:p>
          </table:table-cell>
        </table:table-row>
        <table:table-row table:style-name="ro2">
          <table:table-cell office:value-type="float" office:value="3179">
            <text:p>3179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0.588607594936709">
            <text:p>0.5886075949</text:p>
          </table:table-cell>
          <table:table-cell office:value-type="float" office:value="1.70319620253165">
            <text:p>1.7031962025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0.588461538461538">
            <text:p>0.5884615385</text:p>
          </table:table-cell>
          <table:table-cell office:value-type="float" office:value="1.73773076923077">
            <text:p>1.7377307692</text:p>
          </table:table-cell>
        </table:table-row>
        <table:table-row table:style-name="ro2" table:visibility="filter">
          <table:table-cell office:value-type="float" office:value="1994">
            <text:p>199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76117647058824">
            <text:p>1.7611764706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421568627451">
            <text:p>1.7421568627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66764705882353">
            <text:p>1.6676470588</text:p>
          </table:table-cell>
        </table:table-row>
        <table:table-row table:style-name="ro2" table:visibility="filter">
          <table:table-cell office:value-type="float" office:value="2302">
            <text:p>230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81176470588235">
            <text:p>1.8117647059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0764705882353">
            <text:p>1.7076470588</text:p>
          </table:table-cell>
        </table:table-row>
        <table:table-row table:style-name="ro2">
          <table:table-cell office:value-type="float" office:value="2812">
            <text:p>281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588235294117647">
            <text:p>0.5882352941</text:p>
          </table:table-cell>
          <table:table-cell office:value-type="float" office:value="1.65901960784314">
            <text:p>1.6590196078</text:p>
          </table:table-cell>
        </table:table-row>
        <table:table-row table:style-name="ro2" table:visibility="filter">
          <table:table-cell office:value-type="float" office:value="3244">
            <text:p>324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75588235294118">
            <text:p>1.7558823529</text:p>
          </table:table-cell>
        </table:table-row>
        <table:table-row table:style-name="ro2" table:visibility="filter">
          <table:table-cell office:value-type="float" office:value="3587">
            <text:p>358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66529411764706">
            <text:p>1.6652941176</text:p>
          </table:table-cell>
        </table:table-row>
        <table:table-row table:style-name="ro2" table:visibility="filter">
          <table:table-cell office:value-type="float" office:value="3691">
            <text:p>3691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66367647058824">
            <text:p>1.6636764706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88235294117647">
            <text:p>0.5882352941</text:p>
          </table:table-cell>
          <table:table-cell office:value-type="float" office:value="1.65205882352941">
            <text:p>1.6520588235</text:p>
          </table:table-cell>
        </table:table-row>
        <table:table-row table:style-name="ro2">
          <table:table-cell office:value-type="float" office:value="3357">
            <text:p>3357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0.587570621468927">
            <text:p>0.5875706215</text:p>
          </table:table-cell>
          <table:table-cell office:value-type="float" office:value="1.72429378531073">
            <text:p>1.7242937853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875">
            <text:p>0.5875</text:p>
          </table:table-cell>
          <table:table-cell office:value-type="float" office:value="1.726625">
            <text:p>1.72662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587301587301587">
            <text:p>0.5873015873</text:p>
          </table:table-cell>
          <table:table-cell office:value-type="float" office:value="1.69460317460317">
            <text:p>1.6946031746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87301587301587">
            <text:p>0.5873015873</text:p>
          </table:table-cell>
          <table:table-cell office:value-type="float" office:value="1.68349206349206">
            <text:p>1.6834920635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0.587064676616915">
            <text:p>0.5870646766</text:p>
          </table:table-cell>
          <table:table-cell office:value-type="float" office:value="1.77278606965174">
            <text:p>1.7727860697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8695652173913">
            <text:p>0.5869565217</text:p>
          </table:table-cell>
          <table:table-cell office:value-type="float" office:value="1.64717391304348">
            <text:p>1.647173913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8695652173913">
            <text:p>0.5869565217</text:p>
          </table:table-cell>
          <table:table-cell office:value-type="float" office:value="1.66086956521739">
            <text:p>1.6608695652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0.586776859504132">
            <text:p>0.5867768595</text:p>
          </table:table-cell>
          <table:table-cell office:value-type="float" office:value="1.66446280991736">
            <text:p>1.6644628099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586666666666667">
            <text:p>0.5866666667</text:p>
          </table:table-cell>
          <table:table-cell office:value-type="float" office:value="1.64313333333333">
            <text:p>1.6431333333</text:p>
          </table:table-cell>
        </table:table-row>
        <table:table-row table:style-name="ro2">
          <table:table-cell office:value-type="float" office:value="2657">
            <text:p>2657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586538461538462">
            <text:p>0.5865384615</text:p>
          </table:table-cell>
          <table:table-cell office:value-type="float" office:value="1.71663461538462">
            <text:p>1.7166346154</text:p>
          </table:table-cell>
        </table:table-row>
        <table:table-row table:style-name="ro2" table:visibility="filter">
          <table:table-cell office:value-type="float" office:value="2048">
            <text:p>2048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75068965517241">
            <text:p>1.7506896552</text:p>
          </table:table-cell>
        </table:table-row>
        <table:table-row table:style-name="ro2" table:visibility="filter">
          <table:table-cell office:value-type="float" office:value="2278">
            <text:p>2278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72229885057471">
            <text:p>1.7222988506</text:p>
          </table:table-cell>
        </table:table-row>
        <table:table-row table:style-name="ro2" table:visibility="filter">
          <table:table-cell office:value-type="float" office:value="2500">
            <text:p>250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6651724137931">
            <text:p>1.6651724138</text:p>
          </table:table-cell>
        </table:table-row>
        <table:table-row table:style-name="ro2">
          <table:table-cell office:value-type="float" office:value="2575">
            <text:p>2575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74151724137931">
            <text:p>1.7415172414</text:p>
          </table:table-cell>
        </table:table-row>
        <table:table-row table:style-name="ro2" table:visibility="filter">
          <table:table-cell office:value-type="float" office:value="2647">
            <text:p>2647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86206896551724">
            <text:p>0.5862068966</text:p>
          </table:table-cell>
          <table:table-cell office:value-type="float" office:value="1.7048275862069">
            <text:p>1.7048275862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71465517241379">
            <text:p>1.7146551724</text:p>
          </table:table-cell>
        </table:table-row>
        <table:table-row table:style-name="ro2" table:visibility="filter">
          <table:table-cell office:value-type="float" office:value="3807">
            <text:p>3807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586206896551724">
            <text:p>0.5862068966</text:p>
          </table:table-cell>
          <table:table-cell office:value-type="float" office:value="1.62310344827586">
            <text:p>1.6231034483</text:p>
          </table:table-cell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0.586107091172214">
            <text:p>0.5861070912</text:p>
          </table:table-cell>
          <table:table-cell office:value-type="float" office:value="1.7294500723589">
            <text:p>1.7294500724</text:p>
          </table:table-cell>
        </table:table-row>
        <table:table-row table:style-name="ro2">
          <table:table-cell office:value-type="float" office:value="3015">
            <text:p>3015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0.585798816568047">
            <text:p>0.5857988166</text:p>
          </table:table-cell>
          <table:table-cell office:value-type="float" office:value="1.65781065088757">
            <text:p>1.6578106509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85365853658537">
            <text:p>0.5853658537</text:p>
          </table:table-cell>
          <table:table-cell office:value-type="float" office:value="1.64036585365854">
            <text:p>1.6403658537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85365853658537">
            <text:p>0.5853658537</text:p>
          </table:table-cell>
          <table:table-cell office:value-type="float" office:value="1.66658536585366">
            <text:p>1.6665853659</text:p>
          </table:table-cell>
        </table:table-row>
        <table:table-row table:style-name="ro2" table:visibility="filter">
          <table:table-cell office:value-type="float" office:value="3522">
            <text:p>352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85365853658537">
            <text:p>0.5853658537</text:p>
          </table:table-cell>
          <table:table-cell office:value-type="float" office:value="1.64390243902439">
            <text:p>1.643902439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85365853658537">
            <text:p>0.5853658537</text:p>
          </table:table-cell>
          <table:table-cell office:value-type="float" office:value="1.67414634146342">
            <text:p>1.6741463415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0.585227272727273">
            <text:p>0.5852272727</text:p>
          </table:table-cell>
          <table:table-cell office:value-type="float" office:value="1.69602272727273">
            <text:p>1.6960227273</text:p>
          </table:table-cell>
        </table:table-row>
        <table:table-row table:style-name="ro2">
          <table:table-cell office:value-type="float" office:value="3374">
            <text:p>3374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0.584745762711864">
            <text:p>0.5847457627</text:p>
          </table:table-cell>
          <table:table-cell office:value-type="float" office:value="1.70686440677966">
            <text:p>1.7068644068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3084">
            <text:p>3084</text:p>
          </table:table-cell>
          <table:table-cell office:value-type="float" office:value="1">
            <text:p>1</text:p>
          </table:table-cell>
          <table:table-cell office:value-type="float" office:value="0.584630350194553">
            <text:p>0.5846303502</text:p>
          </table:table-cell>
          <table:table-cell office:value-type="float" office:value="1.68797016861219">
            <text:p>1.6879701686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584615384615385">
            <text:p>0.5846153846</text:p>
          </table:table-cell>
          <table:table-cell office:value-type="float" office:value="1.67507692307692">
            <text:p>1.6750769231</text:p>
          </table:table-cell>
        </table:table-row>
        <table:table-row table:style-name="ro2">
          <table:table-cell office:value-type="float" office:value="2837">
            <text:p>2837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584415584415584">
            <text:p>0.5844155844</text:p>
          </table:table-cell>
          <table:table-cell office:value-type="float" office:value="1.66662337662338">
            <text:p>1.6666233766</text:p>
          </table:table-cell>
        </table:table-row>
        <table:table-row table:style-name="ro2">
          <table:table-cell office:value-type="float" office:value="3492">
            <text:p>349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0.584375">
            <text:p>0.584375</text:p>
          </table:table-cell>
          <table:table-cell office:value-type="float" office:value="1.67703125">
            <text:p>1.67703125</text:p>
          </table:table-cell>
        </table:table-row>
        <table:table-row table:style-name="ro2">
          <table:table-cell office:value-type="float" office:value="3159">
            <text:p>3159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584158415841584">
            <text:p>0.5841584158</text:p>
          </table:table-cell>
          <table:table-cell office:value-type="float" office:value="1.66633663366337">
            <text:p>1.6663366337</text:p>
          </table:table-cell>
        </table:table-row>
        <table:table-row table:style-name="ro2">
          <table:table-cell office:value-type="float" office:value="3797">
            <text:p>3797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584070796460177">
            <text:p>0.5840707965</text:p>
          </table:table-cell>
          <table:table-cell office:value-type="float" office:value="1.64522123893805">
            <text:p>1.6452212389</text:p>
          </table:table-cell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.584033613445378">
            <text:p>0.5840336134</text:p>
          </table:table-cell>
          <table:table-cell office:value-type="float" office:value="1.71033613445378">
            <text:p>1.7103361345</text:p>
          </table:table-cell>
        </table:table-row>
        <table:table-row table:style-name="ro2">
          <table:table-cell office:value-type="float" office:value="2138">
            <text:p>2138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3238888888889">
            <text:p>1.7323888889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99375">
            <text:p>1.699375</text:p>
          </table:table-cell>
        </table:table-row>
        <table:table-row table:style-name="ro2" table:visibility="filter">
          <table:table-cell office:value-type="float" office:value="3874">
            <text:p>387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7233333333333">
            <text:p>1.7723333333</text:p>
          </table:table-cell>
        </table:table-row>
        <table:table-row table:style-name="ro2" table:visibility="filter">
          <table:table-cell office:value-type="float" office:value="2405">
            <text:p>240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1888888888889">
            <text:p>1.7188888889</text:p>
          </table:table-cell>
        </table:table-row>
        <table:table-row table:style-name="ro2" table:visibility="filter">
          <table:table-cell office:value-type="float" office:value="2503">
            <text:p>250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3833333333333">
            <text:p>1.7383333333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0916666666667">
            <text:p>1.6091666667</text:p>
          </table:table-cell>
        </table:table-row>
        <table:table-row table:style-name="ro2" table:visibility="filter">
          <table:table-cell office:value-type="float" office:value="2912">
            <text:p>29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7291666666667">
            <text:p>1.6729166667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3053">
            <text:p>305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3833333333333">
            <text:p>1.6383333333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70270833333333">
            <text:p>1.7027083333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163">
            <text:p>316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7783333333333">
            <text:p>1.6778333333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58125">
            <text:p>1.758125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1666666666667">
            <text:p>1.7166666667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1284">
            <text:p>1284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75560747663551">
            <text:p>1.7556074766</text:p>
          </table:table-cell>
        </table:table-row>
        <table:table-row table:style-name="ro2" table:visibility="filter">
          <table:table-cell office:value-type="float" office:value="3403">
            <text:p>340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83333333333333">
            <text:p>0.5833333333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83333333333333">
            <text:p>0.5833333333</text:p>
          </table:table-cell>
          <table:table-cell office:value-type="float" office:value="1.63708333333333">
            <text:p>1.6370833333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.58311345646438">
            <text:p>0.5831134565</text:p>
          </table:table-cell>
          <table:table-cell office:value-type="float" office:value="1.71678100263852">
            <text:p>1.7167810026</text:p>
          </table:table-cell>
        </table:table-row>
        <table:table-row table:style-name="ro2">
          <table:table-cell office:value-type="float" office:value="2993">
            <text:p>2993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582822085889571">
            <text:p>0.5828220859</text:p>
          </table:table-cell>
          <table:table-cell office:value-type="float" office:value="1.65576687116564">
            <text:p>1.6557668712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0.582608695652174">
            <text:p>0.5826086957</text:p>
          </table:table-cell>
          <table:table-cell office:value-type="float" office:value="1.6844347826087">
            <text:p>1.6844347826</text:p>
          </table:table-cell>
        </table:table-row>
        <table:table-row table:style-name="ro2">
          <table:table-cell office:value-type="float" office:value="2519">
            <text:p>2519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.582010582010582">
            <text:p>0.582010582</text:p>
          </table:table-cell>
          <table:table-cell office:value-type="float" office:value="1.72777777777778">
            <text:p>1.7277777778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office:value-type="float" office:value="0.581888246628131">
            <text:p>0.5818882466</text:p>
          </table:table-cell>
          <table:table-cell office:value-type="float" office:value="1.72994219653179">
            <text:p>1.7299421965</text:p>
          </table:table-cell>
        </table:table-row>
        <table:table-row table:style-name="ro2" table:visibility="filter">
          <table:table-cell office:value-type="float" office:value="2011">
            <text:p>2011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581818181818182">
            <text:p>0.5818181818</text:p>
          </table:table-cell>
          <table:table-cell office:value-type="float" office:value="1.71672727272727">
            <text:p>1.7167272727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581818181818182">
            <text:p>0.5818181818</text:p>
          </table:table-cell>
          <table:table-cell office:value-type="float" office:value="1.66527272727273">
            <text:p>1.6652727273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0.581632653061224">
            <text:p>0.5816326531</text:p>
          </table:table-cell>
          <table:table-cell office:value-type="float" office:value="1.71428571428571">
            <text:p>1.7142857143</text:p>
          </table:table-cell>
        </table:table-row>
        <table:table-row table:style-name="ro2" table:visibility="filter">
          <table:table-cell office:value-type="float" office:value="2387">
            <text:p>2387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581395348837209">
            <text:p>0.5813953488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657">
            <text:p>3657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581395348837209">
            <text:p>0.5813953488</text:p>
          </table:table-cell>
          <table:table-cell office:value-type="float" office:value="1.69674418604651">
            <text:p>1.696744186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581196581196581">
            <text:p>0.5811965812</text:p>
          </table:table-cell>
          <table:table-cell office:value-type="float" office:value="1.73162393162393">
            <text:p>1.7316239316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581081081081081">
            <text:p>0.5810810811</text:p>
          </table:table-cell>
          <table:table-cell office:value-type="float" office:value="1.70459459459459">
            <text:p>1.7045945946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580952380952381">
            <text:p>0.580952381</text:p>
          </table:table-cell>
          <table:table-cell office:value-type="float" office:value="1.676">
            <text:p>1.676</text:p>
          </table:table-cell>
        </table:table-row>
        <table:table-row table:style-name="ro2">
          <table:table-cell office:value-type="float" office:value="2573">
            <text:p>2573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0.580838323353293">
            <text:p>0.5808383234</text:p>
          </table:table-cell>
          <table:table-cell office:value-type="float" office:value="1.75838323353293">
            <text:p>1.7583832335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0.580808080808081">
            <text:p>0.5808080808</text:p>
          </table:table-cell>
          <table:table-cell office:value-type="float" office:value="1.65106060606061">
            <text:p>1.6510606061</text:p>
          </table:table-cell>
        </table:table-row>
        <table:table-row table:style-name="ro2" table:visibility="filter">
          <table:table-cell office:value-type="float" office:value="2768">
            <text:p>276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80645161290323">
            <text:p>0.5806451613</text:p>
          </table:table-cell>
          <table:table-cell office:value-type="float" office:value="1.71806451612903">
            <text:p>1.7180645161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80645161290323">
            <text:p>0.5806451613</text:p>
          </table:table-cell>
          <table:table-cell office:value-type="float" office:value="1.71870967741936">
            <text:p>1.7187096774</text:p>
          </table:table-cell>
        </table:table-row>
        <table:table-row table:style-name="ro2" table:visibility="filter">
          <table:table-cell office:value-type="float" office:value="3631">
            <text:p>3631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80645161290323">
            <text:p>0.5806451613</text:p>
          </table:table-cell>
          <table:table-cell office:value-type="float" office:value="1.56290322580645">
            <text:p>1.5629032258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0.580487804878049">
            <text:p>0.5804878049</text:p>
          </table:table-cell>
          <table:table-cell office:value-type="float" office:value="1.77146341463415">
            <text:p>1.7714634146</text:p>
          </table:table-cell>
        </table:table-row>
        <table:table-row table:style-name="ro2">
          <table:table-cell office:value-type="float" office:value="2852">
            <text:p>2852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0.580441640378549">
            <text:p>0.5804416404</text:p>
          </table:table-cell>
          <table:table-cell office:value-type="float" office:value="1.66211356466877">
            <text:p>1.6621135647</text:p>
          </table:table-cell>
        </table:table-row>
        <table:table-row table:style-name="ro2">
          <table:table-cell office:value-type="float" office:value="3733">
            <text:p>3733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0.580402010050251">
            <text:p>0.5804020101</text:p>
          </table:table-cell>
          <table:table-cell office:value-type="float" office:value="1.64947236180905">
            <text:p>1.6494723618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8">
            <text:p>0.58</text:p>
          </table:table-cell>
          <table:table-cell office:value-type="float" office:value="1.6944">
            <text:p>1.6944</text:p>
          </table:table-cell>
        </table:table-row>
        <table:table-row table:style-name="ro2">
          <table:table-cell office:value-type="float" office:value="2313">
            <text:p>2313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0.579861111111111">
            <text:p>0.5798611111</text:p>
          </table:table-cell>
          <table:table-cell office:value-type="float" office:value="1.7421875">
            <text:p>1.7421875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579831932773109">
            <text:p>0.5798319328</text:p>
          </table:table-cell>
          <table:table-cell office:value-type="float" office:value="1.71873949579832">
            <text:p>1.7187394958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79710144927536">
            <text:p>0.5797101449</text:p>
          </table:table-cell>
          <table:table-cell office:value-type="float" office:value="1.69971014492754">
            <text:p>1.6997101449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79710144927536">
            <text:p>0.5797101449</text:p>
          </table:table-cell>
          <table:table-cell office:value-type="float" office:value="1.61768115942029">
            <text:p>1.6176811594</text:p>
          </table:table-cell>
        </table:table-row>
        <table:table-row table:style-name="ro2" table:visibility="filter">
          <table:table-cell office:value-type="float" office:value="3023">
            <text:p>302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579545454545455">
            <text:p>0.5795454545</text:p>
          </table:table-cell>
          <table:table-cell office:value-type="float" office:value="1.65136363636364">
            <text:p>1.6513636364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579545454545455">
            <text:p>0.5795454545</text:p>
          </table:table-cell>
          <table:table-cell office:value-type="float" office:value="1.69818181818182">
            <text:p>1.6981818182</text:p>
          </table:table-cell>
        </table:table-row>
        <table:table-row table:style-name="ro2">
          <table:table-cell office:value-type="float" office:value="2142">
            <text:p>214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0.57948717948718">
            <text:p>0.5794871795</text:p>
          </table:table-cell>
          <table:table-cell office:value-type="float" office:value="1.74297435897436">
            <text:p>1.742974359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787">
            <text:p>787</text:p>
          </table:table-cell>
          <table:table-cell office:value-type="float" office:value="1">
            <text:p>1</text:p>
          </table:table-cell>
          <table:table-cell office:value-type="float" office:value="0.579415501905972">
            <text:p>0.5794155019</text:p>
          </table:table-cell>
          <table:table-cell office:value-type="float" office:value="1.73443456162643">
            <text:p>1.7344345616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6421052631579">
            <text:p>1.7642105263</text:p>
          </table:table-cell>
        </table:table-row>
        <table:table-row table:style-name="ro2" table:visibility="filter">
          <table:table-cell office:value-type="float" office:value="3871">
            <text:p>387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6947368421053">
            <text:p>1.7694736842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1578947368421">
            <text:p>1.7157894737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8368421052632">
            <text:p>1.7836842105</text:p>
          </table:table-cell>
        </table:table-row>
        <table:table-row table:style-name="ro2">
          <table:table-cell office:value-type="float" office:value="2230">
            <text:p>2230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6859649122807">
            <text:p>1.7685964912</text:p>
          </table:table-cell>
        </table:table-row>
        <table:table-row table:style-name="ro2" table:visibility="filter">
          <table:table-cell office:value-type="float" office:value="2237">
            <text:p>2237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1105263157895">
            <text:p>1.7110526316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0789473684211">
            <text:p>1.7078947368</text:p>
          </table:table-cell>
        </table:table-row>
        <table:table-row table:style-name="ro2" table:visibility="filter">
          <table:table-cell office:value-type="float" office:value="2397">
            <text:p>2397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6171052631579">
            <text:p>1.7617105263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3368421052632">
            <text:p>1.7336842105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578947368421053">
            <text:p>0.5789473684</text:p>
          </table:table-cell>
          <table:table-cell office:value-type="float" office:value="1.78070175438597">
            <text:p>1.7807017544</text:p>
          </table:table-cell>
        </table:table-row>
        <table:table-row table:style-name="ro2" table:visibility="filter">
          <table:table-cell office:value-type="float" office:value="3402">
            <text:p>340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71526315789474">
            <text:p>1.7152631579</text:p>
          </table:table-cell>
        </table:table-row>
        <table:table-row table:style-name="ro2" table:visibility="filter">
          <table:table-cell office:value-type="float" office:value="3788">
            <text:p>378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578947368421053">
            <text:p>0.5789473684</text:p>
          </table:table-cell>
          <table:table-cell office:value-type="float" office:value="1.64824561403509">
            <text:p>1.648245614</text:p>
          </table:table-cell>
        </table:table-row>
        <table:table-row table:style-name="ro2">
          <table:table-cell office:value-type="float" office:value="2531">
            <text:p>2531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.578692493946731">
            <text:p>0.5786924939</text:p>
          </table:table-cell>
          <table:table-cell office:value-type="float" office:value="1.71820823244552">
            <text:p>1.7182082324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2435">
            <text:p>2435</text:p>
          </table:table-cell>
          <table:table-cell office:value-type="float" office:value="2">
            <text:p>2</text:p>
          </table:table-cell>
          <table:table-cell office:value-type="float" office:value="0.57864476386037">
            <text:p>0.5786447639</text:p>
          </table:table-cell>
          <table:table-cell office:value-type="float" office:value="1.69116221765914">
            <text:p>1.6911622177</text:p>
          </table:table-cell>
        </table:table-row>
        <table:table-row table:style-name="ro2">
          <table:table-cell office:value-type="float" office:value="3207">
            <text:p>3207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578616352201258">
            <text:p>0.5786163522</text:p>
          </table:table-cell>
          <table:table-cell office:value-type="float" office:value="1.69591194968554">
            <text:p>1.6959119497</text:p>
          </table:table-cell>
        </table:table-row>
        <table:table-row table:style-name="ro2">
          <table:table-cell office:value-type="float" office:value="3013">
            <text:p>3013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578571428571429">
            <text:p>0.5785714286</text:p>
          </table:table-cell>
          <table:table-cell office:value-type="float" office:value="1.64657142857143">
            <text:p>1.6465714286</text:p>
          </table:table-cell>
        </table:table-row>
        <table:table-row table:style-name="ro2">
          <table:table-cell office:value-type="float" office:value="3796">
            <text:p>3796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578571428571429">
            <text:p>0.5785714286</text:p>
          </table:table-cell>
          <table:table-cell office:value-type="float" office:value="1.66992857142857">
            <text:p>1.6699285714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0.578494623655914">
            <text:p>0.5784946237</text:p>
          </table:table-cell>
          <table:table-cell office:value-type="float" office:value="1.65124731182796">
            <text:p>1.6512473118</text:p>
          </table:table-cell>
        </table:table-row>
        <table:table-row table:style-name="ro2">
          <table:table-cell office:value-type="float" office:value="2574">
            <text:p>2574</text:p>
          </table:table-cell>
          <table:table-cell office:value-type="float" office:value="434">
            <text:p>434</text:p>
          </table:table-cell>
          <table:table-cell office:value-type="float" office:value="1">
            <text:p>1</text:p>
          </table:table-cell>
          <table:table-cell office:value-type="float" office:value="0.578341013824885">
            <text:p>0.5783410138</text:p>
          </table:table-cell>
          <table:table-cell office:value-type="float" office:value="1.72926267281106">
            <text:p>1.7292626728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578313253012048">
            <text:p>0.578313253</text:p>
          </table:table-cell>
          <table:table-cell office:value-type="float" office:value="1.73415662650602">
            <text:p>1.7341566265</text:p>
          </table:table-cell>
        </table:table-row>
        <table:table-row table:style-name="ro2" table:visibility="filter">
          <table:table-cell office:value-type="float" office:value="2042">
            <text:p>204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578313253012048">
            <text:p>0.578313253</text:p>
          </table:table-cell>
          <table:table-cell office:value-type="float" office:value="1.83156626506024">
            <text:p>1.8315662651</text:p>
          </table:table-cell>
        </table:table-row>
        <table:table-row table:style-name="ro2" table:visibility="filter">
          <table:table-cell office:value-type="float" office:value="2945">
            <text:p>2945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578313253012048">
            <text:p>0.578313253</text:p>
          </table:table-cell>
          <table:table-cell office:value-type="float" office:value="1.64120481927711">
            <text:p>1.6412048193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.578220858895705">
            <text:p>0.5782208589</text:p>
          </table:table-cell>
          <table:table-cell office:value-type="float" office:value="1.75726993865031">
            <text:p>1.7572699387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.578125">
            <text:p>0.578125</text:p>
          </table:table-cell>
          <table:table-cell office:value-type="float" office:value="1.7159375">
            <text:p>1.7159375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0.578125">
            <text:p>0.578125</text:p>
          </table:table-cell>
          <table:table-cell office:value-type="float" office:value="1.68828125">
            <text:p>1.68828125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0.577903682719547">
            <text:p>0.5779036827</text:p>
          </table:table-cell>
          <table:table-cell office:value-type="float" office:value="1.73215297450425">
            <text:p>1.7321529745</text:p>
          </table:table-cell>
        </table:table-row>
        <table:table-row table:style-name="ro2" table:visibility="filter">
          <table:table-cell office:value-type="float" office:value="3361">
            <text:p>336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577777777777778">
            <text:p>0.5777777778</text:p>
          </table:table-cell>
          <table:table-cell office:value-type="float" office:value="1.71044444444444">
            <text:p>1.7104444444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4690">
            <text:p>4690</text:p>
          </table:table-cell>
          <table:table-cell office:value-type="float" office:value="1">
            <text:p>1</text:p>
          </table:table-cell>
          <table:table-cell office:value-type="float" office:value="0.577611940298507">
            <text:p>0.5776119403</text:p>
          </table:table-cell>
          <table:table-cell office:value-type="float" office:value="1.7157867803838">
            <text:p>1.7157867804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0.577586206896552">
            <text:p>0.5775862069</text:p>
          </table:table-cell>
          <table:table-cell office:value-type="float" office:value="1.74913793103448">
            <text:p>1.749137931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0.577557755775578">
            <text:p>0.5775577558</text:p>
          </table:table-cell>
          <table:table-cell office:value-type="float" office:value="1.65858085808581">
            <text:p>1.6585808581</text:p>
          </table:table-cell>
        </table:table-row>
        <table:table-row table:style-name="ro2">
          <table:table-cell office:value-type="float" office:value="3454">
            <text:p>3454</text:p>
          </table:table-cell>
          <table:table-cell office:value-type="float" office:value="698">
            <text:p>698</text:p>
          </table:table-cell>
          <table:table-cell office:value-type="float" office:value="1">
            <text:p>1</text:p>
          </table:table-cell>
          <table:table-cell office:value-type="float" office:value="0.577363896848137">
            <text:p>0.5773638968</text:p>
          </table:table-cell>
          <table:table-cell office:value-type="float" office:value="1.72429799426934">
            <text:p>1.7242979943</text:p>
          </table:table-cell>
        </table:table-row>
        <table:table-row table:style-name="ro2" table:visibility="filter">
          <table:table-cell office:value-type="float" office:value="2453">
            <text:p>2453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577319587628866">
            <text:p>0.5773195876</text:p>
          </table:table-cell>
          <table:table-cell office:value-type="float" office:value="1.63051546391753">
            <text:p>1.6305154639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.577319587628866">
            <text:p>0.5773195876</text:p>
          </table:table-cell>
          <table:table-cell office:value-type="float" office:value="1.66072164948454">
            <text:p>1.6607216495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.577142857142857">
            <text:p>0.5771428571</text:p>
          </table:table-cell>
          <table:table-cell office:value-type="float" office:value="1.7192">
            <text:p>1.7192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0.576998050682261">
            <text:p>0.5769980507</text:p>
          </table:table-cell>
          <table:table-cell office:value-type="float" office:value="1.76265107212476">
            <text:p>1.7626510721</text:p>
          </table:table-cell>
        </table:table-row>
        <table:table-row table:style-name="ro2">
          <table:table-cell office:value-type="float" office:value="2067">
            <text:p>2067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72288461538462">
            <text:p>1.7228846154</text:p>
          </table:table-cell>
        </table:table-row>
        <table:table-row table:style-name="ro2" table:visibility="filter">
          <table:table-cell office:value-type="float" office:value="3870">
            <text:p>387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72692307692308">
            <text:p>1.7269230769</text:p>
          </table:table-cell>
        </table:table-row>
        <table:table-row table:style-name="ro2" table:visibility="filter">
          <table:table-cell office:value-type="float" office:value="3638">
            <text:p>3638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62717948717949">
            <text:p>1.6271794872</text:p>
          </table:table-cell>
        </table:table-row>
        <table:table-row table:style-name="ro2">
          <table:table-cell office:value-type="float" office:value="3809">
            <text:p>3809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0.576923076923077">
            <text:p>0.5769230769</text:p>
          </table:table-cell>
          <table:table-cell office:value-type="float" office:value="1.66461538461538">
            <text:p>1.6646153846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office:value-type="float" office:value="0.576744186046512">
            <text:p>0.576744186</text:p>
          </table:table-cell>
          <table:table-cell office:value-type="float" office:value="1.7317984496124">
            <text:p>1.7317984496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0.576530612244898">
            <text:p>0.5765306122</text:p>
          </table:table-cell>
          <table:table-cell office:value-type="float" office:value="1.65678571428571">
            <text:p>1.6567857143</text:p>
          </table:table-cell>
        </table:table-row>
        <table:table-row table:style-name="ro2" table:visibility="filter">
          <table:table-cell office:value-type="float" office:value="2417">
            <text:p>2417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576470588235294">
            <text:p>0.5764705882</text:p>
          </table:table-cell>
          <table:table-cell office:value-type="float" office:value="1.72635294117647">
            <text:p>1.7263529412</text:p>
          </table:table-cell>
        </table:table-row>
        <table:table-row table:style-name="ro2" table:visibility="filter">
          <table:table-cell office:value-type="float" office:value="2938">
            <text:p>2938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76271186440678">
            <text:p>0.5762711864</text:p>
          </table:table-cell>
          <table:table-cell office:value-type="float" office:value="1.69220338983051">
            <text:p>1.6922033898</text:p>
          </table:table-cell>
        </table:table-row>
        <table:table-row table:style-name="ro2">
          <table:table-cell office:value-type="float" office:value="3031">
            <text:p>3031</text:p>
          </table:table-cell>
          <table:table-cell office:value-type="float" office:value="3400">
            <text:p>3400</text:p>
          </table:table-cell>
          <table:table-cell office:value-type="float" office:value="1">
            <text:p>1</text:p>
          </table:table-cell>
          <table:table-cell office:value-type="float" office:value="0.576176470588235">
            <text:p>0.5761764706</text:p>
          </table:table-cell>
          <table:table-cell office:value-type="float" office:value="1.67611470588235">
            <text:p>1.6761147059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0.576131687242798">
            <text:p>0.5761316872</text:p>
          </table:table-cell>
          <table:table-cell office:value-type="float" office:value="1.78551440329218">
            <text:p>1.7855144033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0.575757575757576">
            <text:p>0.5757575758</text:p>
          </table:table-cell>
          <table:table-cell office:value-type="float" office:value="1.76612121212121">
            <text:p>1.7661212121</text:p>
          </table:table-cell>
        </table:table-row>
        <table:table-row table:style-name="ro2">
          <table:table-cell office:value-type="float" office:value="2576">
            <text:p>257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73893939393939">
            <text:p>1.7389393939</text:p>
          </table:table-cell>
        </table:table-row>
        <table:table-row table:style-name="ro2">
          <table:table-cell office:value-type="float" office:value="2637">
            <text:p>2637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75005509641873">
            <text:p>1.7500550964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575757575757576">
            <text:p>0.5757575758</text:p>
          </table:table-cell>
          <table:table-cell office:value-type="float" office:value="1.64080808080808">
            <text:p>1.6408080808</text:p>
          </table:table-cell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575471698113208">
            <text:p>0.5754716981</text:p>
          </table:table-cell>
          <table:table-cell office:value-type="float" office:value="1.69066037735849">
            <text:p>1.6906603774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760">
            <text:p>760</text:p>
          </table:table-cell>
          <table:table-cell office:value-type="float" office:value="1">
            <text:p>1</text:p>
          </table:table-cell>
          <table:table-cell office:value-type="float" office:value="0.575">
            <text:p>0.575</text:p>
          </table:table-cell>
          <table:table-cell office:value-type="float" office:value="1.73314473684211">
            <text:p>1.7331447368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75">
            <text:p>0.575</text:p>
          </table:table-cell>
          <table:table-cell office:value-type="float" office:value="1.7465">
            <text:p>1.7465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0.575">
            <text:p>0.575</text:p>
          </table:table-cell>
          <table:table-cell office:value-type="float" office:value="1.76521428571429">
            <text:p>1.7652142857</text:p>
          </table:table-cell>
        </table:table-row>
        <table:table-row table:style-name="ro2">
          <table:table-cell office:value-type="float" office:value="3732">
            <text:p>3732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0.574660633484163">
            <text:p>0.5746606335</text:p>
          </table:table-cell>
          <table:table-cell office:value-type="float" office:value="1.67266968325792">
            <text:p>1.6726696833</text:p>
          </table:table-cell>
        </table:table-row>
        <table:table-row table:style-name="ro2">
          <table:table-cell office:value-type="float" office:value="2537">
            <text:p>2537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0.574468085106383">
            <text:p>0.5744680851</text:p>
          </table:table-cell>
          <table:table-cell office:value-type="float" office:value="1.72712765957447">
            <text:p>1.7271276596</text:p>
          </table:table-cell>
        </table:table-row>
        <table:table-row table:style-name="ro2" table:visibility="filter">
          <table:table-cell office:value-type="float" office:value="2773">
            <text:p>2773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74468085106383">
            <text:p>0.5744680851</text:p>
          </table:table-cell>
          <table:table-cell office:value-type="float" office:value="1.73723404255319">
            <text:p>1.7372340426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74468085106383">
            <text:p>0.5744680851</text:p>
          </table:table-cell>
          <table:table-cell office:value-type="float" office:value="1.62765957446809">
            <text:p>1.6276595745</text:p>
          </table:table-cell>
        </table:table-row>
        <table:table-row table:style-name="ro2">
          <table:table-cell office:value-type="float" office:value="3442">
            <text:p>3442</text:p>
          </table:table-cell>
          <table:table-cell office:value-type="float" office:value="1276">
            <text:p>1276</text:p>
          </table:table-cell>
          <table:table-cell office:value-type="float" office:value="1">
            <text:p>1</text:p>
          </table:table-cell>
          <table:table-cell office:value-type="float" office:value="0.574451410658307">
            <text:p>0.5744514107</text:p>
          </table:table-cell>
          <table:table-cell office:value-type="float" office:value="1.73747648902821">
            <text:p>1.737476489</text:p>
          </table:table-cell>
        </table:table-row>
        <table:table-row table:style-name="ro2">
          <table:table-cell office:value-type="float" office:value="2097">
            <text:p>2097</text:p>
          </table:table-cell>
          <table:table-cell office:value-type="float" office:value="477">
            <text:p>477</text:p>
          </table:table-cell>
          <table:table-cell office:value-type="float" office:value="1">
            <text:p>1</text:p>
          </table:table-cell>
          <table:table-cell office:value-type="float" office:value="0.574423480083857">
            <text:p>0.5744234801</text:p>
          </table:table-cell>
          <table:table-cell office:value-type="float" office:value="1.7538784067086">
            <text:p>1.7538784067</text:p>
          </table:table-cell>
        </table:table-row>
        <table:table-row table:style-name="ro2">
          <table:table-cell office:value-type="float" office:value="2030">
            <text:p>203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574257425742574">
            <text:p>0.5742574257</text:p>
          </table:table-cell>
          <table:table-cell office:value-type="float" office:value="1.70277227722772">
            <text:p>1.7027722772</text:p>
          </table:table-cell>
        </table:table-row>
        <table:table-row table:style-name="ro2">
          <table:table-cell office:value-type="float" office:value="2252">
            <text:p>225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0.574257425742574">
            <text:p>0.5742574257</text:p>
          </table:table-cell>
          <table:table-cell office:value-type="float" office:value="1.73995049504951">
            <text:p>1.739950495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574074074074074">
            <text:p>0.5740740741</text:p>
          </table:table-cell>
          <table:table-cell office:value-type="float" office:value="1.73962962962963">
            <text:p>1.7396296296</text:p>
          </table:table-cell>
        </table:table-row>
        <table:table-row table:style-name="ro2" table:visibility="filter">
          <table:table-cell office:value-type="float" office:value="2576">
            <text:p>257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574074074074074">
            <text:p>0.5740740741</text:p>
          </table:table-cell>
          <table:table-cell office:value-type="float" office:value="1.74055555555556">
            <text:p>1.7405555556</text:p>
          </table:table-cell>
        </table:table-row>
        <table:table-row table:style-name="ro2" table:visibility="filter">
          <table:table-cell office:value-type="float" office:value="3119">
            <text:p>311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74074074074074">
            <text:p>0.5740740741</text:p>
          </table:table-cell>
          <table:table-cell office:value-type="float" office:value="1.66888888888889">
            <text:p>1.6688888889</text:p>
          </table:table-cell>
        </table:table-row>
        <table:table-row table:style-name="ro2">
          <table:table-cell office:value-type="float" office:value="3459">
            <text:p>3459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0.57396449704142">
            <text:p>0.573964497</text:p>
          </table:table-cell>
          <table:table-cell office:value-type="float" office:value="1.70502958579882">
            <text:p>1.7050295858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73770491803279">
            <text:p>0.5737704918</text:p>
          </table:table-cell>
          <table:table-cell office:value-type="float" office:value="1.62393442622951">
            <text:p>1.6239344262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office:value-type="float" office:value="0.573529411764706">
            <text:p>0.5735294118</text:p>
          </table:table-cell>
          <table:table-cell office:value-type="float" office:value="1.73130882352941">
            <text:p>1.7313088235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0.573099415204678">
            <text:p>0.5730994152</text:p>
          </table:table-cell>
          <table:table-cell office:value-type="float" office:value="1.7159649122807">
            <text:p>1.7159649123</text:p>
          </table:table-cell>
        </table:table-row>
        <table:table-row table:style-name="ro2">
          <table:table-cell office:value-type="float" office:value="2324">
            <text:p>2324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0.572847682119205">
            <text:p>0.5728476821</text:p>
          </table:table-cell>
          <table:table-cell office:value-type="float" office:value="1.70993377483444">
            <text:p>1.7099337748</text:p>
          </table:table-cell>
        </table:table-row>
        <table:table-row table:style-name="ro2">
          <table:table-cell office:value-type="float" office:value="3527">
            <text:p>3527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0.572614107883817">
            <text:p>0.5726141079</text:p>
          </table:table-cell>
          <table:table-cell office:value-type="float" office:value="1.64593360995851">
            <text:p>1.64593361</text:p>
          </table:table-cell>
        </table:table-row>
        <table:table-row table:style-name="ro2">
          <table:table-cell office:value-type="float" office:value="3497">
            <text:p>3497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57258064516129">
            <text:p>0.5725806452</text:p>
          </table:table-cell>
          <table:table-cell office:value-type="float" office:value="1.65016129032258">
            <text:p>1.6501612903</text:p>
          </table:table-cell>
        </table:table-row>
        <table:table-row table:style-name="ro2">
          <table:table-cell office:value-type="float" office:value="3737">
            <text:p>3737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572289156626506">
            <text:p>0.5722891566</text:p>
          </table:table-cell>
          <table:table-cell office:value-type="float" office:value="1.66433734939759">
            <text:p>1.6643373494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0.572254335260116">
            <text:p>0.5722543353</text:p>
          </table:table-cell>
          <table:table-cell office:value-type="float" office:value="1.70890173410405">
            <text:p>1.7089017341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1073">
            <text:p>1073</text:p>
          </table:table-cell>
          <table:table-cell office:value-type="float" office:value="1">
            <text:p>1</text:p>
          </table:table-cell>
          <table:table-cell office:value-type="float" office:value="0.572227399813607">
            <text:p>0.5722273998</text:p>
          </table:table-cell>
          <table:table-cell office:value-type="float" office:value="1.75357875116496">
            <text:p>1.7535787512</text:p>
          </table:table-cell>
        </table:table-row>
        <table:table-row table:style-name="ro2">
          <table:table-cell office:value-type="float" office:value="2211">
            <text:p>2211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572222222222222">
            <text:p>0.5722222222</text:p>
          </table:table-cell>
          <table:table-cell office:value-type="float" office:value="1.76777777777778">
            <text:p>1.7677777778</text:p>
          </table:table-cell>
        </table:table-row>
        <table:table-row table:style-name="ro2">
          <table:table-cell office:value-type="float" office:value="3459">
            <text:p>3459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572222222222222">
            <text:p>0.5722222222</text:p>
          </table:table-cell>
          <table:table-cell office:value-type="float" office:value="1.70844444444444">
            <text:p>1.7084444444</text:p>
          </table:table-cell>
        </table:table-row>
        <table:table-row table:style-name="ro2">
          <table:table-cell office:value-type="float" office:value="2688">
            <text:p>2688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0.571884984025559">
            <text:p>0.571884984</text:p>
          </table:table-cell>
          <table:table-cell office:value-type="float" office:value="1.76857827476038">
            <text:p>1.7685782748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1970">
            <text:p>197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7392857142857">
            <text:p>1.6739285714</text:p>
          </table:table-cell>
        </table:table-row>
        <table:table-row table:style-name="ro2" table:visibility="filter">
          <table:table-cell office:value-type="float" office:value="1993">
            <text:p>199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5619047619048">
            <text:p>1.7561904762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3728571428571">
            <text:p>1.7372857143</text:p>
          </table:table-cell>
        </table:table-row>
        <table:table-row table:style-name="ro2" table:visibility="filter">
          <table:table-cell office:value-type="float" office:value="2055">
            <text:p>20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571428571429">
            <text:p>1.6757142857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5904761904762">
            <text:p>1.759047619</text:p>
          </table:table-cell>
        </table:table-row>
        <table:table-row table:style-name="ro2" table:visibility="filter">
          <table:table-cell office:value-type="float" office:value="2208">
            <text:p>22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0428571428571">
            <text:p>1.7042857143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4142857142857">
            <text:p>1.6414285714</text:p>
          </table:table-cell>
        </table:table-row>
        <table:table-row table:style-name="ro2" table:visibility="filter">
          <table:table-cell office:value-type="float" office:value="2317">
            <text:p>231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5142857142857">
            <text:p>1.7514285714</text:p>
          </table:table-cell>
        </table:table-row>
        <table:table-row table:style-name="ro2" table:visibility="filter">
          <table:table-cell office:value-type="float" office:value="2321">
            <text:p>232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5892857142857">
            <text:p>1.7589285714</text:p>
          </table:table-cell>
        </table:table-row>
        <table:table-row table:style-name="ro2" table:visibility="filter">
          <table:table-cell office:value-type="float" office:value="2323">
            <text:p>232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2857142857143">
            <text:p>1.7285714286</text:p>
          </table:table-cell>
        </table:table-row>
        <table:table-row table:style-name="ro2" table:visibility="filter">
          <table:table-cell office:value-type="float" office:value="2362">
            <text:p>236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84428571428571">
            <text:p>1.8442857143</text:p>
          </table:table-cell>
        </table:table-row>
        <table:table-row table:style-name="ro2" table:visibility="filter">
          <table:table-cell office:value-type="float" office:value="2367">
            <text:p>236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0071428571429">
            <text:p>1.8007142857</text:p>
          </table:table-cell>
        </table:table-row>
        <table:table-row table:style-name="ro2" table:visibility="filter">
          <table:table-cell office:value-type="float" office:value="2373">
            <text:p>23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411">
            <text:p>241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2071428571429">
            <text:p>1.7207142857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3571428571429">
            <text:p>1.8357142857</text:p>
          </table:table-cell>
        </table:table-row>
        <table:table-row table:style-name="ro2" table:visibility="filter">
          <table:table-cell office:value-type="float" office:value="2452">
            <text:p>2452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9204081632653">
            <text:p>1.6920408163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9203007518797">
            <text:p>1.7920300752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7142857142857">
            <text:p>1.6714285714</text:p>
          </table:table-cell>
        </table:table-row>
        <table:table-row table:style-name="ro2" table:visibility="filter">
          <table:table-cell office:value-type="float" office:value="2592">
            <text:p>259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1428571428571">
            <text:p>1.7142857143</text:p>
          </table:table-cell>
        </table:table-row>
        <table:table-row table:style-name="ro2" table:visibility="filter">
          <table:table-cell office:value-type="float" office:value="2611">
            <text:p>261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575">
            <text:p>1.6575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0714285714286">
            <text:p>1.8071428571</text:p>
          </table:table-cell>
        </table:table-row>
        <table:table-row table:style-name="ro2" table:visibility="filter">
          <table:table-cell office:value-type="float" office:value="2711">
            <text:p>271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81714285714286">
            <text:p>1.8171428571</text:p>
          </table:table-cell>
        </table:table-row>
        <table:table-row table:style-name="ro2" table:visibility="filter">
          <table:table-cell office:value-type="float" office:value="2714">
            <text:p>271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1535714285714">
            <text:p>1.7153571429</text:p>
          </table:table-cell>
        </table:table-row>
        <table:table-row table:style-name="ro2" table:visibility="filter">
          <table:table-cell office:value-type="float" office:value="2736">
            <text:p>273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2142857142857">
            <text:p>1.7214285714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4285714285714">
            <text:p>1.7428571429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3238095238095">
            <text:p>1.6323809524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2857142857143">
            <text:p>1.6285714286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58380952380952">
            <text:p>1.5838095238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1857142857143">
            <text:p>1.6185714286</text:p>
          </table:table-cell>
        </table:table-row>
        <table:table-row table:style-name="ro2" table:visibility="filter">
          <table:table-cell office:value-type="float" office:value="3039">
            <text:p>303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3714285714286">
            <text:p>1.6371428571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095">
            <text:p>309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2428571428571">
            <text:p>1.6242857143</text:p>
          </table:table-cell>
        </table:table-row>
        <table:table-row table:style-name="ro2" table:visibility="filter">
          <table:table-cell office:value-type="float" office:value="3122">
            <text:p>31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3714285714286">
            <text:p>1.7371428571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6428571428571">
            <text:p>1.6642857143</text:p>
          </table:table-cell>
        </table:table-row>
        <table:table-row table:style-name="ro2" table:visibility="filter">
          <table:table-cell office:value-type="float" office:value="3149">
            <text:p>314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4514285714286">
            <text:p>1.6451428571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2952380952381">
            <text:p>1.6295238095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571428571429">
            <text:p>1.6857142857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8428571428571">
            <text:p>1.7842857143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8857142857143">
            <text:p>1.7885714286</text:p>
          </table:table-cell>
        </table:table-row>
        <table:table-row table:style-name="ro2" table:visibility="filter">
          <table:table-cell office:value-type="float" office:value="3405">
            <text:p>340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8142857142857">
            <text:p>1.7814285714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7857142857143">
            <text:p>1.6785714286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8285714285714">
            <text:p>1.6828571429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694">
            <text:p>369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3964285714286">
            <text:p>1.6396428571</text:p>
          </table:table-cell>
        </table:table-row>
        <table:table-row table:style-name="ro2" table:visibility="filter">
          <table:table-cell office:value-type="float" office:value="3716">
            <text:p>3716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584126984127">
            <text:p>1.6584126984</text:p>
          </table:table-cell>
        </table:table-row>
        <table:table-row table:style-name="ro2" table:visibility="filter">
          <table:table-cell office:value-type="float" office:value="3751">
            <text:p>375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5571428571429">
            <text:p>1.6557142857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571428571428571">
            <text:p>0.5714285714</text:p>
          </table:table-cell>
          <table:table-cell office:value-type="float" office:value="1.65571428571429">
            <text:p>1.6557142857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571428571428571">
            <text:p>0.5714285714</text:p>
          </table:table-cell>
          <table:table-cell office:value-type="float" office:value="1.68571428571429">
            <text:p>1.6857142857</text:p>
          </table:table-cell>
        </table:table-row>
        <table:table-row table:style-name="ro2">
          <table:table-cell office:value-type="float" office:value="2365">
            <text:p>2365</text:p>
          </table:table-cell>
          <table:table-cell office:value-type="float" office:value="814">
            <text:p>814</text:p>
          </table:table-cell>
          <table:table-cell office:value-type="float" office:value="1">
            <text:p>1</text:p>
          </table:table-cell>
          <table:table-cell office:value-type="float" office:value="0.571253071253071">
            <text:p>0.5712530713</text:p>
          </table:table-cell>
          <table:table-cell office:value-type="float" office:value="1.75427518427518">
            <text:p>1.7542751843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12770">
            <text:p>12770</text:p>
          </table:table-cell>
          <table:table-cell office:value-type="float" office:value="1">
            <text:p>1</text:p>
          </table:table-cell>
          <table:table-cell office:value-type="float" office:value="0.570634299138606">
            <text:p>0.5706342991</text:p>
          </table:table-cell>
          <table:table-cell office:value-type="float" office:value="1.70893343774471">
            <text:p>1.7089334377</text:p>
          </table:table-cell>
        </table:table-row>
        <table:table-row table:style-name="ro2">
          <table:table-cell office:value-type="float" office:value="2974">
            <text:p>2974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570621468926554">
            <text:p>0.5706214689</text:p>
          </table:table-cell>
          <table:table-cell office:value-type="float" office:value="1.66988700564972">
            <text:p>1.6698870056</text:p>
          </table:table-cell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0.570605187319885">
            <text:p>0.5706051873</text:p>
          </table:table-cell>
          <table:table-cell office:value-type="float" office:value="1.73988472622478">
            <text:p>1.7398847262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office:value-type="float" office:value="0.570554493307839">
            <text:p>0.5705544933</text:p>
          </table:table-cell>
          <table:table-cell office:value-type="float" office:value="1.66565583173996">
            <text:p>1.6656558317</text:p>
          </table:table-cell>
        </table:table-row>
        <table:table-row table:style-name="ro2">
          <table:table-cell office:value-type="float" office:value="2254">
            <text:p>2254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0.570552147239264">
            <text:p>0.5705521472</text:p>
          </table:table-cell>
          <table:table-cell office:value-type="float" office:value="1.7301226993865">
            <text:p>1.7301226994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0.570175438596491">
            <text:p>0.5701754386</text:p>
          </table:table-cell>
          <table:table-cell office:value-type="float" office:value="1.76687134502924">
            <text:p>1.766871345</text:p>
          </table:table-cell>
        </table:table-row>
        <table:table-row table:style-name="ro2">
          <table:table-cell office:value-type="float" office:value="3319">
            <text:p>3319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570093457943925">
            <text:p>0.5700934579</text:p>
          </table:table-cell>
          <table:table-cell office:value-type="float" office:value="1.74766355140187">
            <text:p>1.7476635514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0.569974554707379">
            <text:p>0.5699745547</text:p>
          </table:table-cell>
          <table:table-cell office:value-type="float" office:value="1.73452926208651">
            <text:p>1.7345292621</text:p>
          </table:table-cell>
        </table:table-row>
        <table:table-row table:style-name="ro2">
          <table:table-cell office:value-type="float" office:value="2704">
            <text:p>2704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0.569852941176471">
            <text:p>0.5698529412</text:p>
          </table:table-cell>
          <table:table-cell office:value-type="float" office:value="1.72915441176471">
            <text:p>1.7291544118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569620253164557">
            <text:p>0.5696202532</text:p>
          </table:table-cell>
          <table:table-cell office:value-type="float" office:value="1.67962025316456">
            <text:p>1.6796202532</text:p>
          </table:table-cell>
        </table:table-row>
        <table:table-row table:style-name="ro2">
          <table:table-cell office:value-type="float" office:value="2249">
            <text:p>2249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0.569444444444444">
            <text:p>0.5694444444</text:p>
          </table:table-cell>
          <table:table-cell office:value-type="float" office:value="1.73145833333333">
            <text:p>1.7314583333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569444444444444">
            <text:p>0.5694444444</text:p>
          </table:table-cell>
          <table:table-cell office:value-type="float" office:value="1.72888888888889">
            <text:p>1.7288888889</text:p>
          </table:table-cell>
        </table:table-row>
        <table:table-row table:style-name="ro2">
          <table:table-cell office:value-type="float" office:value="2467">
            <text:p>2467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0.569230769230769">
            <text:p>0.5692307692</text:p>
          </table:table-cell>
          <table:table-cell office:value-type="float" office:value="1.7335">
            <text:p>1.7335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68965517241379">
            <text:p>0.5689655172</text:p>
          </table:table-cell>
          <table:table-cell office:value-type="float" office:value="1.65689655172414">
            <text:p>1.6568965517</text:p>
          </table:table-cell>
        </table:table-row>
        <table:table-row table:style-name="ro2">
          <table:table-cell office:value-type="float" office:value="3397">
            <text:p>3397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0.568807339449541">
            <text:p>0.5688073394</text:p>
          </table:table-cell>
          <table:table-cell office:value-type="float" office:value="1.73045871559633">
            <text:p>1.7304587156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0.568627450980392">
            <text:p>0.568627451</text:p>
          </table:table-cell>
          <table:table-cell office:value-type="float" office:value="1.73797385620915">
            <text:p>1.7379738562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568627450980392">
            <text:p>0.568627451</text:p>
          </table:table-cell>
          <table:table-cell office:value-type="float" office:value="1.62666666666667">
            <text:p>1.6266666667</text:p>
          </table:table-cell>
        </table:table-row>
        <table:table-row table:style-name="ro2">
          <table:table-cell office:value-type="float" office:value="3329">
            <text:p>3329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568627450980392">
            <text:p>0.568627451</text:p>
          </table:table-cell>
          <table:table-cell office:value-type="float" office:value="1.73732026143791">
            <text:p>1.7373202614</text:p>
          </table:table-cell>
        </table:table-row>
        <table:table-row table:style-name="ro2">
          <table:table-cell office:value-type="float" office:value="2908">
            <text:p>2908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0.568548387096774">
            <text:p>0.5685483871</text:p>
          </table:table-cell>
          <table:table-cell office:value-type="float" office:value="1.65766129032258">
            <text:p>1.6576612903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568181818181818">
            <text:p>0.5681818182</text:p>
          </table:table-cell>
          <table:table-cell office:value-type="float" office:value="1.71159090909091">
            <text:p>1.7115909091</text:p>
          </table:table-cell>
        </table:table-row>
        <table:table-row table:style-name="ro2" table:visibility="filter">
          <table:table-cell office:value-type="float" office:value="2723">
            <text:p>272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68181818181818">
            <text:p>0.5681818182</text:p>
          </table:table-cell>
          <table:table-cell office:value-type="float" office:value="1.71545454545455">
            <text:p>1.7154545455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859">
            <text:p>859</text:p>
          </table:table-cell>
          <table:table-cell office:value-type="float" office:value="1">
            <text:p>1</text:p>
          </table:table-cell>
          <table:table-cell office:value-type="float" office:value="0.568102444703143">
            <text:p>0.5681024447</text:p>
          </table:table-cell>
          <table:table-cell office:value-type="float" office:value="1.75653084982538">
            <text:p>1.7565308498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0.568">
            <text:p>0.568</text:p>
          </table:table-cell>
          <table:table-cell office:value-type="float" office:value="1.72598666666667">
            <text:p>1.7259866667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568">
            <text:p>0.568</text:p>
          </table:table-cell>
          <table:table-cell office:value-type="float" office:value="1.68816">
            <text:p>1.68816</text:p>
          </table:table-cell>
        </table:table-row>
        <table:table-row table:style-name="ro2">
          <table:table-cell office:value-type="float" office:value="2527">
            <text:p>2527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567901234567901">
            <text:p>0.5679012346</text:p>
          </table:table-cell>
          <table:table-cell office:value-type="float" office:value="1.75864197530864">
            <text:p>1.7586419753</text:p>
          </table:table-cell>
        </table:table-row>
        <table:table-row table:style-name="ro2" table:visibility="filter">
          <table:table-cell office:value-type="float" office:value="2957">
            <text:p>2957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567901234567901">
            <text:p>0.5679012346</text:p>
          </table:table-cell>
          <table:table-cell office:value-type="float" office:value="1.66259259259259">
            <text:p>1.6625925926</text:p>
          </table:table-cell>
        </table:table-row>
        <table:table-row table:style-name="ro2">
          <table:table-cell office:value-type="float" office:value="2608">
            <text:p>2608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0.567708333333333">
            <text:p>0.5677083333</text:p>
          </table:table-cell>
          <table:table-cell office:value-type="float" office:value="1.76927083333333">
            <text:p>1.7692708333</text:p>
          </table:table-cell>
        </table:table-row>
        <table:table-row table:style-name="ro2" table:visibility="filter">
          <table:table-cell office:value-type="float" office:value="2519">
            <text:p>251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67567567567568">
            <text:p>0.5675675676</text:p>
          </table:table-cell>
          <table:table-cell office:value-type="float" office:value="1.76486486486486">
            <text:p>1.7648648649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567567567567568">
            <text:p>0.5675675676</text:p>
          </table:table-cell>
          <table:table-cell office:value-type="float" office:value="1.73459459459459">
            <text:p>1.7345945946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1114">
            <text:p>1114</text:p>
          </table:table-cell>
          <table:table-cell office:value-type="float" office:value="1">
            <text:p>1</text:p>
          </table:table-cell>
          <table:table-cell office:value-type="float" office:value="0.567324955116697">
            <text:p>0.5673249551</text:p>
          </table:table-cell>
          <table:table-cell office:value-type="float" office:value="1.73784560143627">
            <text:p>1.7378456014</text:p>
          </table:table-cell>
        </table:table-row>
        <table:table-row table:style-name="ro2">
          <table:table-cell office:value-type="float" office:value="2504">
            <text:p>2504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.567164179104478">
            <text:p>0.5671641791</text:p>
          </table:table-cell>
          <table:table-cell office:value-type="float" office:value="1.73216417910448">
            <text:p>1.7321641791</text:p>
          </table:table-cell>
        </table:table-row>
        <table:table-row table:style-name="ro2">
          <table:table-cell office:value-type="float" office:value="2525">
            <text:p>2525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567164179104478">
            <text:p>0.5671641791</text:p>
          </table:table-cell>
          <table:table-cell office:value-type="float" office:value="1.76283582089552">
            <text:p>1.7628358209</text:p>
          </table:table-cell>
        </table:table-row>
        <table:table-row table:style-name="ro2" table:visibility="filter">
          <table:table-cell office:value-type="float" office:value="2610">
            <text:p>2610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67164179104478">
            <text:p>0.5671641791</text:p>
          </table:table-cell>
          <table:table-cell office:value-type="float" office:value="1.79164179104478">
            <text:p>1.791641791</text:p>
          </table:table-cell>
        </table:table-row>
        <table:table-row table:style-name="ro2">
          <table:table-cell office:value-type="float" office:value="3266">
            <text:p>3266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0.567114093959732">
            <text:p>0.567114094</text:p>
          </table:table-cell>
          <table:table-cell office:value-type="float" office:value="1.74657718120805">
            <text:p>1.7465771812</text:p>
          </table:table-cell>
        </table:table-row>
        <table:table-row table:style-name="ro2">
          <table:table-cell office:value-type="float" office:value="2864">
            <text:p>2864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567073170731707">
            <text:p>0.5670731707</text:p>
          </table:table-cell>
          <table:table-cell office:value-type="float" office:value="1.65060975609756">
            <text:p>1.6506097561</text:p>
          </table:table-cell>
        </table:table-row>
        <table:table-row table:style-name="ro2">
          <table:table-cell office:value-type="float" office:value="3183">
            <text:p>3183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0.566964285714286">
            <text:p>0.5669642857</text:p>
          </table:table-cell>
          <table:table-cell office:value-type="float" office:value="1.69915178571429">
            <text:p>1.6991517857</text:p>
          </table:table-cell>
        </table:table-row>
        <table:table-row table:style-name="ro2">
          <table:table-cell office:value-type="float" office:value="3487">
            <text:p>3487</text:p>
          </table:table-cell>
          <table:table-cell office:value-type="float" office:value="725">
            <text:p>725</text:p>
          </table:table-cell>
          <table:table-cell office:value-type="float" office:value="1">
            <text:p>1</text:p>
          </table:table-cell>
          <table:table-cell office:value-type="float" office:value="0.566896551724138">
            <text:p>0.5668965517</text:p>
          </table:table-cell>
          <table:table-cell office:value-type="float" office:value="1.66708965517241">
            <text:p>1.6670896552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0.566854990583804">
            <text:p>0.5668549906</text:p>
          </table:table-cell>
          <table:table-cell office:value-type="float" office:value="1.77382297551789">
            <text:p>1.7738229755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0.566775244299674">
            <text:p>0.5667752443</text:p>
          </table:table-cell>
          <table:table-cell office:value-type="float" office:value="1.64498371335505">
            <text:p>1.6449837134</text:p>
          </table:table-cell>
        </table:table-row>
        <table:table-row table:style-name="ro2">
          <table:table-cell office:value-type="float" office:value="2865">
            <text:p>286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65983333333333">
            <text:p>1.6598333333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71033333333333">
            <text:p>1.7103333333</text:p>
          </table:table-cell>
        </table:table-row>
        <table:table-row table:style-name="ro2" table:visibility="filter">
          <table:table-cell office:value-type="float" office:value="3665">
            <text:p>366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566666666666667">
            <text:p>0.5666666667</text:p>
          </table:table-cell>
          <table:table-cell office:value-type="float" office:value="1.66616666666667">
            <text:p>1.6661666667</text:p>
          </table:table-cell>
        </table:table-row>
        <table:table-row table:style-name="ro2">
          <table:table-cell office:value-type="float" office:value="3767">
            <text:p>3767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1.66866666666667">
            <text:p>1.6686666667</text:p>
          </table:table-cell>
        </table:table-row>
        <table:table-row table:style-name="ro2" table:visibility="filter">
          <table:table-cell office:value-type="float" office:value="3849">
            <text:p>3849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566666666666667">
            <text:p>0.5666666667</text:p>
          </table:table-cell>
          <table:table-cell office:value-type="float" office:value="1.697">
            <text:p>1.697</text:p>
          </table:table-cell>
        </table:table-row>
        <table:table-row table:style-name="ro2">
          <table:table-cell office:value-type="float" office:value="3199">
            <text:p>3199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0.566523605150215">
            <text:p>0.5665236052</text:p>
          </table:table-cell>
          <table:table-cell office:value-type="float" office:value="1.66167381974249">
            <text:p>1.6616738197</text:p>
          </table:table-cell>
        </table:table-row>
        <table:table-row table:style-name="ro2">
          <table:table-cell office:value-type="float" office:value="3188">
            <text:p>318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566371681415929">
            <text:p>0.5663716814</text:p>
          </table:table-cell>
          <table:table-cell office:value-type="float" office:value="1.70973451327434">
            <text:p>1.7097345133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0.566298342541437">
            <text:p>0.5662983425</text:p>
          </table:table-cell>
          <table:table-cell office:value-type="float" office:value="1.71870165745856">
            <text:p>1.7187016575</text:p>
          </table:table-cell>
        </table:table-row>
        <table:table-row table:style-name="ro2">
          <table:table-cell office:value-type="float" office:value="3862">
            <text:p>386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566037735849057">
            <text:p>0.5660377358</text:p>
          </table:table-cell>
          <table:table-cell office:value-type="float" office:value="1.74627358490566">
            <text:p>1.7462735849</text:p>
          </table:table-cell>
        </table:table-row>
        <table:table-row table:style-name="ro2" table:visibility="filter">
          <table:table-cell office:value-type="float" office:value="2339">
            <text:p>2339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566037735849057">
            <text:p>0.5660377358</text:p>
          </table:table-cell>
          <table:table-cell office:value-type="float" office:value="1.73188679245283">
            <text:p>1.7318867925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66037735849057">
            <text:p>0.5660377358</text:p>
          </table:table-cell>
          <table:table-cell office:value-type="float" office:value="1.77716981132075">
            <text:p>1.7771698113</text:p>
          </table:table-cell>
        </table:table-row>
        <table:table-row table:style-name="ro2">
          <table:table-cell office:value-type="float" office:value="2042">
            <text:p>2042</text:p>
          </table:table-cell>
          <table:table-cell office:value-type="float" office:value="1887">
            <text:p>1887</text:p>
          </table:table-cell>
          <table:table-cell office:value-type="float" office:value="1">
            <text:p>1</text:p>
          </table:table-cell>
          <table:table-cell office:value-type="float" office:value="0.565977742448331">
            <text:p>0.5659777424</text:p>
          </table:table-cell>
          <table:table-cell office:value-type="float" office:value="1.73093269740329">
            <text:p>1.7309326974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.565947242206235">
            <text:p>0.5659472422</text:p>
          </table:table-cell>
          <table:table-cell office:value-type="float" office:value="1.76052757793765">
            <text:p>1.7605275779</text:p>
          </table:table-cell>
        </table:table-row>
        <table:table-row table:style-name="ro2">
          <table:table-cell office:value-type="float" office:value="3043">
            <text:p>304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565891472868217">
            <text:p>0.5658914729</text:p>
          </table:table-cell>
          <table:table-cell office:value-type="float" office:value="1.66387596899225">
            <text:p>1.663875969</text:p>
          </table:table-cell>
        </table:table-row>
        <table:table-row table:style-name="ro2" table:visibility="filter">
          <table:table-cell office:value-type="float" office:value="2265">
            <text:p>2265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56578947368421">
            <text:p>0.5657894737</text:p>
          </table:table-cell>
          <table:table-cell office:value-type="float" office:value="1.75473684210526">
            <text:p>1.7547368421</text:p>
          </table:table-cell>
        </table:table-row>
        <table:table-row table:style-name="ro2">
          <table:table-cell office:value-type="float" office:value="3026">
            <text:p>3026</text:p>
          </table:table-cell>
          <table:table-cell office:value-type="float" office:value="1897">
            <text:p>1897</text:p>
          </table:table-cell>
          <table:table-cell office:value-type="float" office:value="2">
            <text:p>2</text:p>
          </table:table-cell>
          <table:table-cell office:value-type="float" office:value="0.565629942013706">
            <text:p>0.565629942</text:p>
          </table:table-cell>
          <table:table-cell office:value-type="float" office:value="1.69079072219294">
            <text:p>1.6907907222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0.565610859728507">
            <text:p>0.5656108597</text:p>
          </table:table-cell>
          <table:table-cell office:value-type="float" office:value="1.73806561085973">
            <text:p>1.7380656109</text:p>
          </table:table-cell>
        </table:table-row>
        <table:table-row table:style-name="ro2">
          <table:table-cell office:value-type="float" office:value="2680">
            <text:p>2680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.565445026178011">
            <text:p>0.5654450262</text:p>
          </table:table-cell>
          <table:table-cell office:value-type="float" office:value="1.7355497382199">
            <text:p>1.7355497382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73413043478261">
            <text:p>1.7341304348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163768115942">
            <text:p>1.6163768116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63608695652174">
            <text:p>1.6360869565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65217391304348">
            <text:p>0.5652173913</text:p>
          </table:table-cell>
          <table:table-cell office:value-type="float" office:value="1.6904347826087">
            <text:p>1.6904347826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67565217391304">
            <text:p>1.6756521739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65217391304348">
            <text:p>0.5652173913</text:p>
          </table:table-cell>
          <table:table-cell office:value-type="float" office:value="1.65826086956522">
            <text:p>1.6582608696</text:p>
          </table:table-cell>
        </table:table-row>
        <table:table-row table:style-name="ro2">
          <table:table-cell office:value-type="float" office:value="2811">
            <text:p>2811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0.565022421524664">
            <text:p>0.5650224215</text:p>
          </table:table-cell>
          <table:table-cell office:value-type="float" office:value="1.65775784753363">
            <text:p>1.6577578475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564971751412429">
            <text:p>0.5649717514</text:p>
          </table:table-cell>
          <table:table-cell office:value-type="float" office:value="1.74627118644068">
            <text:p>1.7462711864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564885496183206">
            <text:p>0.5648854962</text:p>
          </table:table-cell>
          <table:table-cell office:value-type="float" office:value="1.64748091603053">
            <text:p>1.647480916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0.564625850340136">
            <text:p>0.5646258503</text:p>
          </table:table-cell>
          <table:table-cell office:value-type="float" office:value="1.73744897959184">
            <text:p>1.7374489796</text:p>
          </table:table-cell>
        </table:table-row>
        <table:table-row table:style-name="ro2" table:visibility="filter">
          <table:table-cell office:value-type="float" office:value="2263">
            <text:p>2263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564516129032258">
            <text:p>0.564516129</text:p>
          </table:table-cell>
          <table:table-cell office:value-type="float" office:value="1.72064516129032">
            <text:p>1.7206451613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564516129032258">
            <text:p>0.564516129</text:p>
          </table:table-cell>
          <table:table-cell office:value-type="float" office:value="1.65451612903226">
            <text:p>1.654516129</text:p>
          </table:table-cell>
        </table:table-row>
        <table:table-row table:style-name="ro2" table:visibility="filter">
          <table:table-cell office:value-type="float" office:value="2486">
            <text:p>248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1.72102564102564">
            <text:p>1.721025641</text:p>
          </table:table-cell>
        </table:table-row>
        <table:table-row table:style-name="ro2">
          <table:table-cell office:value-type="float" office:value="3273">
            <text:p>3273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1.73555555555556">
            <text:p>1.7355555556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564102564102564">
            <text:p>0.5641025641</text:p>
          </table:table-cell>
          <table:table-cell office:value-type="float" office:value="1.61858974358974">
            <text:p>1.6185897436</text:p>
          </table:table-cell>
        </table:table-row>
        <table:table-row table:style-name="ro2">
          <table:table-cell office:value-type="float" office:value="2473">
            <text:p>2473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0.563975155279503">
            <text:p>0.5639751553</text:p>
          </table:table-cell>
          <table:table-cell office:value-type="float" office:value="1.74763975155279">
            <text:p>1.7476397516</text:p>
          </table:table-cell>
        </table:table-row>
        <table:table-row table:style-name="ro2">
          <table:table-cell office:value-type="float" office:value="2590">
            <text:p>2590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0.563636363636364">
            <text:p>0.5636363636</text:p>
          </table:table-cell>
          <table:table-cell office:value-type="float" office:value="1.76627272727273">
            <text:p>1.7662727273</text:p>
          </table:table-cell>
        </table:table-row>
        <table:table-row table:style-name="ro2">
          <table:table-cell office:value-type="float" office:value="2812">
            <text:p>2812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.563636363636364">
            <text:p>0.5636363636</text:p>
          </table:table-cell>
          <table:table-cell office:value-type="float" office:value="1.6429696969697">
            <text:p>1.642969697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563636363636364">
            <text:p>0.5636363636</text:p>
          </table:table-cell>
          <table:table-cell office:value-type="float" office:value="1.674">
            <text:p>1.674</text:p>
          </table:table-cell>
        </table:table-row>
        <table:table-row table:style-name="ro2">
          <table:table-cell office:value-type="float" office:value="2219">
            <text:p>2219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563492063492063">
            <text:p>0.5634920635</text:p>
          </table:table-cell>
          <table:table-cell office:value-type="float" office:value="1.71777777777778">
            <text:p>1.7177777778</text:p>
          </table:table-cell>
        </table:table-row>
        <table:table-row table:style-name="ro2" table:visibility="filter">
          <table:table-cell office:value-type="float" office:value="2123">
            <text:p>212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563380281690141">
            <text:p>0.5633802817</text:p>
          </table:table-cell>
          <table:table-cell office:value-type="float" office:value="1.76380281690141">
            <text:p>1.7638028169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563380281690141">
            <text:p>0.5633802817</text:p>
          </table:table-cell>
          <table:table-cell office:value-type="float" office:value="1.64042253521127">
            <text:p>1.6404225352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1131">
            <text:p>1131</text:p>
          </table:table-cell>
          <table:table-cell office:value-type="float" office:value="1">
            <text:p>1</text:p>
          </table:table-cell>
          <table:table-cell office:value-type="float" office:value="0.563218390804598">
            <text:p>0.5632183908</text:p>
          </table:table-cell>
          <table:table-cell office:value-type="float" office:value="1.74799292661362">
            <text:p>1.7479929266</text:p>
          </table:table-cell>
        </table:table-row>
        <table:table-row table:style-name="ro2">
          <table:table-cell office:value-type="float" office:value="2974">
            <text:p>2974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0.563218390804598">
            <text:p>0.5632183908</text:p>
          </table:table-cell>
          <table:table-cell office:value-type="float" office:value="1.65697318007663">
            <text:p>1.6569731801</text:p>
          </table:table-cell>
        </table:table-row>
        <table:table-row table:style-name="ro2" table:visibility="filter">
          <table:table-cell office:value-type="float" office:value="3007">
            <text:p>300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563218390804598">
            <text:p>0.5632183908</text:p>
          </table:table-cell>
          <table:table-cell office:value-type="float" office:value="1.67379310344828">
            <text:p>1.6737931034</text:p>
          </table:table-cell>
        </table:table-row>
        <table:table-row table:style-name="ro2">
          <table:table-cell office:value-type="float" office:value="2573">
            <text:p>2573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.563165905631659">
            <text:p>0.5631659056</text:p>
          </table:table-cell>
          <table:table-cell office:value-type="float" office:value="1.72668188736682">
            <text:p>1.7266818874</text:p>
          </table:table-cell>
        </table:table-row>
        <table:table-row table:style-name="ro2">
          <table:table-cell office:value-type="float" office:value="3194">
            <text:p>319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563106796116505">
            <text:p>0.5631067961</text:p>
          </table:table-cell>
          <table:table-cell office:value-type="float" office:value="1.70466019417476">
            <text:p>1.7046601942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.562913907284768">
            <text:p>0.5629139073</text:p>
          </table:table-cell>
          <table:table-cell office:value-type="float" office:value="1.6598233995585">
            <text:p>1.6598233996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0.562913907284768">
            <text:p>0.5629139073</text:p>
          </table:table-cell>
          <table:table-cell office:value-type="float" office:value="1.64708609271523">
            <text:p>1.6470860927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0.562790697674419">
            <text:p>0.5627906977</text:p>
          </table:table-cell>
          <table:table-cell office:value-type="float" office:value="1.65902325581395">
            <text:p>1.6590232558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33125">
            <text:p>1.733125</text:p>
          </table:table-cell>
        </table:table-row>
        <table:table-row table:style-name="ro2">
          <table:table-cell office:value-type="float" office:value="2244">
            <text:p>2244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5970238095238">
            <text:p>1.759702381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9223214285714">
            <text:p>1.7922321429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7875">
            <text:p>1.77875</text:p>
          </table:table-cell>
        </table:table-row>
        <table:table-row table:style-name="ro2" table:visibility="filter">
          <table:table-cell office:value-type="float" office:value="2597">
            <text:p>259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96875">
            <text:p>1.796875</text:p>
          </table:table-cell>
        </table:table-row>
        <table:table-row table:style-name="ro2" table:visibility="filter">
          <table:table-cell office:value-type="float" office:value="2941">
            <text:p>294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48125">
            <text:p>1.648125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69625">
            <text:p>1.69625</text:p>
          </table:table-cell>
        </table:table-row>
        <table:table-row table:style-name="ro2" table:visibility="filter">
          <table:table-cell office:value-type="float" office:value="3357">
            <text:p>3357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7428125">
            <text:p>1.7428125</text:p>
          </table:table-cell>
        </table:table-row>
        <table:table-row table:style-name="ro2" table:visibility="filter">
          <table:table-cell office:value-type="float" office:value="3596">
            <text:p>359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625">
            <text:p>0.5625</text:p>
          </table:table-cell>
          <table:table-cell office:value-type="float" office:value="1.70375">
            <text:p>1.70375</text:p>
          </table:table-cell>
        </table:table-row>
        <table:table-row table:style-name="ro2" table:visibility="filter">
          <table:table-cell office:value-type="float" office:value="3854">
            <text:p>385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625">
            <text:p>0.5625</text:p>
          </table:table-cell>
          <table:table-cell office:value-type="float" office:value="1.67375">
            <text:p>1.67375</text:p>
          </table:table-cell>
        </table:table-row>
        <table:table-row table:style-name="ro2">
          <table:table-cell office:value-type="float" office:value="2492">
            <text:p>2492</text:p>
          </table:table-cell>
          <table:table-cell office:value-type="float" office:value="1113">
            <text:p>1113</text:p>
          </table:table-cell>
          <table:table-cell office:value-type="float" office:value="1">
            <text:p>1</text:p>
          </table:table-cell>
          <table:table-cell office:value-type="float" office:value="0.562443845462713">
            <text:p>0.5624438455</text:p>
          </table:table-cell>
          <table:table-cell office:value-type="float" office:value="1.71498652291105">
            <text:p>1.7149865229</text:p>
          </table:table-cell>
        </table:table-row>
        <table:table-row table:style-name="ro2">
          <table:table-cell office:value-type="float" office:value="2095">
            <text:p>2095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0.562277580071174">
            <text:p>0.5622775801</text:p>
          </table:table-cell>
          <table:table-cell office:value-type="float" office:value="1.71896797153025">
            <text:p>1.7189679715</text:p>
          </table:table-cell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0.56221198156682">
            <text:p>0.5622119816</text:p>
          </table:table-cell>
          <table:table-cell office:value-type="float" office:value="1.6378801843318">
            <text:p>1.6378801843</text:p>
          </table:table-cell>
        </table:table-row>
        <table:table-row table:style-name="ro2" table:visibility="filter">
          <table:table-cell office:value-type="float" office:value="3717">
            <text:p>3717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0.561797752808989">
            <text:p>0.5617977528</text:p>
          </table:table-cell>
          <table:table-cell office:value-type="float" office:value="1.59685393258427">
            <text:p>1.5968539326</text:p>
          </table:table-cell>
        </table:table-row>
        <table:table-row table:style-name="ro2">
          <table:table-cell office:value-type="float" office:value="2146">
            <text:p>2146</text:p>
          </table:table-cell>
          <table:table-cell office:value-type="float" office:value="495">
            <text:p>495</text:p>
          </table:table-cell>
          <table:table-cell office:value-type="float" office:value="2">
            <text:p>2</text:p>
          </table:table-cell>
          <table:table-cell office:value-type="float" office:value="0.561616161616162">
            <text:p>0.5616161616</text:p>
          </table:table-cell>
          <table:table-cell office:value-type="float" office:value="1.71030303030303">
            <text:p>1.7103030303</text:p>
          </table:table-cell>
        </table:table-row>
        <table:table-row table:style-name="ro2">
          <table:table-cell office:value-type="float" office:value="3717">
            <text:p>3717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0.561497326203209">
            <text:p>0.5614973262</text:p>
          </table:table-cell>
          <table:table-cell office:value-type="float" office:value="1.67106951871658">
            <text:p>1.6710695187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56140350877193">
            <text:p>0.5614035088</text:p>
          </table:table-cell>
          <table:table-cell office:value-type="float" office:value="1.72210526315789">
            <text:p>1.7221052632</text:p>
          </table:table-cell>
        </table:table-row>
        <table:table-row table:style-name="ro2">
          <table:table-cell office:value-type="float" office:value="2305">
            <text:p>2305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56140350877193">
            <text:p>0.5614035088</text:p>
          </table:table-cell>
          <table:table-cell office:value-type="float" office:value="1.75076023391813">
            <text:p>1.7507602339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56140350877193">
            <text:p>0.5614035088</text:p>
          </table:table-cell>
          <table:table-cell office:value-type="float" office:value="1.64859649122807">
            <text:p>1.6485964912</text:p>
          </table:table-cell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561320754716981">
            <text:p>0.5613207547</text:p>
          </table:table-cell>
          <table:table-cell office:value-type="float" office:value="1.78660377358491">
            <text:p>1.7866037736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0.561314791403287">
            <text:p>0.5613147914</text:p>
          </table:table-cell>
          <table:table-cell office:value-type="float" office:value="1.72042983565107">
            <text:p>1.7204298357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float" office:value="499">
            <text:p>499</text:p>
          </table:table-cell>
          <table:table-cell office:value-type="float" office:value="1">
            <text:p>1</text:p>
          </table:table-cell>
          <table:table-cell office:value-type="float" office:value="0.561122244488978">
            <text:p>0.5611222445</text:p>
          </table:table-cell>
          <table:table-cell office:value-type="float" office:value="1.7313627254509">
            <text:p>1.7313627255</text:p>
          </table:table-cell>
        </table:table-row>
        <table:table-row table:style-name="ro2">
          <table:table-cell office:value-type="float" office:value="3030">
            <text:p>3030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0.561051004636785">
            <text:p>0.5610510046</text:p>
          </table:table-cell>
          <table:table-cell office:value-type="float" office:value="1.68884080370943">
            <text:p>1.6888408037</text:p>
          </table:table-cell>
        </table:table-row>
        <table:table-row table:style-name="ro2" table:visibility="filter">
          <table:table-cell office:value-type="float" office:value="2428">
            <text:p>242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60975609756098">
            <text:p>0.5609756098</text:p>
          </table:table-cell>
          <table:table-cell office:value-type="float" office:value="1.88243902439024">
            <text:p>1.8824390244</text:p>
          </table:table-cell>
        </table:table-row>
        <table:table-row table:style-name="ro2" table:visibility="filter">
          <table:table-cell office:value-type="float" office:value="2688">
            <text:p>2688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60975609756098">
            <text:p>0.5609756098</text:p>
          </table:table-cell>
          <table:table-cell office:value-type="float" office:value="1.82634146341463">
            <text:p>1.8263414634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60975609756098">
            <text:p>0.5609756098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60975609756098">
            <text:p>0.5609756098</text:p>
          </table:table-cell>
          <table:table-cell office:value-type="float" office:value="1.66317073170732">
            <text:p>1.6631707317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.560924369747899">
            <text:p>0.5609243697</text:p>
          </table:table-cell>
          <table:table-cell office:value-type="float" office:value="1.72569327731092">
            <text:p>1.7256932773</text:p>
          </table:table-cell>
        </table:table-row>
        <table:table-row table:style-name="ro2">
          <table:table-cell office:value-type="float" office:value="2713">
            <text:p>2713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0.560810810810811">
            <text:p>0.5608108108</text:p>
          </table:table-cell>
          <table:table-cell office:value-type="float" office:value="1.70418918918919">
            <text:p>1.7041891892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1218">
            <text:p>1218</text:p>
          </table:table-cell>
          <table:table-cell office:value-type="float" office:value="1">
            <text:p>1</text:p>
          </table:table-cell>
          <table:table-cell office:value-type="float" office:value="0.560755336617406">
            <text:p>0.5607553366</text:p>
          </table:table-cell>
          <table:table-cell office:value-type="float" office:value="1.72008210180624">
            <text:p>1.7200821018</text:p>
          </table:table-cell>
        </table:table-row>
        <table:table-row table:style-name="ro2">
          <table:table-cell office:value-type="float" office:value="2923">
            <text:p>2923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560747663551402">
            <text:p>0.5607476636</text:p>
          </table:table-cell>
          <table:table-cell office:value-type="float" office:value="1.62476635514019">
            <text:p>1.6247663551</text:p>
          </table:table-cell>
        </table:table-row>
        <table:table-row table:style-name="ro2">
          <table:table-cell office:value-type="float" office:value="3797">
            <text:p>3797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560747663551402">
            <text:p>0.5607476636</text:p>
          </table:table-cell>
          <table:table-cell office:value-type="float" office:value="1.66598130841122">
            <text:p>1.6659813084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0.560693641618497">
            <text:p>0.5606936416</text:p>
          </table:table-cell>
          <table:table-cell office:value-type="float" office:value="1.8228323699422">
            <text:p>1.8228323699</text:p>
          </table:table-cell>
        </table:table-row>
        <table:table-row table:style-name="ro2">
          <table:table-cell office:value-type="float" office:value="2553">
            <text:p>2553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0.560606060606061">
            <text:p>0.5606060606</text:p>
          </table:table-cell>
          <table:table-cell office:value-type="float" office:value="1.71181818181818">
            <text:p>1.7118181818</text:p>
          </table:table-cell>
        </table:table-row>
        <table:table-row table:style-name="ro2">
          <table:table-cell office:value-type="float" office:value="2171">
            <text:p>2171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.56043956043956">
            <text:p>0.5604395604</text:p>
          </table:table-cell>
          <table:table-cell office:value-type="float" office:value="1.71423076923077">
            <text:p>1.7142307692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56043956043956">
            <text:p>0.5604395604</text:p>
          </table:table-cell>
          <table:table-cell office:value-type="float" office:value="1.72846153846154">
            <text:p>1.7284615385</text:p>
          </table:table-cell>
        </table:table-row>
        <table:table-row table:style-name="ro2">
          <table:table-cell office:value-type="float" office:value="3541">
            <text:p>3541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.56043956043956">
            <text:p>0.5604395604</text:p>
          </table:table-cell>
          <table:table-cell office:value-type="float" office:value="1.67214285714286">
            <text:p>1.6721428571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0.560344827586207">
            <text:p>0.5603448276</text:p>
          </table:table-cell>
          <table:table-cell office:value-type="float" office:value="1.75120689655172">
            <text:p>1.7512068966</text:p>
          </table:table-cell>
        </table:table-row>
        <table:table-row table:style-name="ro2">
          <table:table-cell office:value-type="float" office:value="3298">
            <text:p>3298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560344827586207">
            <text:p>0.5603448276</text:p>
          </table:table-cell>
          <table:table-cell office:value-type="float" office:value="1.78577586206897">
            <text:p>1.7857758621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6792">
            <text:p>1.6792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7936">
            <text:p>1.7936</text:p>
          </table:table-cell>
        </table:table-row>
        <table:table-row table:style-name="ro2" table:visibility="filter">
          <table:table-cell office:value-type="float" office:value="2471">
            <text:p>247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116">
            <text:p>1.7116</text:p>
          </table:table-cell>
        </table:table-row>
        <table:table-row table:style-name="ro2" table:visibility="filter">
          <table:table-cell office:value-type="float" office:value="2674">
            <text:p>267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81986666666667">
            <text:p>1.8198666667</text:p>
          </table:table-cell>
        </table:table-row>
        <table:table-row table:style-name="ro2" table:visibility="filter">
          <table:table-cell office:value-type="float" office:value="2982">
            <text:p>298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144">
            <text:p>1.7144</text:p>
          </table:table-cell>
        </table:table-row>
        <table:table-row table:style-name="ro2" table:visibility="filter">
          <table:table-cell office:value-type="float" office:value="3313">
            <text:p>331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.7456">
            <text:p>1.7456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7244">
            <text:p>1.7244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6852">
            <text:p>1.6852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6392">
            <text:p>1.6392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6">
            <text:p>0.56</text:p>
          </table:table-cell>
          <table:table-cell office:value-type="float" office:value="1.698">
            <text:p>1.698</text:p>
          </table:table-cell>
        </table:table-row>
        <table:table-row table:style-name="ro2">
          <table:table-cell office:value-type="float" office:value="2165">
            <text:p>2165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0.559917355371901">
            <text:p>0.5599173554</text:p>
          </table:table-cell>
          <table:table-cell office:value-type="float" office:value="1.71378099173554">
            <text:p>1.7137809917</text:p>
          </table:table-cell>
        </table:table-row>
        <table:table-row table:style-name="ro2">
          <table:table-cell office:value-type="float" office:value="3464">
            <text:p>3464</text:p>
          </table:table-cell>
          <table:table-cell office:value-type="float" office:value="711">
            <text:p>711</text:p>
          </table:table-cell>
          <table:table-cell office:value-type="float" office:value="1">
            <text:p>1</text:p>
          </table:table-cell>
          <table:table-cell office:value-type="float" office:value="0.559774964838256">
            <text:p>0.5597749648</text:p>
          </table:table-cell>
          <table:table-cell office:value-type="float" office:value="1.73188466947961">
            <text:p>1.7318846695</text:p>
          </table:table-cell>
        </table:table-row>
        <table:table-row table:style-name="ro2">
          <table:table-cell office:value-type="float" office:value="2252">
            <text:p>2252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0.559766763848397">
            <text:p>0.5597667638</text:p>
          </table:table-cell>
          <table:table-cell office:value-type="float" office:value="1.73734693877551">
            <text:p>1.7373469388</text:p>
          </table:table-cell>
        </table:table-row>
        <table:table-row table:style-name="ro2">
          <table:table-cell office:value-type="float" office:value="2650">
            <text:p>2650</text:p>
          </table:table-cell>
          <table:table-cell office:value-type="float" office:value="724">
            <text:p>724</text:p>
          </table:table-cell>
          <table:table-cell office:value-type="float" office:value="1">
            <text:p>1</text:p>
          </table:table-cell>
          <table:table-cell office:value-type="float" office:value="0.55939226519337">
            <text:p>0.5593922652</text:p>
          </table:table-cell>
          <table:table-cell office:value-type="float" office:value="1.73762430939227">
            <text:p>1.7376243094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559322033898305">
            <text:p>0.5593220339</text:p>
          </table:table-cell>
          <table:table-cell office:value-type="float" office:value="1.74672316384181">
            <text:p>1.7467231638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701">
            <text:p>701</text:p>
          </table:table-cell>
          <table:table-cell office:value-type="float" office:value="1">
            <text:p>1</text:p>
          </table:table-cell>
          <table:table-cell office:value-type="float" office:value="0.559201141226819">
            <text:p>0.5592011412</text:p>
          </table:table-cell>
          <table:table-cell office:value-type="float" office:value="1.71958630527817">
            <text:p>1.7195863053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58823529411765">
            <text:p>0.5588235294</text:p>
          </table:table-cell>
          <table:table-cell office:value-type="float" office:value="1.72176470588235">
            <text:p>1.7217647059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58823529411765">
            <text:p>0.5588235294</text:p>
          </table:table-cell>
          <table:table-cell office:value-type="float" office:value="1.65617647058824">
            <text:p>1.6561764706</text:p>
          </table:table-cell>
        </table:table-row>
        <table:table-row table:style-name="ro2">
          <table:table-cell office:value-type="float" office:value="2938">
            <text:p>2938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64582352941176">
            <text:p>1.6458235294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558823529411765">
            <text:p>0.5588235294</text:p>
          </table:table-cell>
          <table:table-cell office:value-type="float" office:value="1.66352941176471">
            <text:p>1.6635294118</text:p>
          </table:table-cell>
        </table:table-row>
        <table:table-row table:style-name="ro2" table:visibility="filter">
          <table:table-cell office:value-type="float" office:value="3362">
            <text:p>336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58823529411765">
            <text:p>0.5588235294</text:p>
          </table:table-cell>
          <table:table-cell office:value-type="float" office:value="1.72470588235294">
            <text:p>1.7247058824</text:p>
          </table:table-cell>
        </table:table-row>
        <table:table-row table:style-name="ro2">
          <table:table-cell office:value-type="float" office:value="2243">
            <text:p>2243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.558704453441296">
            <text:p>0.5587044534</text:p>
          </table:table-cell>
          <table:table-cell office:value-type="float" office:value="1.74882591093117">
            <text:p>1.7488259109</text:p>
          </table:table-cell>
        </table:table-row>
        <table:table-row table:style-name="ro2">
          <table:table-cell office:value-type="float" office:value="2478">
            <text:p>2478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.558659217877095">
            <text:p>0.5586592179</text:p>
          </table:table-cell>
          <table:table-cell office:value-type="float" office:value="1.75893854748603">
            <text:p>1.7589385475</text:p>
          </table:table-cell>
        </table:table-row>
        <table:table-row table:style-name="ro2">
          <table:table-cell office:value-type="float" office:value="2704">
            <text:p>2704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.558659217877095">
            <text:p>0.5586592179</text:p>
          </table:table-cell>
          <table:table-cell office:value-type="float" office:value="1.73368715083799">
            <text:p>1.7336871508</text:p>
          </table:table-cell>
        </table:table-row>
        <table:table-row table:style-name="ro2">
          <table:table-cell office:value-type="float" office:value="2082">
            <text:p>208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558558558558558">
            <text:p>0.5585585586</text:p>
          </table:table-cell>
          <table:table-cell office:value-type="float" office:value="1.72414414414414">
            <text:p>1.7241441441</text:p>
          </table:table-cell>
        </table:table-row>
        <table:table-row table:style-name="ro2">
          <table:table-cell office:value-type="float" office:value="2718">
            <text:p>2718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0.558498896247241">
            <text:p>0.5584988962</text:p>
          </table:table-cell>
          <table:table-cell office:value-type="float" office:value="1.72022075055188">
            <text:p>1.7202207506</text:p>
          </table:table-cell>
        </table:table-row>
        <table:table-row table:style-name="ro2">
          <table:table-cell office:value-type="float" office:value="3457">
            <text:p>3457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.558490566037736">
            <text:p>0.558490566</text:p>
          </table:table-cell>
          <table:table-cell office:value-type="float" office:value="1.73615094339623">
            <text:p>1.7361509434</text:p>
          </table:table-cell>
        </table:table-row>
        <table:table-row table:style-name="ro2" table:visibility="filter">
          <table:table-cell office:value-type="float" office:value="3162">
            <text:p>316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0.558441558441558">
            <text:p>0.5584415584</text:p>
          </table:table-cell>
          <table:table-cell office:value-type="float" office:value="1.68181818181818">
            <text:p>1.6818181818</text:p>
          </table:table-cell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558252427184466">
            <text:p>0.5582524272</text:p>
          </table:table-cell>
          <table:table-cell office:value-type="float" office:value="1.64509708737864">
            <text:p>1.6450970874</text:p>
          </table:table-cell>
        </table:table-row>
        <table:table-row table:style-name="ro2">
          <table:table-cell office:value-type="float" office:value="2478">
            <text:p>2478</text:p>
          </table:table-cell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1.72688953488372">
            <text:p>1.7268895349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558139534883721">
            <text:p>0.5581395349</text:p>
          </table:table-cell>
          <table:table-cell office:value-type="float" office:value="1.69488372093023">
            <text:p>1.6948837209</text:p>
          </table:table-cell>
        </table:table-row>
        <table:table-row table:style-name="ro2">
          <table:table-cell office:value-type="float" office:value="2159">
            <text:p>2159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0.557971014492754">
            <text:p>0.5579710145</text:p>
          </table:table-cell>
          <table:table-cell office:value-type="float" office:value="1.73659420289855">
            <text:p>1.7365942029</text:p>
          </table:table-cell>
        </table:table-row>
        <table:table-row table:style-name="ro2" table:visibility="filter">
          <table:table-cell office:value-type="float" office:value="2060">
            <text:p>206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57692307692308">
            <text:p>0.5576923077</text:p>
          </table:table-cell>
          <table:table-cell office:value-type="float" office:value="1.78288461538462">
            <text:p>1.7828846154</text:p>
          </table:table-cell>
        </table:table-row>
        <table:table-row table:style-name="ro2">
          <table:table-cell office:value-type="float" office:value="3864">
            <text:p>3864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0.557692307692308">
            <text:p>0.5576923077</text:p>
          </table:table-cell>
          <table:table-cell office:value-type="float" office:value="1.75762820512821">
            <text:p>1.7576282051</text:p>
          </table:table-cell>
        </table:table-row>
        <table:table-row table:style-name="ro2">
          <table:table-cell office:value-type="float" office:value="3781">
            <text:p>378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557692307692308">
            <text:p>0.5576923077</text:p>
          </table:table-cell>
          <table:table-cell office:value-type="float" office:value="1.65115384615385">
            <text:p>1.6511538462</text:p>
          </table:table-cell>
        </table:table-row>
        <table:table-row table:style-name="ro2">
          <table:table-cell office:value-type="float" office:value="3716">
            <text:p>3716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557522123893805">
            <text:p>0.5575221239</text:p>
          </table:table-cell>
          <table:table-cell office:value-type="float" office:value="1.65902654867257">
            <text:p>1.6590265487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0.557275541795666">
            <text:p>0.5572755418</text:p>
          </table:table-cell>
          <table:table-cell office:value-type="float" office:value="1.79489164086687">
            <text:p>1.7948916409</text:p>
          </table:table-cell>
        </table:table-row>
        <table:table-row table:style-name="ro2" table:visibility="filter">
          <table:table-cell office:value-type="float" office:value="2219">
            <text:p>2219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557142857142857">
            <text:p>0.5571428571</text:p>
          </table:table-cell>
          <table:table-cell office:value-type="float" office:value="1.72557142857143">
            <text:p>1.7255714286</text:p>
          </table:table-cell>
        </table:table-row>
        <table:table-row table:style-name="ro2">
          <table:table-cell office:value-type="float" office:value="2632">
            <text:p>2632</text:p>
          </table:table-cell>
          <table:table-cell office:value-type="float" office:value="420">
            <text:p>420</text:p>
          </table:table-cell>
          <table:table-cell office:value-type="float" office:value="1">
            <text:p>1</text:p>
          </table:table-cell>
          <table:table-cell office:value-type="float" office:value="0.557142857142857">
            <text:p>0.5571428571</text:p>
          </table:table-cell>
          <table:table-cell office:value-type="float" office:value="1.73585714285714">
            <text:p>1.7358571429</text:p>
          </table:table-cell>
        </table:table-row>
        <table:table-row table:style-name="ro2" table:visibility="filter">
          <table:table-cell office:value-type="float" office:value="2950">
            <text:p>295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557142857142857">
            <text:p>0.5571428571</text:p>
          </table:table-cell>
          <table:table-cell office:value-type="float" office:value="1.65028571428571">
            <text:p>1.6502857143</text:p>
          </table:table-cell>
        </table:table-row>
        <table:table-row table:style-name="ro2">
          <table:table-cell office:value-type="float" office:value="2391">
            <text:p>2391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0.557046979865772">
            <text:p>0.5570469799</text:p>
          </table:table-cell>
          <table:table-cell office:value-type="float" office:value="1.75993288590604">
            <text:p>1.7599328859</text:p>
          </table:table-cell>
        </table:table-row>
        <table:table-row table:style-name="ro2" table:visibility="filter">
          <table:table-cell office:value-type="float" office:value="3047">
            <text:p>3047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556818181818182">
            <text:p>0.5568181818</text:p>
          </table:table-cell>
          <table:table-cell office:value-type="float" office:value="1.65590909090909">
            <text:p>1.6559090909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0.556574923547401">
            <text:p>0.5565749235</text:p>
          </table:table-cell>
          <table:table-cell office:value-type="float" office:value="1.75360856269113">
            <text:p>1.7536085627</text:p>
          </table:table-cell>
        </table:table-row>
        <table:table-row table:style-name="ro2">
          <table:table-cell office:value-type="float" office:value="3807">
            <text:p>3807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556451612903226">
            <text:p>0.5564516129</text:p>
          </table:table-cell>
          <table:table-cell office:value-type="float" office:value="1.65338709677419">
            <text:p>1.6533870968</text:p>
          </table:table-cell>
        </table:table-row>
        <table:table-row table:style-name="ro2">
          <table:table-cell office:value-type="float" office:value="2246">
            <text:p>2246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556390977443609">
            <text:p>0.5563909774</text:p>
          </table:table-cell>
          <table:table-cell office:value-type="float" office:value="1.7593984962406">
            <text:p>1.7593984962</text:p>
          </table:table-cell>
        </table:table-row>
        <table:table-row table:style-name="ro2">
          <table:table-cell office:value-type="float" office:value="3473">
            <text:p>3473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556390977443609">
            <text:p>0.5563909774</text:p>
          </table:table-cell>
          <table:table-cell office:value-type="float" office:value="1.68984962406015">
            <text:p>1.6898496241</text:p>
          </table:table-cell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0.556291390728477">
            <text:p>0.5562913907</text:p>
          </table:table-cell>
          <table:table-cell office:value-type="float" office:value="1.76370860927152">
            <text:p>1.7637086093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1456">
            <text:p>1456</text:p>
          </table:table-cell>
          <table:table-cell office:value-type="float" office:value="1">
            <text:p>1</text:p>
          </table:table-cell>
          <table:table-cell office:value-type="float" office:value="0.555631868131868">
            <text:p>0.5556318681</text:p>
          </table:table-cell>
          <table:table-cell office:value-type="float" office:value="1.68713598901099">
            <text:p>1.687135989</text:p>
          </table:table-cell>
        </table:table-row>
        <table:table-row table:style-name="ro2" table:visibility="filter">
          <table:table-cell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82722222222222">
            <text:p>1.8272222222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80333333333333">
            <text:p>1.8033333333</text:p>
          </table:table-cell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5423611111111">
            <text:p>1.7542361111</text:p>
          </table:table-cell>
        </table:table-row>
        <table:table-row table:style-name="ro2" table:visibility="filter">
          <table:table-cell office:value-type="float" office:value="2044">
            <text:p>204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1703703703704">
            <text:p>1.717037037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5944444444444">
            <text:p>1.7594444444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8111111111111">
            <text:p>1.7811111111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6888888888889">
            <text:p>1.6688888889</text:p>
          </table:table-cell>
        </table:table-row>
        <table:table-row table:style-name="ro2" table:visibility="filter">
          <table:table-cell office:value-type="float" office:value="2179">
            <text:p>217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9555555555556">
            <text:p>1.6955555556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2313131313131">
            <text:p>1.7231313131</text:p>
          </table:table-cell>
        </table:table-row>
        <table:table-row table:style-name="ro2" table:visibility="filter">
          <table:table-cell office:value-type="float" office:value="2268">
            <text:p>2268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0730158730159">
            <text:p>1.7073015873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9740740740741">
            <text:p>1.6974074074</text:p>
          </table:table-cell>
        </table:table-row>
        <table:table-row table:style-name="ro2" table:visibility="filter">
          <table:table-cell office:value-type="float" office:value="2350">
            <text:p>235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5305555555556">
            <text:p>1.7530555556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1518518518519">
            <text:p>1.7151851852</text:p>
          </table:table-cell>
        </table:table-row>
        <table:table-row table:style-name="ro2">
          <table:table-cell office:value-type="float" office:value="2483">
            <text:p>2483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3651851851852">
            <text:p>1.7365185185</text:p>
          </table:table-cell>
        </table:table-row>
        <table:table-row table:style-name="ro2" table:visibility="filter">
          <table:table-cell office:value-type="float" office:value="2484">
            <text:p>248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4666666666667">
            <text:p>1.7466666667</text:p>
          </table:table-cell>
        </table:table-row>
        <table:table-row table:style-name="ro2">
          <table:table-cell office:value-type="float" office:value="2516">
            <text:p>2516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5871794871795">
            <text:p>1.7587179487</text:p>
          </table:table-cell>
        </table:table-row>
        <table:table-row table:style-name="ro2">
          <table:table-cell office:value-type="float" office:value="2527">
            <text:p>2527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2925925925926">
            <text:p>1.7292592593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737037037037">
            <text:p>1.7737037037</text:p>
          </table:table-cell>
        </table:table-row>
        <table:table-row table:style-name="ro2" table:visibility="filter">
          <table:table-cell office:value-type="float" office:value="2598">
            <text:p>259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9888888888889">
            <text:p>1.6988888889</text:p>
          </table:table-cell>
        </table:table-row>
        <table:table-row table:style-name="ro2" table:visibility="filter">
          <table:table-cell office:value-type="float" office:value="2767">
            <text:p>27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0444444444444">
            <text:p>1.7044444444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3777777777778">
            <text:p>1.6377777778</text:p>
          </table:table-cell>
        </table:table-row>
        <table:table-row table:style-name="ro2" table:visibility="filter">
          <table:table-cell office:value-type="float" office:value="2826">
            <text:p>282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854">
            <text:p>2854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8955555555556">
            <text:p>1.6895555556</text:p>
          </table:table-cell>
        </table:table-row>
        <table:table-row table:style-name="ro2" table:visibility="filter">
          <table:table-cell office:value-type="float" office:value="2884">
            <text:p>288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8111111111111">
            <text:p>1.6811111111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540">
            <text:p>540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4705555555556">
            <text:p>1.6470555556</text:p>
          </table:table-cell>
        </table:table-row>
        <table:table-row table:style-name="ro2" table:visibility="filter">
          <table:table-cell office:value-type="float" office:value="3027">
            <text:p>302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9037037037037">
            <text:p>1.6903703704</text:p>
          </table:table-cell>
        </table:table-row>
        <table:table-row table:style-name="ro2">
          <table:table-cell office:value-type="float" office:value="3036">
            <text:p>3036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6907407407407">
            <text:p>1.6690740741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80061111111111">
            <text:p>1.8006111111</text:p>
          </table:table-cell>
        </table:table-row>
        <table:table-row table:style-name="ro2" table:visibility="filter">
          <table:table-cell office:value-type="float" office:value="3275">
            <text:p>327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9888888888889">
            <text:p>1.6988888889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0555555555556">
            <text:p>1.7055555556</text:p>
          </table:table-cell>
        </table:table-row>
        <table:table-row table:style-name="ro2" table:visibility="filter">
          <table:table-cell office:value-type="float" office:value="3366">
            <text:p>3366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3489">
            <text:p>348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7222222222222">
            <text:p>1.6722222222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9277777777778">
            <text:p>1.6927777778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72074074074074">
            <text:p>1.7207407407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601">
            <text:p>360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8777777777778">
            <text:p>1.6877777778</text:p>
          </table:table-cell>
        </table:table-row>
        <table:table-row table:style-name="ro2" table:visibility="filter">
          <table:table-cell office:value-type="float" office:value="3629">
            <text:p>3629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0037037037037">
            <text:p>1.6003703704</text:p>
          </table:table-cell>
        </table:table-row>
        <table:table-row table:style-name="ro2" table:visibility="filter">
          <table:table-cell office:value-type="float" office:value="3636">
            <text:p>363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57333333333333">
            <text:p>1.5733333333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555555555555556">
            <text:p>0.5555555556</text:p>
          </table:table-cell>
          <table:table-cell office:value-type="float" office:value="1.69160493827161">
            <text:p>1.6916049383</text:p>
          </table:table-cell>
        </table:table-row>
        <table:table-row table:style-name="ro2" table:visibility="filter">
          <table:table-cell office:value-type="float" office:value="3696">
            <text:p>369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562962962963">
            <text:p>1.6562962963</text:p>
          </table:table-cell>
        </table:table-row>
        <table:table-row table:style-name="ro2" table:visibility="filter">
          <table:table-cell office:value-type="float" office:value="3743">
            <text:p>374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5344444444444">
            <text:p>1.6534444444</text:p>
          </table:table-cell>
        </table:table-row>
        <table:table-row table:style-name="ro2" table:visibility="filter">
          <table:table-cell office:value-type="float" office:value="3809">
            <text:p>380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555555555555556">
            <text:p>0.5555555556</text:p>
          </table:table-cell>
          <table:table-cell office:value-type="float" office:value="1.69666666666667">
            <text:p>1.6966666667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0.555125725338491">
            <text:p>0.5551257253</text:p>
          </table:table-cell>
          <table:table-cell office:value-type="float" office:value="1.74473887814313">
            <text:p>1.7447388781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1.75015">
            <text:p>1.75015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office:value-type="float" office:value="0.554995801847187">
            <text:p>0.5549958018</text:p>
          </table:table-cell>
          <table:table-cell office:value-type="float" office:value="1.74668345927792">
            <text:p>1.7466834593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0.554987212276215">
            <text:p>0.5549872123</text:p>
          </table:table-cell>
          <table:table-cell office:value-type="float" office:value="1.73639386189258">
            <text:p>1.7363938619</text:p>
          </table:table-cell>
        </table:table-row>
        <table:table-row table:style-name="ro2">
          <table:table-cell office:value-type="float" office:value="3737">
            <text:p>3737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0.554621848739496">
            <text:p>0.5546218487</text:p>
          </table:table-cell>
          <table:table-cell office:value-type="float" office:value="1.66957983193277">
            <text:p>1.6695798319</text:p>
          </table:table-cell>
        </table:table-row>
        <table:table-row table:style-name="ro2">
          <table:table-cell office:value-type="float" office:value="2203">
            <text:p>220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0.554285714285714">
            <text:p>0.5542857143</text:p>
          </table:table-cell>
          <table:table-cell office:value-type="float" office:value="1.71108571428571">
            <text:p>1.7110857143</text:p>
          </table:table-cell>
        </table:table-row>
        <table:table-row table:style-name="ro2">
          <table:table-cell office:value-type="float" office:value="3358">
            <text:p>3358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0.55421686746988">
            <text:p>0.5542168675</text:p>
          </table:table-cell>
          <table:table-cell office:value-type="float" office:value="1.71084337349398">
            <text:p>1.7108433735</text:p>
          </table:table-cell>
        </table:table-row>
        <table:table-row table:style-name="ro2">
          <table:table-cell office:value-type="float" office:value="2444">
            <text:p>2444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0.554123711340206">
            <text:p>0.5541237113</text:p>
          </table:table-cell>
          <table:table-cell office:value-type="float" office:value="1.73757731958763">
            <text:p>1.7375773196</text:p>
          </table:table-cell>
        </table:table-row>
        <table:table-row table:style-name="ro2">
          <table:table-cell office:value-type="float" office:value="2613">
            <text:p>2613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0.553956834532374">
            <text:p>0.5539568345</text:p>
          </table:table-cell>
          <table:table-cell office:value-type="float" office:value="1.74744604316547">
            <text:p>1.7474460432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0.553956834532374">
            <text:p>0.5539568345</text:p>
          </table:table-cell>
          <table:table-cell office:value-type="float" office:value="1.70776978417266">
            <text:p>1.7077697842</text:p>
          </table:table-cell>
        </table:table-row>
        <table:table-row table:style-name="ro2">
          <table:table-cell office:value-type="float" office:value="2360">
            <text:p>2360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0.553784860557769">
            <text:p>0.5537848606</text:p>
          </table:table-cell>
          <table:table-cell office:value-type="float" office:value="1.69330677290837">
            <text:p>1.6933067729</text:p>
          </table:table-cell>
        </table:table-row>
        <table:table-row table:style-name="ro2" table:visibility="filter">
          <table:table-cell office:value-type="float" office:value="2859">
            <text:p>285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553571428571429">
            <text:p>0.5535714286</text:p>
          </table:table-cell>
          <table:table-cell office:value-type="float" office:value="1.65035714285714">
            <text:p>1.6503571429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.553459119496855">
            <text:p>0.5534591195</text:p>
          </table:table-cell>
          <table:table-cell office:value-type="float" office:value="1.77899371069182">
            <text:p>1.7789937107</text:p>
          </table:table-cell>
        </table:table-row>
        <table:table-row table:style-name="ro2">
          <table:table-cell office:value-type="float" office:value="3006">
            <text:p>3006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0.553459119496855">
            <text:p>0.5534591195</text:p>
          </table:table-cell>
          <table:table-cell office:value-type="float" office:value="1.65823899371069">
            <text:p>1.6582389937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float" office:value="468">
            <text:p>468</text:p>
          </table:table-cell>
          <table:table-cell office:value-type="float" office:value="2">
            <text:p>2</text:p>
          </table:table-cell>
          <table:table-cell office:value-type="float" office:value="0.553418803418803">
            <text:p>0.5534188034</text:p>
          </table:table-cell>
          <table:table-cell office:value-type="float" office:value="1.755">
            <text:p>1.755</text:p>
          </table:table-cell>
        </table:table-row>
        <table:table-row table:style-name="ro2">
          <table:table-cell office:value-type="float" office:value="2168">
            <text:p>2168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553398058252427">
            <text:p>0.5533980583</text:p>
          </table:table-cell>
          <table:table-cell office:value-type="float" office:value="1.7468932038835">
            <text:p>1.7468932039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506">
            <text:p>506</text:p>
          </table:table-cell>
          <table:table-cell office:value-type="float" office:value="2">
            <text:p>2</text:p>
          </table:table-cell>
          <table:table-cell office:value-type="float" office:value="0.553359683794466">
            <text:p>0.5533596838</text:p>
          </table:table-cell>
          <table:table-cell office:value-type="float" office:value="1.73843873517787">
            <text:p>1.7384387352</text:p>
          </table:table-cell>
        </table:table-row>
        <table:table-row table:style-name="ro2">
          <table:table-cell office:value-type="float" office:value="2241">
            <text:p>2241</text:p>
          </table:table-cell>
          <table:table-cell office:value-type="float" office:value="1012">
            <text:p>1012</text:p>
          </table:table-cell>
          <table:table-cell office:value-type="float" office:value="1">
            <text:p>1</text:p>
          </table:table-cell>
          <table:table-cell office:value-type="float" office:value="0.553359683794466">
            <text:p>0.5533596838</text:p>
          </table:table-cell>
          <table:table-cell office:value-type="float" office:value="1.77683794466403">
            <text:p>1.7768379447</text:p>
          </table:table-cell>
        </table:table-row>
        <table:table-row table:style-name="ro2">
          <table:table-cell office:value-type="float" office:value="2933">
            <text:p>2933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553359683794466">
            <text:p>0.5533596838</text:p>
          </table:table-cell>
          <table:table-cell office:value-type="float" office:value="1.64462450592885">
            <text:p>1.6446245059</text:p>
          </table:table-cell>
        </table:table-row>
        <table:table-row table:style-name="ro2">
          <table:table-cell office:value-type="float" office:value="3541">
            <text:p>3541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553191489361702">
            <text:p>0.5531914894</text:p>
          </table:table-cell>
          <table:table-cell office:value-type="float" office:value="1.68617021276596">
            <text:p>1.6861702128</text:p>
          </table:table-cell>
        </table:table-row>
        <table:table-row table:style-name="ro2">
          <table:table-cell office:value-type="float" office:value="3347">
            <text:p>3347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0.553072625698324">
            <text:p>0.5530726257</text:p>
          </table:table-cell>
          <table:table-cell office:value-type="float" office:value="1.77108938547486">
            <text:p>1.7710893855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552941176470588">
            <text:p>0.5529411765</text:p>
          </table:table-cell>
          <table:table-cell office:value-type="float" office:value="1.64741176470588">
            <text:p>1.6474117647</text:p>
          </table:table-cell>
        </table:table-row>
        <table:table-row table:style-name="ro2" table:visibility="filter">
          <table:table-cell office:value-type="float" office:value="2253">
            <text:p>225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552631578947368">
            <text:p>0.5526315789</text:p>
          </table:table-cell>
          <table:table-cell office:value-type="float" office:value="1.71671052631579">
            <text:p>1.7167105263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0.552447552447552">
            <text:p>0.5524475524</text:p>
          </table:table-cell>
          <table:table-cell office:value-type="float" office:value="1.80804195804196">
            <text:p>1.808041958</text:p>
          </table:table-cell>
        </table:table-row>
        <table:table-row table:style-name="ro2">
          <table:table-cell office:value-type="float" office:value="2908">
            <text:p>2908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0.552380952380952">
            <text:p>0.5523809524</text:p>
          </table:table-cell>
          <table:table-cell office:value-type="float" office:value="1.6587619047619">
            <text:p>1.6587619048</text:p>
          </table:table-cell>
        </table:table-row>
        <table:table-row table:style-name="ro2" table:visibility="filter">
          <table:table-cell office:value-type="float" office:value="2241">
            <text:p>2241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52238805970149">
            <text:p>0.552238806</text:p>
          </table:table-cell>
          <table:table-cell office:value-type="float" office:value="1.83253731343284">
            <text:p>1.8325373134</text:p>
          </table:table-cell>
        </table:table-row>
        <table:table-row table:style-name="ro2">
          <table:table-cell office:value-type="float" office:value="2476">
            <text:p>2476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0.552197802197802">
            <text:p>0.5521978022</text:p>
          </table:table-cell>
          <table:table-cell office:value-type="float" office:value="1.73673076923077">
            <text:p>1.7367307692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1744">
            <text:p>1744</text:p>
          </table:table-cell>
          <table:table-cell office:value-type="float" office:value="1">
            <text:p>1</text:p>
          </table:table-cell>
          <table:table-cell office:value-type="float" office:value="0.552178899082569">
            <text:p>0.5521788991</text:p>
          </table:table-cell>
          <table:table-cell office:value-type="float" office:value="1.76050458715596">
            <text:p>1.7605045872</text:p>
          </table:table-cell>
        </table:table-row>
        <table:table-row table:style-name="ro2">
          <table:table-cell office:value-type="float" office:value="2037">
            <text:p>2037</text:p>
          </table:table-cell>
          <table:table-cell office:value-type="float" office:value="480">
            <text:p>480</text:p>
          </table:table-cell>
          <table:table-cell office:value-type="float" office:value="1">
            <text:p>1</text:p>
          </table:table-cell>
          <table:table-cell office:value-type="float" office:value="0.552083333333333">
            <text:p>0.5520833333</text:p>
          </table:table-cell>
          <table:table-cell office:value-type="float" office:value="1.69191666666667">
            <text:p>1.6919166667</text:p>
          </table:table-cell>
        </table:table-row>
        <table:table-row table:style-name="ro2" table:visibility="filter">
          <table:table-cell office:value-type="float" office:value="2971">
            <text:p>297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0.552083333333333">
            <text:p>0.5520833333</text:p>
          </table:table-cell>
          <table:table-cell office:value-type="float" office:value="1.66677083333333">
            <text:p>1.6667708333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0.552023121387283">
            <text:p>0.5520231214</text:p>
          </table:table-cell>
          <table:table-cell office:value-type="float" office:value="1.77684971098266">
            <text:p>1.776849711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0.551892551892552">
            <text:p>0.5518925519</text:p>
          </table:table-cell>
          <table:table-cell office:value-type="float" office:value="1.74108669108669">
            <text:p>1.7410866911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 office:value-type="float" office:value="0.55175983436853">
            <text:p>0.5517598344</text:p>
          </table:table-cell>
          <table:table-cell office:value-type="float" office:value="1.73997929606625">
            <text:p>1.7399792961</text:p>
          </table:table-cell>
        </table:table-row>
        <table:table-row table:style-name="ro2" table:visibility="filter">
          <table:table-cell office:value-type="float" office:value="2233">
            <text:p>223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70620689655172">
            <text:p>1.7062068966</text:p>
          </table:table-cell>
        </table:table-row>
        <table:table-row table:style-name="ro2" table:visibility="filter">
          <table:table-cell office:value-type="float" office:value="2306">
            <text:p>230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51724137931034">
            <text:p>0.5517241379</text:p>
          </table:table-cell>
          <table:table-cell office:value-type="float" office:value="1.75448275862069">
            <text:p>1.7544827586</text:p>
          </table:table-cell>
        </table:table-row>
        <table:table-row table:style-name="ro2">
          <table:table-cell office:value-type="float" office:value="2910">
            <text:p>2910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0.551724137931034">
            <text:p>0.5517241379</text:p>
          </table:table-cell>
          <table:table-cell office:value-type="float" office:value="1.66662068965517">
            <text:p>1.6666206897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67189655172414">
            <text:p>1.6718965517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68362068965517">
            <text:p>1.6836206897</text:p>
          </table:table-cell>
        </table:table-row>
        <table:table-row table:style-name="ro2" table:visibility="filter">
          <table:table-cell office:value-type="float" office:value="3699">
            <text:p>3699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51724137931034">
            <text:p>0.5517241379</text:p>
          </table:table-cell>
          <table:table-cell office:value-type="float" office:value="1.70620689655172">
            <text:p>1.7062068966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6764367816092">
            <text:p>1.6764367816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51724137931034">
            <text:p>0.5517241379</text:p>
          </table:table-cell>
          <table:table-cell office:value-type="float" office:value="1.65689655172414">
            <text:p>1.6568965517</text:p>
          </table:table-cell>
        </table:table-row>
        <table:table-row table:style-name="ro2">
          <table:table-cell office:value-type="float" office:value="3145">
            <text:p>3145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0.551351351351351">
            <text:p>0.5513513514</text:p>
          </table:table-cell>
          <table:table-cell office:value-type="float" office:value="1.68735135135135">
            <text:p>1.6873513514</text:p>
          </table:table-cell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551181102362205">
            <text:p>0.5511811024</text:p>
          </table:table-cell>
          <table:table-cell office:value-type="float" office:value="1.71700787401575">
            <text:p>1.717007874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085">
            <text:p>2085</text:p>
          </table:table-cell>
          <table:table-cell office:value-type="float" office:value="1">
            <text:p>1</text:p>
          </table:table-cell>
          <table:table-cell office:value-type="float" office:value="0.551079136690647">
            <text:p>0.5510791367</text:p>
          </table:table-cell>
          <table:table-cell office:value-type="float" office:value="1.76607673860911">
            <text:p>1.7660767386</text:p>
          </table:table-cell>
        </table:table-row>
        <table:table-row table:style-name="ro2">
          <table:table-cell office:value-type="float" office:value="2724">
            <text:p>2724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551020408163265">
            <text:p>0.5510204082</text:p>
          </table:table-cell>
          <table:table-cell office:value-type="float" office:value="1.74168367346939">
            <text:p>1.7416836735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628">
            <text:p>628</text:p>
          </table:table-cell>
          <table:table-cell office:value-type="float" office:value="1">
            <text:p>1</text:p>
          </table:table-cell>
          <table:table-cell office:value-type="float" office:value="0.550955414012739">
            <text:p>0.550955414</text:p>
          </table:table-cell>
          <table:table-cell office:value-type="float" office:value="1.74367834394904">
            <text:p>1.7436783439</text:p>
          </table:table-cell>
        </table:table-row>
        <table:table-row table:style-name="ro2">
          <table:table-cell office:value-type="float" office:value="3488">
            <text:p>3488</text:p>
          </table:table-cell>
          <table:table-cell office:value-type="float" office:value="768">
            <text:p>768</text:p>
          </table:table-cell>
          <table:table-cell office:value-type="float" office:value="1">
            <text:p>1</text:p>
          </table:table-cell>
          <table:table-cell office:value-type="float" office:value="0.55078125">
            <text:p>0.55078125</text:p>
          </table:table-cell>
          <table:table-cell office:value-type="float" office:value="1.675390625">
            <text:p>1.675390625</text:p>
          </table:table-cell>
        </table:table-row>
        <table:table-row table:style-name="ro2" table:visibility="filter">
          <table:table-cell office:value-type="float" office:value="2222">
            <text:p>222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550724637681159">
            <text:p>0.5507246377</text:p>
          </table:table-cell>
          <table:table-cell office:value-type="float" office:value="1.7536231884058">
            <text:p>1.7536231884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0.550632911392405">
            <text:p>0.5506329114</text:p>
          </table:table-cell>
          <table:table-cell office:value-type="float" office:value="1.69987341772152">
            <text:p>1.6998734177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0.550515463917526">
            <text:p>0.5505154639</text:p>
          </table:table-cell>
          <table:table-cell office:value-type="float" office:value="1.67478350515464">
            <text:p>1.6747835052</text:p>
          </table:table-cell>
        </table:table-row>
        <table:table-row table:style-name="ro2">
          <table:table-cell office:value-type="float" office:value="3460">
            <text:p>3460</text:p>
          </table:table-cell>
          <table:table-cell office:value-type="float" office:value="6417">
            <text:p>6417</text:p>
          </table:table-cell>
          <table:table-cell office:value-type="float" office:value="2">
            <text:p>2</text:p>
          </table:table-cell>
          <table:table-cell office:value-type="float" office:value="0.550412965560231">
            <text:p>0.5504129656</text:p>
          </table:table-cell>
          <table:table-cell office:value-type="float" office:value="1.75709521583294">
            <text:p>1.7570952158</text:p>
          </table:table-cell>
        </table:table-row>
        <table:table-row table:style-name="ro2">
          <table:table-cell office:value-type="float" office:value="2342">
            <text:p>234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0.550279329608938">
            <text:p>0.5502793296</text:p>
          </table:table-cell>
          <table:table-cell office:value-type="float" office:value="1.74944134078212">
            <text:p>1.7494413408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0.550185873605948">
            <text:p>0.5501858736</text:p>
          </table:table-cell>
          <table:table-cell office:value-type="float" office:value="1.71371747211896">
            <text:p>1.7137174721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509">
            <text:p>509</text:p>
          </table:table-cell>
          <table:table-cell office:value-type="float" office:value="1">
            <text:p>1</text:p>
          </table:table-cell>
          <table:table-cell office:value-type="float" office:value="0.550098231827112">
            <text:p>0.5500982318</text:p>
          </table:table-cell>
          <table:table-cell office:value-type="float" office:value="1.73799607072692">
            <text:p>1.7379960707</text:p>
          </table:table-cell>
        </table:table-row>
        <table:table-row table:style-name="ro2" table:visibility="filter">
          <table:table-cell office:value-type="float" office:value="1971">
            <text:p>197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025">
            <text:p>1.7025</text:p>
          </table:table-cell>
        </table:table-row>
        <table:table-row table:style-name="ro2" table:visibility="filter">
          <table:table-cell office:value-type="float" office:value="2102">
            <text:p>210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892">
            <text:p>289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79">
            <text:p>1.679</text:p>
          </table:table-cell>
        </table:table-row>
        <table:table-row table:style-name="ro2" table:visibility="filter">
          <table:table-cell office:value-type="float" office:value="2968">
            <text:p>2968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735">
            <text:p>1.6735</text:p>
          </table:table-cell>
        </table:table-row>
        <table:table-row table:style-name="ro2" table:visibility="filter">
          <table:table-cell office:value-type="float" office:value="3051">
            <text:p>305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647">
            <text:p>1.647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708">
            <text:p>1.708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5">
            <text:p>0.55</text:p>
          </table:table-cell>
          <table:table-cell office:value-type="float" office:value="1.6665">
            <text:p>1.6665</text:p>
          </table:table-cell>
        </table:table-row>
        <table:table-row table:style-name="ro2" table:visibility="filter">
          <table:table-cell office:value-type="float" office:value="3690">
            <text:p>369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5">
            <text:p>0.55</text:p>
          </table:table-cell>
          <table:table-cell office:value-type="float" office:value="1.669">
            <text:p>1.669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473">
            <text:p>473</text:p>
          </table:table-cell>
          <table:table-cell office:value-type="float" office:value="2">
            <text:p>2</text:p>
          </table:table-cell>
          <table:table-cell office:value-type="float" office:value="0.549682875264271">
            <text:p>0.5496828753</text:p>
          </table:table-cell>
          <table:table-cell office:value-type="float" office:value="1.7699577167019">
            <text:p>1.7699577167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0.549645390070922">
            <text:p>0.5496453901</text:p>
          </table:table-cell>
          <table:table-cell office:value-type="float" office:value="1.69702127659574">
            <text:p>1.6970212766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.549618320610687">
            <text:p>0.5496183206</text:p>
          </table:table-cell>
          <table:table-cell office:value-type="float" office:value="1.65625954198473">
            <text:p>1.656259542</text:p>
          </table:table-cell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54954954954955">
            <text:p>0.5495495495</text:p>
          </table:table-cell>
          <table:table-cell office:value-type="float" office:value="1.66522522522522">
            <text:p>1.6652252252</text:p>
          </table:table-cell>
        </table:table-row>
        <table:table-row table:style-name="ro2" table:visibility="filter">
          <table:table-cell office:value-type="float" office:value="3633">
            <text:p>3633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0.549450549450549">
            <text:p>0.5494505495</text:p>
          </table:table-cell>
          <table:table-cell office:value-type="float" office:value="1.68197802197802">
            <text:p>1.681978022</text:p>
          </table:table-cell>
        </table:table-row>
        <table:table-row table:style-name="ro2" table:visibility="filter">
          <table:table-cell office:value-type="float" office:value="3767">
            <text:p>376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549295774647887">
            <text:p>0.5492957746</text:p>
          </table:table-cell>
          <table:table-cell office:value-type="float" office:value="1.63985915492958">
            <text:p>1.6398591549</text:p>
          </table:table-cell>
        </table:table-row>
        <table:table-row table:style-name="ro2">
          <table:table-cell office:value-type="float" office:value="2258">
            <text:p>2258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0.549222797927461">
            <text:p>0.5492227979</text:p>
          </table:table-cell>
          <table:table-cell office:value-type="float" office:value="1.75264248704663">
            <text:p>1.752642487</text:p>
          </table:table-cell>
        </table:table-row>
        <table:table-row table:style-name="ro2">
          <table:table-cell office:value-type="float" office:value="2641">
            <text:p>2641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549019607843137">
            <text:p>0.5490196078</text:p>
          </table:table-cell>
          <table:table-cell office:value-type="float" office:value="1.72790849673203">
            <text:p>1.7279084967</text:p>
          </table:table-cell>
        </table:table-row>
        <table:table-row table:style-name="ro2">
          <table:table-cell office:value-type="float" office:value="2646">
            <text:p>2646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549019607843137">
            <text:p>0.5490196078</text:p>
          </table:table-cell>
          <table:table-cell office:value-type="float" office:value="1.72745098039216">
            <text:p>1.7274509804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1164">
            <text:p>1164</text:p>
          </table:table-cell>
          <table:table-cell office:value-type="float" office:value="1">
            <text:p>1</text:p>
          </table:table-cell>
          <table:table-cell office:value-type="float" office:value="0.548969072164948">
            <text:p>0.5489690722</text:p>
          </table:table-cell>
          <table:table-cell office:value-type="float" office:value="1.73333333333333">
            <text:p>1.7333333333</text:p>
          </table:table-cell>
        </table:table-row>
        <table:table-row table:style-name="ro2">
          <table:table-cell office:value-type="float" office:value="2528">
            <text:p>2528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0.548951048951049">
            <text:p>0.548951049</text:p>
          </table:table-cell>
          <table:table-cell office:value-type="float" office:value="1.76307692307692">
            <text:p>1.7630769231</text:p>
          </table:table-cell>
        </table:table-row>
        <table:table-row table:style-name="ro2">
          <table:table-cell office:value-type="float" office:value="3257">
            <text:p>3257</text:p>
          </table:table-cell>
          <table:table-cell office:value-type="float" office:value="2002">
            <text:p>2002</text:p>
          </table:table-cell>
          <table:table-cell office:value-type="float" office:value="1">
            <text:p>1</text:p>
          </table:table-cell>
          <table:table-cell office:value-type="float" office:value="0.548951048951049">
            <text:p>0.548951049</text:p>
          </table:table-cell>
          <table:table-cell office:value-type="float" office:value="1.7497002997003">
            <text:p>1.7497002997</text:p>
          </table:table-cell>
        </table:table-row>
        <table:table-row table:style-name="ro2">
          <table:table-cell office:value-type="float" office:value="3157">
            <text:p>3157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0.548913043478261">
            <text:p>0.5489130435</text:p>
          </table:table-cell>
          <table:table-cell office:value-type="float" office:value="1.67010869565217">
            <text:p>1.6701086957</text:p>
          </table:table-cell>
        </table:table-row>
        <table:table-row table:style-name="ro2">
          <table:table-cell office:value-type="float" office:value="2128">
            <text:p>2128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548872180451128">
            <text:p>0.5488721805</text:p>
          </table:table-cell>
          <table:table-cell office:value-type="float" office:value="1.73233082706767">
            <text:p>1.7323308271</text:p>
          </table:table-cell>
        </table:table-row>
        <table:table-row table:style-name="ro2">
          <table:table-cell office:value-type="float" office:value="2596">
            <text:p>2596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0.54880694143167">
            <text:p>0.5488069414</text:p>
          </table:table-cell>
          <table:table-cell office:value-type="float" office:value="1.72598698481562">
            <text:p>1.7259869848</text:p>
          </table:table-cell>
        </table:table-row>
        <table:table-row table:style-name="ro2">
          <table:table-cell office:value-type="float" office:value="2314">
            <text:p>2314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0.548780487804878">
            <text:p>0.5487804878</text:p>
          </table:table-cell>
          <table:table-cell office:value-type="float" office:value="1.72731707317073">
            <text:p>1.7273170732</text:p>
          </table:table-cell>
        </table:table-row>
        <table:table-row table:style-name="ro2" table:visibility="filter">
          <table:table-cell office:value-type="float" office:value="3727">
            <text:p>3727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48780487804878">
            <text:p>0.5487804878</text:p>
          </table:table-cell>
          <table:table-cell office:value-type="float" office:value="1.68036585365854">
            <text:p>1.6803658537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0.548732943469786">
            <text:p>0.5487329435</text:p>
          </table:table-cell>
          <table:table-cell office:value-type="float" office:value="1.74349902534113">
            <text:p>1.7434990253</text:p>
          </table:table-cell>
        </table:table-row>
        <table:table-row table:style-name="ro2">
          <table:table-cell office:value-type="float" office:value="2278">
            <text:p>2278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0.548672566371681">
            <text:p>0.5486725664</text:p>
          </table:table-cell>
          <table:table-cell office:value-type="float" office:value="1.72265486725664">
            <text:p>1.7226548673</text:p>
          </table:table-cell>
        </table:table-row>
        <table:table-row table:style-name="ro2">
          <table:table-cell office:value-type="float" office:value="2540">
            <text:p>2540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548611111111111">
            <text:p>0.5486111111</text:p>
          </table:table-cell>
          <table:table-cell office:value-type="float" office:value="1.75166666666667">
            <text:p>1.7516666667</text:p>
          </table:table-cell>
        </table:table-row>
        <table:table-row table:style-name="ro2">
          <table:table-cell office:value-type="float" office:value="3574">
            <text:p>3574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0.548611111111111">
            <text:p>0.5486111111</text:p>
          </table:table-cell>
          <table:table-cell office:value-type="float" office:value="1.65236111111111">
            <text:p>1.6523611111</text:p>
          </table:table-cell>
        </table:table-row>
        <table:table-row table:style-name="ro2">
          <table:table-cell office:value-type="float" office:value="2092">
            <text:p>2092</text:p>
          </table:table-cell>
          <table:table-cell office:value-type="float" office:value="1517">
            <text:p>1517</text:p>
          </table:table-cell>
          <table:table-cell office:value-type="float" office:value="1">
            <text:p>1</text:p>
          </table:table-cell>
          <table:table-cell office:value-type="float" office:value="0.548450889914305">
            <text:p>0.5484508899</text:p>
          </table:table-cell>
          <table:table-cell office:value-type="float" office:value="1.73924851680949">
            <text:p>1.7392485168</text:p>
          </table:table-cell>
        </table:table-row>
        <table:table-row table:style-name="ro2" table:visibility="filter">
          <table:table-cell office:value-type="float" office:value="2722">
            <text:p>272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1.69516129032258">
            <text:p>1.6951612903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1.63903225806452">
            <text:p>1.6390322581</text:p>
          </table:table-cell>
        </table:table-row>
        <table:table-row table:style-name="ro2" table:visibility="filter">
          <table:table-cell office:value-type="float" office:value="3763">
            <text:p>37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48387096774194">
            <text:p>0.5483870968</text:p>
          </table:table-cell>
          <table:table-cell office:value-type="float" office:value="1.68548387096774">
            <text:p>1.685483871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548387096774194">
            <text:p>0.5483870968</text:p>
          </table:table-cell>
          <table:table-cell office:value-type="float" office:value="1.67677419354839">
            <text:p>1.6767741935</text:p>
          </table:table-cell>
        </table:table-row>
        <table:table-row table:style-name="ro2" table:visibility="filter">
          <table:table-cell office:value-type="float" office:value="3805">
            <text:p>3805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548387096774194">
            <text:p>0.5483870968</text:p>
          </table:table-cell>
          <table:table-cell office:value-type="float" office:value="1.64387096774194">
            <text:p>1.6438709677</text:p>
          </table:table-cell>
        </table:table-row>
        <table:table-row table:style-name="ro2" table:visibility="filter">
          <table:table-cell office:value-type="float" office:value="3835">
            <text:p>383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548387096774194">
            <text:p>0.5483870968</text:p>
          </table:table-cell>
          <table:table-cell office:value-type="float" office:value="1.66225806451613">
            <text:p>1.6622580645</text:p>
          </table:table-cell>
        </table:table-row>
        <table:table-row table:style-name="ro2">
          <table:table-cell office:value-type="float" office:value="3492">
            <text:p>349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0.548051948051948">
            <text:p>0.5480519481</text:p>
          </table:table-cell>
          <table:table-cell office:value-type="float" office:value="1.66309090909091">
            <text:p>1.6630909091</text:p>
          </table:table-cell>
        </table:table-row>
        <table:table-row table:style-name="ro2">
          <table:table-cell office:value-type="float" office:value="2250">
            <text:p>2250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0.548042704626335">
            <text:p>0.5480427046</text:p>
          </table:table-cell>
          <table:table-cell office:value-type="float" office:value="1.73918149466192">
            <text:p>1.7391814947</text:p>
          </table:table-cell>
        </table:table-row>
        <table:table-row table:style-name="ro2">
          <table:table-cell office:value-type="float" office:value="2537">
            <text:p>2537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0.548022598870056">
            <text:p>0.5480225989</text:p>
          </table:table-cell>
          <table:table-cell office:value-type="float" office:value="1.74943502824859">
            <text:p>1.7494350282</text:p>
          </table:table-cell>
        </table:table-row>
        <table:table-row table:style-name="ro2">
          <table:table-cell office:value-type="float" office:value="2302">
            <text:p>2302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0.547738693467337">
            <text:p>0.5477386935</text:p>
          </table:table-cell>
          <table:table-cell office:value-type="float" office:value="1.76231155778894">
            <text:p>1.7623115578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018">
            <text:p>3018</text:p>
          </table:table-cell>
          <table:table-cell office:value-type="float" office:value="2">
            <text:p>2</text:p>
          </table:table-cell>
          <table:table-cell office:value-type="float" office:value="0.547713717693837">
            <text:p>0.5477137177</text:p>
          </table:table-cell>
          <table:table-cell office:value-type="float" office:value="1.73494698475812">
            <text:p>1.7349469848</text:p>
          </table:table-cell>
        </table:table-row>
        <table:table-row table:style-name="ro2">
          <table:table-cell office:value-type="float" office:value="2728">
            <text:p>2728</text:p>
          </table:table-cell>
          <table:table-cell office:value-type="float" office:value="3763">
            <text:p>3763</text:p>
          </table:table-cell>
          <table:table-cell office:value-type="float" office:value="1">
            <text:p>1</text:p>
          </table:table-cell>
          <table:table-cell office:value-type="float" office:value="0.547701302152538">
            <text:p>0.5477013022</text:p>
          </table:table-cell>
          <table:table-cell office:value-type="float" office:value="1.72753653999469">
            <text:p>1.72753654</text:p>
          </table:table-cell>
        </table:table-row>
        <table:table-row table:style-name="ro2">
          <table:table-cell office:value-type="float" office:value="2216">
            <text:p>2216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547619047619048">
            <text:p>0.5476190476</text:p>
          </table:table-cell>
          <table:table-cell office:value-type="float" office:value="1.69896825396825">
            <text:p>1.698968254</text:p>
          </table:table-cell>
        </table:table-row>
        <table:table-row table:style-name="ro2">
          <table:table-cell office:value-type="float" office:value="3206">
            <text:p>3206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547619047619048">
            <text:p>0.5476190476</text:p>
          </table:table-cell>
          <table:table-cell office:value-type="float" office:value="1.68603174603175">
            <text:p>1.686031746</text:p>
          </table:table-cell>
        </table:table-row>
        <table:table-row table:style-name="ro2" table:visibility="filter">
          <table:table-cell office:value-type="float" office:value="3323">
            <text:p>3323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547619047619048">
            <text:p>0.5476190476</text:p>
          </table:table-cell>
          <table:table-cell office:value-type="float" office:value="1.71130952380952">
            <text:p>1.7113095238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47619047619048">
            <text:p>0.5476190476</text:p>
          </table:table-cell>
          <table:table-cell office:value-type="float" office:value="1.65738095238095">
            <text:p>1.6573809524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0.547540983606557">
            <text:p>0.5475409836</text:p>
          </table:table-cell>
          <table:table-cell office:value-type="float" office:value="1.64937704918033">
            <text:p>1.6493770492</text:p>
          </table:table-cell>
        </table:table-row>
        <table:table-row table:style-name="ro2" table:visibility="filter">
          <table:table-cell office:value-type="float" office:value="2112">
            <text:p>211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547368421052632">
            <text:p>0.5473684211</text:p>
          </table:table-cell>
          <table:table-cell office:value-type="float" office:value="1.74747368421053">
            <text:p>1.7474736842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547368421052632">
            <text:p>0.5473684211</text:p>
          </table:table-cell>
          <table:table-cell office:value-type="float" office:value="1.68547368421053">
            <text:p>1.6854736842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0.547297297297297">
            <text:p>0.5472972973</text:p>
          </table:table-cell>
          <table:table-cell office:value-type="float" office:value="1.77837837837838">
            <text:p>1.7783783784</text:p>
          </table:table-cell>
        </table:table-row>
        <table:table-row table:style-name="ro2">
          <table:table-cell office:value-type="float" office:value="3179">
            <text:p>3179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0.547297297297297">
            <text:p>0.5472972973</text:p>
          </table:table-cell>
          <table:table-cell office:value-type="float" office:value="1.705">
            <text:p>1.705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0.547277936962751">
            <text:p>0.547277937</text:p>
          </table:table-cell>
          <table:table-cell office:value-type="float" office:value="1.76083094555874">
            <text:p>1.7608309456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0.547192353643967">
            <text:p>0.5471923536</text:p>
          </table:table-cell>
          <table:table-cell office:value-type="float" office:value="1.76270011947431">
            <text:p>1.7627001195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547169811320755">
            <text:p>0.5471698113</text:p>
          </table:table-cell>
          <table:table-cell office:value-type="float" office:value="1.64207547169811">
            <text:p>1.6420754717</text:p>
          </table:table-cell>
        </table:table-row>
        <table:table-row table:style-name="ro2">
          <table:table-cell office:value-type="float" office:value="2088">
            <text:p>2088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0.546762589928058">
            <text:p>0.5467625899</text:p>
          </table:table-cell>
          <table:table-cell office:value-type="float" office:value="1.72908872901679">
            <text:p>1.729088729</text:p>
          </table:table-cell>
        </table:table-row>
        <table:table-row table:style-name="ro2">
          <table:table-cell office:value-type="float" office:value="2984">
            <text:p>2984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0.546728971962617">
            <text:p>0.546728972</text:p>
          </table:table-cell>
          <table:table-cell office:value-type="float" office:value="1.64817757009346">
            <text:p>1.6481775701</text:p>
          </table:table-cell>
        </table:table-row>
        <table:table-row table:style-name="ro2">
          <table:table-cell office:value-type="float" office:value="2818">
            <text:p>2818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.546558704453441">
            <text:p>0.5465587045</text:p>
          </table:table-cell>
          <table:table-cell office:value-type="float" office:value="1.64331983805668">
            <text:p>1.6433198381</text:p>
          </table:table-cell>
        </table:table-row>
        <table:table-row table:style-name="ro2">
          <table:table-cell office:value-type="float" office:value="2475">
            <text:p>2475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0.546478873239437">
            <text:p>0.5464788732</text:p>
          </table:table-cell>
          <table:table-cell office:value-type="float" office:value="1.72366197183099">
            <text:p>1.7236619718</text:p>
          </table:table-cell>
        </table:table-row>
        <table:table-row table:style-name="ro2">
          <table:table-cell office:value-type="float" office:value="2113">
            <text:p>2113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0.546419098143236">
            <text:p>0.5464190981</text:p>
          </table:table-cell>
          <table:table-cell office:value-type="float" office:value="1.73763925729443">
            <text:p>1.7376392573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54639175257732">
            <text:p>0.5463917526</text:p>
          </table:table-cell>
          <table:table-cell office:value-type="float" office:value="1.75144329896907">
            <text:p>1.751443299</text:p>
          </table:table-cell>
        </table:table-row>
        <table:table-row table:style-name="ro2">
          <table:table-cell office:value-type="float" office:value="2542">
            <text:p>2542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0.546365914786967">
            <text:p>0.5463659148</text:p>
          </table:table-cell>
          <table:table-cell office:value-type="float" office:value="1.72025062656642">
            <text:p>1.7202506266</text:p>
          </table:table-cell>
        </table:table-row>
        <table:table-row table:style-name="ro2">
          <table:table-cell office:value-type="float" office:value="3866">
            <text:p>3866</text:p>
          </table:table-cell>
          <table:table-cell office:value-type="float" office:value="454">
            <text:p>454</text:p>
          </table:table-cell>
          <table:table-cell office:value-type="float" office:value="1">
            <text:p>1</text:p>
          </table:table-cell>
          <table:table-cell office:value-type="float" office:value="0.54625550660793">
            <text:p>0.5462555066</text:p>
          </table:table-cell>
          <table:table-cell office:value-type="float" office:value="1.70674008810573">
            <text:p>1.7067400881</text:p>
          </table:table-cell>
        </table:table-row>
        <table:table-row table:style-name="ro2">
          <table:table-cell office:value-type="float" office:value="2608">
            <text:p>2608</text:p>
          </table:table-cell>
          <table:table-cell office:value-type="float" office:value="520">
            <text:p>520</text:p>
          </table:table-cell>
          <table:table-cell office:value-type="float" office:value="1">
            <text:p>1</text:p>
          </table:table-cell>
          <table:table-cell office:value-type="float" office:value="0.546153846153846">
            <text:p>0.5461538462</text:p>
          </table:table-cell>
          <table:table-cell office:value-type="float" office:value="1.75011538461538">
            <text:p>1.7501153846</text:p>
          </table:table-cell>
        </table:table-row>
        <table:table-row table:style-name="ro2">
          <table:table-cell office:value-type="float" office:value="3866">
            <text:p>3866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0.545833333333333">
            <text:p>0.5458333333</text:p>
          </table:table-cell>
          <table:table-cell office:value-type="float" office:value="1.75420833333333">
            <text:p>1.7542083333</text:p>
          </table:table-cell>
        </table:table-row>
        <table:table-row table:style-name="ro2" table:visibility="filter">
          <table:table-cell office:value-type="float" office:value="1996">
            <text:p>1996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4090909090909">
            <text:p>1.7409090909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8909090909091">
            <text:p>1.6890909091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6100649350649">
            <text:p>1.7610064935</text:p>
          </table:table-cell>
        </table:table-row>
        <table:table-row table:style-name="ro2" table:visibility="filter">
          <table:table-cell office:value-type="float" office:value="2353">
            <text:p>235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81272727272727">
            <text:p>1.8127272727</text:p>
          </table:table-cell>
        </table:table-row>
        <table:table-row table:style-name="ro2" table:visibility="filter">
          <table:table-cell office:value-type="float" office:value="2382">
            <text:p>2382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80363636363636">
            <text:p>1.8036363636</text:p>
          </table:table-cell>
        </table:table-row>
        <table:table-row table:style-name="ro2">
          <table:table-cell office:value-type="float" office:value="2383">
            <text:p>2383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3867768595041">
            <text:p>1.738677686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0433155080214">
            <text:p>1.7043315508</text:p>
          </table:table-cell>
        </table:table-row>
        <table:table-row table:style-name="ro2">
          <table:table-cell office:value-type="float" office:value="2436">
            <text:p>2436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3489510489511">
            <text:p>1.7348951049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2393939393939">
            <text:p>1.7239393939</text:p>
          </table:table-cell>
        </table:table-row>
        <table:table-row table:style-name="ro2" table:visibility="filter">
          <table:table-cell office:value-type="float" office:value="2774">
            <text:p>2774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6772727272727">
            <text:p>1.6677272727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56363636363636">
            <text:p>1.5636363636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3545454545455">
            <text:p>1.7354545455</text:p>
          </table:table-cell>
        </table:table-row>
        <table:table-row table:style-name="ro2" table:visibility="filter">
          <table:table-cell office:value-type="float" office:value="3129">
            <text:p>312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4818181818182">
            <text:p>1.7481818182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2909090909091">
            <text:p>1.7290909091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70590909090909">
            <text:p>1.7059090909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3090909090909">
            <text:p>1.7309090909</text:p>
          </table:table-cell>
        </table:table-row>
        <table:table-row table:style-name="ro2" table:visibility="filter">
          <table:table-cell office:value-type="float" office:value="3415">
            <text:p>3415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72545454545455">
            <text:p>1.7254545455</text:p>
          </table:table-cell>
        </table:table-row>
        <table:table-row table:style-name="ro2" table:visibility="filter">
          <table:table-cell office:value-type="float" office:value="3465">
            <text:p>346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5136363636364">
            <text:p>1.6513636364</text:p>
          </table:table-cell>
        </table:table-row>
        <table:table-row table:style-name="ro2">
          <table:table-cell office:value-type="float" office:value="3496">
            <text:p>3496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5454545454545">
            <text:p>1.6545454545</text:p>
          </table:table-cell>
        </table:table-row>
        <table:table-row table:style-name="ro2" table:visibility="filter">
          <table:table-cell office:value-type="float" office:value="3583">
            <text:p>358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6181818181818">
            <text:p>1.6618181818</text:p>
          </table:table-cell>
        </table:table-row>
        <table:table-row table:style-name="ro2" table:visibility="filter">
          <table:table-cell office:value-type="float" office:value="3599">
            <text:p>3599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7818181818182">
            <text:p>1.6781818182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9090909090909">
            <text:p>1.6909090909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6090909090909">
            <text:p>1.6609090909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545454545454545">
            <text:p>0.545454545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739">
            <text:p>373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545454545454545">
            <text:p>0.5454545455</text:p>
          </table:table-cell>
          <table:table-cell office:value-type="float" office:value="1.65727272727273">
            <text:p>1.6572727273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0.545016077170418">
            <text:p>0.5450160772</text:p>
          </table:table-cell>
          <table:table-cell office:value-type="float" office:value="1.7324115755627">
            <text:p>1.7324115756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1156">
            <text:p>1156</text:p>
          </table:table-cell>
          <table:table-cell office:value-type="float" office:value="1">
            <text:p>1</text:p>
          </table:table-cell>
          <table:table-cell office:value-type="float" office:value="0.544982698961938">
            <text:p>0.544982699</text:p>
          </table:table-cell>
          <table:table-cell office:value-type="float" office:value="1.72981833910035">
            <text:p>1.7298183391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479">
            <text:p>479</text:p>
          </table:table-cell>
          <table:table-cell office:value-type="float" office:value="2">
            <text:p>2</text:p>
          </table:table-cell>
          <table:table-cell office:value-type="float" office:value="0.544885177453027">
            <text:p>0.5448851775</text:p>
          </table:table-cell>
          <table:table-cell office:value-type="float" office:value="1.76749478079332">
            <text:p>1.7674947808</text:p>
          </table:table-cell>
        </table:table-row>
        <table:table-row table:style-name="ro2">
          <table:table-cell office:value-type="float" office:value="2538">
            <text:p>2538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544871794871795">
            <text:p>0.5448717949</text:p>
          </table:table-cell>
          <table:table-cell office:value-type="float" office:value="1.73897435897436">
            <text:p>1.738974359</text:p>
          </table:table-cell>
        </table:table-row>
        <table:table-row table:style-name="ro2">
          <table:table-cell office:value-type="float" office:value="3769">
            <text:p>3769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544871794871795">
            <text:p>0.5448717949</text:p>
          </table:table-cell>
          <table:table-cell office:value-type="float" office:value="1.66089743589744">
            <text:p>1.6608974359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446">
            <text:p>446</text:p>
          </table:table-cell>
          <table:table-cell office:value-type="float" office:value="2">
            <text:p>2</text:p>
          </table:table-cell>
          <table:table-cell office:value-type="float" office:value="0.544843049327354">
            <text:p>0.5448430493</text:p>
          </table:table-cell>
          <table:table-cell office:value-type="float" office:value="1.73952914798206">
            <text:p>1.739529148</text:p>
          </table:table-cell>
        </table:table-row>
        <table:table-row table:style-name="ro2">
          <table:table-cell office:value-type="float" office:value="2639">
            <text:p>2639</text:p>
          </table:table-cell>
          <table:table-cell office:value-type="float" office:value="413">
            <text:p>413</text:p>
          </table:table-cell>
          <table:table-cell office:value-type="float" office:value="1">
            <text:p>1</text:p>
          </table:table-cell>
          <table:table-cell office:value-type="float" office:value="0.544794188861985">
            <text:p>0.5447941889</text:p>
          </table:table-cell>
          <table:table-cell office:value-type="float" office:value="1.73794188861985">
            <text:p>1.7379418886</text:p>
          </table:table-cell>
        </table:table-row>
        <table:table-row table:style-name="ro2">
          <table:table-cell office:value-type="float" office:value="2638">
            <text:p>2638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0.544600938967136">
            <text:p>0.544600939</text:p>
          </table:table-cell>
          <table:table-cell office:value-type="float" office:value="1.74793427230047">
            <text:p>1.7479342723</text:p>
          </table:table-cell>
        </table:table-row>
        <table:table-row table:style-name="ro2">
          <table:table-cell office:value-type="float" office:value="2971">
            <text:p>297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544554455445545">
            <text:p>0.5445544554</text:p>
          </table:table-cell>
          <table:table-cell office:value-type="float" office:value="1.65237623762376">
            <text:p>1.6523762376</text:p>
          </table:table-cell>
        </table:table-row>
        <table:table-row table:style-name="ro2">
          <table:table-cell office:value-type="float" office:value="2479">
            <text:p>2479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544378698224852">
            <text:p>0.5443786982</text:p>
          </table:table-cell>
          <table:table-cell office:value-type="float" office:value="1.70384615384615">
            <text:p>1.7038461538</text:p>
          </table:table-cell>
        </table:table-row>
        <table:table-row table:style-name="ro2">
          <table:table-cell office:value-type="float" office:value="2110">
            <text:p>2110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0.544117647058823">
            <text:p>0.5441176471</text:p>
          </table:table-cell>
          <table:table-cell office:value-type="float" office:value="1.73838235294118">
            <text:p>1.7383823529</text:p>
          </table:table-cell>
        </table:table-row>
        <table:table-row table:style-name="ro2" table:visibility="filter">
          <table:table-cell office:value-type="float" office:value="2119">
            <text:p>211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44117647058823">
            <text:p>0.5441176471</text:p>
          </table:table-cell>
          <table:table-cell office:value-type="float" office:value="1.71161764705882">
            <text:p>1.7116176471</text:p>
          </table:table-cell>
        </table:table-row>
        <table:table-row table:style-name="ro2">
          <table:table-cell office:value-type="float" office:value="2560">
            <text:p>2560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0.544117647058823">
            <text:p>0.5441176471</text:p>
          </table:table-cell>
          <table:table-cell office:value-type="float" office:value="1.71433823529412">
            <text:p>1.7143382353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0.544117647058823">
            <text:p>0.5441176471</text:p>
          </table:table-cell>
          <table:table-cell office:value-type="float" office:value="1.72700980392157">
            <text:p>1.7270098039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44117647058823">
            <text:p>0.5441176471</text:p>
          </table:table-cell>
          <table:table-cell office:value-type="float" office:value="1.66691176470588">
            <text:p>1.6669117647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44117647058823">
            <text:p>0.5441176471</text:p>
          </table:table-cell>
          <table:table-cell office:value-type="float" office:value="1.67558823529412">
            <text:p>1.6755882353</text:p>
          </table:table-cell>
        </table:table-row>
        <table:table-row table:style-name="ro2">
          <table:table-cell office:value-type="float" office:value="2084">
            <text:p>2084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0.543956043956044">
            <text:p>0.543956044</text:p>
          </table:table-cell>
          <table:table-cell office:value-type="float" office:value="1.75983516483517">
            <text:p>1.7598351648</text:p>
          </table:table-cell>
        </table:table-row>
        <table:table-row table:style-name="ro2" table:visibility="filter">
          <table:table-cell office:value-type="float" office:value="2129">
            <text:p>2129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543859649122807">
            <text:p>0.5438596491</text:p>
          </table:table-cell>
          <table:table-cell office:value-type="float" office:value="1.77859649122807">
            <text:p>1.7785964912</text:p>
          </table:table-cell>
        </table:table-row>
        <table:table-row table:style-name="ro2" table:visibility="filter">
          <table:table-cell office:value-type="float" office:value="2130">
            <text:p>2130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543859649122807">
            <text:p>0.5438596491</text:p>
          </table:table-cell>
          <table:table-cell office:value-type="float" office:value="1.75561403508772">
            <text:p>1.7556140351</text:p>
          </table:table-cell>
        </table:table-row>
        <table:table-row table:style-name="ro2" table:visibility="filter">
          <table:table-cell office:value-type="float" office:value="3688">
            <text:p>3688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0.543859649122807">
            <text:p>0.5438596491</text:p>
          </table:table-cell>
          <table:table-cell office:value-type="float" office:value="1.66035087719298">
            <text:p>1.6603508772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655">
            <text:p>1655</text:p>
          </table:table-cell>
          <table:table-cell office:value-type="float" office:value="1">
            <text:p>1</text:p>
          </table:table-cell>
          <table:table-cell office:value-type="float" office:value="0.54380664652568">
            <text:p>0.5438066465</text:p>
          </table:table-cell>
          <table:table-cell office:value-type="float" office:value="1.75888217522659">
            <text:p>1.7588821752</text:p>
          </table:table-cell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543689320388349">
            <text:p>0.5436893204</text:p>
          </table:table-cell>
          <table:table-cell office:value-type="float" office:value="1.75747572815534">
            <text:p>1.7574757282</text:p>
          </table:table-cell>
        </table:table-row>
        <table:table-row table:style-name="ro2">
          <table:table-cell office:value-type="float" office:value="2646">
            <text:p>2646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0.543624161073825">
            <text:p>0.5436241611</text:p>
          </table:table-cell>
          <table:table-cell office:value-type="float" office:value="1.71624161073826">
            <text:p>1.7162416107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.543554006968641">
            <text:p>0.543554007</text:p>
          </table:table-cell>
          <table:table-cell office:value-type="float" office:value="1.73581881533101">
            <text:p>1.7358188153</text:p>
          </table:table-cell>
        </table:table-row>
        <table:table-row table:style-name="ro2" table:visibility="filter">
          <table:table-cell office:value-type="float" office:value="2577">
            <text:p>2577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43478260869565">
            <text:p>0.5434782609</text:p>
          </table:table-cell>
          <table:table-cell office:value-type="float" office:value="1.76065217391304">
            <text:p>1.7606521739</text:p>
          </table:table-cell>
        </table:table-row>
        <table:table-row table:style-name="ro2" table:visibility="filter">
          <table:table-cell office:value-type="float" office:value="3358">
            <text:p>3358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543478260869565">
            <text:p>0.5434782609</text:p>
          </table:table-cell>
          <table:table-cell office:value-type="float" office:value="1.72521739130435">
            <text:p>1.7252173913</text:p>
          </table:table-cell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0.543307086614173">
            <text:p>0.5433070866</text:p>
          </table:table-cell>
          <table:table-cell office:value-type="float" office:value="1.76270341207349">
            <text:p>1.7627034121</text:p>
          </table:table-cell>
        </table:table-row>
        <table:table-row table:style-name="ro2" table:visibility="filter">
          <table:table-cell office:value-type="float" office:value="1986">
            <text:p>198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54320987654321">
            <text:p>0.5432098765</text:p>
          </table:table-cell>
          <table:table-cell office:value-type="float" office:value="1.80345679012346">
            <text:p>1.8034567901</text:p>
          </table:table-cell>
        </table:table-row>
        <table:table-row table:style-name="ro2">
          <table:table-cell office:value-type="float" office:value="3356">
            <text:p>3356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543103448275862">
            <text:p>0.5431034483</text:p>
          </table:table-cell>
          <table:table-cell office:value-type="float" office:value="1.71724137931034">
            <text:p>1.7172413793</text:p>
          </table:table-cell>
        </table:table-row>
        <table:table-row table:style-name="ro2" table:visibility="filter">
          <table:table-cell office:value-type="float" office:value="3869">
            <text:p>386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42857142857143">
            <text:p>0.5428571429</text:p>
          </table:table-cell>
          <table:table-cell office:value-type="float" office:value="1.85142857142857">
            <text:p>1.8514285714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42857142857143">
            <text:p>0.5428571429</text:p>
          </table:table-cell>
          <table:table-cell office:value-type="float" office:value="1.76857142857143">
            <text:p>1.7685714286</text:p>
          </table:table-cell>
        </table:table-row>
        <table:table-row table:style-name="ro2" table:visibility="filter">
          <table:table-cell office:value-type="float" office:value="3748">
            <text:p>3748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542857142857143">
            <text:p>0.5428571429</text:p>
          </table:table-cell>
          <table:table-cell office:value-type="float" office:value="1.61628571428571">
            <text:p>1.6162857143</text:p>
          </table:table-cell>
        </table:table-row>
        <table:table-row table:style-name="ro2" table:visibility="filter">
          <table:table-cell office:value-type="float" office:value="2315">
            <text:p>2315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542553191489362">
            <text:p>0.5425531915</text:p>
          </table:table-cell>
          <table:table-cell office:value-type="float" office:value="1.70521276595745">
            <text:p>1.705212766</text:p>
          </table:table-cell>
        </table:table-row>
        <table:table-row table:style-name="ro2">
          <table:table-cell office:value-type="float" office:value="3325">
            <text:p>3325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0.542553191489362">
            <text:p>0.5425531915</text:p>
          </table:table-cell>
          <table:table-cell office:value-type="float" office:value="1.74010638297872">
            <text:p>1.740106383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542452830188679">
            <text:p>0.5424528302</text:p>
          </table:table-cell>
          <table:table-cell office:value-type="float" office:value="1.71165094339623">
            <text:p>1.7116509434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872">
            <text:p>872</text:p>
          </table:table-cell>
          <table:table-cell office:value-type="float" office:value="1">
            <text:p>1</text:p>
          </table:table-cell>
          <table:table-cell office:value-type="float" office:value="0.54243119266055">
            <text:p>0.5424311927</text:p>
          </table:table-cell>
          <table:table-cell office:value-type="float" office:value="1.74075688073395">
            <text:p>1.7407568807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.542410714285714">
            <text:p>0.5424107143</text:p>
          </table:table-cell>
          <table:table-cell office:value-type="float" office:value="1.73948660714286">
            <text:p>1.7394866071</text:p>
          </table:table-cell>
        </table:table-row>
        <table:table-row table:style-name="ro2" table:visibility="filter">
          <table:table-cell office:value-type="float" office:value="2583">
            <text:p>258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542168674698795">
            <text:p>0.5421686747</text:p>
          </table:table-cell>
          <table:table-cell office:value-type="float" office:value="1.67469879518072">
            <text:p>1.6746987952</text:p>
          </table:table-cell>
        </table:table-row>
        <table:table-row table:style-name="ro2" table:visibility="filter">
          <table:table-cell office:value-type="float" office:value="3372">
            <text:p>337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542168674698795">
            <text:p>0.5421686747</text:p>
          </table:table-cell>
          <table:table-cell office:value-type="float" office:value="1.69457831325301">
            <text:p>1.6945783133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937">
            <text:p>937</text:p>
          </table:table-cell>
          <table:table-cell office:value-type="float" office:value="1">
            <text:p>1</text:p>
          </table:table-cell>
          <table:table-cell office:value-type="float" office:value="0.542155816435432">
            <text:p>0.5421558164</text:p>
          </table:table-cell>
          <table:table-cell office:value-type="float" office:value="1.7468303094984">
            <text:p>1.7468303095</text:p>
          </table:table-cell>
        </table:table-row>
        <table:table-row table:style-name="ro2">
          <table:table-cell office:value-type="float" office:value="2985">
            <text:p>2985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542056074766355">
            <text:p>0.5420560748</text:p>
          </table:table-cell>
          <table:table-cell office:value-type="float" office:value="1.64644859813084">
            <text:p>1.6464485981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0.542005420054201">
            <text:p>0.5420054201</text:p>
          </table:table-cell>
          <table:table-cell office:value-type="float" office:value="1.75688346883469">
            <text:p>1.7568834688</text:p>
          </table:table-cell>
        </table:table-row>
        <table:table-row table:style-name="ro2">
          <table:table-cell office:value-type="float" office:value="2142">
            <text:p>2142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.541860465116279">
            <text:p>0.5418604651</text:p>
          </table:table-cell>
          <table:table-cell office:value-type="float" office:value="1.74627906976744">
            <text:p>1.7462790698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0.541832669322709">
            <text:p>0.5418326693</text:p>
          </table:table-cell>
          <table:table-cell office:value-type="float" office:value="1.7692828685259">
            <text:p>1.7692828685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0.541717049576784">
            <text:p>0.5417170496</text:p>
          </table:table-cell>
          <table:table-cell office:value-type="float" office:value="1.7355622732769">
            <text:p>1.7355622733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72770833333333">
            <text:p>1.7277083333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69708333333333">
            <text:p>1.6970833333</text:p>
          </table:table-cell>
        </table:table-row>
        <table:table-row table:style-name="ro2">
          <table:table-cell office:value-type="float" office:value="2981">
            <text:p>2981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6485">
            <text:p>1.6485</text:p>
          </table:table-cell>
        </table:table-row>
        <table:table-row table:style-name="ro2" table:visibility="filter">
          <table:table-cell office:value-type="float" office:value="3102">
            <text:p>310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71083333333333">
            <text:p>1.7108333333</text:p>
          </table:table-cell>
        </table:table-row>
        <table:table-row table:style-name="ro2">
          <table:table-cell office:value-type="float" office:value="3186">
            <text:p>3186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70607142857143">
            <text:p>1.7060714286</text:p>
          </table:table-cell>
        </table:table-row>
        <table:table-row table:style-name="ro2" table:visibility="filter">
          <table:table-cell office:value-type="float" office:value="3319">
            <text:p>331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71597222222222">
            <text:p>1.7159722222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41666666666667">
            <text:p>0.5416666667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70">
            <text:p>367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41666666666667">
            <text:p>0.5416666667</text:p>
          </table:table-cell>
          <table:table-cell office:value-type="float" office:value="1.63">
            <text:p>1.63</text:p>
          </table:table-cell>
        </table:table-row>
        <table:table-row table:style-name="ro2">
          <table:table-cell office:value-type="float" office:value="3453">
            <text:p>3453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0.541571319603356">
            <text:p>0.5415713196</text:p>
          </table:table-cell>
          <table:table-cell office:value-type="float" office:value="1.74858123569794">
            <text:p>1.7485812357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54140127388535">
            <text:p>0.5414012739</text:p>
          </table:table-cell>
          <table:table-cell office:value-type="float" office:value="1.71859872611465">
            <text:p>1.7185987261</text:p>
          </table:table-cell>
        </table:table-row>
        <table:table-row table:style-name="ro2">
          <table:table-cell office:value-type="float" office:value="2043">
            <text:p>2043</text:p>
          </table:table-cell>
          <table:table-cell office:value-type="float" office:value="1197">
            <text:p>1197</text:p>
          </table:table-cell>
          <table:table-cell office:value-type="float" office:value="1">
            <text:p>1</text:p>
          </table:table-cell>
          <table:table-cell office:value-type="float" office:value="0.541353383458647">
            <text:p>0.5413533835</text:p>
          </table:table-cell>
          <table:table-cell office:value-type="float" office:value="1.74957393483709">
            <text:p>1.7495739348</text:p>
          </table:table-cell>
        </table:table-row>
        <table:table-row table:style-name="ro2">
          <table:table-cell office:value-type="float" office:value="2059">
            <text:p>2059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0.541304347826087">
            <text:p>0.5413043478</text:p>
          </table:table-cell>
          <table:table-cell office:value-type="float" office:value="1.74728260869565">
            <text:p>1.747282608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office:value-type="float" office:value="0.541176470588235">
            <text:p>0.5411764706</text:p>
          </table:table-cell>
          <table:table-cell office:value-type="float" office:value="1.75835294117647">
            <text:p>1.7583529412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0.541095890410959">
            <text:p>0.5410958904</text:p>
          </table:table-cell>
          <table:table-cell office:value-type="float" office:value="1.72840182648402">
            <text:p>1.7284018265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1826">
            <text:p>1826</text:p>
          </table:table-cell>
          <table:table-cell office:value-type="float" office:value="1">
            <text:p>1</text:p>
          </table:table-cell>
          <table:table-cell office:value-type="float" office:value="0.541073384446878">
            <text:p>0.5410733844</text:p>
          </table:table-cell>
          <table:table-cell office:value-type="float" office:value="1.75119386637459">
            <text:p>1.7511938664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3580">
            <text:p>3580</text:p>
          </table:table-cell>
          <table:table-cell office:value-type="float" office:value="1">
            <text:p>1</text:p>
          </table:table-cell>
          <table:table-cell office:value-type="float" office:value="0.541061452513967">
            <text:p>0.5410614525</text:p>
          </table:table-cell>
          <table:table-cell office:value-type="float" office:value="1.74171787709497">
            <text:p>1.7417178771</text:p>
          </table:table-cell>
        </table:table-row>
        <table:table-row table:style-name="ro2">
          <table:table-cell office:value-type="float" office:value="2667">
            <text:p>2667</text:p>
          </table:table-cell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office:value-type="float" office:value="0.541040462427746">
            <text:p>0.5410404624</text:p>
          </table:table-cell>
          <table:table-cell office:value-type="float" office:value="1.75326011560694">
            <text:p>1.7532601156</text:p>
          </table:table-cell>
        </table:table-row>
        <table:table-row table:style-name="ro2" table:visibility="filter">
          <table:table-cell office:value-type="float" office:value="2118">
            <text:p>2118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540983606557377">
            <text:p>0.5409836066</text:p>
          </table:table-cell>
          <table:table-cell office:value-type="float" office:value="1.73213114754098">
            <text:p>1.7321311475</text:p>
          </table:table-cell>
        </table:table-row>
        <table:table-row table:style-name="ro2" table:visibility="filter">
          <table:table-cell office:value-type="float" office:value="3781">
            <text:p>378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40983606557377">
            <text:p>0.5409836066</text:p>
          </table:table-cell>
          <table:table-cell office:value-type="float" office:value="1.65737704918033">
            <text:p>1.6573770492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0.540951446787641">
            <text:p>0.5409514468</text:p>
          </table:table-cell>
          <table:table-cell office:value-type="float" office:value="1.76623344776851">
            <text:p>1.7662334478</text:p>
          </table:table-cell>
        </table:table-row>
        <table:table-row table:style-name="ro2">
          <table:table-cell office:value-type="float" office:value="2491">
            <text:p>2491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0.540816326530612">
            <text:p>0.5408163265</text:p>
          </table:table-cell>
          <table:table-cell office:value-type="float" office:value="1.7578231292517">
            <text:p>1.7578231293</text:p>
          </table:table-cell>
        </table:table-row>
        <table:table-row table:style-name="ro2">
          <table:table-cell office:value-type="float" office:value="2254">
            <text:p>225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0.540740740740741">
            <text:p>0.5407407407</text:p>
          </table:table-cell>
          <table:table-cell office:value-type="float" office:value="1.74981481481481">
            <text:p>1.7498148148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0.54071661237785">
            <text:p>0.5407166124</text:p>
          </table:table-cell>
          <table:table-cell office:value-type="float" office:value="1.78980456026059">
            <text:p>1.7898045603</text:p>
          </table:table-cell>
        </table:table-row>
        <table:table-row table:style-name="ro2" table:visibility="filter">
          <table:table-cell office:value-type="float" office:value="2890">
            <text:p>289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62432432432432">
            <text:p>1.6243243243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40540540540541">
            <text:p>0.5405405405</text:p>
          </table:table-cell>
          <table:table-cell office:value-type="float" office:value="1.69459459459459">
            <text:p>1.6945945946</text:p>
          </table:table-cell>
        </table:table-row>
        <table:table-row table:style-name="ro2">
          <table:table-cell office:value-type="float" office:value="2851">
            <text:p>2851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0.540425531914894">
            <text:p>0.5404255319</text:p>
          </table:table-cell>
          <table:table-cell office:value-type="float" office:value="1.67446808510638">
            <text:p>1.6744680851</text:p>
          </table:table-cell>
        </table:table-row>
        <table:table-row table:style-name="ro2">
          <table:table-cell office:value-type="float" office:value="2690">
            <text:p>2690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.540268456375839">
            <text:p>0.5402684564</text:p>
          </table:table-cell>
          <table:table-cell office:value-type="float" office:value="1.73536912751678">
            <text:p>1.7353691275</text:p>
          </table:table-cell>
        </table:table-row>
        <table:table-row table:style-name="ro2">
          <table:table-cell office:value-type="float" office:value="2245">
            <text:p>2245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.54014598540146">
            <text:p>0.5401459854</text:p>
          </table:table-cell>
          <table:table-cell office:value-type="float" office:value="1.76605839416058">
            <text:p>1.7660583942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0.54014598540146">
            <text:p>0.5401459854</text:p>
          </table:table-cell>
          <table:table-cell office:value-type="float" office:value="1.70970802919708">
            <text:p>1.7097080292</text:p>
          </table:table-cell>
        </table:table-row>
        <table:table-row table:style-name="ro2">
          <table:table-cell office:value-type="float" office:value="2171">
            <text:p>217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539823008849557">
            <text:p>0.5398230088</text:p>
          </table:table-cell>
          <table:table-cell office:value-type="float" office:value="1.73">
            <text:p>1.73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539823008849557">
            <text:p>0.5398230088</text:p>
          </table:table-cell>
          <table:table-cell office:value-type="float" office:value="1.71469026548673">
            <text:p>1.7146902655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0.53968253968254">
            <text:p>0.5396825397</text:p>
          </table:table-cell>
          <table:table-cell office:value-type="float" office:value="1.77761904761905">
            <text:p>1.7776190476</text:p>
          </table:table-cell>
        </table:table-row>
        <table:table-row table:style-name="ro2">
          <table:table-cell office:value-type="float" office:value="3183">
            <text:p>318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53968253968254">
            <text:p>0.5396825397</text:p>
          </table:table-cell>
          <table:table-cell office:value-type="float" office:value="1.70555555555556">
            <text:p>1.7055555556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53968253968254">
            <text:p>0.5396825397</text:p>
          </table:table-cell>
          <table:table-cell office:value-type="float" office:value="1.69722222222222">
            <text:p>1.6972222222</text:p>
          </table:table-cell>
        </table:table-row>
        <table:table-row table:style-name="ro2">
          <table:table-cell office:value-type="float" office:value="2127">
            <text:p>2127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0.539473684210526">
            <text:p>0.5394736842</text:p>
          </table:table-cell>
          <table:table-cell office:value-type="float" office:value="1.76365131578947">
            <text:p>1.7636513158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539473684210526">
            <text:p>0.5394736842</text:p>
          </table:table-cell>
          <table:table-cell office:value-type="float" office:value="1.74697368421053">
            <text:p>1.7469736842</text:p>
          </table:table-cell>
        </table:table-row>
        <table:table-row table:style-name="ro2" table:visibility="filter">
          <table:table-cell office:value-type="float" office:value="3592">
            <text:p>3592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539473684210526">
            <text:p>0.5394736842</text:p>
          </table:table-cell>
          <table:table-cell office:value-type="float" office:value="1.72736842105263">
            <text:p>1.7273684211</text:p>
          </table:table-cell>
        </table:table-row>
        <table:table-row table:style-name="ro2">
          <table:table-cell office:value-type="float" office:value="3863">
            <text:p>3863</text:p>
          </table:table-cell>
          <table:table-cell office:value-type="float" office:value="636">
            <text:p>636</text:p>
          </table:table-cell>
          <table:table-cell office:value-type="float" office:value="1">
            <text:p>1</text:p>
          </table:table-cell>
          <table:table-cell office:value-type="float" office:value="0.539308176100629">
            <text:p>0.5393081761</text:p>
          </table:table-cell>
          <table:table-cell office:value-type="float" office:value="1.71011006289308">
            <text:p>1.7101100629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0.539249146757679">
            <text:p>0.5392491468</text:p>
          </table:table-cell>
          <table:table-cell office:value-type="float" office:value="1.76566552901024">
            <text:p>1.765665529</text:p>
          </table:table-cell>
        </table:table-row>
        <table:table-row table:style-name="ro2">
          <table:table-cell office:value-type="float" office:value="3496">
            <text:p>3496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0.53921568627451">
            <text:p>0.5392156863</text:p>
          </table:table-cell>
          <table:table-cell office:value-type="float" office:value="1.64">
            <text:p>1.64</text:p>
          </table:table-cell>
        </table:table-row>
        <table:table-row table:style-name="ro2">
          <table:table-cell office:value-type="float" office:value="2135">
            <text:p>2135</text:p>
          </table:table-cell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0.539094650205761">
            <text:p>0.5390946502</text:p>
          </table:table-cell>
          <table:table-cell office:value-type="float" office:value="1.73683127572016">
            <text:p>1.7368312757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0.538961038961039">
            <text:p>0.538961039</text:p>
          </table:table-cell>
          <table:table-cell office:value-type="float" office:value="1.79480519480519">
            <text:p>1.7948051948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0.538812785388128">
            <text:p>0.5388127854</text:p>
          </table:table-cell>
          <table:table-cell office:value-type="float" office:value="1.77228310502283">
            <text:p>1.772283105</text:p>
          </table:table-cell>
        </table:table-row>
        <table:table-row table:style-name="ro2">
          <table:table-cell office:value-type="float" office:value="2614">
            <text:p>2614</text:p>
          </table:table-cell>
          <table:table-cell office:value-type="float" office:value="1632">
            <text:p>1632</text:p>
          </table:table-cell>
          <table:table-cell office:value-type="float" office:value="1">
            <text:p>1</text:p>
          </table:table-cell>
          <table:table-cell office:value-type="float" office:value="0.538602941176471">
            <text:p>0.5386029412</text:p>
          </table:table-cell>
          <table:table-cell office:value-type="float" office:value="1.78444852941176">
            <text:p>1.7844485294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5230769230769">
            <text:p>1.7523076923</text:p>
          </table:table-cell>
        </table:table-row>
        <table:table-row table:style-name="ro2" table:visibility="filter">
          <table:table-cell office:value-type="float" office:value="2138">
            <text:p>2138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5353846153846">
            <text:p>1.7535384615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4686390532544">
            <text:p>1.7468639053</text:p>
          </table:table-cell>
        </table:table-row>
        <table:table-row table:style-name="ro2" table:visibility="filter">
          <table:table-cell office:value-type="float" office:value="2460">
            <text:p>24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5769230769231">
            <text:p>1.6576923077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8934065934066">
            <text:p>1.6893406593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93">
            <text:p>28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6653846153846">
            <text:p>1.6665384615</text:p>
          </table:table-cell>
        </table:table-row>
        <table:table-row table:style-name="ro2" table:visibility="filter">
          <table:table-cell office:value-type="float" office:value="2923">
            <text:p>292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2246153846154">
            <text:p>1.6224615385</text:p>
          </table:table-cell>
        </table:table-row>
        <table:table-row table:style-name="ro2" table:visibility="filter">
          <table:table-cell office:value-type="float" office:value="3019">
            <text:p>3019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4230769230769">
            <text:p>1.6423076923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9307692307692">
            <text:p>1.6930769231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3461538461538">
            <text:p>1.7346153846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0307692307692">
            <text:p>1.7030769231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5461538461538">
            <text:p>1.6546153846</text:p>
          </table:table-cell>
        </table:table-row>
        <table:table-row table:style-name="ro2" table:visibility="filter">
          <table:table-cell office:value-type="float" office:value="3187">
            <text:p>318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2758241758242">
            <text:p>1.7275824176</text:p>
          </table:table-cell>
        </table:table-row>
        <table:table-row table:style-name="ro2" table:visibility="filter">
          <table:table-cell office:value-type="float" office:value="3259">
            <text:p>3259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62846153846154">
            <text:p>1.6284615385</text:p>
          </table:table-cell>
        </table:table-row>
        <table:table-row table:style-name="ro2" table:visibility="filter">
          <table:table-cell office:value-type="float" office:value="3268">
            <text:p>326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4384615384615">
            <text:p>1.7438461538</text:p>
          </table:table-cell>
        </table:table-row>
        <table:table-row table:style-name="ro2" table:visibility="filter">
          <table:table-cell office:value-type="float" office:value="3296">
            <text:p>32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77846153846154">
            <text:p>1.7784615385</text:p>
          </table:table-cell>
        </table:table-row>
        <table:table-row table:style-name="ro2" table:visibility="filter">
          <table:table-cell office:value-type="float" office:value="3321">
            <text:p>332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1769230769231">
            <text:p>1.7176923077</text:p>
          </table:table-cell>
        </table:table-row>
        <table:table-row table:style-name="ro2" table:visibility="filter">
          <table:table-cell office:value-type="float" office:value="3519">
            <text:p>3519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4153846153846">
            <text:p>1.6415384615</text:p>
          </table:table-cell>
        </table:table-row>
        <table:table-row table:style-name="ro2" table:visibility="filter">
          <table:table-cell office:value-type="float" office:value="3600">
            <text:p>360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38461538461538">
            <text:p>0.5384615385</text:p>
          </table:table-cell>
          <table:table-cell office:value-type="float" office:value="1.73384615384615">
            <text:p>1.7338461538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3076923076923">
            <text:p>1.6307692308</text:p>
          </table:table-cell>
        </table:table-row>
        <table:table-row table:style-name="ro2" table:visibility="filter">
          <table:table-cell office:value-type="float" office:value="3838">
            <text:p>383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538461538461538">
            <text:p>0.5384615385</text:p>
          </table:table-cell>
          <table:table-cell office:value-type="float" office:value="1.69230769230769">
            <text:p>1.6923076923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2850">
            <text:p>2850</text:p>
          </table:table-cell>
          <table:table-cell office:value-type="float" office:value="1">
            <text:p>1</text:p>
          </table:table-cell>
          <table:table-cell office:value-type="float" office:value="0.538245614035088">
            <text:p>0.538245614</text:p>
          </table:table-cell>
          <table:table-cell office:value-type="float" office:value="1.73691228070175">
            <text:p>1.7369122807</text:p>
          </table:table-cell>
        </table:table-row>
        <table:table-row table:style-name="ro2">
          <table:table-cell office:value-type="float" office:value="2332">
            <text:p>2332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0.537987679671458">
            <text:p>0.5379876797</text:p>
          </table:table-cell>
          <table:table-cell office:value-type="float" office:value="1.72638603696099">
            <text:p>1.726386037</text:p>
          </table:table-cell>
        </table:table-row>
        <table:table-row table:style-name="ro2" table:visibility="filter">
          <table:table-cell office:value-type="float" office:value="3194">
            <text:p>3194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537634408602151">
            <text:p>0.5376344086</text:p>
          </table:table-cell>
          <table:table-cell office:value-type="float" office:value="1.66505376344086">
            <text:p>1.6650537634</text:p>
          </table:table-cell>
        </table:table-row>
        <table:table-row table:style-name="ro2">
          <table:table-cell office:value-type="float" office:value="2917">
            <text:p>2917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0.5375">
            <text:p>0.5375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2993">
            <text:p>299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0.5375">
            <text:p>0.5375</text:p>
          </table:table-cell>
          <table:table-cell office:value-type="float" office:value="1.66775">
            <text:p>1.66775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0.537313432835821">
            <text:p>0.5373134328</text:p>
          </table:table-cell>
          <table:table-cell office:value-type="float" office:value="1.78328358208955">
            <text:p>1.7832835821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537313432835821">
            <text:p>0.5373134328</text:p>
          </table:table-cell>
          <table:table-cell office:value-type="float" office:value="1.78955223880597">
            <text:p>1.7895522388</text:p>
          </table:table-cell>
        </table:table-row>
        <table:table-row table:style-name="ro2" table:visibility="filter">
          <table:table-cell office:value-type="float" office:value="2612">
            <text:p>261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537313432835821">
            <text:p>0.5373134328</text:p>
          </table:table-cell>
          <table:table-cell office:value-type="float" office:value="1.72507462686567">
            <text:p>1.7250746269</text:p>
          </table:table-cell>
        </table:table-row>
        <table:table-row table:style-name="ro2" table:visibility="filter">
          <table:table-cell office:value-type="float" office:value="3777">
            <text:p>3777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37313432835821">
            <text:p>0.5373134328</text:p>
          </table:table-cell>
          <table:table-cell office:value-type="float" office:value="1.6665671641791">
            <text:p>1.6665671642</text:p>
          </table:table-cell>
        </table:table-row>
        <table:table-row table:style-name="ro2">
          <table:table-cell office:value-type="float" office:value="2439">
            <text:p>2439</text:p>
          </table:table-cell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0.537209302325581">
            <text:p>0.5372093023</text:p>
          </table:table-cell>
          <table:table-cell office:value-type="float" office:value="1.7723488372093">
            <text:p>1.7723488372</text:p>
          </table:table-cell>
        </table:table-row>
        <table:table-row table:style-name="ro2">
          <table:table-cell office:value-type="float" office:value="3748">
            <text:p>3748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537190082644628">
            <text:p>0.5371900826</text:p>
          </table:table-cell>
          <table:table-cell office:value-type="float" office:value="1.64214876033058">
            <text:p>1.6421487603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417">
            <text:p>417</text:p>
          </table:table-cell>
          <table:table-cell office:value-type="float" office:value="2">
            <text:p>2</text:p>
          </table:table-cell>
          <table:table-cell office:value-type="float" office:value="0.537170263788969">
            <text:p>0.5371702638</text:p>
          </table:table-cell>
          <table:table-cell office:value-type="float" office:value="1.78618705035971">
            <text:p>1.7861870504</text:p>
          </table:table-cell>
        </table:table-row>
        <table:table-row table:style-name="ro2">
          <table:table-cell office:value-type="float" office:value="2485">
            <text:p>2485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0.537037037037037">
            <text:p>0.537037037</text:p>
          </table:table-cell>
          <table:table-cell office:value-type="float" office:value="1.76282407407407">
            <text:p>1.7628240741</text:p>
          </table:table-cell>
        </table:table-row>
        <table:table-row table:style-name="ro2" table:visibility="filter">
          <table:table-cell office:value-type="float" office:value="3331">
            <text:p>333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37037037037037">
            <text:p>0.537037037</text:p>
          </table:table-cell>
          <table:table-cell office:value-type="float" office:value="1.74666666666667">
            <text:p>1.7466666667</text:p>
          </table:table-cell>
        </table:table-row>
        <table:table-row table:style-name="ro2">
          <table:table-cell office:value-type="float" office:value="2150">
            <text:p>2150</text:p>
          </table:table-cell>
          <table:table-cell office:value-type="float" office:value="1885">
            <text:p>1885</text:p>
          </table:table-cell>
          <table:table-cell office:value-type="float" office:value="1">
            <text:p>1</text:p>
          </table:table-cell>
          <table:table-cell office:value-type="float" office:value="0.536870026525199">
            <text:p>0.5368700265</text:p>
          </table:table-cell>
          <table:table-cell office:value-type="float" office:value="1.74054111405836">
            <text:p>1.7405411141</text:p>
          </table:table-cell>
        </table:table-row>
        <table:table-row table:style-name="ro2" table:visibility="filter">
          <table:table-cell office:value-type="float" office:value="2292">
            <text:p>2292</text:p>
          </table:table-cell>
          <table:table-cell office:value-type="float" office:value="95">
            <text:p>95</text:p>
          </table:table-cell>
          <table:table-cell office:value-type="float" office:value="1">
            <text:p>1</text:p>
          </table:table-cell>
          <table:table-cell office:value-type="float" office:value="0.536842105263158">
            <text:p>0.5368421053</text:p>
          </table:table-cell>
          <table:table-cell office:value-type="float" office:value="1.72157894736842">
            <text:p>1.7215789474</text:p>
          </table:table-cell>
        </table:table-row>
        <table:table-row table:style-name="ro2">
          <table:table-cell office:value-type="float" office:value="3008">
            <text:p>3008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0.536842105263158">
            <text:p>0.5368421053</text:p>
          </table:table-cell>
          <table:table-cell office:value-type="float" office:value="1.67575438596491">
            <text:p>1.675754386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0.536824877250409">
            <text:p>0.5368248773</text:p>
          </table:table-cell>
          <table:table-cell office:value-type="float" office:value="1.70315875613748">
            <text:p>1.7031587561</text:p>
          </table:table-cell>
        </table:table-row>
        <table:table-row table:style-name="ro2" table:visibility="filter">
          <table:table-cell office:value-type="float" office:value="2216">
            <text:p>221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.536585365853659">
            <text:p>0.5365853659</text:p>
          </table:table-cell>
          <table:table-cell office:value-type="float" office:value="1.73609756097561">
            <text:p>1.736097561</text:p>
          </table:table-cell>
        </table:table-row>
        <table:table-row table:style-name="ro2" table:visibility="filter">
          <table:table-cell office:value-type="float" office:value="3534">
            <text:p>353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36585365853659">
            <text:p>0.5365853659</text:p>
          </table:table-cell>
          <table:table-cell office:value-type="float" office:value="1.68658536585366">
            <text:p>1.6865853659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36585365853659">
            <text:p>0.5365853659</text:p>
          </table:table-cell>
          <table:table-cell office:value-type="float" office:value="1.66219512195122">
            <text:p>1.662195122</text:p>
          </table:table-cell>
        </table:table-row>
        <table:table-row table:style-name="ro2">
          <table:table-cell office:value-type="float" office:value="3444">
            <text:p>3444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.536259541984733">
            <text:p>0.536259542</text:p>
          </table:table-cell>
          <table:table-cell office:value-type="float" office:value="1.74795801526718">
            <text:p>1.7479580153</text:p>
          </table:table-cell>
        </table:table-row>
        <table:table-row table:style-name="ro2" table:visibility="filter">
          <table:table-cell office:value-type="float" office:value="2030">
            <text:p>2030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536231884057971">
            <text:p>0.5362318841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2156">
            <text:p>2156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36231884057971">
            <text:p>0.5362318841</text:p>
          </table:table-cell>
          <table:table-cell office:value-type="float" office:value="1.71173913043478">
            <text:p>1.7117391304</text:p>
          </table:table-cell>
        </table:table-row>
        <table:table-row table:style-name="ro2">
          <table:table-cell office:value-type="float" office:value="2223">
            <text:p>2223</text:p>
          </table:table-cell>
          <table:table-cell office:value-type="float" office:value="1272">
            <text:p>1272</text:p>
          </table:table-cell>
          <table:table-cell office:value-type="float" office:value="1">
            <text:p>1</text:p>
          </table:table-cell>
          <table:table-cell office:value-type="float" office:value="0.536163522012579">
            <text:p>0.536163522</text:p>
          </table:table-cell>
          <table:table-cell office:value-type="float" office:value="1.75125">
            <text:p>1.75125</text:p>
          </table:table-cell>
        </table:table-row>
        <table:table-row table:style-name="ro2">
          <table:table-cell office:value-type="float" office:value="2818">
            <text:p>2818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536144578313253">
            <text:p>0.5361445783</text:p>
          </table:table-cell>
          <table:table-cell office:value-type="float" office:value="1.67506024096386">
            <text:p>1.675060241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float" office:value="625">
            <text:p>625</text:p>
          </table:table-cell>
          <table:table-cell office:value-type="float" office:value="2">
            <text:p>2</text:p>
          </table:table-cell>
          <table:table-cell office:value-type="float" office:value="0.536">
            <text:p>0.536</text:p>
          </table:table-cell>
          <table:table-cell office:value-type="float" office:value="1.753568">
            <text:p>1.753568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0.535947712418301">
            <text:p>0.5359477124</text:p>
          </table:table-cell>
          <table:table-cell office:value-type="float" office:value="1.6562091503268">
            <text:p>1.6562091503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0.535911602209945">
            <text:p>0.5359116022</text:p>
          </table:table-cell>
          <table:table-cell office:value-type="float" office:value="1.78624309392265">
            <text:p>1.7862430939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float" office:value="614">
            <text:p>614</text:p>
          </table:table-cell>
          <table:table-cell office:value-type="float" office:value="1">
            <text:p>1</text:p>
          </table:table-cell>
          <table:table-cell office:value-type="float" office:value="0.535830618892508">
            <text:p>0.5358306189</text:p>
          </table:table-cell>
          <table:table-cell office:value-type="float" office:value="1.72934853420195">
            <text:p>1.7293485342</text:p>
          </table:table-cell>
        </table:table-row>
        <table:table-row table:style-name="ro2" table:visibility="filter">
          <table:table-cell office:value-type="float" office:value="2546">
            <text:p>254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535714285714286">
            <text:p>0.5357142857</text:p>
          </table:table-cell>
          <table:table-cell office:value-type="float" office:value="1.74428571428571">
            <text:p>1.7442857143</text:p>
          </table:table-cell>
        </table:table-row>
        <table:table-row table:style-name="ro2">
          <table:table-cell office:value-type="float" office:value="2518">
            <text:p>2518</text:p>
          </table:table-cell>
          <table:table-cell office:value-type="float" office:value="1266">
            <text:p>1266</text:p>
          </table:table-cell>
          <table:table-cell office:value-type="float" office:value="1">
            <text:p>1</text:p>
          </table:table-cell>
          <table:table-cell office:value-type="float" office:value="0.535545023696682">
            <text:p>0.5355450237</text:p>
          </table:table-cell>
          <table:table-cell office:value-type="float" office:value="1.77624012638231">
            <text:p>1.7762401264</text:p>
          </table:table-cell>
        </table:table-row>
        <table:table-row table:style-name="ro2" table:visibility="filter">
          <table:table-cell office:value-type="float" office:value="3724">
            <text:p>3724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535353535353535">
            <text:p>0.5353535354</text:p>
          </table:table-cell>
          <table:table-cell office:value-type="float" office:value="1.64565656565657">
            <text:p>1.6456565657</text:p>
          </table:table-cell>
        </table:table-row>
        <table:table-row table:style-name="ro2" table:visibility="filter">
          <table:table-cell office:value-type="float" office:value="3527">
            <text:p>3527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535211267605634">
            <text:p>0.5352112676</text:p>
          </table:table-cell>
          <table:table-cell office:value-type="float" office:value="1.71225352112676">
            <text:p>1.7122535211</text:p>
          </table:table-cell>
        </table:table-row>
        <table:table-row table:style-name="ro2">
          <table:table-cell office:value-type="float" office:value="2134">
            <text:p>2134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0.535117056856187">
            <text:p>0.5351170569</text:p>
          </table:table-cell>
          <table:table-cell office:value-type="float" office:value="1.72745819397993">
            <text:p>1.727458194</text:p>
          </table:table-cell>
        </table:table-row>
        <table:table-row table:style-name="ro2">
          <table:table-cell office:value-type="float" office:value="3473">
            <text:p>3473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535">
            <text:p>0.535</text:p>
          </table:table-cell>
          <table:table-cell office:value-type="float" office:value="1.66915">
            <text:p>1.66915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534883720930232">
            <text:p>0.5348837209</text:p>
          </table:table-cell>
          <table:table-cell office:value-type="float" office:value="1.77558139534884">
            <text:p>1.7755813953</text:p>
          </table:table-cell>
        </table:table-row>
        <table:table-row table:style-name="ro2">
          <table:table-cell office:value-type="float" office:value="2313">
            <text:p>231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534883720930232">
            <text:p>0.5348837209</text:p>
          </table:table-cell>
          <table:table-cell office:value-type="float" office:value="1.77829457364341">
            <text:p>1.7782945736</text:p>
          </table:table-cell>
        </table:table-row>
        <table:table-row table:style-name="ro2" table:visibility="filter">
          <table:table-cell office:value-type="float" office:value="2485">
            <text:p>2485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534883720930232">
            <text:p>0.5348837209</text:p>
          </table:table-cell>
          <table:table-cell office:value-type="float" office:value="1.77104651162791">
            <text:p>1.7710465116</text:p>
          </table:table-cell>
        </table:table-row>
        <table:table-row table:style-name="ro2" table:visibility="filter">
          <table:table-cell office:value-type="float" office:value="2561">
            <text:p>2561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0.534883720930232">
            <text:p>0.5348837209</text:p>
          </table:table-cell>
          <table:table-cell office:value-type="float" office:value="1.71093023255814">
            <text:p>1.7109302326</text:p>
          </table:table-cell>
        </table:table-row>
        <table:table-row table:style-name="ro2">
          <table:table-cell office:value-type="float" office:value="3353">
            <text:p>3353</text:p>
          </table:table-cell>
          <table:table-cell office:value-type="float" office:value="1621">
            <text:p>1621</text:p>
          </table:table-cell>
          <table:table-cell office:value-type="float" office:value="1">
            <text:p>1</text:p>
          </table:table-cell>
          <table:table-cell office:value-type="float" office:value="0.534855027760641">
            <text:p>0.5348550278</text:p>
          </table:table-cell>
          <table:table-cell office:value-type="float" office:value="1.75583590376311">
            <text:p>1.7558359038</text:p>
          </table:table-cell>
        </table:table-row>
        <table:table-row table:style-name="ro2">
          <table:table-cell office:value-type="float" office:value="2609">
            <text:p>260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.534653465346535">
            <text:p>0.5346534653</text:p>
          </table:table-cell>
          <table:table-cell office:value-type="float" office:value="1.73207920792079">
            <text:p>1.7320792079</text:p>
          </table:table-cell>
        </table:table-row>
        <table:table-row table:style-name="ro2">
          <table:table-cell office:value-type="float" office:value="3521">
            <text:p>3521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534653465346535">
            <text:p>0.5346534653</text:p>
          </table:table-cell>
          <table:table-cell office:value-type="float" office:value="1.65930693069307">
            <text:p>1.6593069307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0.534635879218472">
            <text:p>0.5346358792</text:p>
          </table:table-cell>
          <table:table-cell office:value-type="float" office:value="1.75941385435169">
            <text:p>1.7594138544</text:p>
          </table:table-cell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0.534591194968553">
            <text:p>0.534591195</text:p>
          </table:table-cell>
          <table:table-cell office:value-type="float" office:value="1.73">
            <text:p>1.73</text:p>
          </table:table-cell>
        </table:table-row>
        <table:table-row table:style-name="ro2">
          <table:table-cell office:value-type="float" office:value="2541">
            <text:p>2541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0.534591194968553">
            <text:p>0.534591195</text:p>
          </table:table-cell>
          <table:table-cell office:value-type="float" office:value="1.73547169811321">
            <text:p>1.7354716981</text:p>
          </table:table-cell>
        </table:table-row>
        <table:table-row table:style-name="ro2" table:visibility="filter">
          <table:table-cell office:value-type="float" office:value="2977">
            <text:p>2977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534246575342466">
            <text:p>0.5342465753</text:p>
          </table:table-cell>
          <table:table-cell office:value-type="float" office:value="1.68315068493151">
            <text:p>1.6831506849</text:p>
          </table:table-cell>
        </table:table-row>
        <table:table-row table:style-name="ro2" table:visibility="filter">
          <table:table-cell office:value-type="float" office:value="3370">
            <text:p>3370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534246575342466">
            <text:p>0.5342465753</text:p>
          </table:table-cell>
          <table:table-cell office:value-type="float" office:value="1.73643835616438">
            <text:p>1.7364383562</text:p>
          </table:table-cell>
        </table:table-row>
        <table:table-row table:style-name="ro2">
          <table:table-cell office:value-type="float" office:value="3258">
            <text:p>3258</text:p>
          </table:table-cell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  <table:table-cell office:value-type="float" office:value="0.534100246507806">
            <text:p>0.5341002465</text:p>
          </table:table-cell>
          <table:table-cell office:value-type="float" office:value="1.73157764995892">
            <text:p>1.73157765</text:p>
          </table:table-cell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533980582524272">
            <text:p>0.5339805825</text:p>
          </table:table-cell>
          <table:table-cell office:value-type="float" office:value="1.74368932038835">
            <text:p>1.7436893204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533834586466165">
            <text:p>0.5338345865</text:p>
          </table:table-cell>
          <table:table-cell office:value-type="float" office:value="1.7184962406015">
            <text:p>1.7184962406</text:p>
          </table:table-cell>
        </table:table-row>
        <table:table-row table:style-name="ro2" table:visibility="filter">
          <table:table-cell office:value-type="float" office:value="1975">
            <text:p>197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1266666666667">
            <text:p>1.7126666667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5488888888889">
            <text:p>1.7548888889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9962962962963">
            <text:p>1.7996296296</text:p>
          </table:table-cell>
        </table:table-row>
        <table:table-row table:style-name="ro2">
          <table:table-cell office:value-type="float" office:value="2350">
            <text:p>2350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6311111111111">
            <text:p>1.7631111111</text:p>
          </table:table-cell>
        </table:table-row>
        <table:table-row table:style-name="ro2" table:visibility="filter">
          <table:table-cell office:value-type="float" office:value="2364">
            <text:p>236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5733333333333">
            <text:p>1.7573333333</text:p>
          </table:table-cell>
        </table:table-row>
        <table:table-row table:style-name="ro2">
          <table:table-cell office:value-type="float" office:value="2483">
            <text:p>2483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73580952380952">
            <text:p>1.7358095238</text:p>
          </table:table-cell>
        </table:table-row>
        <table:table-row table:style-name="ro2">
          <table:table-cell office:value-type="float" office:value="2498">
            <text:p>2498</text:p>
          </table:table-cell>
          <table:table-cell office:value-type="float" office:value="870">
            <text:p>870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5149425287356">
            <text:p>1.7514942529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6266666666667">
            <text:p>1.7626666667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4786666666667">
            <text:p>1.6478666667</text:p>
          </table:table-cell>
        </table:table-row>
        <table:table-row table:style-name="ro2" table:visibility="filter">
          <table:table-cell office:value-type="float" office:value="3223">
            <text:p>322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65866666666667">
            <text:p>1.6586666667</text:p>
          </table:table-cell>
        </table:table-row>
        <table:table-row table:style-name="ro2" table:visibility="filter">
          <table:table-cell office:value-type="float" office:value="3228">
            <text:p>32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66466666666667">
            <text:p>1.6646666667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8333333333333">
            <text:p>1.7833333333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533333333333333">
            <text:p>0.5333333333</text:p>
          </table:table-cell>
          <table:table-cell office:value-type="float" office:value="1.72066666666667">
            <text:p>1.7206666667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533333333333333">
            <text:p>0.5333333333</text:p>
          </table:table-cell>
          <table:table-cell office:value-type="float" office:value="1.66561904761905">
            <text:p>1.6656190476</text:p>
          </table:table-cell>
        </table:table-row>
        <table:table-row table:style-name="ro2">
          <table:table-cell office:value-type="float" office:value="2127">
            <text:p>2127</text:p>
          </table:table-cell>
          <table:table-cell office:value-type="float" office:value="604">
            <text:p>604</text:p>
          </table:table-cell>
          <table:table-cell office:value-type="float" office:value="1">
            <text:p>1</text:p>
          </table:table-cell>
          <table:table-cell office:value-type="float" office:value="0.533112582781457">
            <text:p>0.5331125828</text:p>
          </table:table-cell>
          <table:table-cell office:value-type="float" office:value="1.73008278145695">
            <text:p>1.7300827815</text:p>
          </table:table-cell>
        </table:table-row>
        <table:table-row table:style-name="ro2">
          <table:table-cell office:value-type="float" office:value="2585">
            <text:p>2585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0.533049040511727">
            <text:p>0.5330490405</text:p>
          </table:table-cell>
          <table:table-cell office:value-type="float" office:value="1.73194029850746">
            <text:p>1.7319402985</text:p>
          </table:table-cell>
        </table:table-row>
        <table:table-row table:style-name="ro2">
          <table:table-cell office:value-type="float" office:value="3372">
            <text:p>3372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532846715328467">
            <text:p>0.5328467153</text:p>
          </table:table-cell>
          <table:table-cell office:value-type="float" office:value="1.71335766423358">
            <text:p>1.7133576642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807">
            <text:p>807</text:p>
          </table:table-cell>
          <table:table-cell office:value-type="float" office:value="2">
            <text:p>2</text:p>
          </table:table-cell>
          <table:table-cell office:value-type="float" office:value="0.532837670384139">
            <text:p>0.5328376704</text:p>
          </table:table-cell>
          <table:table-cell office:value-type="float" office:value="1.75869888475836">
            <text:p>1.7586988848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532786885245902">
            <text:p>0.5327868852</text:p>
          </table:table-cell>
          <table:table-cell office:value-type="float" office:value="1.74114754098361">
            <text:p>1.741147541</text:p>
          </table:table-cell>
        </table:table-row>
        <table:table-row table:style-name="ro2">
          <table:table-cell office:value-type="float" office:value="2813">
            <text:p>2813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0.532710280373832">
            <text:p>0.5327102804</text:p>
          </table:table-cell>
          <table:table-cell office:value-type="float" office:value="1.66401869158879">
            <text:p>1.6640186916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106">
            <text:p>1106</text:p>
          </table:table-cell>
          <table:table-cell office:value-type="float" office:value="1">
            <text:p>1</text:p>
          </table:table-cell>
          <table:table-cell office:value-type="float" office:value="0.53254972875226">
            <text:p>0.5325497288</text:p>
          </table:table-cell>
          <table:table-cell office:value-type="float" office:value="1.75596745027125">
            <text:p>1.7559674503</text:p>
          </table:table-cell>
        </table:table-row>
        <table:table-row table:style-name="ro2">
          <table:table-cell office:value-type="float" office:value="2499">
            <text:p>2499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0.532467532467532">
            <text:p>0.5324675325</text:p>
          </table:table-cell>
          <table:table-cell office:value-type="float" office:value="1.7782683982684">
            <text:p>1.7782683983</text:p>
          </table:table-cell>
        </table:table-row>
        <table:table-row table:style-name="ro2" table:visibility="filter">
          <table:table-cell office:value-type="float" office:value="2562">
            <text:p>256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532467532467532">
            <text:p>0.5324675325</text:p>
          </table:table-cell>
          <table:table-cell office:value-type="float" office:value="1.70103896103896">
            <text:p>1.701038961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532467532467532">
            <text:p>0.5324675325</text:p>
          </table:table-cell>
          <table:table-cell office:value-type="float" office:value="1.68155844155844">
            <text:p>1.6815584416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0.532467532467532">
            <text:p>0.5324675325</text:p>
          </table:table-cell>
          <table:table-cell office:value-type="float" office:value="1.78812987012987">
            <text:p>1.7881298701</text:p>
          </table:table-cell>
        </table:table-row>
        <table:table-row table:style-name="ro2">
          <table:table-cell office:value-type="float" office:value="2391">
            <text:p>2391</text:p>
          </table:table-cell>
          <table:table-cell office:value-type="float" office:value="402">
            <text:p>402</text:p>
          </table:table-cell>
          <table:table-cell office:value-type="float" office:value="1">
            <text:p>1</text:p>
          </table:table-cell>
          <table:table-cell office:value-type="float" office:value="0.532338308457711">
            <text:p>0.5323383085</text:p>
          </table:table-cell>
          <table:table-cell office:value-type="float" office:value="1.72308457711443">
            <text:p>1.7230845771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0.532163742690059">
            <text:p>0.5321637427</text:p>
          </table:table-cell>
          <table:table-cell office:value-type="float" office:value="1.66865497076023">
            <text:p>1.6686549708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531914893617021">
            <text:p>0.5319148936</text:p>
          </table:table-cell>
          <table:table-cell office:value-type="float" office:value="1.67021276595745">
            <text:p>1.670212766</text:p>
          </table:table-cell>
        </table:table-row>
        <table:table-row table:style-name="ro2" table:visibility="filter">
          <table:table-cell office:value-type="float" office:value="3514">
            <text:p>3514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531914893617021">
            <text:p>0.5319148936</text:p>
          </table:table-cell>
          <table:table-cell office:value-type="float" office:value="1.66191489361702">
            <text:p>1.6619148936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830">
            <text:p>830</text:p>
          </table:table-cell>
          <table:table-cell office:value-type="float" office:value="2">
            <text:p>2</text:p>
          </table:table-cell>
          <table:table-cell office:value-type="float" office:value="0.531325301204819">
            <text:p>0.5313253012</text:p>
          </table:table-cell>
          <table:table-cell office:value-type="float" office:value="1.74614457831325">
            <text:p>1.7461445783</text:p>
          </table:table-cell>
        </table:table-row>
        <table:table-row table:style-name="ro2" table:visibility="filter">
          <table:table-cell office:value-type="float" office:value="2644">
            <text:p>2644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53125">
            <text:p>0.53125</text:p>
          </table:table-cell>
          <table:table-cell office:value-type="float" office:value="1.71989583333333">
            <text:p>1.7198958333</text:p>
          </table:table-cell>
        </table:table-row>
        <table:table-row table:style-name="ro2">
          <table:table-cell office:value-type="float" office:value="2436">
            <text:p>2436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0.530927835051546">
            <text:p>0.5309278351</text:p>
          </table:table-cell>
          <table:table-cell office:value-type="float" office:value="1.71311855670103">
            <text:p>1.7131185567</text:p>
          </table:table-cell>
        </table:table-row>
        <table:table-row table:style-name="ro2">
          <table:table-cell office:value-type="float" office:value="2170">
            <text:p>2170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530864197530864">
            <text:p>0.5308641975</text:p>
          </table:table-cell>
          <table:table-cell office:value-type="float" office:value="1.7162962962963">
            <text:p>1.7162962963</text:p>
          </table:table-cell>
        </table:table-row>
        <table:table-row table:style-name="ro2">
          <table:table-cell office:value-type="float" office:value="2535">
            <text:p>2535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0.530821917808219">
            <text:p>0.5308219178</text:p>
          </table:table-cell>
          <table:table-cell office:value-type="float" office:value="1.75335616438356">
            <text:p>1.7533561644</text:p>
          </table:table-cell>
        </table:table-row>
        <table:table-row table:style-name="ro2">
          <table:table-cell office:value-type="float" office:value="2662">
            <text:p>2662</text:p>
          </table:table-cell>
          <table:table-cell office:value-type="float" office:value="471">
            <text:p>471</text:p>
          </table:table-cell>
          <table:table-cell office:value-type="float" office:value="1">
            <text:p>1</text:p>
          </table:table-cell>
          <table:table-cell office:value-type="float" office:value="0.530785562632696">
            <text:p>0.5307855626</text:p>
          </table:table-cell>
          <table:table-cell office:value-type="float" office:value="1.72496815286624">
            <text:p>1.7249681529</text:p>
          </table:table-cell>
        </table:table-row>
        <table:table-row table:style-name="ro2" table:visibility="filter">
          <table:table-cell office:value-type="float" office:value="3013">
            <text:p>301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530612244897959">
            <text:p>0.5306122449</text:p>
          </table:table-cell>
          <table:table-cell office:value-type="float" office:value="1.65357142857143">
            <text:p>1.6535714286</text:p>
          </table:table-cell>
        </table:table-row>
        <table:table-row table:style-name="ro2" table:visibility="filter">
          <table:table-cell office:value-type="float" office:value="3660">
            <text:p>3660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30612244897959">
            <text:p>0.5306122449</text:p>
          </table:table-cell>
          <table:table-cell office:value-type="float" office:value="1.63285714285714">
            <text:p>1.6328571429</text:p>
          </table:table-cell>
        </table:table-row>
        <table:table-row table:style-name="ro2" table:visibility="filter">
          <table:table-cell office:value-type="float" office:value="3747">
            <text:p>3747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30612244897959">
            <text:p>0.5306122449</text:p>
          </table:table-cell>
          <table:table-cell office:value-type="float" office:value="1.66142857142857">
            <text:p>1.6614285714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530612244897959">
            <text:p>0.5306122449</text:p>
          </table:table-cell>
          <table:table-cell office:value-type="float" office:value="1.6530612244898">
            <text:p>1.6530612245</text:p>
          </table:table-cell>
        </table:table-row>
        <table:table-row table:style-name="ro2">
          <table:table-cell office:value-type="float" office:value="3241">
            <text:p>3241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0.530516431924883">
            <text:p>0.5305164319</text:p>
          </table:table-cell>
          <table:table-cell office:value-type="float" office:value="1.72338028169014">
            <text:p>1.7233802817</text:p>
          </table:table-cell>
        </table:table-row>
        <table:table-row table:style-name="ro2">
          <table:table-cell office:value-type="float" office:value="2719">
            <text:p>2719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0.530448717948718">
            <text:p>0.5304487179</text:p>
          </table:table-cell>
          <table:table-cell office:value-type="float" office:value="1.74033653846154">
            <text:p>1.7403365385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0.530364372469636">
            <text:p>0.5303643725</text:p>
          </table:table-cell>
          <table:table-cell office:value-type="float" office:value="1.71506072874494">
            <text:p>1.7150607287</text:p>
          </table:table-cell>
        </table:table-row>
        <table:table-row table:style-name="ro2">
          <table:table-cell office:value-type="float" office:value="3056">
            <text:p>3056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0.530232558139535">
            <text:p>0.5302325581</text:p>
          </table:table-cell>
          <table:table-cell office:value-type="float" office:value="1.65897674418605">
            <text:p>1.6589767442</text:p>
          </table:table-cell>
        </table:table-row>
        <table:table-row table:style-name="ro2">
          <table:table-cell office:value-type="float" office:value="2530">
            <text:p>253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52991452991453">
            <text:p>0.5299145299</text:p>
          </table:table-cell>
          <table:table-cell office:value-type="float" office:value="1.75974358974359">
            <text:p>1.7597435897</text:p>
          </table:table-cell>
        </table:table-row>
        <table:table-row table:style-name="ro2">
          <table:table-cell office:value-type="float" office:value="2119">
            <text:p>2119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0.529850746268657">
            <text:p>0.5298507463</text:p>
          </table:table-cell>
          <table:table-cell office:value-type="float" office:value="1.71574626865672">
            <text:p>1.7157462687</text:p>
          </table:table-cell>
        </table:table-row>
        <table:table-row table:style-name="ro2">
          <table:table-cell office:value-type="float" office:value="2344">
            <text:p>2344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0.529850746268657">
            <text:p>0.5298507463</text:p>
          </table:table-cell>
          <table:table-cell office:value-type="float" office:value="1.76298507462687">
            <text:p>1.7629850746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0.52972972972973">
            <text:p>0.5297297297</text:p>
          </table:table-cell>
          <table:table-cell office:value-type="float" office:value="1.71035135135135">
            <text:p>1.7103513514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float" office:value="491">
            <text:p>491</text:p>
          </table:table-cell>
          <table:table-cell office:value-type="float" office:value="2">
            <text:p>2</text:p>
          </table:table-cell>
          <table:table-cell office:value-type="float" office:value="0.529531568228106">
            <text:p>0.5295315682</text:p>
          </table:table-cell>
          <table:table-cell office:value-type="float" office:value="1.76061099796334">
            <text:p>1.760610998</text:p>
          </table:table-cell>
        </table:table-row>
        <table:table-row table:style-name="ro2">
          <table:table-cell office:value-type="float" office:value="2087">
            <text:p>2087</text:p>
          </table:table-cell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3813387423935">
            <text:p>1.7381338742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2117647058824">
            <text:p>1.7211764706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0447058823529">
            <text:p>1.7044705882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71294117647059">
            <text:p>1.7129411765</text:p>
          </table:table-cell>
        </table:table-row>
        <table:table-row table:style-name="ro2">
          <table:table-cell office:value-type="float" office:value="2945">
            <text:p>2945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61794117647059">
            <text:p>1.6179411765</text:p>
          </table:table-cell>
        </table:table-row>
        <table:table-row table:style-name="ro2" table:visibility="filter">
          <table:table-cell office:value-type="float" office:value="3040">
            <text:p>3040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529411764705882">
            <text:p>0.5294117647</text:p>
          </table:table-cell>
          <table:table-cell office:value-type="float" office:value="1.64705882352941">
            <text:p>1.6470588235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494">
            <text:p>349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529411764705882">
            <text:p>0.5294117647</text:p>
          </table:table-cell>
          <table:table-cell office:value-type="float" office:value="1.68794117647059">
            <text:p>1.6879411765</text:p>
          </table:table-cell>
        </table:table-row>
        <table:table-row table:style-name="ro2">
          <table:table-cell office:value-type="float" office:value="2242">
            <text:p>2242</text:p>
          </table:table-cell>
          <table:table-cell office:value-type="float" office:value="956">
            <text:p>956</text:p>
          </table:table-cell>
          <table:table-cell office:value-type="float" office:value="1">
            <text:p>1</text:p>
          </table:table-cell>
          <table:table-cell office:value-type="float" office:value="0.52928870292887">
            <text:p>0.5292887029</text:p>
          </table:table-cell>
          <table:table-cell office:value-type="float" office:value="1.76035564853556">
            <text:p>1.7603556485</text:p>
          </table:table-cell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0.529142857142857">
            <text:p>0.5291428571</text:p>
          </table:table-cell>
          <table:table-cell office:value-type="float" office:value="1.73410285714286">
            <text:p>1.7341028571</text:p>
          </table:table-cell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529126213592233">
            <text:p>0.5291262136</text:p>
          </table:table-cell>
          <table:table-cell office:value-type="float" office:value="1.72771844660194">
            <text:p>1.7277184466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0.529126213592233">
            <text:p>0.5291262136</text:p>
          </table:table-cell>
          <table:table-cell office:value-type="float" office:value="1.65907766990291">
            <text:p>1.6590776699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0.529100529100529">
            <text:p>0.5291005291</text:p>
          </table:table-cell>
          <table:table-cell office:value-type="float" office:value="1.77595238095238">
            <text:p>1.775952381</text:p>
          </table:table-cell>
        </table:table-row>
        <table:table-row table:style-name="ro2">
          <table:table-cell office:value-type="float" office:value="2262">
            <text:p>2262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0.529085872576177">
            <text:p>0.5290858726</text:p>
          </table:table-cell>
          <table:table-cell office:value-type="float" office:value="1.74919667590028">
            <text:p>1.7491966759</text:p>
          </table:table-cell>
        </table:table-row>
        <table:table-row table:style-name="ro2">
          <table:table-cell office:value-type="float" office:value="2257">
            <text:p>2257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528846153846154">
            <text:p>0.5288461538</text:p>
          </table:table-cell>
          <table:table-cell office:value-type="float" office:value="1.7875">
            <text:p>1.7875</text:p>
          </table:table-cell>
        </table:table-row>
        <table:table-row table:style-name="ro2">
          <table:table-cell office:value-type="float" office:value="2998">
            <text:p>2998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0.528795811518325">
            <text:p>0.5287958115</text:p>
          </table:table-cell>
          <table:table-cell office:value-type="float" office:value="1.65670157068063">
            <text:p>1.6567015707</text:p>
          </table:table-cell>
        </table:table-row>
        <table:table-row table:style-name="ro2" table:visibility="filter">
          <table:table-cell office:value-type="float" office:value="3613">
            <text:p>3613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528735632183908">
            <text:p>0.5287356322</text:p>
          </table:table-cell>
          <table:table-cell office:value-type="float" office:value="1.66597701149425">
            <text:p>1.6659770115</text:p>
          </table:table-cell>
        </table:table-row>
        <table:table-row table:style-name="ro2">
          <table:table-cell office:value-type="float" office:value="2166">
            <text:p>2166</text:p>
          </table:table-cell>
          <table:table-cell office:value-type="float" office:value="1027">
            <text:p>1027</text:p>
          </table:table-cell>
          <table:table-cell office:value-type="float" office:value="1">
            <text:p>1</text:p>
          </table:table-cell>
          <table:table-cell office:value-type="float" office:value="0.528724440116845">
            <text:p>0.5287244401</text:p>
          </table:table-cell>
          <table:table-cell office:value-type="float" office:value="1.71138266796495">
            <text:p>1.711382668</text:p>
          </table:table-cell>
        </table:table-row>
        <table:table-row table:style-name="ro2">
          <table:table-cell office:value-type="float" office:value="2715">
            <text:p>2715</text:p>
          </table:table-cell>
          <table:table-cell office:value-type="float" office:value="819">
            <text:p>819</text:p>
          </table:table-cell>
          <table:table-cell office:value-type="float" office:value="1">
            <text:p>1</text:p>
          </table:table-cell>
          <table:table-cell office:value-type="float" office:value="0.528693528693529">
            <text:p>0.5286935287</text:p>
          </table:table-cell>
          <table:table-cell office:value-type="float" office:value="1.73675213675214">
            <text:p>1.7367521368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0.52863436123348">
            <text:p>0.5286343612</text:p>
          </table:table-cell>
          <table:table-cell office:value-type="float" office:value="1.77625550660793">
            <text:p>1.7762555066</text:p>
          </table:table-cell>
        </table:table-row>
        <table:table-row table:style-name="ro2" table:visibility="filter">
          <table:table-cell office:value-type="float" office:value="2538">
            <text:p>2538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528571428571429">
            <text:p>0.5285714286</text:p>
          </table:table-cell>
          <table:table-cell office:value-type="float" office:value="1.69757142857143">
            <text:p>1.6975714286</text:p>
          </table:table-cell>
        </table:table-row>
        <table:table-row table:style-name="ro2">
          <table:table-cell office:value-type="float" office:value="3394">
            <text:p>3394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528571428571429">
            <text:p>0.5285714286</text:p>
          </table:table-cell>
          <table:table-cell office:value-type="float" office:value="1.69628571428571">
            <text:p>1.6962857143</text:p>
          </table:table-cell>
        </table:table-row>
        <table:table-row table:style-name="ro2" table:visibility="filter">
          <table:table-cell office:value-type="float" office:value="3808">
            <text:p>380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528571428571429">
            <text:p>0.5285714286</text:p>
          </table:table-cell>
          <table:table-cell office:value-type="float" office:value="1.67342857142857">
            <text:p>1.6734285714</text:p>
          </table:table-cell>
        </table:table-row>
        <table:table-row table:style-name="ro2">
          <table:table-cell office:value-type="float" office:value="3356">
            <text:p>3356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0.528497409326425">
            <text:p>0.5284974093</text:p>
          </table:table-cell>
          <table:table-cell office:value-type="float" office:value="1.72694300518135">
            <text:p>1.7269430052</text:p>
          </table:table-cell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0.528384279475983">
            <text:p>0.5283842795</text:p>
          </table:table-cell>
          <table:table-cell office:value-type="float" office:value="1.72484716157205">
            <text:p>1.7248471616</text:p>
          </table:table-cell>
        </table:table-row>
        <table:table-row table:style-name="ro2" table:visibility="filter">
          <table:table-cell office:value-type="float" office:value="2197">
            <text:p>2197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528301886792453">
            <text:p>0.5283018868</text:p>
          </table:table-cell>
          <table:table-cell office:value-type="float" office:value="1.69301886792453">
            <text:p>1.6930188679</text:p>
          </table:table-cell>
        </table:table-row>
        <table:table-row table:style-name="ro2">
          <table:table-cell office:value-type="float" office:value="3173">
            <text:p>3173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0.528205128205128">
            <text:p>0.5282051282</text:p>
          </table:table-cell>
          <table:table-cell office:value-type="float" office:value="1.71323076923077">
            <text:p>1.7132307692</text:p>
          </table:table-cell>
        </table:table-row>
        <table:table-row table:style-name="ro2">
          <table:table-cell office:value-type="float" office:value="2477">
            <text:p>2477</text:p>
          </table:table-cell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office:value-type="float" office:value="0.528117359413203">
            <text:p>0.5281173594</text:p>
          </table:table-cell>
          <table:table-cell office:value-type="float" office:value="1.7241075794621">
            <text:p>1.7241075795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534">
            <text:p>534</text:p>
          </table:table-cell>
          <table:table-cell office:value-type="float" office:value="1">
            <text:p>1</text:p>
          </table:table-cell>
          <table:table-cell office:value-type="float" office:value="0.528089887640449">
            <text:p>0.5280898876</text:p>
          </table:table-cell>
          <table:table-cell office:value-type="float" office:value="1.73558052434457">
            <text:p>1.7355805243</text:p>
          </table:table-cell>
        </table:table-row>
        <table:table-row table:style-name="ro2">
          <table:table-cell office:value-type="float" office:value="3397">
            <text:p>3397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0.527881040892193">
            <text:p>0.5278810409</text:p>
          </table:table-cell>
          <table:table-cell office:value-type="float" office:value="1.71527881040892">
            <text:p>1.7152788104</text:p>
          </table:table-cell>
        </table:table-row>
        <table:table-row table:style-name="ro2" table:visibility="filter">
          <table:table-cell office:value-type="float" office:value="2296">
            <text:p>229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27777777777778">
            <text:p>0.5277777778</text:p>
          </table:table-cell>
          <table:table-cell office:value-type="float" office:value="1.68222222222222">
            <text:p>1.6822222222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527777777777778">
            <text:p>0.5277777778</text:p>
          </table:table-cell>
          <table:table-cell office:value-type="float" office:value="1.73722222222222">
            <text:p>1.7372222222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923">
            <text:p>923</text:p>
          </table:table-cell>
          <table:table-cell office:value-type="float" office:value="1">
            <text:p>1</text:p>
          </table:table-cell>
          <table:table-cell office:value-type="float" office:value="0.52762730227519">
            <text:p>0.5276273023</text:p>
          </table:table-cell>
          <table:table-cell office:value-type="float" office:value="1.75452871072589">
            <text:p>1.7545287107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52760736196319">
            <text:p>0.527607362</text:p>
          </table:table-cell>
          <table:table-cell office:value-type="float" office:value="1.76883435582822">
            <text:p>1.7688343558</text:p>
          </table:table-cell>
        </table:table-row>
        <table:table-row table:style-name="ro2">
          <table:table-cell office:value-type="float" office:value="2333">
            <text:p>2333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52760736196319">
            <text:p>0.527607362</text:p>
          </table:table-cell>
          <table:table-cell office:value-type="float" office:value="1.72153374233129">
            <text:p>1.7215337423</text:p>
          </table:table-cell>
        </table:table-row>
        <table:table-row table:style-name="ro2">
          <table:table-cell office:value-type="float" office:value="2258">
            <text:p>225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0.527472527472527">
            <text:p>0.5274725275</text:p>
          </table:table-cell>
          <table:table-cell office:value-type="float" office:value="1.75934065934066">
            <text:p>1.7593406593</text:p>
          </table:table-cell>
        </table:table-row>
        <table:table-row table:style-name="ro2">
          <table:table-cell office:value-type="float" office:value="2381">
            <text:p>2381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0.527415143603133">
            <text:p>0.5274151436</text:p>
          </table:table-cell>
          <table:table-cell office:value-type="float" office:value="1.79754569190601">
            <text:p>1.7975456919</text:p>
          </table:table-cell>
        </table:table-row>
        <table:table-row table:style-name="ro2" table:visibility="filter">
          <table:table-cell office:value-type="float" office:value="2331">
            <text:p>233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527272727272727">
            <text:p>0.5272727273</text:p>
          </table:table-cell>
          <table:table-cell office:value-type="float" office:value="1.74527272727273">
            <text:p>1.7452727273</text:p>
          </table:table-cell>
        </table:table-row>
        <table:table-row table:style-name="ro2" table:visibility="filter">
          <table:table-cell office:value-type="float" office:value="3033">
            <text:p>303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527272727272727">
            <text:p>0.5272727273</text:p>
          </table:table-cell>
          <table:table-cell office:value-type="float" office:value="1.63745454545455">
            <text:p>1.6374545455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516">
            <text:p>516</text:p>
          </table:table-cell>
          <table:table-cell office:value-type="float" office:value="1">
            <text:p>1</text:p>
          </table:table-cell>
          <table:table-cell office:value-type="float" office:value="0.527131782945737">
            <text:p>0.5271317829</text:p>
          </table:table-cell>
          <table:table-cell office:value-type="float" office:value="1.69277131782946">
            <text:p>1.6927713178</text:p>
          </table:table-cell>
        </table:table-row>
        <table:table-row table:style-name="ro2">
          <table:table-cell office:value-type="float" office:value="3147">
            <text:p>3147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0.527027027027027">
            <text:p>0.527027027</text:p>
          </table:table-cell>
          <table:table-cell office:value-type="float" office:value="1.69997297297297">
            <text:p>1.699972973</text:p>
          </table:table-cell>
        </table:table-row>
        <table:table-row table:style-name="ro2">
          <table:table-cell office:value-type="float" office:value="2633">
            <text:p>2633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.526932084309134">
            <text:p>0.5269320843</text:p>
          </table:table-cell>
          <table:table-cell office:value-type="float" office:value="1.73763466042155">
            <text:p>1.7376346604</text:p>
          </table:table-cell>
        </table:table-row>
        <table:table-row table:style-name="ro2" table:visibility="filter">
          <table:table-cell office:value-type="float" office:value="1966">
            <text:p>1966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67684210526316">
            <text:p>1.6768421053</text:p>
          </table:table-cell>
        </table:table-row>
        <table:table-row table:style-name="ro2">
          <table:table-cell office:value-type="float" office:value="2228">
            <text:p>2228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4552631578947">
            <text:p>1.7455263158</text:p>
          </table:table-cell>
        </table:table-row>
        <table:table-row table:style-name="ro2" table:visibility="filter">
          <table:table-cell office:value-type="float" office:value="2360">
            <text:p>236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6815789473684">
            <text:p>1.7681578947</text:p>
          </table:table-cell>
        </table:table-row>
        <table:table-row table:style-name="ro2" table:visibility="filter">
          <table:table-cell office:value-type="float" office:value="2450">
            <text:p>245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68263157894737">
            <text:p>1.6826315789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73563909774436">
            <text:p>1.7356390977</text:p>
          </table:table-cell>
        </table:table-row>
        <table:table-row table:style-name="ro2" table:visibility="filter">
          <table:table-cell office:value-type="float" office:value="2672">
            <text:p>267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7105263157895">
            <text:p>1.7710526316</text:p>
          </table:table-cell>
        </table:table-row>
        <table:table-row table:style-name="ro2" table:visibility="filter">
          <table:table-cell office:value-type="float" office:value="3360">
            <text:p>3360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4073684210526">
            <text:p>1.7407368421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78986842105263">
            <text:p>1.7898684211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62684210526316">
            <text:p>1.6268421053</text:p>
          </table:table-cell>
        </table:table-row>
        <table:table-row table:style-name="ro2" table:visibility="filter">
          <table:table-cell office:value-type="float" office:value="3821">
            <text:p>382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526315789473684">
            <text:p>0.5263157895</text:p>
          </table:table-cell>
          <table:table-cell office:value-type="float" office:value="1.63263157894737">
            <text:p>1.6326315789</text:p>
          </table:table-cell>
        </table:table-row>
        <table:table-row table:style-name="ro2" table:visibility="filter">
          <table:table-cell office:value-type="float" office:value="3826">
            <text:p>3826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526315789473684">
            <text:p>0.5263157895</text:p>
          </table:table-cell>
          <table:table-cell office:value-type="float" office:value="1.64333333333333">
            <text:p>1.6433333333</text:p>
          </table:table-cell>
        </table:table-row>
        <table:table-row table:style-name="ro2">
          <table:table-cell office:value-type="float" office:value="2343">
            <text:p>2343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2625">
            <text:p>0.52625</text:p>
          </table:table-cell>
          <table:table-cell office:value-type="float" office:value="1.76535625">
            <text:p>1.76535625</text:p>
          </table:table-cell>
        </table:table-row>
        <table:table-row table:style-name="ro2">
          <table:table-cell office:value-type="float" office:value="3018">
            <text:p>3018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0.526104417670683">
            <text:p>0.5261044177</text:p>
          </table:table-cell>
          <table:table-cell office:value-type="float" office:value="1.64951807228916">
            <text:p>1.6495180723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0.525862068965517">
            <text:p>0.525862069</text:p>
          </table:table-cell>
          <table:table-cell office:value-type="float" office:value="1.69241379310345">
            <text:p>1.6924137931</text:p>
          </table:table-cell>
        </table:table-row>
        <table:table-row table:style-name="ro2" table:visibility="filter">
          <table:table-cell office:value-type="float" office:value="2715">
            <text:p>2715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0.525773195876289">
            <text:p>0.5257731959</text:p>
          </table:table-cell>
          <table:table-cell office:value-type="float" office:value="1.82463917525773">
            <text:p>1.8246391753</text:p>
          </table:table-cell>
        </table:table-row>
        <table:table-row table:style-name="ro2" table:visibility="filter">
          <table:table-cell office:value-type="float" office:value="2212">
            <text:p>221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525641025641026">
            <text:p>0.5256410256</text:p>
          </table:table-cell>
          <table:table-cell office:value-type="float" office:value="1.75358974358974">
            <text:p>1.7535897436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0.525641025641026">
            <text:p>0.5256410256</text:p>
          </table:table-cell>
          <table:table-cell office:value-type="float" office:value="1.67205128205128">
            <text:p>1.6720512821</text:p>
          </table:table-cell>
        </table:table-row>
        <table:table-row table:style-name="ro2" table:visibility="filter">
          <table:table-cell office:value-type="float" office:value="2213">
            <text:p>2213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25423728813559">
            <text:p>0.5254237288</text:p>
          </table:table-cell>
          <table:table-cell office:value-type="float" office:value="1.71745762711864">
            <text:p>1.7174576271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525423728813559">
            <text:p>0.5254237288</text:p>
          </table:table-cell>
          <table:table-cell office:value-type="float" office:value="1.66627118644068">
            <text:p>1.6662711864</text:p>
          </table:table-cell>
        </table:table-row>
        <table:table-row table:style-name="ro2">
          <table:table-cell office:value-type="float" office:value="3354">
            <text:p>3354</text:p>
          </table:table-cell>
          <table:table-cell office:value-type="float" office:value="1226">
            <text:p>1226</text:p>
          </table:table-cell>
          <table:table-cell office:value-type="float" office:value="1">
            <text:p>1</text:p>
          </table:table-cell>
          <table:table-cell office:value-type="float" office:value="0.525285481239804">
            <text:p>0.5252854812</text:p>
          </table:table-cell>
          <table:table-cell office:value-type="float" office:value="1.74592169657423">
            <text:p>1.7459216966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969">
            <text:p>969</text:p>
          </table:table-cell>
          <table:table-cell office:value-type="float" office:value="1">
            <text:p>1</text:p>
          </table:table-cell>
          <table:table-cell office:value-type="float" office:value="0.525283797729618">
            <text:p>0.5252837977</text:p>
          </table:table-cell>
          <table:table-cell office:value-type="float" office:value="1.74937048503612">
            <text:p>1.749370485</text:p>
          </table:table-cell>
        </table:table-row>
        <table:table-row table:style-name="ro2" table:visibility="filter">
          <table:table-cell office:value-type="float" office:value="2451">
            <text:p>2451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525252525252525">
            <text:p>0.5252525253</text:p>
          </table:table-cell>
          <table:table-cell office:value-type="float" office:value="1.7210101010101">
            <text:p>1.721010101</text:p>
          </table:table-cell>
        </table:table-row>
        <table:table-row table:style-name="ro2">
          <table:table-cell office:value-type="float" office:value="3028">
            <text:p>3028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0.525179856115108">
            <text:p>0.5251798561</text:p>
          </table:table-cell>
          <table:table-cell office:value-type="float" office:value="1.67762589928058">
            <text:p>1.6776258993</text:p>
          </table:table-cell>
        </table:table-row>
        <table:table-row table:style-name="ro2">
          <table:table-cell office:value-type="float" office:value="2840">
            <text:p>2840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.525139664804469">
            <text:p>0.5251396648</text:p>
          </table:table-cell>
          <table:table-cell office:value-type="float" office:value="1.67441340782123">
            <text:p>1.6744134078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1.727625">
            <text:p>1.727625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1.7011875">
            <text:p>1.7011875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0.524861878453039">
            <text:p>0.5248618785</text:p>
          </table:table-cell>
          <table:table-cell office:value-type="float" office:value="1.66618784530387">
            <text:p>1.6661878453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427">
            <text:p>427</text:p>
          </table:table-cell>
          <table:table-cell office:value-type="float" office:value="1">
            <text:p>1</text:p>
          </table:table-cell>
          <table:table-cell office:value-type="float" office:value="0.524590163934426">
            <text:p>0.5245901639</text:p>
          </table:table-cell>
          <table:table-cell office:value-type="float" office:value="1.7103981264637">
            <text:p>1.7103981265</text:p>
          </table:table-cell>
        </table:table-row>
        <table:table-row table:style-name="ro2" table:visibility="filter">
          <table:table-cell office:value-type="float" office:value="3658">
            <text:p>3658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24590163934426">
            <text:p>0.5245901639</text:p>
          </table:table-cell>
          <table:table-cell office:value-type="float" office:value="1.63639344262295">
            <text:p>1.6363934426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office:value-type="float" office:value="0.524553571428571">
            <text:p>0.5245535714</text:p>
          </table:table-cell>
          <table:table-cell office:value-type="float" office:value="1.74408482142857">
            <text:p>1.7440848214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0.524528301886792">
            <text:p>0.5245283019</text:p>
          </table:table-cell>
          <table:table-cell office:value-type="float" office:value="1.7408679245283">
            <text:p>1.7408679245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110">
            <text:p>1110</text:p>
          </table:table-cell>
          <table:table-cell office:value-type="float" office:value="1">
            <text:p>1</text:p>
          </table:table-cell>
          <table:table-cell office:value-type="float" office:value="0.524324324324324">
            <text:p>0.5243243243</text:p>
          </table:table-cell>
          <table:table-cell office:value-type="float" office:value="1.74617117117117">
            <text:p>1.7461711712</text:p>
          </table:table-cell>
        </table:table-row>
        <table:table-row table:style-name="ro2">
          <table:table-cell office:value-type="float" office:value="2224">
            <text:p>2224</text:p>
          </table:table-cell>
          <table:table-cell office:value-type="float" office:value="1379">
            <text:p>1379</text:p>
          </table:table-cell>
          <table:table-cell office:value-type="float" office:value="1">
            <text:p>1</text:p>
          </table:table-cell>
          <table:table-cell office:value-type="float" office:value="0.524292965917331">
            <text:p>0.5242929659</text:p>
          </table:table-cell>
          <table:table-cell office:value-type="float" office:value="1.78823060188542">
            <text:p>1.7882306019</text:p>
          </table:table-cell>
        </table:table-row>
        <table:table-row table:style-name="ro2">
          <table:table-cell office:value-type="float" office:value="2448">
            <text:p>2448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524271844660194">
            <text:p>0.5242718447</text:p>
          </table:table-cell>
          <table:table-cell office:value-type="float" office:value="1.68941747572816">
            <text:p>1.6894174757</text:p>
          </table:table-cell>
        </table:table-row>
        <table:table-row table:style-name="ro2">
          <table:table-cell office:value-type="float" office:value="3458">
            <text:p>3458</text:p>
          </table:table-cell>
          <table:table-cell office:value-type="float" office:value="1210">
            <text:p>1210</text:p>
          </table:table-cell>
          <table:table-cell office:value-type="float" office:value="2">
            <text:p>2</text:p>
          </table:table-cell>
          <table:table-cell office:value-type="float" office:value="0.52396694214876">
            <text:p>0.5239669421</text:p>
          </table:table-cell>
          <table:table-cell office:value-type="float" office:value="1.68595867768595">
            <text:p>1.6859586777</text:p>
          </table:table-cell>
        </table:table-row>
        <table:table-row table:style-name="ro2">
          <table:table-cell office:value-type="float" office:value="2145">
            <text:p>2145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0.523929471032746">
            <text:p>0.523929471</text:p>
          </table:table-cell>
          <table:table-cell office:value-type="float" office:value="1.73198992443325">
            <text:p>1.7319899244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.523915461624027">
            <text:p>0.5239154616</text:p>
          </table:table-cell>
          <table:table-cell office:value-type="float" office:value="1.7429254727475">
            <text:p>1.7429254727</text:p>
          </table:table-cell>
        </table:table-row>
        <table:table-row table:style-name="ro2">
          <table:table-cell office:value-type="float" office:value="2517">
            <text:p>2517</text:p>
          </table:table-cell>
          <table:table-cell office:value-type="float" office:value="628">
            <text:p>628</text:p>
          </table:table-cell>
          <table:table-cell office:value-type="float" office:value="1">
            <text:p>1</text:p>
          </table:table-cell>
          <table:table-cell office:value-type="float" office:value="0.523885350318471">
            <text:p>0.5238853503</text:p>
          </table:table-cell>
          <table:table-cell office:value-type="float" office:value="1.76767515923567">
            <text:p>1.7676751592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66190476190476">
            <text:p>1.6619047619</text:p>
          </table:table-cell>
        </table:table-row>
        <table:table-row table:style-name="ro2">
          <table:table-cell office:value-type="float" office:value="2207">
            <text:p>2207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72588744588745">
            <text:p>1.7258874459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79333333333333">
            <text:p>1.7933333333</text:p>
          </table:table-cell>
        </table:table-row>
        <table:table-row table:style-name="ro2">
          <table:table-cell office:value-type="float" office:value="2387">
            <text:p>2387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0.523809523809524">
            <text:p>0.5238095238</text:p>
          </table:table-cell>
          <table:table-cell office:value-type="float" office:value="1.72968253968254">
            <text:p>1.7296825397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81730158730159">
            <text:p>1.8173015873</text:p>
          </table:table-cell>
        </table:table-row>
        <table:table-row table:style-name="ro2" table:visibility="filter">
          <table:table-cell office:value-type="float" office:value="2799">
            <text:p>279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65761904761905">
            <text:p>1.6576190476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523809523809524">
            <text:p>0.5238095238</text:p>
          </table:table-cell>
          <table:table-cell office:value-type="float" office:value="1.67857142857143">
            <text:p>1.6785714286</text:p>
          </table:table-cell>
        </table:table-row>
        <table:table-row table:style-name="ro2">
          <table:table-cell office:value-type="float" office:value="3009">
            <text:p>3009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0.523584905660377">
            <text:p>0.5235849057</text:p>
          </table:table-cell>
          <table:table-cell office:value-type="float" office:value="1.67259433962264">
            <text:p>1.6725943396</text:p>
          </table:table-cell>
        </table:table-row>
        <table:table-row table:style-name="ro2">
          <table:table-cell office:value-type="float" office:value="2675">
            <text:p>2675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0.523489932885906">
            <text:p>0.5234899329</text:p>
          </table:table-cell>
          <table:table-cell office:value-type="float" office:value="1.76577181208054">
            <text:p>1.7657718121</text:p>
          </table:table-cell>
        </table:table-row>
        <table:table-row table:style-name="ro2">
          <table:table-cell office:value-type="float" office:value="2788">
            <text:p>2788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.522935779816514">
            <text:p>0.5229357798</text:p>
          </table:table-cell>
          <table:table-cell office:value-type="float" office:value="1.75110091743119">
            <text:p>1.7511009174</text:p>
          </table:table-cell>
        </table:table-row>
        <table:table-row table:style-name="ro2" table:visibility="filter">
          <table:table-cell office:value-type="float" office:value="2198">
            <text:p>219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22727272727273">
            <text:p>0.5227272727</text:p>
          </table:table-cell>
          <table:table-cell office:value-type="float" office:value="1.68545454545455">
            <text:p>1.6854545455</text:p>
          </table:table-cell>
        </table:table-row>
        <table:table-row table:style-name="ro2" table:visibility="filter">
          <table:table-cell office:value-type="float" office:value="2886">
            <text:p>2886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522727272727273">
            <text:p>0.5227272727</text:p>
          </table:table-cell>
          <table:table-cell office:value-type="float" office:value="1.65227272727273">
            <text:p>1.6522727273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22727272727273">
            <text:p>0.5227272727</text:p>
          </table:table-cell>
          <table:table-cell office:value-type="float" office:value="1.65886363636364">
            <text:p>1.6588636364</text:p>
          </table:table-cell>
        </table:table-row>
        <table:table-row table:style-name="ro2" table:visibility="filter">
          <table:table-cell office:value-type="float" office:value="3097">
            <text:p>3097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0.522727272727273">
            <text:p>0.5227272727</text:p>
          </table:table-cell>
          <table:table-cell office:value-type="float" office:value="1.64">
            <text:p>1.64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0.522727272727273">
            <text:p>0.5227272727</text:p>
          </table:table-cell>
          <table:table-cell office:value-type="float" office:value="1.65761363636364">
            <text:p>1.6576136364</text:p>
          </table:table-cell>
        </table:table-row>
        <table:table-row table:style-name="ro2">
          <table:table-cell office:value-type="float" office:value="2825">
            <text:p>2825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0.522522522522523">
            <text:p>0.5225225225</text:p>
          </table:table-cell>
          <table:table-cell office:value-type="float" office:value="1.65036036036036">
            <text:p>1.6503603604</text:p>
          </table:table-cell>
        </table:table-row>
        <table:table-row table:style-name="ro2">
          <table:table-cell office:value-type="float" office:value="2134">
            <text:p>2134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0.522483940042827">
            <text:p>0.52248394</text:p>
          </table:table-cell>
          <table:table-cell office:value-type="float" office:value="1.74612419700214">
            <text:p>1.746124197</text:p>
          </table:table-cell>
        </table:table-row>
        <table:table-row table:style-name="ro2" table:visibility="filter">
          <table:table-cell office:value-type="float" office:value="2043">
            <text:p>204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22388059701493">
            <text:p>0.5223880597</text:p>
          </table:table-cell>
          <table:table-cell office:value-type="float" office:value="1.82388059701493">
            <text:p>1.823880597</text:p>
          </table:table-cell>
        </table:table-row>
        <table:table-row table:style-name="ro2" table:visibility="filter">
          <table:table-cell office:value-type="float" office:value="2128">
            <text:p>2128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522388059701493">
            <text:p>0.5223880597</text:p>
          </table:table-cell>
          <table:table-cell office:value-type="float" office:value="1.75731343283582">
            <text:p>1.7573134328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.522388059701493">
            <text:p>0.5223880597</text:p>
          </table:table-cell>
          <table:table-cell office:value-type="float" office:value="1.70089552238806">
            <text:p>1.7008955224</text:p>
          </table:table-cell>
        </table:table-row>
        <table:table-row table:style-name="ro2">
          <table:table-cell office:value-type="float" office:value="2312">
            <text:p>231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0.522222222222222">
            <text:p>0.5222222222</text:p>
          </table:table-cell>
          <table:table-cell office:value-type="float" office:value="1.75711111111111">
            <text:p>1.7571111111</text:p>
          </table:table-cell>
        </table:table-row>
        <table:table-row table:style-name="ro2">
          <table:table-cell office:value-type="float" office:value="3341">
            <text:p>3341</text:p>
          </table:table-cell>
          <table:table-cell office:value-type="float" office:value="1919">
            <text:p>1919</text:p>
          </table:table-cell>
          <table:table-cell office:value-type="float" office:value="1">
            <text:p>1</text:p>
          </table:table-cell>
          <table:table-cell office:value-type="float" office:value="0.522146951537259">
            <text:p>0.5221469515</text:p>
          </table:table-cell>
          <table:table-cell office:value-type="float" office:value="1.72888483585201">
            <text:p>1.7288848359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958">
            <text:p>958</text:p>
          </table:table-cell>
          <table:table-cell office:value-type="float" office:value="1">
            <text:p>1</text:p>
          </table:table-cell>
          <table:table-cell office:value-type="float" office:value="0.521920668058455">
            <text:p>0.5219206681</text:p>
          </table:table-cell>
          <table:table-cell office:value-type="float" office:value="1.73297494780793">
            <text:p>1.7329749478</text:p>
          </table:table-cell>
        </table:table-row>
        <table:table-row table:style-name="ro2" table:visibility="filter">
          <table:table-cell office:value-type="float" office:value="2017">
            <text:p>2017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161">
            <text:p>2161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66695652173913">
            <text:p>1.6669565217</text:p>
          </table:table-cell>
        </table:table-row>
        <table:table-row table:style-name="ro2">
          <table:table-cell office:value-type="float" office:value="2274">
            <text:p>2274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521739130434783">
            <text:p>0.5217391304</text:p>
          </table:table-cell>
          <table:table-cell office:value-type="float" office:value="1.73260869565217">
            <text:p>1.7326086957</text:p>
          </table:table-cell>
        </table:table-row>
        <table:table-row table:style-name="ro2">
          <table:table-cell office:value-type="float" office:value="2689">
            <text:p>2689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5525691699605">
            <text:p>1.755256917</text:p>
          </table:table-cell>
        </table:table-row>
        <table:table-row table:style-name="ro2" table:visibility="filter">
          <table:table-cell office:value-type="float" office:value="3115">
            <text:p>3115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388">
            <text:p>338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521739130434783">
            <text:p>0.5217391304</text:p>
          </table:table-cell>
          <table:table-cell office:value-type="float" office:value="1.74521739130435">
            <text:p>1.7452173913</text:p>
          </table:table-cell>
        </table:table-row>
        <table:table-row table:style-name="ro2">
          <table:table-cell office:value-type="float" office:value="2551">
            <text:p>2551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521472392638037">
            <text:p>0.5214723926</text:p>
          </table:table-cell>
          <table:table-cell office:value-type="float" office:value="1.74355828220859">
            <text:p>1.7435582822</text:p>
          </table:table-cell>
        </table:table-row>
        <table:table-row table:style-name="ro2">
          <table:table-cell office:value-type="float" office:value="2067">
            <text:p>206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0.521367521367521">
            <text:p>0.5213675214</text:p>
          </table:table-cell>
          <table:table-cell office:value-type="float" office:value="1.73606837606838">
            <text:p>1.7360683761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827">
            <text:p>827</text:p>
          </table:table-cell>
          <table:table-cell office:value-type="float" office:value="1">
            <text:p>1</text:p>
          </table:table-cell>
          <table:table-cell office:value-type="float" office:value="0.521160822249093">
            <text:p>0.5211608222</text:p>
          </table:table-cell>
          <table:table-cell office:value-type="float" office:value="1.72363966142684">
            <text:p>1.7236396614</text:p>
          </table:table-cell>
        </table:table-row>
        <table:table-row table:style-name="ro2" table:visibility="filter">
          <table:table-cell office:value-type="float" office:value="2139">
            <text:p>2139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20833333333333">
            <text:p>0.520833333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017">
            <text:p>3017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20833333333333">
            <text:p>0.5208333333</text:p>
          </table:table-cell>
          <table:table-cell office:value-type="float" office:value="1.66666666666667">
            <text:p>1.6666666667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087">
            <text:p>1087</text:p>
          </table:table-cell>
          <table:table-cell office:value-type="float" office:value="1">
            <text:p>1</text:p>
          </table:table-cell>
          <table:table-cell office:value-type="float" office:value="0.520699172033119">
            <text:p>0.520699172</text:p>
          </table:table-cell>
          <table:table-cell office:value-type="float" office:value="1.79213431462742">
            <text:p>1.7921343146</text:p>
          </table:table-cell>
        </table:table-row>
        <table:table-row table:style-name="ro2">
          <table:table-cell office:value-type="float" office:value="2497">
            <text:p>2497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0.520631067961165">
            <text:p>0.520631068</text:p>
          </table:table-cell>
          <table:table-cell office:value-type="float" office:value="1.75183252427184">
            <text:p>1.7518325243</text:p>
          </table:table-cell>
        </table:table-row>
        <table:table-row table:style-name="ro2">
          <table:table-cell office:value-type="float" office:value="2153">
            <text:p>2153</text:p>
          </table:table-cell>
          <table:table-cell office:value-type="float" office:value="876">
            <text:p>876</text:p>
          </table:table-cell>
          <table:table-cell office:value-type="float" office:value="1">
            <text:p>1</text:p>
          </table:table-cell>
          <table:table-cell office:value-type="float" office:value="0.520547945205479">
            <text:p>0.5205479452</text:p>
          </table:table-cell>
          <table:table-cell office:value-type="float" office:value="1.7271803652968">
            <text:p>1.7271803653</text:p>
          </table:table-cell>
        </table:table-row>
        <table:table-row table:style-name="ro2" table:visibility="filter">
          <table:table-cell office:value-type="float" office:value="2324">
            <text:p>232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520547945205479">
            <text:p>0.5205479452</text:p>
          </table:table-cell>
          <table:table-cell office:value-type="float" office:value="1.72328767123288">
            <text:p>1.7232876712</text:p>
          </table:table-cell>
        </table:table-row>
        <table:table-row table:style-name="ro2">
          <table:table-cell office:value-type="float" office:value="2474">
            <text:p>2474</text:p>
          </table:table-cell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520454545454546">
            <text:p>0.5204545455</text:p>
          </table:table-cell>
          <table:table-cell office:value-type="float" office:value="1.73971590909091">
            <text:p>1.7397159091</text:p>
          </table:table-cell>
        </table:table-row>
        <table:table-row table:style-name="ro2" table:visibility="filter">
          <table:table-cell office:value-type="float" office:value="3742">
            <text:p>374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520408163265306">
            <text:p>0.5204081633</text:p>
          </table:table-cell>
          <table:table-cell office:value-type="float" office:value="1.64755102040816">
            <text:p>1.6475510204</text:p>
          </table:table-cell>
        </table:table-row>
        <table:table-row table:style-name="ro2">
          <table:table-cell office:value-type="float" office:value="2284">
            <text:p>2284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0.520361990950226">
            <text:p>0.520361991</text:p>
          </table:table-cell>
          <table:table-cell office:value-type="float" office:value="1.75058823529412">
            <text:p>1.7505882353</text:p>
          </table:table-cell>
        </table:table-row>
        <table:table-row table:style-name="ro2" table:visibility="filter">
          <table:table-cell office:value-type="float" office:value="3876">
            <text:p>387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7812">
            <text:p>1.7812</text:p>
          </table:table-cell>
        </table:table-row>
        <table:table-row table:style-name="ro2" table:visibility="filter">
          <table:table-cell office:value-type="float" office:value="2351">
            <text:p>235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7536">
            <text:p>1.7536</text:p>
          </table:table-cell>
        </table:table-row>
        <table:table-row table:style-name="ro2" table:visibility="filter">
          <table:table-cell office:value-type="float" office:value="2581">
            <text:p>258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6956">
            <text:p>1.6956</text:p>
          </table:table-cell>
        </table:table-row>
        <table:table-row table:style-name="ro2" table:visibility="filter">
          <table:table-cell office:value-type="float" office:value="3054">
            <text:p>305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667">
            <text:p>1.667</text:p>
          </table:table-cell>
        </table:table-row>
        <table:table-row table:style-name="ro2" table:visibility="filter">
          <table:table-cell office:value-type="float" office:value="3140">
            <text:p>314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52">
            <text:p>0.52</text:p>
          </table:table-cell>
          <table:table-cell office:value-type="float" office:value="1.71">
            <text:p>1.71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7362">
            <text:p>1.7362</text:p>
          </table:table-cell>
        </table:table-row>
        <table:table-row table:style-name="ro2" table:visibility="filter">
          <table:table-cell office:value-type="float" office:value="3561">
            <text:p>356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52">
            <text:p>0.52</text:p>
          </table:table-cell>
          <table:table-cell office:value-type="float" office:value="1.6396">
            <text:p>1.6396</text:p>
          </table:table-cell>
        </table:table-row>
        <table:table-row table:style-name="ro2">
          <table:table-cell office:value-type="float" office:value="3452">
            <text:p>3452</text:p>
          </table:table-cell>
          <table:table-cell office:value-type="float" office:value="2510">
            <text:p>2510</text:p>
          </table:table-cell>
          <table:table-cell office:value-type="float" office:value="2">
            <text:p>2</text:p>
          </table:table-cell>
          <table:table-cell office:value-type="float" office:value="0.5199203187251">
            <text:p>0.5199203187</text:p>
          </table:table-cell>
          <table:table-cell office:value-type="float" office:value="1.71063346613546">
            <text:p>1.7106334661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0.519668737060041">
            <text:p>0.5196687371</text:p>
          </table:table-cell>
          <table:table-cell office:value-type="float" office:value="1.65024844720497">
            <text:p>1.6502484472</text:p>
          </table:table-cell>
        </table:table-row>
        <table:table-row table:style-name="ro2">
          <table:table-cell office:value-type="float" office:value="2306">
            <text:p>2306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0.51937984496124">
            <text:p>0.519379845</text:p>
          </table:table-cell>
          <table:table-cell office:value-type="float" office:value="1.74131782945736">
            <text:p>1.7413178295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0.519337016574586">
            <text:p>0.5193370166</text:p>
          </table:table-cell>
          <table:table-cell office:value-type="float" office:value="1.70966850828729">
            <text:p>1.7096685083</text:p>
          </table:table-cell>
        </table:table-row>
        <table:table-row table:style-name="ro2" table:visibility="filter">
          <table:table-cell office:value-type="float" office:value="2305">
            <text:p>2305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519230769230769">
            <text:p>0.5192307692</text:p>
          </table:table-cell>
          <table:table-cell office:value-type="float" office:value="1.76557692307692">
            <text:p>1.7655769231</text:p>
          </table:table-cell>
        </table:table-row>
        <table:table-row table:style-name="ro2">
          <table:table-cell office:value-type="float" office:value="2550">
            <text:p>2550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519230769230769">
            <text:p>0.5192307692</text:p>
          </table:table-cell>
          <table:table-cell office:value-type="float" office:value="1.74176923076923">
            <text:p>1.7417692308</text:p>
          </table:table-cell>
        </table:table-row>
        <table:table-row table:style-name="ro2">
          <table:table-cell office:value-type="float" office:value="2356">
            <text:p>235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.519083969465649">
            <text:p>0.5190839695</text:p>
          </table:table-cell>
          <table:table-cell office:value-type="float" office:value="1.75717557251908">
            <text:p>1.7571755725</text:p>
          </table:table-cell>
        </table:table-row>
        <table:table-row table:style-name="ro2">
          <table:table-cell office:value-type="float" office:value="2346">
            <text:p>2346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0.518987341772152">
            <text:p>0.5189873418</text:p>
          </table:table-cell>
          <table:table-cell office:value-type="float" office:value="1.74400843881857">
            <text:p>1.7440084388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0.518987341772152">
            <text:p>0.5189873418</text:p>
          </table:table-cell>
          <table:table-cell office:value-type="float" office:value="1.65139240506329">
            <text:p>1.6513924051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033">
            <text:p>1033</text:p>
          </table:table-cell>
          <table:table-cell office:value-type="float" office:value="1">
            <text:p>1</text:p>
          </table:table-cell>
          <table:table-cell office:value-type="float" office:value="0.518877057115198">
            <text:p>0.5188770571</text:p>
          </table:table-cell>
          <table:table-cell office:value-type="float" office:value="1.7492545982575">
            <text:p>1.7492545983</text:p>
          </table:table-cell>
        </table:table-row>
        <table:table-row table:style-name="ro2">
          <table:table-cell office:value-type="float" office:value="2082">
            <text:p>208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0.518867924528302">
            <text:p>0.5188679245</text:p>
          </table:table-cell>
          <table:table-cell office:value-type="float" office:value="1.72952830188679">
            <text:p>1.7295283019</text:p>
          </table:table-cell>
        </table:table-row>
        <table:table-row table:style-name="ro2" table:visibility="filter">
          <table:table-cell office:value-type="float" office:value="2014">
            <text:p>201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1.72037037037037">
            <text:p>1.7203703704</text:p>
          </table:table-cell>
        </table:table-row>
        <table:table-row table:style-name="ro2">
          <table:table-cell office:value-type="float" office:value="2147">
            <text:p>2147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81993827160494">
            <text:p>1.8199382716</text:p>
          </table:table-cell>
        </table:table-row>
        <table:table-row table:style-name="ro2">
          <table:table-cell office:value-type="float" office:value="2508">
            <text:p>2508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1.77571428571429">
            <text:p>1.7757142857</text:p>
          </table:table-cell>
        </table:table-row>
        <table:table-row table:style-name="ro2" table:visibility="filter">
          <table:table-cell office:value-type="float" office:value="2692">
            <text:p>269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.518518518518518">
            <text:p>0.5185185185</text:p>
          </table:table-cell>
          <table:table-cell office:value-type="float" office:value="1.73111111111111">
            <text:p>1.7311111111</text:p>
          </table:table-cell>
        </table:table-row>
        <table:table-row table:style-name="ro2" table:visibility="filter">
          <table:table-cell office:value-type="float" office:value="2702">
            <text:p>270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7058024691358">
            <text:p>1.7058024691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518518518518518">
            <text:p>0.5185185185</text:p>
          </table:table-cell>
          <table:table-cell office:value-type="float" office:value="1.69777777777778">
            <text:p>1.6977777778</text:p>
          </table:table-cell>
        </table:table-row>
        <table:table-row table:style-name="ro2">
          <table:table-cell office:value-type="float" office:value="2083">
            <text:p>2083</text:p>
          </table:table-cell>
          <table:table-cell office:value-type="float" office:value="1217">
            <text:p>1217</text:p>
          </table:table-cell>
          <table:table-cell office:value-type="float" office:value="1">
            <text:p>1</text:p>
          </table:table-cell>
          <table:table-cell office:value-type="float" office:value="0.518488085456039">
            <text:p>0.5184880855</text:p>
          </table:table-cell>
          <table:table-cell office:value-type="float" office:value="1.73532456861134">
            <text:p>1.7353245686</text:p>
          </table:table-cell>
        </table:table-row>
        <table:table-row table:style-name="ro2">
          <table:table-cell office:value-type="float" office:value="2636">
            <text:p>2636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518072289156626">
            <text:p>0.5180722892</text:p>
          </table:table-cell>
          <table:table-cell office:value-type="float" office:value="1.77114457831325">
            <text:p>1.7711445783</text:p>
          </table:table-cell>
        </table:table-row>
        <table:table-row table:style-name="ro2">
          <table:table-cell office:value-type="float" office:value="2382">
            <text:p>2382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0.518018018018018">
            <text:p>0.518018018</text:p>
          </table:table-cell>
          <table:table-cell office:value-type="float" office:value="1.77761261261261">
            <text:p>1.7776126126</text:p>
          </table:table-cell>
        </table:table-row>
        <table:table-row table:style-name="ro2">
          <table:table-cell office:value-type="float" office:value="2207">
            <text:p>2207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.517985611510791">
            <text:p>0.5179856115</text:p>
          </table:table-cell>
          <table:table-cell office:value-type="float" office:value="1.73345323741007">
            <text:p>1.7334532374</text:p>
          </table:table-cell>
        </table:table-row>
        <table:table-row table:style-name="ro2">
          <table:table-cell office:value-type="float" office:value="2626">
            <text:p>2626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.517985611510791">
            <text:p>0.5179856115</text:p>
          </table:table-cell>
          <table:table-cell office:value-type="float" office:value="1.74323741007194">
            <text:p>1.7432374101</text:p>
          </table:table-cell>
        </table:table-row>
        <table:table-row table:style-name="ro2">
          <table:table-cell office:value-type="float" office:value="3461">
            <text:p>3461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0.51796875">
            <text:p>0.51796875</text:p>
          </table:table-cell>
          <table:table-cell office:value-type="float" office:value="1.7486953125">
            <text:p>1.7486953125</text:p>
          </table:table-cell>
        </table:table-row>
        <table:table-row table:style-name="ro2">
          <table:table-cell office:value-type="float" office:value="2024">
            <text:p>2024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0.517857142857143">
            <text:p>0.5178571429</text:p>
          </table:table-cell>
          <table:table-cell office:value-type="float" office:value="1.77821428571429">
            <text:p>1.7782142857</text:p>
          </table:table-cell>
        </table:table-row>
        <table:table-row table:style-name="ro2">
          <table:table-cell office:value-type="float" office:value="3041">
            <text:p>3041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0.517730496453901">
            <text:p>0.5177304965</text:p>
          </table:table-cell>
          <table:table-cell office:value-type="float" office:value="1.66702127659574">
            <text:p>1.6670212766</text:p>
          </table:table-cell>
        </table:table-row>
        <table:table-row table:style-name="ro2">
          <table:table-cell office:value-type="float" office:value="3246">
            <text:p>3246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0.517647058823529">
            <text:p>0.5176470588</text:p>
          </table:table-cell>
          <table:table-cell office:value-type="float" office:value="1.74988235294118">
            <text:p>1.7498823529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825">
            <text:p>825</text:p>
          </table:table-cell>
          <table:table-cell office:value-type="float" office:value="1">
            <text:p>1</text:p>
          </table:table-cell>
          <table:table-cell office:value-type="float" office:value="0.517575757575758">
            <text:p>0.5175757576</text:p>
          </table:table-cell>
          <table:table-cell office:value-type="float" office:value="1.75406060606061">
            <text:p>1.7540606061</text:p>
          </table:table-cell>
        </table:table-row>
        <table:table-row table:style-name="ro2">
          <table:table-cell office:value-type="float" office:value="3398">
            <text:p>3398</text:p>
          </table:table-cell>
          <table:table-cell office:value-type="float" office:value="1544">
            <text:p>1544</text:p>
          </table:table-cell>
          <table:table-cell office:value-type="float" office:value="1">
            <text:p>1</text:p>
          </table:table-cell>
          <table:table-cell office:value-type="float" office:value="0.517487046632124">
            <text:p>0.5174870466</text:p>
          </table:table-cell>
          <table:table-cell office:value-type="float" office:value="1.74315414507772">
            <text:p>1.7431541451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953">
            <text:p>953</text:p>
          </table:table-cell>
          <table:table-cell office:value-type="float" office:value="1">
            <text:p>1</text:p>
          </table:table-cell>
          <table:table-cell office:value-type="float" office:value="0.517313746065058">
            <text:p>0.5173137461</text:p>
          </table:table-cell>
          <table:table-cell office:value-type="float" office:value="1.74863588667366">
            <text:p>1.7486358867</text:p>
          </table:table-cell>
        </table:table-row>
        <table:table-row table:style-name="ro2" table:visibility="filter">
          <table:table-cell office:value-type="float" office:value="1995">
            <text:p>199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72103448275862">
            <text:p>1.7210344828</text:p>
          </table:table-cell>
        </table:table-row>
        <table:table-row table:style-name="ro2" table:visibility="filter">
          <table:table-cell office:value-type="float" office:value="2113">
            <text:p>211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73568965517241">
            <text:p>1.7356896552</text:p>
          </table:table-cell>
        </table:table-row>
        <table:table-row table:style-name="ro2" table:visibility="filter">
          <table:table-cell office:value-type="float" office:value="2423">
            <text:p>2423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68735632183908">
            <text:p>1.6873563218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78155172413793">
            <text:p>1.7815517241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69275862068966">
            <text:p>1.6927586207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6748275862069">
            <text:p>1.6748275862</text:p>
          </table:table-cell>
        </table:table-row>
        <table:table-row table:style-name="ro2" table:visibility="filter">
          <table:table-cell office:value-type="float" office:value="2954">
            <text:p>2954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63655172413793">
            <text:p>1.6365517241</text:p>
          </table:table-cell>
        </table:table-row>
        <table:table-row table:style-name="ro2">
          <table:table-cell office:value-type="float" office:value="3199">
            <text:p>3199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68620689655172">
            <text:p>1.6862068966</text:p>
          </table:table-cell>
        </table:table-row>
        <table:table-row table:style-name="ro2" table:visibility="filter">
          <table:table-cell office:value-type="float" office:value="3317">
            <text:p>3317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67551724137931">
            <text:p>1.6755172414</text:p>
          </table:table-cell>
        </table:table-row>
        <table:table-row table:style-name="ro2" table:visibility="filter">
          <table:table-cell office:value-type="float" office:value="3413">
            <text:p>341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517241379310345">
            <text:p>0.5172413793</text:p>
          </table:table-cell>
          <table:table-cell office:value-type="float" office:value="1.71827586206897">
            <text:p>1.7182758621</text:p>
          </table:table-cell>
        </table:table-row>
        <table:table-row table:style-name="ro2" table:visibility="filter">
          <table:table-cell office:value-type="float" office:value="3545">
            <text:p>3545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517241379310345">
            <text:p>0.5172413793</text:p>
          </table:table-cell>
          <table:table-cell office:value-type="float" office:value="1.68793103448276">
            <text:p>1.6879310345</text:p>
          </table:table-cell>
        </table:table-row>
        <table:table-row table:style-name="ro2">
          <table:table-cell office:value-type="float" office:value="2370">
            <text:p>2370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0.517073170731707">
            <text:p>0.5170731707</text:p>
          </table:table-cell>
          <table:table-cell office:value-type="float" office:value="1.76107317073171">
            <text:p>1.7610731707</text:p>
          </table:table-cell>
        </table:table-row>
        <table:table-row table:style-name="ro2">
          <table:table-cell office:value-type="float" office:value="2304">
            <text:p>2304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0.516949152542373">
            <text:p>0.5169491525</text:p>
          </table:table-cell>
          <table:table-cell office:value-type="float" office:value="1.7685593220339">
            <text:p>1.768559322</text:p>
          </table:table-cell>
        </table:table-row>
        <table:table-row table:style-name="ro2">
          <table:table-cell office:value-type="float" office:value="2333">
            <text:p>233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0.516778523489933">
            <text:p>0.5167785235</text:p>
          </table:table-cell>
          <table:table-cell office:value-type="float" office:value="1.7306711409396">
            <text:p>1.7306711409</text:p>
          </table:table-cell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0.51660516605166">
            <text:p>0.5166051661</text:p>
          </table:table-cell>
          <table:table-cell office:value-type="float" office:value="1.72365313653137">
            <text:p>1.7236531365</text:p>
          </table:table-cell>
        </table:table-row>
        <table:table-row table:style-name="ro2">
          <table:table-cell office:value-type="float" office:value="2555">
            <text:p>2555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0.516499282639885">
            <text:p>0.5164992826</text:p>
          </table:table-cell>
          <table:table-cell office:value-type="float" office:value="1.75271162123386">
            <text:p>1.7527116212</text:p>
          </table:table-cell>
        </table:table-row>
        <table:table-row table:style-name="ro2">
          <table:table-cell office:value-type="float" office:value="2268">
            <text:p>2268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0.516339869281046">
            <text:p>0.5163398693</text:p>
          </table:table-cell>
          <table:table-cell office:value-type="float" office:value="1.70313725490196">
            <text:p>1.7031372549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70967741935484">
            <text:p>1.7096774194</text:p>
          </table:table-cell>
        </table:table-row>
        <table:table-row table:style-name="ro2" table:visibility="filter">
          <table:table-cell office:value-type="float" office:value="2218">
            <text:p>2218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73322580645161">
            <text:p>1.7332258065</text:p>
          </table:table-cell>
        </table:table-row>
        <table:table-row table:style-name="ro2" table:visibility="filter">
          <table:table-cell office:value-type="float" office:value="2488">
            <text:p>248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75709677419355">
            <text:p>1.7570967742</text:p>
          </table:table-cell>
        </table:table-row>
        <table:table-row table:style-name="ro2" table:visibility="filter">
          <table:table-cell office:value-type="float" office:value="2524">
            <text:p>2524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72849462365591">
            <text:p>1.7284946237</text:p>
          </table:table-cell>
        </table:table-row>
        <table:table-row table:style-name="ro2" table:visibility="filter">
          <table:table-cell office:value-type="float" office:value="2856">
            <text:p>2856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516129032258065">
            <text:p>0.5161290323</text:p>
          </table:table-cell>
          <table:table-cell office:value-type="float" office:value="1.64403225806452">
            <text:p>1.6440322581</text:p>
          </table:table-cell>
        </table:table-row>
        <table:table-row table:style-name="ro2" table:visibility="filter">
          <table:table-cell office:value-type="float" office:value="3374">
            <text:p>3374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516129032258065">
            <text:p>0.5161290323</text:p>
          </table:table-cell>
          <table:table-cell office:value-type="float" office:value="1.71064516129032">
            <text:p>1.7106451613</text:p>
          </table:table-cell>
        </table:table-row>
        <table:table-row table:style-name="ro2">
          <table:table-cell office:value-type="float" office:value="3529">
            <text:p>35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68870967741936">
            <text:p>1.6887096774</text:p>
          </table:table-cell>
        </table:table-row>
        <table:table-row table:style-name="ro2" table:visibility="filter">
          <table:table-cell office:value-type="float" office:value="3626">
            <text:p>3626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516129032258065">
            <text:p>0.5161290323</text:p>
          </table:table-cell>
          <table:table-cell office:value-type="float" office:value="1.66333333333333">
            <text:p>1.6633333333</text:p>
          </table:table-cell>
        </table:table-row>
        <table:table-row table:style-name="ro2">
          <table:table-cell office:value-type="float" office:value="2148">
            <text:p>2148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0.516">
            <text:p>0.516</text:p>
          </table:table-cell>
          <table:table-cell office:value-type="float" office:value="1.80944">
            <text:p>1.80944</text:p>
          </table:table-cell>
        </table:table-row>
        <table:table-row table:style-name="ro2">
          <table:table-cell office:value-type="float" office:value="3368">
            <text:p>3368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0.515923566878981">
            <text:p>0.5159235669</text:p>
          </table:table-cell>
          <table:table-cell office:value-type="float" office:value="1.7140127388535">
            <text:p>1.7140127389</text:p>
          </table:table-cell>
        </table:table-row>
        <table:table-row table:style-name="ro2">
          <table:table-cell office:value-type="float" office:value="2631">
            <text:p>2631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0.515789473684211">
            <text:p>0.5157894737</text:p>
          </table:table-cell>
          <table:table-cell office:value-type="float" office:value="1.80968421052632">
            <text:p>1.8096842105</text:p>
          </table:table-cell>
        </table:table-row>
        <table:table-row table:style-name="ro2">
          <table:table-cell office:value-type="float" office:value="2023">
            <text:p>2023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0.515669515669516">
            <text:p>0.5156695157</text:p>
          </table:table-cell>
          <table:table-cell office:value-type="float" office:value="1.76">
            <text:p>1.76</text:p>
          </table:table-cell>
        </table:table-row>
        <table:table-row table:style-name="ro2">
          <table:table-cell office:value-type="float" office:value="2380">
            <text:p>2380</text:p>
          </table:table-cell>
          <table:table-cell office:value-type="float" office:value="997">
            <text:p>997</text:p>
          </table:table-cell>
          <table:table-cell office:value-type="float" office:value="1">
            <text:p>1</text:p>
          </table:table-cell>
          <table:table-cell office:value-type="float" office:value="0.515546639919759">
            <text:p>0.5155466399</text:p>
          </table:table-cell>
          <table:table-cell office:value-type="float" office:value="1.75714142427282">
            <text:p>1.7571414243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51530612244898">
            <text:p>0.5153061224</text:p>
          </table:table-cell>
          <table:table-cell office:value-type="float" office:value="1.70076530612245">
            <text:p>1.7007653061</text:p>
          </table:table-cell>
        </table:table-row>
        <table:table-row table:style-name="ro2" table:visibility="filter">
          <table:table-cell office:value-type="float" office:value="2225">
            <text:p>2225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515151515151515">
            <text:p>0.5151515152</text:p>
          </table:table-cell>
          <table:table-cell office:value-type="float" office:value="1.8469696969697">
            <text:p>1.846969697</text:p>
          </table:table-cell>
        </table:table-row>
        <table:table-row table:style-name="ro2">
          <table:table-cell office:value-type="float" office:value="2028">
            <text:p>2028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0.515068493150685">
            <text:p>0.5150684932</text:p>
          </table:table-cell>
          <table:table-cell office:value-type="float" office:value="1.73808219178082">
            <text:p>1.7380821918</text:p>
          </table:table-cell>
        </table:table-row>
        <table:table-row table:style-name="ro2">
          <table:table-cell office:value-type="float" office:value="2101">
            <text:p>2101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514925373134328">
            <text:p>0.5149253731</text:p>
          </table:table-cell>
          <table:table-cell office:value-type="float" office:value="1.71253731343284">
            <text:p>1.7125373134</text:p>
          </table:table-cell>
        </table:table-row>
        <table:table-row table:style-name="ro2">
          <table:table-cell office:value-type="float" office:value="2290">
            <text:p>2290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0.514851485148515">
            <text:p>0.5148514851</text:p>
          </table:table-cell>
          <table:table-cell office:value-type="float" office:value="1.69247524752475">
            <text:p>1.692475247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514705882352941">
            <text:p>0.5147058824</text:p>
          </table:table-cell>
          <table:table-cell office:value-type="float" office:value="1.72720588235294">
            <text:p>1.7272058824</text:p>
          </table:table-cell>
        </table:table-row>
        <table:table-row table:style-name="ro2">
          <table:table-cell office:value-type="float" office:value="2328">
            <text:p>2328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.514705882352941">
            <text:p>0.5147058824</text:p>
          </table:table-cell>
          <table:table-cell office:value-type="float" office:value="1.73884453781513">
            <text:p>1.7388445378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514563106796116">
            <text:p>0.5145631068</text:p>
          </table:table-cell>
          <table:table-cell office:value-type="float" office:value="1.74893203883495">
            <text:p>1.7489320388</text:p>
          </table:table-cell>
        </table:table-row>
        <table:table-row table:style-name="ro2">
          <table:table-cell office:value-type="float" office:value="2984">
            <text:p>2984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514492753623188">
            <text:p>0.5144927536</text:p>
          </table:table-cell>
          <table:table-cell office:value-type="float" office:value="1.67775362318841">
            <text:p>1.6777536232</text:p>
          </table:table-cell>
        </table:table-row>
        <table:table-row table:style-name="ro2">
          <table:table-cell office:value-type="float" office:value="2123">
            <text:p>2123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75628571428571">
            <text:p>1.7562857143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66885714285714">
            <text:p>1.6688571429</text:p>
          </table:table-cell>
        </table:table-row>
        <table:table-row table:style-name="ro2">
          <table:table-cell office:value-type="float" office:value="2635">
            <text:p>2635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514285714285714">
            <text:p>0.5142857143</text:p>
          </table:table-cell>
          <table:table-cell office:value-type="float" office:value="1.72228571428571">
            <text:p>1.7222857143</text:p>
          </table:table-cell>
        </table:table-row>
        <table:table-row table:style-name="ro2" table:visibility="filter">
          <table:table-cell office:value-type="float" office:value="2697">
            <text:p>269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14285714285714">
            <text:p>0.5142857143</text:p>
          </table:table-cell>
          <table:table-cell office:value-type="float" office:value="1.76171428571429">
            <text:p>1.7617142857</text:p>
          </table:table-cell>
        </table:table-row>
        <table:table-row table:style-name="ro2" table:visibility="filter">
          <table:table-cell office:value-type="float" office:value="3192">
            <text:p>319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514285714285714">
            <text:p>0.5142857143</text:p>
          </table:table-cell>
          <table:table-cell office:value-type="float" office:value="1.68857142857143">
            <text:p>1.6885714286</text:p>
          </table:table-cell>
        </table:table-row>
        <table:table-row table:style-name="ro2" table:visibility="filter">
          <table:table-cell office:value-type="float" office:value="3391">
            <text:p>339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514285714285714">
            <text:p>0.5142857143</text:p>
          </table:table-cell>
          <table:table-cell office:value-type="float" office:value="1.71571428571429">
            <text:p>1.7157142857</text:p>
          </table:table-cell>
        </table:table-row>
        <table:table-row table:style-name="ro2">
          <table:table-cell office:value-type="float" office:value="2247">
            <text:p>2247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.513846153846154">
            <text:p>0.5138461538</text:p>
          </table:table-cell>
          <table:table-cell office:value-type="float" office:value="1.76566153846154">
            <text:p>1.7656615385</text:p>
          </table:table-cell>
        </table:table-row>
        <table:table-row table:style-name="ro2">
          <table:table-cell office:value-type="float" office:value="2633">
            <text:p>2633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0.513698630136986">
            <text:p>0.5136986301</text:p>
          </table:table-cell>
          <table:table-cell office:value-type="float" office:value="1.76356164383562">
            <text:p>1.7635616438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0.513689700130378">
            <text:p>0.5136897001</text:p>
          </table:table-cell>
          <table:table-cell office:value-type="float" office:value="1.85722294654498">
            <text:p>1.8572229465</text:p>
          </table:table-cell>
        </table:table-row>
        <table:table-row table:style-name="ro2">
          <table:table-cell office:value-type="float" office:value="2226">
            <text:p>2226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0.513661202185792">
            <text:p>0.5136612022</text:p>
          </table:table-cell>
          <table:table-cell office:value-type="float" office:value="1.75540983606557">
            <text:p>1.7554098361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513513513513513">
            <text:p>0.5135135135</text:p>
          </table:table-cell>
          <table:table-cell office:value-type="float" office:value="1.71648648648649">
            <text:p>1.7164864865</text:p>
          </table:table-cell>
        </table:table-row>
        <table:table-row table:style-name="ro2" table:visibility="filter">
          <table:table-cell office:value-type="float" office:value="2115">
            <text:p>211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13513513513513">
            <text:p>0.5135135135</text:p>
          </table:table-cell>
          <table:table-cell office:value-type="float" office:value="1.71378378378378">
            <text:p>1.7137837838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513513513513513">
            <text:p>0.5135135135</text:p>
          </table:table-cell>
          <table:table-cell office:value-type="float" office:value="1.66891891891892">
            <text:p>1.6689189189</text:p>
          </table:table-cell>
        </table:table-row>
        <table:table-row table:style-name="ro2" table:visibility="filter">
          <table:table-cell office:value-type="float" office:value="3757">
            <text:p>375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513513513513513">
            <text:p>0.5135135135</text:p>
          </table:table-cell>
          <table:table-cell office:value-type="float" office:value="1.65918918918919">
            <text:p>1.6591891892</text:p>
          </table:table-cell>
        </table:table-row>
        <table:table-row table:style-name="ro2">
          <table:table-cell office:value-type="float" office:value="2554">
            <text:p>2554</text:p>
          </table:table-cell>
          <table:table-cell office:value-type="float" office:value="487">
            <text:p>487</text:p>
          </table:table-cell>
          <table:table-cell office:value-type="float" office:value="1">
            <text:p>1</text:p>
          </table:table-cell>
          <table:table-cell office:value-type="float" office:value="0.513347022587269">
            <text:p>0.5133470226</text:p>
          </table:table-cell>
          <table:table-cell office:value-type="float" office:value="1.74665297741273">
            <text:p>1.7466529774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0.51304347826087">
            <text:p>0.5130434783</text:p>
          </table:table-cell>
          <table:table-cell office:value-type="float" office:value="1.69982608695652">
            <text:p>1.699826087</text:p>
          </table:table-cell>
        </table:table-row>
        <table:table-row table:style-name="ro2" table:visibility="filter">
          <table:table-cell office:value-type="float" office:value="3394">
            <text:p>3394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0.512820512820513">
            <text:p>0.5128205128</text:p>
          </table:table-cell>
          <table:table-cell office:value-type="float" office:value="1.72128205128205">
            <text:p>1.7212820513</text:p>
          </table:table-cell>
        </table:table-row>
        <table:table-row table:style-name="ro2">
          <table:table-cell office:value-type="float" office:value="3812">
            <text:p>3812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0.512820512820513">
            <text:p>0.5128205128</text:p>
          </table:table-cell>
          <table:table-cell office:value-type="float" office:value="1.67709401709402">
            <text:p>1.6770940171</text:p>
          </table:table-cell>
        </table:table-row>
        <table:table-row table:style-name="ro2">
          <table:table-cell office:value-type="float" office:value="2257">
            <text:p>2257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0.512534818941504">
            <text:p>0.5125348189</text:p>
          </table:table-cell>
          <table:table-cell office:value-type="float" office:value="1.7708356545961">
            <text:p>1.7708356546</text:p>
          </table:table-cell>
        </table:table-row>
        <table:table-row table:style-name="ro2">
          <table:table-cell office:value-type="float" office:value="2569">
            <text:p>2569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0.512455516014235">
            <text:p>0.512455516</text:p>
          </table:table-cell>
          <table:table-cell office:value-type="float" office:value="1.7244128113879">
            <text:p>1.7244128114</text:p>
          </table:table-cell>
        </table:table-row>
        <table:table-row table:style-name="ro2">
          <table:table-cell office:value-type="float" office:value="2936">
            <text:p>2936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0.512396694214876">
            <text:p>0.5123966942</text:p>
          </table:table-cell>
          <table:table-cell office:value-type="float" office:value="1.68739669421488">
            <text:p>1.6873966942</text:p>
          </table:table-cell>
        </table:table-row>
        <table:table-row table:style-name="ro2">
          <table:table-cell office:value-type="float" office:value="2085">
            <text:p>2085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0.512345679012346">
            <text:p>0.512345679</text:p>
          </table:table-cell>
          <table:table-cell office:value-type="float" office:value="1.7087037037037">
            <text:p>1.7087037037</text:p>
          </table:table-cell>
        </table:table-row>
        <table:table-row table:style-name="ro2">
          <table:table-cell office:value-type="float" office:value="2636">
            <text:p>2636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0.512328767123288">
            <text:p>0.5123287671</text:p>
          </table:table-cell>
          <table:table-cell office:value-type="float" office:value="1.74032876712329">
            <text:p>1.7403287671</text:p>
          </table:table-cell>
        </table:table-row>
        <table:table-row table:style-name="ro2">
          <table:table-cell office:value-type="float" office:value="2422">
            <text:p>242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0.512315270935961">
            <text:p>0.5123152709</text:p>
          </table:table-cell>
          <table:table-cell office:value-type="float" office:value="1.72206896551724">
            <text:p>1.7220689655</text:p>
          </table:table-cell>
        </table:table-row>
        <table:table-row table:style-name="ro2" table:visibility="filter">
          <table:table-cell office:value-type="float" office:value="1943">
            <text:p>194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51219512195122">
            <text:p>0.512195122</text:p>
          </table:table-cell>
          <table:table-cell office:value-type="float" office:value="1.7209756097561">
            <text:p>1.7209756098</text:p>
          </table:table-cell>
        </table:table-row>
        <table:table-row table:style-name="ro2" table:visibility="filter">
          <table:table-cell office:value-type="float" office:value="2214">
            <text:p>221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51219512195122">
            <text:p>0.512195122</text:p>
          </table:table-cell>
          <table:table-cell office:value-type="float" office:value="1.75390243902439">
            <text:p>1.753902439</text:p>
          </table:table-cell>
        </table:table-row>
        <table:table-row table:style-name="ro2" table:visibility="filter">
          <table:table-cell office:value-type="float" office:value="3497">
            <text:p>3497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51219512195122">
            <text:p>0.512195122</text:p>
          </table:table-cell>
          <table:table-cell office:value-type="float" office:value="1.66682926829268">
            <text:p>1.6668292683</text:p>
          </table:table-cell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511904761904762">
            <text:p>0.5119047619</text:p>
          </table:table-cell>
          <table:table-cell office:value-type="float" office:value="1.80839285714286">
            <text:p>1.8083928571</text:p>
          </table:table-cell>
        </table:table-row>
        <table:table-row table:style-name="ro2">
          <table:table-cell office:value-type="float" office:value="2662">
            <text:p>266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0.511737089201878">
            <text:p>0.5117370892</text:p>
          </table:table-cell>
          <table:table-cell office:value-type="float" office:value="1.72507042253521">
            <text:p>1.7250704225</text:p>
          </table:table-cell>
        </table:table-row>
        <table:table-row table:style-name="ro2">
          <table:table-cell office:value-type="float" office:value="2126">
            <text:p>2126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0.51171875">
            <text:p>0.51171875</text:p>
          </table:table-cell>
          <table:table-cell office:value-type="float" office:value="1.76453125">
            <text:p>1.76453125</text:p>
          </table:table-cell>
        </table:table-row>
        <table:table-row table:style-name="ro2" table:visibility="filter">
          <table:table-cell office:value-type="float" office:value="2705">
            <text:p>2705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511627906976744">
            <text:p>0.511627907</text:p>
          </table:table-cell>
          <table:table-cell office:value-type="float" office:value="1.78116279069767">
            <text:p>1.7811627907</text:p>
          </table:table-cell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0.511494252873563">
            <text:p>0.5114942529</text:p>
          </table:table-cell>
          <table:table-cell office:value-type="float" office:value="1.775">
            <text:p>1.775</text:p>
          </table:table-cell>
        </table:table-row>
        <table:table-row table:style-name="ro2">
          <table:table-cell office:value-type="float" office:value="3383">
            <text:p>3383</text:p>
          </table:table-cell>
          <table:table-cell office:value-type="float" office:value="4534">
            <text:p>4534</text:p>
          </table:table-cell>
          <table:table-cell office:value-type="float" office:value="1">
            <text:p>1</text:p>
          </table:table-cell>
          <table:table-cell office:value-type="float" office:value="0.511468901632113">
            <text:p>0.5114689016</text:p>
          </table:table-cell>
          <table:table-cell office:value-type="float" office:value="1.80279223643582">
            <text:p>1.8027922364</text:p>
          </table:table-cell>
        </table:table-row>
        <table:table-row table:style-name="ro2" table:visibility="filter">
          <table:table-cell office:value-type="float" office:value="2093">
            <text:p>209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11111111111111">
            <text:p>0.5111111111</text:p>
          </table:table-cell>
          <table:table-cell office:value-type="float" office:value="1.81844444444444">
            <text:p>1.8184444444</text:p>
          </table:table-cell>
        </table:table-row>
        <table:table-row table:style-name="ro2">
          <table:table-cell office:value-type="float" office:value="2227">
            <text:p>2227</text:p>
          </table:table-cell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 office:value-type="float" office:value="0.511111111111111">
            <text:p>0.5111111111</text:p>
          </table:table-cell>
          <table:table-cell office:value-type="float" office:value="1.75266666666667">
            <text:p>1.7526666667</text:p>
          </table:table-cell>
        </table:table-row>
        <table:table-row table:style-name="ro2" table:visibility="filter">
          <table:table-cell office:value-type="float" office:value="3683">
            <text:p>368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511111111111111">
            <text:p>0.5111111111</text:p>
          </table:table-cell>
          <table:table-cell office:value-type="float" office:value="1.63666666666667">
            <text:p>1.6366666667</text:p>
          </table:table-cell>
        </table:table-row>
        <table:table-row table:style-name="ro2">
          <table:table-cell office:value-type="float" office:value="2367">
            <text:p>236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0.510763209393346">
            <text:p>0.5107632094</text:p>
          </table:table-cell>
          <table:table-cell office:value-type="float" office:value="1.78013698630137">
            <text:p>1.7801369863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0.510344827586207">
            <text:p>0.5103448276</text:p>
          </table:table-cell>
          <table:table-cell office:value-type="float" office:value="1.832">
            <text:p>1.832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office:value-type="float" office:value="439">
            <text:p>439</text:p>
          </table:table-cell>
          <table:table-cell office:value-type="float" office:value="1">
            <text:p>1</text:p>
          </table:table-cell>
          <table:table-cell office:value-type="float" office:value="0.510250569476082">
            <text:p>0.5102505695</text:p>
          </table:table-cell>
          <table:table-cell office:value-type="float" office:value="1.73835990888383">
            <text:p>1.7383599089</text:p>
          </table:table-cell>
        </table:table-row>
        <table:table-row table:style-name="ro2" table:visibility="filter">
          <table:table-cell office:value-type="float" office:value="2335">
            <text:p>2335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10204081632653">
            <text:p>0.5102040816</text:p>
          </table:table-cell>
          <table:table-cell office:value-type="float" office:value="1.74020408163265">
            <text:p>1.7402040816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510204081632653">
            <text:p>0.5102040816</text:p>
          </table:table-cell>
          <table:table-cell office:value-type="float" office:value="1.66836734693878">
            <text:p>1.6683673469</text:p>
          </table:table-cell>
        </table:table-row>
        <table:table-row table:style-name="ro2">
          <table:table-cell office:value-type="float" office:value="2637">
            <text:p>2637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0.509803921568627">
            <text:p>0.5098039216</text:p>
          </table:table-cell>
          <table:table-cell office:value-type="float" office:value="1.74320261437908">
            <text:p>1.7432026144</text:p>
          </table:table-cell>
        </table:table-row>
        <table:table-row table:style-name="ro2" table:visibility="filter">
          <table:table-cell office:value-type="float" office:value="3687">
            <text:p>368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0.509803921568627">
            <text:p>0.5098039216</text:p>
          </table:table-cell>
          <table:table-cell office:value-type="float" office:value="1.67803921568627">
            <text:p>1.6780392157</text:p>
          </table:table-cell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509615384615385">
            <text:p>0.5096153846</text:p>
          </table:table-cell>
          <table:table-cell office:value-type="float" office:value="1.64663461538462">
            <text:p>1.6466346154</text:p>
          </table:table-cell>
        </table:table-row>
        <table:table-row table:style-name="ro2">
          <table:table-cell office:value-type="float" office:value="2672">
            <text:p>2672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509433962264151">
            <text:p>0.5094339623</text:p>
          </table:table-cell>
          <table:table-cell office:value-type="float" office:value="1.7472641509434">
            <text:p>1.7472641509</text:p>
          </table:table-cell>
        </table:table-row>
        <table:table-row table:style-name="ro2">
          <table:table-cell office:value-type="float" office:value="3658">
            <text:p>3658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509433962264151">
            <text:p>0.5094339623</text:p>
          </table:table-cell>
          <table:table-cell office:value-type="float" office:value="1.68858490566038">
            <text:p>1.6885849057</text:p>
          </table:table-cell>
        </table:table-row>
        <table:table-row table:style-name="ro2">
          <table:table-cell office:value-type="float" office:value="2149">
            <text:p>2149</text:p>
          </table:table-cell>
          <table:table-cell office:value-type="float" office:value="2024">
            <text:p>2024</text:p>
          </table:table-cell>
          <table:table-cell office:value-type="float" office:value="1">
            <text:p>1</text:p>
          </table:table-cell>
          <table:table-cell office:value-type="float" office:value="0.509387351778656">
            <text:p>0.5093873518</text:p>
          </table:table-cell>
          <table:table-cell office:value-type="float" office:value="1.78104743083004">
            <text:p>1.7810474308</text:p>
          </table:table-cell>
        </table:table-row>
        <table:table-row table:style-name="ro2">
          <table:table-cell office:value-type="float" office:value="3392">
            <text:p>339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0.509316770186335">
            <text:p>0.5093167702</text:p>
          </table:table-cell>
          <table:table-cell office:value-type="float" office:value="1.76714285714286">
            <text:p>1.7671428571</text:p>
          </table:table-cell>
        </table:table-row>
        <table:table-row table:style-name="ro2" table:visibility="filter">
          <table:table-cell office:value-type="float" office:value="3803">
            <text:p>380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509090909090909">
            <text:p>0.5090909091</text:p>
          </table:table-cell>
          <table:table-cell office:value-type="float" office:value="1.654">
            <text:p>1.654</text:p>
          </table:table-cell>
        </table:table-row>
        <table:table-row table:style-name="ro2">
          <table:table-cell office:value-type="float" office:value="3359">
            <text:p>335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508928571428571">
            <text:p>0.5089285714</text:p>
          </table:table-cell>
          <table:table-cell office:value-type="float" office:value="1.70910714285714">
            <text:p>1.7091071429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849">
            <text:p>849</text:p>
          </table:table-cell>
          <table:table-cell office:value-type="float" office:value="1">
            <text:p>1</text:p>
          </table:table-cell>
          <table:table-cell office:value-type="float" office:value="0.508833922261484">
            <text:p>0.5088339223</text:p>
          </table:table-cell>
          <table:table-cell office:value-type="float" office:value="1.73336866902238">
            <text:p>1.733368669</text:p>
          </table:table-cell>
        </table:table-row>
        <table:table-row table:style-name="ro2">
          <table:table-cell office:value-type="float" office:value="2027">
            <text:p>2027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0.508571428571429">
            <text:p>0.5085714286</text:p>
          </table:table-cell>
          <table:table-cell office:value-type="float" office:value="1.75577142857143">
            <text:p>1.7557714286</text:p>
          </table:table-cell>
        </table:table-row>
        <table:table-row table:style-name="ro2">
          <table:table-cell office:value-type="float" office:value="2329">
            <text:p>2329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0.508547008547009">
            <text:p>0.5085470085</text:p>
          </table:table-cell>
          <table:table-cell office:value-type="float" office:value="1.79410256410256">
            <text:p>1.7941025641</text:p>
          </table:table-cell>
        </table:table-row>
        <table:table-row table:style-name="ro2" table:visibility="filter">
          <table:table-cell office:value-type="float" office:value="3710">
            <text:p>371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508474576271186">
            <text:p>0.5084745763</text:p>
          </table:table-cell>
          <table:table-cell office:value-type="float" office:value="1.67067796610169">
            <text:p>1.6706779661</text:p>
          </table:table-cell>
        </table:table-row>
        <table:table-row table:style-name="ro2">
          <table:table-cell office:value-type="float" office:value="2539">
            <text:p>2539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0.508333333333333">
            <text:p>0.5083333333</text:p>
          </table:table-cell>
          <table:table-cell office:value-type="float" office:value="1.70829166666667">
            <text:p>1.7082916667</text:p>
          </table:table-cell>
        </table:table-row>
        <table:table-row table:style-name="ro2">
          <table:table-cell office:value-type="float" office:value="2911">
            <text:p>291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0.508333333333333">
            <text:p>0.5083333333</text:p>
          </table:table-cell>
          <table:table-cell office:value-type="float" office:value="1.68925">
            <text:p>1.68925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508196721311475">
            <text:p>0.5081967213</text:p>
          </table:table-cell>
          <table:table-cell office:value-type="float" office:value="1.70918032786885">
            <text:p>1.7091803279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0.508090614886731">
            <text:p>0.5080906149</text:p>
          </table:table-cell>
          <table:table-cell office:value-type="float" office:value="1.83152103559871">
            <text:p>1.8315210356</text:p>
          </table:table-cell>
        </table:table-row>
        <table:table-row table:style-name="ro2" table:visibility="filter">
          <table:table-cell office:value-type="float" office:value="2441">
            <text:p>2441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0.507936507936508">
            <text:p>0.5079365079</text:p>
          </table:table-cell>
          <table:table-cell office:value-type="float" office:value="1.74365079365079">
            <text:p>1.7436507937</text:p>
          </table:table-cell>
        </table:table-row>
        <table:table-row table:style-name="ro2">
          <table:table-cell office:value-type="float" office:value="2129">
            <text:p>2129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5078125">
            <text:p>0.5078125</text:p>
          </table:table-cell>
          <table:table-cell office:value-type="float" office:value="1.7484375">
            <text:p>1.7484375</text:p>
          </table:table-cell>
        </table:table-row>
        <table:table-row table:style-name="ro2">
          <table:table-cell office:value-type="float" office:value="2152">
            <text:p>2152</text:p>
          </table:table-cell>
          <table:table-cell office:value-type="float" office:value="1042">
            <text:p>1042</text:p>
          </table:table-cell>
          <table:table-cell office:value-type="float" office:value="1">
            <text:p>1</text:p>
          </table:table-cell>
          <table:table-cell office:value-type="float" office:value="0.50767754318618">
            <text:p>0.5076775432</text:p>
          </table:table-cell>
          <table:table-cell office:value-type="float" office:value="1.74799424184261">
            <text:p>1.7479942418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0.507507507507508">
            <text:p>0.5075075075</text:p>
          </table:table-cell>
          <table:table-cell office:value-type="float" office:value="1.79249249249249">
            <text:p>1.7924924925</text:p>
          </table:table-cell>
        </table:table-row>
        <table:table-row table:style-name="ro2">
          <table:table-cell office:value-type="float" office:value="2211">
            <text:p>2211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.507317073170732">
            <text:p>0.5073170732</text:p>
          </table:table-cell>
          <table:table-cell office:value-type="float" office:value="1.73675609756098">
            <text:p>1.7367560976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.507246376811594">
            <text:p>0.5072463768</text:p>
          </table:table-cell>
          <table:table-cell office:value-type="float" office:value="1.71565217391304">
            <text:p>1.7156521739</text:p>
          </table:table-cell>
        </table:table-row>
        <table:table-row table:style-name="ro2">
          <table:table-cell office:value-type="float" office:value="2251">
            <text:p>2251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0.507246376811594">
            <text:p>0.5072463768</text:p>
          </table:table-cell>
          <table:table-cell office:value-type="float" office:value="1.71685990338164">
            <text:p>1.7168599034</text:p>
          </table:table-cell>
        </table:table-row>
        <table:table-row table:style-name="ro2">
          <table:table-cell office:value-type="float" office:value="2491">
            <text:p>2491</text:p>
          </table:table-cell>
          <table:table-cell office:value-type="float" office:value="554">
            <text:p>554</text:p>
          </table:table-cell>
          <table:table-cell office:value-type="float" office:value="1">
            <text:p>1</text:p>
          </table:table-cell>
          <table:table-cell office:value-type="float" office:value="0.507220216606498">
            <text:p>0.5072202166</text:p>
          </table:table-cell>
          <table:table-cell office:value-type="float" office:value="1.73149819494585">
            <text:p>1.7314981949</text:p>
          </table:table-cell>
        </table:table-row>
        <table:table-row table:style-name="ro2">
          <table:table-cell office:value-type="float" office:value="2259">
            <text:p>2259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507142857142857">
            <text:p>0.5071428571</text:p>
          </table:table-cell>
          <table:table-cell office:value-type="float" office:value="1.77664285714286">
            <text:p>1.7766428571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507142857142857">
            <text:p>0.5071428571</text:p>
          </table:table-cell>
          <table:table-cell office:value-type="float" office:value="1.71785714285714">
            <text:p>1.7178571429</text:p>
          </table:table-cell>
        </table:table-row>
        <table:table-row table:style-name="ro2">
          <table:table-cell office:value-type="float" office:value="3151">
            <text:p>3151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507142857142857">
            <text:p>0.5071428571</text:p>
          </table:table-cell>
          <table:table-cell office:value-type="float" office:value="1.69192857142857">
            <text:p>1.6919285714</text:p>
          </table:table-cell>
        </table:table-row>
        <table:table-row table:style-name="ro2">
          <table:table-cell office:value-type="float" office:value="3462">
            <text:p>3462</text:p>
          </table:table-cell>
          <table:table-cell office:value-type="float" office:value="1404">
            <text:p>1404</text:p>
          </table:table-cell>
          <table:table-cell office:value-type="float" office:value="2">
            <text:p>2</text:p>
          </table:table-cell>
          <table:table-cell office:value-type="float" office:value="0.507122507122507">
            <text:p>0.5071225071</text:p>
          </table:table-cell>
          <table:table-cell office:value-type="float" office:value="1.76259259259259">
            <text:p>1.7625925926</text:p>
          </table:table-cell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0.507042253521127">
            <text:p>0.5070422535</text:p>
          </table:table-cell>
          <table:table-cell office:value-type="float" office:value="1.7481338028169">
            <text:p>1.7481338028</text:p>
          </table:table-cell>
        </table:table-row>
        <table:table-row table:style-name="ro2">
          <table:table-cell office:value-type="float" office:value="2246">
            <text:p>2246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0.506887052341598">
            <text:p>0.5068870523</text:p>
          </table:table-cell>
          <table:table-cell office:value-type="float" office:value="1.76484848484849">
            <text:p>1.7648484848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0.506849315068493">
            <text:p>0.5068493151</text:p>
          </table:table-cell>
          <table:table-cell office:value-type="float" office:value="1.66253424657534">
            <text:p>1.6625342466</text:p>
          </table:table-cell>
        </table:table-row>
        <table:table-row table:style-name="ro2">
          <table:table-cell office:value-type="float" office:value="2946">
            <text:p>2946</text:p>
          </table:table-cell>
          <table:table-cell office:value-type="float" office:value="442">
            <text:p>442</text:p>
          </table:table-cell>
          <table:table-cell office:value-type="float" office:value="1">
            <text:p>1</text:p>
          </table:table-cell>
          <table:table-cell office:value-type="float" office:value="0.506787330316742">
            <text:p>0.5067873303</text:p>
          </table:table-cell>
          <table:table-cell office:value-type="float" office:value="1.65941176470588">
            <text:p>1.6594117647</text:p>
          </table:table-cell>
        </table:table-row>
        <table:table-row table:style-name="ro2">
          <table:table-cell office:value-type="float" office:value="2273">
            <text:p>227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.506666666666667">
            <text:p>0.5066666667</text:p>
          </table:table-cell>
          <table:table-cell office:value-type="float" office:value="1.7282">
            <text:p>1.7282</text:p>
          </table:table-cell>
        </table:table-row>
        <table:table-row table:style-name="ro2">
          <table:table-cell office:value-type="float" office:value="2260">
            <text:p>2260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.506578947368421">
            <text:p>0.5065789474</text:p>
          </table:table-cell>
          <table:table-cell office:value-type="float" office:value="1.77111842105263">
            <text:p>1.7711184211</text:p>
          </table:table-cell>
        </table:table-row>
        <table:table-row table:style-name="ro2">
          <table:table-cell office:value-type="float" office:value="2668">
            <text:p>2668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0.506578947368421">
            <text:p>0.5065789474</text:p>
          </table:table-cell>
          <table:table-cell office:value-type="float" office:value="1.79802631578947">
            <text:p>1.7980263158</text:p>
          </table:table-cell>
        </table:table-row>
        <table:table-row table:style-name="ro2" table:visibility="filter">
          <table:table-cell office:value-type="float" office:value="3630">
            <text:p>3630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0.506493506493506">
            <text:p>0.5064935065</text:p>
          </table:table-cell>
          <table:table-cell office:value-type="float" office:value="1.59376623376623">
            <text:p>1.5937662338</text:p>
          </table:table-cell>
        </table:table-row>
        <table:table-row table:style-name="ro2" table:visibility="filter">
          <table:table-cell office:value-type="float" office:value="2951">
            <text:p>295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506329113924051">
            <text:p>0.5063291139</text:p>
          </table:table-cell>
          <table:table-cell office:value-type="float" office:value="1.63405063291139">
            <text:p>1.6340506329</text:p>
          </table:table-cell>
        </table:table-row>
        <table:table-row table:style-name="ro2" table:visibility="filter">
          <table:table-cell office:value-type="float" office:value="2309">
            <text:p>230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506172839506173">
            <text:p>0.5061728395</text:p>
          </table:table-cell>
          <table:table-cell office:value-type="float" office:value="1.73827160493827">
            <text:p>1.7382716049</text:p>
          </table:table-cell>
        </table:table-row>
        <table:table-row table:style-name="ro2" table:visibility="filter">
          <table:table-cell office:value-type="float" office:value="3155">
            <text:p>315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506024096385542">
            <text:p>0.5060240964</text:p>
          </table:table-cell>
          <table:table-cell office:value-type="float" office:value="1.65578313253012">
            <text:p>1.6557831325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0.505952380952381">
            <text:p>0.505952381</text:p>
          </table:table-cell>
          <table:table-cell office:value-type="float" office:value="1.67616071428571">
            <text:p>1.6761607143</text:p>
          </table:table-cell>
        </table:table-row>
        <table:table-row table:style-name="ro2">
          <table:table-cell office:value-type="float" office:value="2256">
            <text:p>2256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0.505882352941176">
            <text:p>0.5058823529</text:p>
          </table:table-cell>
          <table:table-cell office:value-type="float" office:value="1.75670588235294">
            <text:p>1.7567058824</text:p>
          </table:table-cell>
        </table:table-row>
        <table:table-row table:style-name="ro2" table:visibility="filter">
          <table:table-cell office:value-type="float" office:value="3177">
            <text:p>3177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0.505882352941176">
            <text:p>0.5058823529</text:p>
          </table:table-cell>
          <table:table-cell office:value-type="float" office:value="1.71941176470588">
            <text:p>1.7194117647</text:p>
          </table:table-cell>
        </table:table-row>
        <table:table-row table:style-name="ro2" table:visibility="filter">
          <table:table-cell office:value-type="float" office:value="2095">
            <text:p>2095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0.505747126436782">
            <text:p>0.5057471264</text:p>
          </table:table-cell>
          <table:table-cell office:value-type="float" office:value="1.77712643678161">
            <text:p>1.7771264368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0.505747126436782">
            <text:p>0.5057471264</text:p>
          </table:table-cell>
          <table:table-cell office:value-type="float" office:value="1.71247126436782">
            <text:p>1.7124712644</text:p>
          </table:table-cell>
        </table:table-row>
        <table:table-row table:style-name="ro2">
          <table:table-cell office:value-type="float" office:value="2428">
            <text:p>2428</text:p>
          </table:table-cell>
          <table:table-cell office:value-type="float" office:value="1507">
            <text:p>1507</text:p>
          </table:table-cell>
          <table:table-cell office:value-type="float" office:value="1">
            <text:p>1</text:p>
          </table:table-cell>
          <table:table-cell office:value-type="float" office:value="0.505640345056403">
            <text:p>0.5056403451</text:p>
          </table:table-cell>
          <table:table-cell office:value-type="float" office:value="1.75988055739881">
            <text:p>1.7598805574</text:p>
          </table:table-cell>
        </table:table-row>
        <table:table-row table:style-name="ro2">
          <table:table-cell office:value-type="float" office:value="2652">
            <text:p>2652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.50561797752809">
            <text:p>0.5056179775</text:p>
          </table:table-cell>
          <table:table-cell office:value-type="float" office:value="1.7747191011236">
            <text:p>1.7747191011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0.505494505494506">
            <text:p>0.5054945055</text:p>
          </table:table-cell>
          <table:table-cell office:value-type="float" office:value="1.70302197802198">
            <text:p>1.703021978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office:value-type="float" office:value="0.505454545454546">
            <text:p>0.5054545455</text:p>
          </table:table-cell>
          <table:table-cell office:value-type="float" office:value="1.74657272727273">
            <text:p>1.7465727273</text:p>
          </table:table-cell>
        </table:table-row>
        <table:table-row table:style-name="ro2" table:visibility="filter">
          <table:table-cell office:value-type="float" office:value="2531">
            <text:p>253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505376344086022">
            <text:p>0.5053763441</text:p>
          </table:table-cell>
          <table:table-cell office:value-type="float" office:value="1.7747311827957">
            <text:p>1.7747311828</text:p>
          </table:table-cell>
        </table:table-row>
        <table:table-row table:style-name="ro2" table:visibility="filter">
          <table:table-cell office:value-type="float" office:value="3181">
            <text:p>3181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505376344086022">
            <text:p>0.5053763441</text:p>
          </table:table-cell>
          <table:table-cell office:value-type="float" office:value="1.6952688172043">
            <text:p>1.6952688172</text:p>
          </table:table-cell>
        </table:table-row>
        <table:table-row table:style-name="ro2" table:visibility="filter">
          <table:table-cell office:value-type="float" office:value="3648">
            <text:p>3648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0.505376344086022">
            <text:p>0.5053763441</text:p>
          </table:table-cell>
          <table:table-cell office:value-type="float" office:value="1.65075268817204">
            <text:p>1.6507526882</text:p>
          </table:table-cell>
        </table:table-row>
        <table:table-row table:style-name="ro2">
          <table:table-cell office:value-type="float" office:value="2151">
            <text:p>2151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0.50531914893617">
            <text:p>0.5053191489</text:p>
          </table:table-cell>
          <table:table-cell office:value-type="float" office:value="1.77446808510638">
            <text:p>1.7744680851</text:p>
          </table:table-cell>
        </table:table-row>
        <table:table-row table:style-name="ro2">
          <table:table-cell office:value-type="float" office:value="2679">
            <text:p>2679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0.505263157894737">
            <text:p>0.5052631579</text:p>
          </table:table-cell>
          <table:table-cell office:value-type="float" office:value="1.76005263157895">
            <text:p>1.7600526316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0.505050505050505">
            <text:p>0.5050505051</text:p>
          </table:table-cell>
          <table:table-cell office:value-type="float" office:value="1.70656565656566">
            <text:p>1.7065656566</text:p>
          </table:table-cell>
        </table:table-row>
        <table:table-row table:style-name="ro2">
          <table:table-cell office:value-type="float" office:value="3241">
            <text:p>3241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0.504854368932039">
            <text:p>0.5048543689</text:p>
          </table:table-cell>
          <table:table-cell office:value-type="float" office:value="1.7352427184466">
            <text:p>1.7352427184</text:p>
          </table:table-cell>
        </table:table-row>
        <table:table-row table:style-name="ro2">
          <table:table-cell office:value-type="float" office:value="2122">
            <text:p>212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0.504761904761905">
            <text:p>0.5047619048</text:p>
          </table:table-cell>
          <table:table-cell office:value-type="float" office:value="1.72333333333333">
            <text:p>1.7233333333</text:p>
          </table:table-cell>
        </table:table-row>
        <table:table-row table:style-name="ro2">
          <table:table-cell office:value-type="float" office:value="3772">
            <text:p>377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504761904761905">
            <text:p>0.5047619048</text:p>
          </table:table-cell>
          <table:table-cell office:value-type="float" office:value="1.65942857142857">
            <text:p>1.6594285714</text:p>
          </table:table-cell>
        </table:table-row>
        <table:table-row table:style-name="ro2">
          <table:table-cell office:value-type="float" office:value="2111">
            <text:p>2111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0.504672897196262">
            <text:p>0.5046728972</text:p>
          </table:table-cell>
          <table:table-cell office:value-type="float" office:value="1.78588785046729">
            <text:p>1.7858878505</text:p>
          </table:table-cell>
        </table:table-row>
        <table:table-row table:style-name="ro2">
          <table:table-cell office:value-type="float" office:value="2050">
            <text:p>2050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0.50462962962963">
            <text:p>0.5046296296</text:p>
          </table:table-cell>
          <table:table-cell office:value-type="float" office:value="1.76902777777778">
            <text:p>1.7690277778</text:p>
          </table:table-cell>
        </table:table-row>
        <table:table-row table:style-name="ro2">
          <table:table-cell office:value-type="float" office:value="2130">
            <text:p>2130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504504504504504">
            <text:p>0.5045045045</text:p>
          </table:table-cell>
          <table:table-cell office:value-type="float" office:value="1.74126126126126">
            <text:p>1.7412612613</text:p>
          </table:table-cell>
        </table:table-row>
        <table:table-row table:style-name="ro2">
          <table:table-cell office:value-type="float" office:value="2221">
            <text:p>2221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504504504504504">
            <text:p>0.5045045045</text:p>
          </table:table-cell>
          <table:table-cell office:value-type="float" office:value="1.73513513513514">
            <text:p>1.7351351351</text:p>
          </table:table-cell>
        </table:table-row>
        <table:table-row table:style-name="ro2">
          <table:table-cell office:value-type="float" office:value="2973">
            <text:p>2973</text:p>
          </table:table-cell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0.504504504504504">
            <text:p>0.5045045045</text:p>
          </table:table-cell>
          <table:table-cell office:value-type="float" office:value="1.6281981981982">
            <text:p>1.6281981982</text:p>
          </table:table-cell>
        </table:table-row>
        <table:table-row table:style-name="ro2">
          <table:table-cell office:value-type="float" office:value="3346">
            <text:p>3346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0.504444444444444">
            <text:p>0.5044444444</text:p>
          </table:table-cell>
          <table:table-cell office:value-type="float" office:value="1.72066666666667">
            <text:p>1.7206666667</text:p>
          </table:table-cell>
        </table:table-row>
        <table:table-row table:style-name="ro2">
          <table:table-cell office:value-type="float" office:value="2524">
            <text:p>2524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504424778761062">
            <text:p>0.5044247788</text:p>
          </table:table-cell>
          <table:table-cell office:value-type="float" office:value="1.72557522123894">
            <text:p>1.7255752212</text:p>
          </table:table-cell>
        </table:table-row>
        <table:table-row table:style-name="ro2">
          <table:table-cell office:value-type="float" office:value="3346">
            <text:p>3346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0.504347826086956">
            <text:p>0.5043478261</text:p>
          </table:table-cell>
          <table:table-cell office:value-type="float" office:value="1.74160869565217">
            <text:p>1.7416086957</text:p>
          </table:table-cell>
        </table:table-row>
        <table:table-row table:style-name="ro2">
          <table:table-cell office:value-type="float" office:value="2539">
            <text:p>2539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0.504065040650406">
            <text:p>0.5040650407</text:p>
          </table:table-cell>
          <table:table-cell office:value-type="float" office:value="1.74430894308943">
            <text:p>1.7443089431</text:p>
          </table:table-cell>
        </table:table-row>
        <table:table-row table:style-name="ro2">
          <table:table-cell office:value-type="float" office:value="3174">
            <text:p>3174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.504">
            <text:p>0.504</text:p>
          </table:table-cell>
          <table:table-cell office:value-type="float" office:value="1.7224">
            <text:p>1.7224</text:p>
          </table:table-cell>
        </table:table-row>
        <table:table-row table:style-name="ro2">
          <table:table-cell office:value-type="float" office:value="2418">
            <text:p>2418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503937007874016">
            <text:p>0.5039370079</text:p>
          </table:table-cell>
          <table:table-cell office:value-type="float" office:value="1.7051968503937">
            <text:p>1.7051968504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0.50390625">
            <text:p>0.50390625</text:p>
          </table:table-cell>
          <table:table-cell office:value-type="float" office:value="1.719765625">
            <text:p>1.719765625</text:p>
          </table:table-cell>
        </table:table-row>
        <table:table-row table:style-name="ro2">
          <table:table-cell office:value-type="float" office:value="2644">
            <text:p>2644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.50381679389313">
            <text:p>0.5038167939</text:p>
          </table:table-cell>
          <table:table-cell office:value-type="float" office:value="1.68740458015267">
            <text:p>1.6874045802</text:p>
          </table:table-cell>
        </table:table-row>
        <table:table-row table:style-name="ro2">
          <table:table-cell office:value-type="float" office:value="2236">
            <text:p>2236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503703703703704">
            <text:p>0.5037037037</text:p>
          </table:table-cell>
          <table:table-cell office:value-type="float" office:value="1.69785185185185">
            <text:p>1.6978518519</text:p>
          </table:table-cell>
        </table:table-row>
        <table:table-row table:style-name="ro2">
          <table:table-cell office:value-type="float" office:value="2249">
            <text:p>2249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503703703703704">
            <text:p>0.5037037037</text:p>
          </table:table-cell>
          <table:table-cell office:value-type="float" office:value="1.75518518518519">
            <text:p>1.7551851852</text:p>
          </table:table-cell>
        </table:table-row>
        <table:table-row table:style-name="ro2">
          <table:table-cell office:value-type="float" office:value="2366">
            <text:p>2366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office:value-type="float" office:value="0.503401360544218">
            <text:p>0.5034013605</text:p>
          </table:table-cell>
          <table:table-cell office:value-type="float" office:value="1.75548299319728">
            <text:p>1.7554829932</text:p>
          </table:table-cell>
        </table:table-row>
        <table:table-row table:style-name="ro2">
          <table:table-cell office:value-type="float" office:value="2285">
            <text:p>2285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0.503355704697987">
            <text:p>0.5033557047</text:p>
          </table:table-cell>
          <table:table-cell office:value-type="float" office:value="1.77973154362416">
            <text:p>1.7797315436</text:p>
          </table:table-cell>
        </table:table-row>
        <table:table-row table:style-name="ro2">
          <table:table-cell office:value-type="float" office:value="2225">
            <text:p>2225</text:p>
          </table:table-cell>
          <table:table-cell office:value-type="float" office:value="1107">
            <text:p>1107</text:p>
          </table:table-cell>
          <table:table-cell office:value-type="float" office:value="1">
            <text:p>1</text:p>
          </table:table-cell>
          <table:table-cell office:value-type="float" office:value="0.50316169828365">
            <text:p>0.5031616983</text:p>
          </table:table-cell>
          <table:table-cell office:value-type="float" office:value="1.76991869918699">
            <text:p>1.7699186992</text:p>
          </table:table-cell>
        </table:table-row>
        <table:table-row table:style-name="ro2">
          <table:table-cell office:value-type="float" office:value="2409">
            <text:p>2409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502487562189055">
            <text:p>0.5024875622</text:p>
          </table:table-cell>
          <table:table-cell office:value-type="float" office:value="1.70432835820896">
            <text:p>1.7043283582</text:p>
          </table:table-cell>
        </table:table-row>
        <table:table-row table:style-name="ro2">
          <table:table-cell office:value-type="float" office:value="2275">
            <text:p>2275</text:p>
          </table:table-cell>
          <table:table-cell office:value-type="float" office:value="227">
            <text:p>227</text:p>
          </table:table-cell>
          <table:table-cell office:value-type="float" office:value="1">
            <text:p>1</text:p>
          </table:table-cell>
          <table:table-cell office:value-type="float" office:value="0.502202643171806">
            <text:p>0.5022026432</text:p>
          </table:table-cell>
          <table:table-cell office:value-type="float" office:value="1.71264317180617">
            <text:p>1.7126431718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0.50187265917603">
            <text:p>0.5018726592</text:p>
          </table:table-cell>
          <table:table-cell office:value-type="float" office:value="1.73378277153558">
            <text:p>1.7337827715</text:p>
          </table:table-cell>
        </table:table-row>
        <table:table-row table:style-name="ro2">
          <table:table-cell office:value-type="float" office:value="2429">
            <text:p>2429</text:p>
          </table:table-cell>
          <table:table-cell office:value-type="float" office:value="626">
            <text:p>626</text:p>
          </table:table-cell>
          <table:table-cell office:value-type="float" office:value="1">
            <text:p>1</text:p>
          </table:table-cell>
          <table:table-cell office:value-type="float" office:value="0.501597444089457">
            <text:p>0.5015974441</text:p>
          </table:table-cell>
          <table:table-cell office:value-type="float" office:value="1.77078274760383">
            <text:p>1.770782747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485">
            <text:p>485</text:p>
          </table:table-cell>
          <table:table-cell office:value-type="float" office:value="1">
            <text:p>1</text:p>
          </table:table-cell>
          <table:table-cell office:value-type="float" office:value="0.501030927835052">
            <text:p>0.5010309278</text:p>
          </table:table-cell>
          <table:table-cell office:value-type="float" office:value="1.74453608247423">
            <text:p>1.7445360825</text:p>
          </table:table-cell>
        </table:table-row>
        <table:table-row table:style-name="ro2">
          <table:table-cell office:value-type="float" office:value="3342">
            <text:p>3342</text:p>
          </table:table-cell>
          <table:table-cell office:value-type="float" office:value="1437">
            <text:p>1437</text:p>
          </table:table-cell>
          <table:table-cell office:value-type="float" office:value="1">
            <text:p>1</text:p>
          </table:table-cell>
          <table:table-cell office:value-type="float" office:value="0.500347947112039">
            <text:p>0.5003479471</text:p>
          </table:table-cell>
          <table:table-cell office:value-type="float" office:value="1.74848990953375">
            <text:p>1.7484899095</text:p>
          </table:table-cell>
        </table:table-row>
        <table:table-row table:style-name="ro2" table:visibility="filter">
          <table:table-cell office:value-type="float" office:value="1934">
            <text:p>193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99">
            <text:p>1.899</text:p>
          </table:table-cell>
        </table:table-row>
        <table:table-row table:style-name="ro2" table:visibility="filter">
          <table:table-cell office:value-type="float" office:value="1935">
            <text:p>19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875">
            <text:p>1.67875</text:p>
          </table:table-cell>
        </table:table-row>
        <table:table-row table:style-name="ro2" table:visibility="filter">
          <table:table-cell office:value-type="float" office:value="1936">
            <text:p>193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25">
            <text:p>1.7525</text:p>
          </table:table-cell>
        </table:table-row>
        <table:table-row table:style-name="ro2" table:visibility="filter">
          <table:table-cell office:value-type="float" office:value="1937">
            <text:p>19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1954">
            <text:p>195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25">
            <text:p>1.7825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90625">
            <text:p>1.7290625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916666666667">
            <text:p>1.7391666667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125">
            <text:p>1.81125</text:p>
          </table:table-cell>
        </table:table-row>
        <table:table-row table:style-name="ro2" table:visibility="filter">
          <table:table-cell office:value-type="float" office:value="1973">
            <text:p>197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333333333333">
            <text:p>1.8133333333</text:p>
          </table:table-cell>
        </table:table-row>
        <table:table-row table:style-name="ro2" table:visibility="filter">
          <table:table-cell office:value-type="float" office:value="1974">
            <text:p>197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333333333333">
            <text:p>1.8133333333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1983">
            <text:p>19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875">
            <text:p>1.71875</text:p>
          </table:table-cell>
        </table:table-row>
        <table:table-row table:style-name="ro2" table:visibility="filter">
          <table:table-cell office:value-type="float" office:value="2020">
            <text:p>20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2022">
            <text:p>202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333333333333">
            <text:p>1.7133333333</text:p>
          </table:table-cell>
        </table:table-row>
        <table:table-row table:style-name="ro2" table:visibility="filter">
          <table:table-cell office:value-type="float" office:value="2041">
            <text:p>20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046">
            <text:p>20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3">
            <text:p>1.673</text:p>
          </table:table-cell>
        </table:table-row>
        <table:table-row table:style-name="ro2" table:visibility="filter">
          <table:table-cell office:value-type="float" office:value="2066">
            <text:p>206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072">
            <text:p>207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714285714286">
            <text:p>1.7871428571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081">
            <text:p>208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333333333333">
            <text:p>1.7733333333</text:p>
          </table:table-cell>
        </table:table-row>
        <table:table-row table:style-name="ro2" table:visibility="filter">
          <table:table-cell office:value-type="float" office:value="2091">
            <text:p>2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094">
            <text:p>20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098">
            <text:p>209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583333333333">
            <text:p>1.7358333333</text:p>
          </table:table-cell>
        </table:table-row>
        <table:table-row table:style-name="ro2" table:visibility="filter">
          <table:table-cell office:value-type="float" office:value="2103">
            <text:p>21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653846153846">
            <text:p>1.7665384615</text:p>
          </table:table-cell>
        </table:table-row>
        <table:table-row table:style-name="ro2" table:visibility="filter">
          <table:table-cell office:value-type="float" office:value="2133">
            <text:p>213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136363636364">
            <text:p>1.7413636364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75">
            <text:p>1.8375</text:p>
          </table:table-cell>
        </table:table-row>
        <table:table-row table:style-name="ro2" table:visibility="filter">
          <table:table-cell office:value-type="float" office:value="2162">
            <text:p>21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166666666667">
            <text:p>1.7516666667</text:p>
          </table:table-cell>
        </table:table-row>
        <table:table-row table:style-name="ro2">
          <table:table-cell office:value-type="float" office:value="2169">
            <text:p>2169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844036697248">
            <text:p>1.738440367</text:p>
          </table:table-cell>
        </table:table-row>
        <table:table-row table:style-name="ro2" table:visibility="filter">
          <table:table-cell office:value-type="float" office:value="2172">
            <text:p>21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25">
            <text:p>1.925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083333333333">
            <text:p>1.7108333333</text:p>
          </table:table-cell>
        </table:table-row>
        <table:table-row table:style-name="ro2" table:visibility="filter">
          <table:table-cell office:value-type="float" office:value="2177">
            <text:p>21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85">
            <text:p>218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833333333333">
            <text:p>1.8383333333</text:p>
          </table:table-cell>
        </table:table-row>
        <table:table-row table:style-name="ro2" table:visibility="filter">
          <table:table-cell office:value-type="float" office:value="2191">
            <text:p>21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1">
            <text:p>1.781</text:p>
          </table:table-cell>
        </table:table-row>
        <table:table-row table:style-name="ro2" table:visibility="filter">
          <table:table-cell office:value-type="float" office:value="2192">
            <text:p>219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93">
            <text:p>219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194">
            <text:p>219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8">
            <text:p>1.728</text:p>
          </table:table-cell>
        </table:table-row>
        <table:table-row table:style-name="ro2" table:visibility="filter">
          <table:table-cell office:value-type="float" office:value="2199">
            <text:p>219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71052631579">
            <text:p>1.7071052632</text:p>
          </table:table-cell>
        </table:table-row>
        <table:table-row table:style-name="ro2">
          <table:table-cell office:value-type="float" office:value="2210">
            <text:p>2210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483870967742">
            <text:p>1.7648387097</text:p>
          </table:table-cell>
        </table:table-row>
        <table:table-row table:style-name="ro2">
          <table:table-cell office:value-type="float" office:value="2259">
            <text:p>2259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703296703297">
            <text:p>1.767032967</text:p>
          </table:table-cell>
        </table:table-row>
        <table:table-row table:style-name="ro2">
          <table:table-cell office:value-type="float" office:value="2261">
            <text:p>226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592307692308">
            <text:p>1.7559230769</text:p>
          </table:table-cell>
        </table:table-row>
        <table:table-row table:style-name="ro2" table:visibility="filter">
          <table:table-cell office:value-type="float" office:value="2266">
            <text:p>226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227272727273">
            <text:p>1.8322727273</text:p>
          </table:table-cell>
        </table:table-row>
        <table:table-row table:style-name="ro2" table:visibility="filter">
          <table:table-cell office:value-type="float" office:value="2267">
            <text:p>226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3873">
            <text:p>387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625">
            <text:p>1.71625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833333333333">
            <text:p>1.7483333333</text:p>
          </table:table-cell>
        </table:table-row>
        <table:table-row table:style-name="ro2" table:visibility="filter">
          <table:table-cell office:value-type="float" office:value="2344">
            <text:p>234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9375">
            <text:p>1.809375</text:p>
          </table:table-cell>
        </table:table-row>
        <table:table-row table:style-name="ro2" table:visibility="filter">
          <table:table-cell office:value-type="float" office:value="2346">
            <text:p>23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86">
            <text:p>1.86</text:p>
          </table:table-cell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36301369863">
            <text:p>1.763630137</text:p>
          </table:table-cell>
        </table:table-row>
        <table:table-row table:style-name="ro2" table:visibility="filter">
          <table:table-cell office:value-type="float" office:value="2349">
            <text:p>2349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384615384615">
            <text:p>1.7638461538</text:p>
          </table:table-cell>
        </table:table-row>
        <table:table-row table:style-name="ro2" table:visibility="filter">
          <table:table-cell office:value-type="float" office:value="2363">
            <text:p>236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370">
            <text:p>237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403">
            <text:p>24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625">
            <text:p>1.67625</text:p>
          </table:table-cell>
        </table:table-row>
        <table:table-row table:style-name="ro2" table:visibility="filter">
          <table:table-cell office:value-type="float" office:value="2412">
            <text:p>24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414">
            <text:p>24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375">
            <text:p>1.71375</text:p>
          </table:table-cell>
        </table:table-row>
        <table:table-row table:style-name="ro2">
          <table:table-cell office:value-type="float" office:value="2416">
            <text:p>2416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900793650794">
            <text:p>1.7190079365</text:p>
          </table:table-cell>
        </table:table-row>
        <table:table-row table:style-name="ro2">
          <table:table-cell office:value-type="float" office:value="2417">
            <text:p>2417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140625">
            <text:p>1.73140625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325">
            <text:p>1.8325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449">
            <text:p>244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2455">
            <text:p>2455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766666666667">
            <text:p>1.7576666667</text:p>
          </table:table-cell>
        </table:table-row>
        <table:table-row table:style-name="ro2" table:visibility="filter">
          <table:table-cell office:value-type="float" office:value="2457">
            <text:p>245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2461">
            <text:p>24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166666666667">
            <text:p>1.7016666667</text:p>
          </table:table-cell>
        </table:table-row>
        <table:table-row table:style-name="ro2" table:visibility="filter">
          <table:table-cell office:value-type="float" office:value="2464">
            <text:p>24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6">
            <text:p>1.56</text:p>
          </table:table-cell>
        </table:table-row>
        <table:table-row table:style-name="ro2">
          <table:table-cell office:value-type="float" office:value="2477">
            <text:p>2477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787878787879">
            <text:p>1.7778787879</text:p>
          </table:table-cell>
        </table:table-row>
        <table:table-row table:style-name="ro2" table:visibility="filter">
          <table:table-cell office:value-type="float" office:value="2489">
            <text:p>248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5">
            <text:p>1.815</text:p>
          </table:table-cell>
        </table:table-row>
        <table:table-row table:style-name="ro2">
          <table:table-cell office:value-type="float" office:value="2490">
            <text:p>249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74">
            <text:p>1.7674</text:p>
          </table:table-cell>
        </table:table-row>
        <table:table-row table:style-name="ro2" table:visibility="filter">
          <table:table-cell office:value-type="float" office:value="2496">
            <text:p>2496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2510">
            <text:p>25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514">
            <text:p>25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525">
            <text:p>2525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763157894737">
            <text:p>1.7376315789</text:p>
          </table:table-cell>
        </table:table-row>
        <table:table-row table:style-name="ro2" table:visibility="filter">
          <table:table-cell office:value-type="float" office:value="2526">
            <text:p>25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">
            <text:p>1.59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28895184136">
            <text:p>1.7328895184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416666666667">
            <text:p>1.7541666667</text:p>
          </table:table-cell>
        </table:table-row>
        <table:table-row table:style-name="ro2" table:visibility="filter">
          <table:table-cell office:value-type="float" office:value="2557">
            <text:p>255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602">
            <text:p>26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604">
            <text:p>260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607">
            <text:p>26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25">
            <text:p>1.6225</text:p>
          </table:table-cell>
        </table:table-row>
        <table:table-row table:style-name="ro2" table:visibility="filter">
          <table:table-cell office:value-type="float" office:value="2614">
            <text:p>2614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931818181818">
            <text:p>1.7993181818</text:p>
          </table:table-cell>
        </table:table-row>
        <table:table-row table:style-name="ro2">
          <table:table-cell office:value-type="float" office:value="2617">
            <text:p>2617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0644230769231">
            <text:p>1.8064423077</text:p>
          </table:table-cell>
        </table:table-row>
        <table:table-row table:style-name="ro2" table:visibility="filter">
          <table:table-cell office:value-type="float" office:value="2621">
            <text:p>262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625">
            <text:p>262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658">
            <text:p>265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660">
            <text:p>266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>
          <table:table-cell office:value-type="float" office:value="2665">
            <text:p>2665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486111111111">
            <text:p>1.7548611111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77">
            <text:p>267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0916666666667">
            <text:p>1.8091666667</text:p>
          </table:table-cell>
        </table:table-row>
        <table:table-row table:style-name="ro2" table:visibility="filter">
          <table:table-cell office:value-type="float" office:value="2678">
            <text:p>267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204545454545">
            <text:p>1.7620454545</text:p>
          </table:table-cell>
        </table:table-row>
        <table:table-row table:style-name="ro2" table:visibility="filter">
          <table:table-cell office:value-type="float" office:value="2679">
            <text:p>2679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946428571429">
            <text:p>1.7794642857</text:p>
          </table:table-cell>
        </table:table-row>
        <table:table-row table:style-name="ro2" table:visibility="filter">
          <table:table-cell office:value-type="float" office:value="2690">
            <text:p>2690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328571428571">
            <text:p>1.7832857143</text:p>
          </table:table-cell>
        </table:table-row>
        <table:table-row table:style-name="ro2" table:visibility="filter">
          <table:table-cell office:value-type="float" office:value="2694">
            <text:p>269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695">
            <text:p>269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125">
            <text:p>1.78125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75">
            <text:p>1.875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690031152648">
            <text:p>1.7469003115</text:p>
          </table:table-cell>
        </table:table-row>
        <table:table-row table:style-name="ro2" table:visibility="filter">
          <table:table-cell office:value-type="float" office:value="2725">
            <text:p>27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2731">
            <text:p>273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736842105263">
            <text:p>1.7273684211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1875">
            <text:p>1.731875</text:p>
          </table:table-cell>
        </table:table-row>
        <table:table-row table:style-name="ro2" table:visibility="filter">
          <table:table-cell office:value-type="float" office:value="2733">
            <text:p>27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742">
            <text:p>274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6166666666667">
            <text:p>1.8616666667</text:p>
          </table:table-cell>
        </table:table-row>
        <table:table-row table:style-name="ro2" table:visibility="filter">
          <table:table-cell office:value-type="float" office:value="2743">
            <text:p>274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2756">
            <text:p>27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762">
            <text:p>276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2765">
            <text:p>27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2769">
            <text:p>276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4375">
            <text:p>1.694375</text:p>
          </table:table-cell>
        </table:table-row>
        <table:table-row table:style-name="ro2" table:visibility="filter">
          <table:table-cell office:value-type="float" office:value="2778">
            <text:p>277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4">
            <text:p>1.734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786">
            <text:p>2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787">
            <text:p>2787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583333333333">
            <text:p>1.6958333333</text:p>
          </table:table-cell>
        </table:table-row>
        <table:table-row table:style-name="ro2" table:visibility="filter">
          <table:table-cell office:value-type="float" office:value="3878">
            <text:p>38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2820">
            <text:p>28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2824">
            <text:p>282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277777777778">
            <text:p>1.6227777778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25">
            <text:p>1.6525</text:p>
          </table:table-cell>
        </table:table-row>
        <table:table-row table:style-name="ro2">
          <table:table-cell office:value-type="float" office:value="2844">
            <text:p>2844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169642857143">
            <text:p>1.6516964286</text:p>
          </table:table-cell>
        </table:table-row>
        <table:table-row table:style-name="ro2" table:visibility="filter">
          <table:table-cell office:value-type="float" office:value="2858">
            <text:p>285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939393939394">
            <text:p>1.6593939394</text:p>
          </table:table-cell>
        </table:table-row>
        <table:table-row table:style-name="ro2" table:visibility="filter">
          <table:table-cell office:value-type="float" office:value="2868">
            <text:p>28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2872">
            <text:p>28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75">
            <text:p>1.5975</text:p>
          </table:table-cell>
        </table:table-row>
        <table:table-row table:style-name="ro2" table:visibility="filter">
          <table:table-cell office:value-type="float" office:value="2880">
            <text:p>28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895">
            <text:p>289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896">
            <text:p>289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2899">
            <text:p>28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902">
            <text:p>290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2940">
            <text:p>294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943">
            <text:p>294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948979591837">
            <text:p>1.6494897959</text:p>
          </table:table-cell>
        </table:table-row>
        <table:table-row table:style-name="ro2" table:visibility="filter">
          <table:table-cell office:value-type="float" office:value="2944">
            <text:p>294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413043478261">
            <text:p>1.6941304348</text:p>
          </table:table-cell>
        </table:table-row>
        <table:table-row table:style-name="ro2" table:visibility="filter">
          <table:table-cell office:value-type="float" office:value="2947">
            <text:p>294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2963">
            <text:p>29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973">
            <text:p>297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1">
            <text:p>1.631</text:p>
          </table:table-cell>
        </table:table-row>
        <table:table-row table:style-name="ro2" table:visibility="filter">
          <table:table-cell office:value-type="float" office:value="2980">
            <text:p>29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666666666667">
            <text:p>1.6266666667</text:p>
          </table:table-cell>
        </table:table-row>
        <table:table-row table:style-name="ro2" table:visibility="filter">
          <table:table-cell office:value-type="float" office:value="2988">
            <text:p>298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9">
            <text:p>1.679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2991">
            <text:p>299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4">
            <text:p>1.624</text:p>
          </table:table-cell>
        </table:table-row>
        <table:table-row table:style-name="ro2" table:visibility="filter">
          <table:table-cell office:value-type="float" office:value="2994">
            <text:p>2994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996">
            <text:p>299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8166666666667">
            <text:p>1.6816666667</text:p>
          </table:table-cell>
        </table:table-row>
        <table:table-row table:style-name="ro2" table:visibility="filter">
          <table:table-cell office:value-type="float" office:value="2999">
            <text:p>299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002">
            <text:p>300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75">
            <text:p>1.7175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011">
            <text:p>30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3032">
            <text:p>3032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303571428571">
            <text:p>1.6130357143</text:p>
          </table:table-cell>
        </table:table-row>
        <table:table-row table:style-name="ro2" table:visibility="filter">
          <table:table-cell office:value-type="float" office:value="3037">
            <text:p>303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4">
            <text:p>1.674</text:p>
          </table:table-cell>
        </table:table-row>
        <table:table-row table:style-name="ro2" table:visibility="filter">
          <table:table-cell office:value-type="float" office:value="3044">
            <text:p>30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046">
            <text:p>304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428571428571">
            <text:p>1.6242857143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75">
            <text:p>1.5875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062">
            <text:p>306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3064">
            <text:p>306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077">
            <text:p>307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079">
            <text:p>307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1">
            <text:p>1.711</text:p>
          </table:table-cell>
        </table:table-row>
        <table:table-row table:style-name="ro2" table:visibility="filter">
          <table:table-cell office:value-type="float" office:value="3080">
            <text:p>308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9">
            <text:p>1.689</text:p>
          </table:table-cell>
        </table:table-row>
        <table:table-row table:style-name="ro2" table:visibility="filter">
          <table:table-cell office:value-type="float" office:value="3089">
            <text:p>308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092">
            <text:p>309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>
          <table:table-cell office:value-type="float" office:value="3094">
            <text:p>3094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901869158879">
            <text:p>1.6990186916</text:p>
          </table:table-cell>
        </table:table-row>
        <table:table-row table:style-name="ro2" table:visibility="filter">
          <table:table-cell office:value-type="float" office:value="3120">
            <text:p>312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3125">
            <text:p>1.663125</text:p>
          </table:table-cell>
        </table:table-row>
        <table:table-row table:style-name="ro2" table:visibility="filter">
          <table:table-cell office:value-type="float" office:value="3123">
            <text:p>312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75">
            <text:p>1.6975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9">
            <text:p>1.769</text:p>
          </table:table-cell>
        </table:table-row>
        <table:table-row table:style-name="ro2" table:visibility="filter">
          <table:table-cell office:value-type="float" office:value="3142">
            <text:p>314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61">
            <text:p>1.761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157">
            <text:p>315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345238095238">
            <text:p>1.703452381</text:p>
          </table:table-cell>
        </table:table-row>
        <table:table-row table:style-name="ro2" table:visibility="filter">
          <table:table-cell office:value-type="float" office:value="3168">
            <text:p>3168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25">
            <text:p>1.925</text:p>
          </table:table-cell>
        </table:table-row>
        <table:table-row table:style-name="ro2" table:visibility="filter">
          <table:table-cell office:value-type="float" office:value="3171">
            <text:p>31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171">
            <text:p>31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185">
            <text:p>31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3200">
            <text:p>32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209">
            <text:p>32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213">
            <text:p>321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3226">
            <text:p>322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675">
            <text:p>1.70675</text:p>
          </table:table-cell>
        </table:table-row>
        <table:table-row table:style-name="ro2" table:visibility="filter">
          <table:table-cell office:value-type="float" office:value="3229">
            <text:p>322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666666666667">
            <text:p>1.7366666667</text:p>
          </table:table-cell>
        </table:table-row>
        <table:table-row table:style-name="ro2" table:visibility="filter">
          <table:table-cell office:value-type="float" office:value="3231">
            <text:p>32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25">
            <text:p>1.6325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273">
            <text:p>327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3">
            <text:p>1.733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286">
            <text:p>32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85">
            <text:p>1.885</text:p>
          </table:table-cell>
        </table:table-row>
        <table:table-row table:style-name="ro2" table:visibility="filter">
          <table:table-cell office:value-type="float" office:value="3290">
            <text:p>329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3297">
            <text:p>329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>
          <table:table-cell office:value-type="float" office:value="3308">
            <text:p>3308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788461538462">
            <text:p>1.6978846154</text:p>
          </table:table-cell>
        </table:table-row>
        <table:table-row table:style-name="ro2" table:visibility="filter">
          <table:table-cell office:value-type="float" office:value="3328">
            <text:p>3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75">
            <text:p>1.875</text:p>
          </table:table-cell>
        </table:table-row>
        <table:table-row table:style-name="ro2">
          <table:table-cell office:value-type="float" office:value="3329">
            <text:p>332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296610169492">
            <text:p>1.7229661017</text:p>
          </table:table-cell>
        </table:table-row>
        <table:table-row table:style-name="ro2" table:visibility="filter">
          <table:table-cell office:value-type="float" office:value="3330">
            <text:p>33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3344">
            <text:p>334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15">
            <text:p>1.915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666666666667">
            <text:p>1.7066666667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71875">
            <text:p>1.7371875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7">
            <text:p>1.737</text:p>
          </table:table-cell>
        </table:table-row>
        <table:table-row table:style-name="ro2" table:visibility="filter">
          <table:table-cell office:value-type="float" office:value="3369">
            <text:p>336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833333333333">
            <text:p>1.6683333333</text:p>
          </table:table-cell>
        </table:table-row>
        <table:table-row table:style-name="ro2" table:visibility="filter">
          <table:table-cell office:value-type="float" office:value="3377">
            <text:p>33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396">
            <text:p>339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15">
            <text:p>1.515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625">
            <text:p>1.74625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3417">
            <text:p>34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420">
            <text:p>342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065">
            <text:p>1.7065</text:p>
          </table:table-cell>
        </table:table-row>
        <table:table-row table:style-name="ro2" table:visibility="filter">
          <table:table-cell office:value-type="float" office:value="3427">
            <text:p>342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428">
            <text:p>342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9">
            <text:p>1.779</text:p>
          </table:table-cell>
        </table:table-row>
        <table:table-row table:style-name="ro2" table:visibility="filter">
          <table:table-cell office:value-type="float" office:value="3430">
            <text:p>34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475">
            <text:p>1.8475</text:p>
          </table:table-cell>
        </table:table-row>
        <table:table-row table:style-name="ro2" table:visibility="filter">
          <table:table-cell office:value-type="float" office:value="3435">
            <text:p>34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463">
            <text:p>346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470">
            <text:p>34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5">
            <text:p>1.615</text:p>
          </table:table-cell>
        </table:table-row>
        <table:table-row table:style-name="ro2" table:visibility="filter">
          <table:table-cell office:value-type="float" office:value="3476">
            <text:p>347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503">
            <text:p>350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508">
            <text:p>35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509">
            <text:p>3509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512">
            <text:p>35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523">
            <text:p>3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526">
            <text:p>35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75">
            <text:p>1.6775</text:p>
          </table:table-cell>
        </table:table-row>
        <table:table-row table:style-name="ro2" table:visibility="filter">
          <table:table-cell office:value-type="float" office:value="3548">
            <text:p>35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557">
            <text:p>355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916666666667">
            <text:p>1.7191666667</text:p>
          </table:table-cell>
        </table:table-row>
        <table:table-row table:style-name="ro2" table:visibility="filter">
          <table:table-cell office:value-type="float" office:value="3560">
            <text:p>356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428571428571">
            <text:p>1.6542857143</text:p>
          </table:table-cell>
        </table:table-row>
        <table:table-row table:style-name="ro2" table:visibility="filter">
          <table:table-cell office:value-type="float" office:value="3562">
            <text:p>356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66">
            <text:p>1.666</text:p>
          </table:table-cell>
        </table:table-row>
        <table:table-row table:style-name="ro2" table:visibility="filter">
          <table:table-cell office:value-type="float" office:value="3563">
            <text:p>356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2409090909091">
            <text:p>1.6240909091</text:p>
          </table:table-cell>
        </table:table-row>
        <table:table-row table:style-name="ro2" table:visibility="filter">
          <table:table-cell office:value-type="float" office:value="3568">
            <text:p>356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571">
            <text:p>357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572">
            <text:p>357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3573">
            <text:p>357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595">
            <text:p>359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25">
            <text:p>1.7025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725">
            <text:p>1.7725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5833333333333">
            <text:p>1.7583333333</text:p>
          </table:table-cell>
        </table:table-row>
        <table:table-row table:style-name="ro2" table:visibility="filter">
          <table:table-cell office:value-type="float" office:value="3607">
            <text:p>360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607">
            <text:p>3607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3609">
            <text:p>36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875">
            <text:p>1.62875</text:p>
          </table:table-cell>
        </table:table-row>
        <table:table-row table:style-name="ro2" table:visibility="filter">
          <table:table-cell office:value-type="float" office:value="3616">
            <text:p>361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7">
            <text:p>1.617</text:p>
          </table:table-cell>
        </table:table-row>
        <table:table-row table:style-name="ro2" table:visibility="filter">
          <table:table-cell office:value-type="float" office:value="3618">
            <text:p>361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375">
            <text:p>1.70375</text:p>
          </table:table-cell>
        </table:table-row>
        <table:table-row table:style-name="ro2" table:visibility="filter">
          <table:table-cell office:value-type="float" office:value="3620">
            <text:p>362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621">
            <text:p>362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624">
            <text:p>362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9">
            <text:p>1.589</text:p>
          </table:table-cell>
        </table:table-row>
        <table:table-row table:style-name="ro2" table:visibility="filter">
          <table:table-cell office:value-type="float" office:value="3628">
            <text:p>36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875">
            <text:p>1.5875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1">
            <text:p>1.651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3675">
            <text:p>36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142857142857">
            <text:p>1.7014285714</text:p>
          </table:table-cell>
        </table:table-row>
        <table:table-row table:style-name="ro2" table:visibility="filter">
          <table:table-cell office:value-type="float" office:value="3680">
            <text:p>368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421052631579">
            <text:p>1.6421052632</text:p>
          </table:table-cell>
        </table:table-row>
        <table:table-row table:style-name="ro2" table:visibility="filter">
          <table:table-cell office:value-type="float" office:value="3684">
            <text:p>368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3685">
            <text:p>3685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86">
            <text:p>368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25">
            <text:p>1.525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698">
            <text:p>369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666666666667">
            <text:p>1.6366666667</text:p>
          </table:table-cell>
        </table:table-row>
        <table:table-row table:style-name="ro2" table:visibility="filter">
          <table:table-cell office:value-type="float" office:value="3704">
            <text:p>370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3428571428571">
            <text:p>1.7342857143</text:p>
          </table:table-cell>
        </table:table-row>
        <table:table-row table:style-name="ro2" table:visibility="filter">
          <table:table-cell office:value-type="float" office:value="3714">
            <text:p>371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730">
            <text:p>3730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972222222222">
            <text:p>1.6397222222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49">
            <text:p>1.649</text:p>
          </table:table-cell>
        </table:table-row>
        <table:table-row table:style-name="ro2" table:visibility="filter">
          <table:table-cell office:value-type="float" office:value="3735">
            <text:p>373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3740">
            <text:p>374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7625">
            <text:p>1.67625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3875">
            <text:p>1.63875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91">
            <text:p>3791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801">
            <text:p>38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75">
            <text:p>1.6375</text:p>
          </table:table-cell>
        </table:table-row>
        <table:table-row table:style-name="ro2" table:visibility="filter">
          <table:table-cell office:value-type="float" office:value="3815">
            <text:p>38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3816">
            <text:p>381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95">
            <text:p>1.595</text:p>
          </table:table-cell>
        </table:table-row>
        <table:table-row table:style-name="ro2">
          <table:table-cell office:value-type="float" office:value="3825">
            <text:p>3825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772151898734">
            <text:p>1.657721519</text:p>
          </table:table-cell>
        </table:table-row>
        <table:table-row table:style-name="ro2" table:visibility="filter">
          <table:table-cell office:value-type="float" office:value="3829">
            <text:p>3829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673076923077">
            <text:p>1.6667307692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5944444444444">
            <text:p>1.6594444444</text:p>
          </table:table-cell>
        </table:table-row>
        <table:table-row table:style-name="ro2" table:visibility="filter">
          <table:table-cell office:value-type="float" office:value="3834">
            <text:p>383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3166666666667">
            <text:p>1.6316666667</text:p>
          </table:table-cell>
        </table:table-row>
        <table:table-row table:style-name="ro2" table:visibility="filter">
          <table:table-cell office:value-type="float" office:value="3840">
            <text:p>38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66428571428571">
            <text:p>1.6642857143</text:p>
          </table:table-cell>
        </table:table-row>
        <table:table-row table:style-name="ro2" table:visibility="filter">
          <table:table-cell office:value-type="float" office:value="3844">
            <text:p>384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848">
            <text:p>384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5675">
            <text:p>1.5675</text:p>
          </table:table-cell>
        </table:table-row>
        <table:table-row table:style-name="ro2" table:visibility="filter">
          <table:table-cell office:value-type="float" office:value="3853">
            <text:p>3853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705">
            <text:p>1.705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856">
            <text:p>3856</text:p>
          </table:table-cell>
          <table:table-cell table:number-columns-repeated="2" office:value-type="float" office:value="2">
            <text:p>2</text:p>
          </table:table-cell>
          <table:table-cell office:value-type="float" office:value="0.5">
            <text:p>0.5</text:p>
          </table:table-cell>
          <table:table-cell office:value-type="float" office:value="1.6">
            <text:p>1.6</text:p>
          </table:table-cell>
        </table:table-row>
        <table:table-row table:style-name="ro2">
          <table:table-cell office:value-type="float" office:value="2445">
            <text:p>2445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0.498644986449864">
            <text:p>0.4986449864</text:p>
          </table:table-cell>
          <table:table-cell office:value-type="float" office:value="1.77940379403794">
            <text:p>1.779403794</text:p>
          </table:table-cell>
        </table:table-row>
        <table:table-row table:style-name="ro2">
          <table:table-cell office:value-type="float" office:value="2565">
            <text:p>2565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0.498392282958199">
            <text:p>0.498392283</text:p>
          </table:table-cell>
          <table:table-cell office:value-type="float" office:value="1.73046623794212">
            <text:p>1.7304662379</text:p>
          </table:table-cell>
        </table:table-row>
        <table:table-row table:style-name="ro2">
          <table:table-cell office:value-type="float" office:value="3385">
            <text:p>3385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0.49820788530466">
            <text:p>0.4982078853</text:p>
          </table:table-cell>
          <table:table-cell office:value-type="float" office:value="1.78491039426523">
            <text:p>1.7849103943</text:p>
          </table:table-cell>
        </table:table-row>
        <table:table-row table:style-name="ro2">
          <table:table-cell office:value-type="float" office:value="2630">
            <text:p>2630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0.497777777777778">
            <text:p>0.4977777778</text:p>
          </table:table-cell>
          <table:table-cell office:value-type="float" office:value="1.78955555555556">
            <text:p>1.7895555556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.497512437810945">
            <text:p>0.4975124378</text:p>
          </table:table-cell>
          <table:table-cell office:value-type="float" office:value="1.66512437810945">
            <text:p>1.6651243781</text:p>
          </table:table-cell>
        </table:table-row>
        <table:table-row table:style-name="ro2">
          <table:table-cell office:value-type="float" office:value="2556">
            <text:p>2556</text:p>
          </table:table-cell>
          <table:table-cell office:value-type="float" office:value="616">
            <text:p>616</text:p>
          </table:table-cell>
          <table:table-cell office:value-type="float" office:value="1">
            <text:p>1</text:p>
          </table:table-cell>
          <table:table-cell office:value-type="float" office:value="0.496753246753247">
            <text:p>0.4967532468</text:p>
          </table:table-cell>
          <table:table-cell office:value-type="float" office:value="1.73951298701299">
            <text:p>1.739512987</text:p>
          </table:table-cell>
        </table:table-row>
        <table:table-row table:style-name="ro2">
          <table:table-cell office:value-type="float" office:value="3177">
            <text:p>3177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0.496598639455782">
            <text:p>0.4965986395</text:p>
          </table:table-cell>
          <table:table-cell office:value-type="float" office:value="1.69605442176871">
            <text:p>1.6960544218</text:p>
          </table:table-cell>
        </table:table-row>
        <table:table-row table:style-name="ro2">
          <table:table-cell office:value-type="float" office:value="2355">
            <text:p>2355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496350364963504">
            <text:p>0.496350365</text:p>
          </table:table-cell>
          <table:table-cell office:value-type="float" office:value="1.7592700729927">
            <text:p>1.759270073</text:p>
          </table:table-cell>
        </table:table-row>
        <table:table-row table:style-name="ro2">
          <table:table-cell office:value-type="float" office:value="2998">
            <text:p>2998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496240601503759">
            <text:p>0.4962406015</text:p>
          </table:table-cell>
          <table:table-cell office:value-type="float" office:value="1.66225563909774">
            <text:p>1.6622556391</text:p>
          </table:table-cell>
        </table:table-row>
        <table:table-row table:style-name="ro2">
          <table:table-cell office:value-type="float" office:value="2141">
            <text:p>2141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0.496124031007752">
            <text:p>0.496124031</text:p>
          </table:table-cell>
          <table:table-cell office:value-type="float" office:value="1.82325581395349">
            <text:p>1.823255814</text:p>
          </table:table-cell>
        </table:table-row>
        <table:table-row table:style-name="ro2">
          <table:table-cell office:value-type="float" office:value="2312">
            <text:p>2312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0.495934959349593">
            <text:p>0.4959349593</text:p>
          </table:table-cell>
          <table:table-cell office:value-type="float" office:value="1.74628726287263">
            <text:p>1.7462872629</text:p>
          </table:table-cell>
        </table:table-row>
        <table:table-row table:style-name="ro2">
          <table:table-cell office:value-type="float" office:value="3386">
            <text:p>3386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0.495867768595041">
            <text:p>0.4958677686</text:p>
          </table:table-cell>
          <table:table-cell office:value-type="float" office:value="1.7600826446281">
            <text:p>1.7600826446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office:value-type="float" office:value="0.495689655172414">
            <text:p>0.4956896552</text:p>
          </table:table-cell>
          <table:table-cell office:value-type="float" office:value="1.73323275862069">
            <text:p>1.7332327586</text:p>
          </table:table-cell>
        </table:table-row>
        <table:table-row table:style-name="ro2">
          <table:table-cell office:value-type="float" office:value="2995">
            <text:p>2995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495238095238095">
            <text:p>0.4952380952</text:p>
          </table:table-cell>
          <table:table-cell office:value-type="float" office:value="1.66133333333333">
            <text:p>1.6613333333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2936">
            <text:p>2936</text:p>
          </table:table-cell>
          <table:table-cell office:value-type="float" office:value="1">
            <text:p>1</text:p>
          </table:table-cell>
          <table:table-cell office:value-type="float" office:value="0.495231607629428">
            <text:p>0.4952316076</text:p>
          </table:table-cell>
          <table:table-cell office:value-type="float" office:value="1.82350476839237">
            <text:p>1.8235047684</text:p>
          </table:table-cell>
        </table:table-row>
        <table:table-row table:style-name="ro2">
          <table:table-cell office:value-type="float" office:value="2698">
            <text:p>2698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0.49438202247191">
            <text:p>0.4943820225</text:p>
          </table:table-cell>
          <table:table-cell office:value-type="float" office:value="1.72241573033708">
            <text:p>1.7224157303</text:p>
          </table:table-cell>
        </table:table-row>
        <table:table-row table:style-name="ro2" table:visibility="filter">
          <table:table-cell office:value-type="float" office:value="3701">
            <text:p>370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0.494252873563218">
            <text:p>0.4942528736</text:p>
          </table:table-cell>
          <table:table-cell office:value-type="float" office:value="1.6735632183908">
            <text:p>1.6735632184</text:p>
          </table:table-cell>
        </table:table-row>
        <table:table-row table:style-name="ro2">
          <table:table-cell office:value-type="float" office:value="2509">
            <text:p>2509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4117647058824">
            <text:p>0.4941176471</text:p>
          </table:table-cell>
          <table:table-cell office:value-type="float" office:value="1.76064705882353">
            <text:p>1.7606470588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office:value-type="float" office:value="591">
            <text:p>591</text:p>
          </table:table-cell>
          <table:table-cell office:value-type="float" office:value="1">
            <text:p>1</text:p>
          </table:table-cell>
          <table:table-cell office:value-type="float" office:value="0.494077834179357">
            <text:p>0.4940778342</text:p>
          </table:table-cell>
          <table:table-cell office:value-type="float" office:value="1.73844331641286">
            <text:p>1.7384433164</text:p>
          </table:table-cell>
        </table:table-row>
        <table:table-row table:style-name="ro2">
          <table:table-cell office:value-type="float" office:value="2244">
            <text:p>2244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0.49402390438247">
            <text:p>0.4940239044</text:p>
          </table:table-cell>
          <table:table-cell office:value-type="float" office:value="1.76860557768924">
            <text:p>1.7686055777</text:p>
          </table:table-cell>
        </table:table-row>
        <table:table-row table:style-name="ro2" table:visibility="filter">
          <table:table-cell office:value-type="float" office:value="2085">
            <text:p>2085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0.493975903614458">
            <text:p>0.4939759036</text:p>
          </table:table-cell>
          <table:table-cell office:value-type="float" office:value="1.79156626506024">
            <text:p>1.7915662651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0.49390243902439">
            <text:p>0.493902439</text:p>
          </table:table-cell>
          <table:table-cell office:value-type="float" office:value="1.75158536585366">
            <text:p>1.7515853659</text:p>
          </table:table-cell>
        </table:table-row>
        <table:table-row table:style-name="ro2" table:visibility="filter">
          <table:table-cell office:value-type="float" office:value="2547">
            <text:p>2547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93827160493827">
            <text:p>0.4938271605</text:p>
          </table:table-cell>
          <table:table-cell office:value-type="float" office:value="1.72481481481482">
            <text:p>1.7248148148</text:p>
          </table:table-cell>
        </table:table-row>
        <table:table-row table:style-name="ro2" table:visibility="filter">
          <table:table-cell office:value-type="float" office:value="2836">
            <text:p>283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93827160493827">
            <text:p>0.4938271605</text:p>
          </table:table-cell>
          <table:table-cell office:value-type="float" office:value="1.62925925925926">
            <text:p>1.6292592593</text:p>
          </table:table-cell>
        </table:table-row>
        <table:table-row table:style-name="ro2" table:visibility="filter">
          <table:table-cell office:value-type="float" office:value="3308">
            <text:p>3308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0.493670886075949">
            <text:p>0.4936708861</text:p>
          </table:table-cell>
          <table:table-cell office:value-type="float" office:value="1.70683544303797">
            <text:p>1.706835443</text:p>
          </table:table-cell>
        </table:table-row>
        <table:table-row table:style-name="ro2">
          <table:table-cell office:value-type="float" office:value="2337">
            <text:p>2337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0.493392070484582">
            <text:p>0.4933920705</text:p>
          </table:table-cell>
          <table:table-cell office:value-type="float" office:value="1.74643171806167">
            <text:p>1.7464317181</text:p>
          </table:table-cell>
        </table:table-row>
        <table:table-row table:style-name="ro2" table:visibility="filter">
          <table:table-cell office:value-type="float" office:value="1964">
            <text:p>1964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493333333333333">
            <text:p>0.4933333333</text:p>
          </table:table-cell>
          <table:table-cell office:value-type="float" office:value="1.7328">
            <text:p>1.7328</text:p>
          </table:table-cell>
        </table:table-row>
        <table:table-row table:style-name="ro2">
          <table:table-cell office:value-type="float" office:value="2543">
            <text:p>254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0.493333333333333">
            <text:p>0.4933333333</text:p>
          </table:table-cell>
          <table:table-cell office:value-type="float" office:value="1.74886666666667">
            <text:p>1.7488666667</text:p>
          </table:table-cell>
        </table:table-row>
        <table:table-row table:style-name="ro2">
          <table:table-cell office:value-type="float" office:value="2071">
            <text:p>2071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0.493087557603687">
            <text:p>0.4930875576</text:p>
          </table:table-cell>
          <table:table-cell office:value-type="float" office:value="1.71654377880184">
            <text:p>1.7165437788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492957746478873">
            <text:p>0.4929577465</text:p>
          </table:table-cell>
          <table:table-cell office:value-type="float" office:value="1.73169014084507">
            <text:p>1.7316901408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492957746478873">
            <text:p>0.4929577465</text:p>
          </table:table-cell>
          <table:table-cell office:value-type="float" office:value="1.6469014084507">
            <text:p>1.6469014085</text:p>
          </table:table-cell>
        </table:table-row>
        <table:table-row table:style-name="ro2" table:visibility="filter">
          <table:table-cell office:value-type="float" office:value="3529">
            <text:p>3529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492753623188406">
            <text:p>0.4927536232</text:p>
          </table:table-cell>
          <table:table-cell office:value-type="float" office:value="1.65246376811594">
            <text:p>1.6524637681</text:p>
          </table:table-cell>
        </table:table-row>
        <table:table-row table:style-name="ro2">
          <table:table-cell office:value-type="float" office:value="2097">
            <text:p>2097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0.492647058823529">
            <text:p>0.4926470588</text:p>
          </table:table-cell>
          <table:table-cell office:value-type="float" office:value="1.74367647058824">
            <text:p>1.7436764706</text:p>
          </table:table-cell>
        </table:table-row>
        <table:table-row table:style-name="ro2" table:visibility="filter">
          <table:table-cell office:value-type="float" office:value="2986">
            <text:p>2986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0.492307692307692">
            <text:p>0.4923076923</text:p>
          </table:table-cell>
          <table:table-cell office:value-type="float" office:value="1.654">
            <text:p>1.654</text:p>
          </table:table-cell>
        </table:table-row>
        <table:table-row table:style-name="ro2">
          <table:table-cell office:value-type="float" office:value="2699">
            <text:p>2699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0.4921875">
            <text:p>0.4921875</text:p>
          </table:table-cell>
          <table:table-cell office:value-type="float" office:value="1.72828125">
            <text:p>1.72828125</text:p>
          </table:table-cell>
        </table:table-row>
        <table:table-row table:style-name="ro2" table:visibility="filter">
          <table:table-cell office:value-type="float" office:value="2861">
            <text:p>286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491803278688525">
            <text:p>0.4918032787</text:p>
          </table:table-cell>
          <table:table-cell office:value-type="float" office:value="1.66229508196721">
            <text:p>1.662295082</text:p>
          </table:table-cell>
        </table:table-row>
        <table:table-row table:style-name="ro2">
          <table:table-cell office:value-type="float" office:value="3198">
            <text:p>3198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0.491620111731844">
            <text:p>0.4916201117</text:p>
          </table:table-cell>
          <table:table-cell office:value-type="float" office:value="1.70826815642458">
            <text:p>1.7082681564</text:p>
          </table:table-cell>
        </table:table-row>
        <table:table-row table:style-name="ro2" table:visibility="filter">
          <table:table-cell office:value-type="float" office:value="2574">
            <text:p>2574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491525423728814">
            <text:p>0.4915254237</text:p>
          </table:table-cell>
          <table:table-cell office:value-type="float" office:value="1.75220338983051">
            <text:p>1.7522033898</text:p>
          </table:table-cell>
        </table:table-row>
        <table:table-row table:style-name="ro2" table:visibility="filter">
          <table:table-cell office:value-type="float" office:value="3667">
            <text:p>366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491525423728814">
            <text:p>0.4915254237</text:p>
          </table:table-cell>
          <table:table-cell office:value-type="float" office:value="1.65576271186441">
            <text:p>1.6557627119</text:p>
          </table:table-cell>
        </table:table-row>
        <table:table-row table:style-name="ro2">
          <table:table-cell office:value-type="float" office:value="2710">
            <text:p>2710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0.491408934707904">
            <text:p>0.4914089347</text:p>
          </table:table-cell>
          <table:table-cell office:value-type="float" office:value="1.74993127147766">
            <text:p>1.7499312715</text:p>
          </table:table-cell>
        </table:table-row>
        <table:table-row table:style-name="ro2" table:visibility="filter">
          <table:table-cell office:value-type="float" office:value="3215">
            <text:p>3215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0.491228070175439">
            <text:p>0.4912280702</text:p>
          </table:table-cell>
          <table:table-cell office:value-type="float" office:value="1.69035087719298">
            <text:p>1.6903508772</text:p>
          </table:table-cell>
        </table:table-row>
        <table:table-row table:style-name="ro2" table:visibility="filter">
          <table:table-cell office:value-type="float" office:value="2196">
            <text:p>219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90909090909091">
            <text:p>0.4909090909</text:p>
          </table:table-cell>
          <table:table-cell office:value-type="float" office:value="1.72490909090909">
            <text:p>1.7249090909</text:p>
          </table:table-cell>
        </table:table-row>
        <table:table-row table:style-name="ro2" table:visibility="filter">
          <table:table-cell office:value-type="float" office:value="2916">
            <text:p>291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90909090909091">
            <text:p>0.4909090909</text:p>
          </table:table-cell>
          <table:table-cell office:value-type="float" office:value="1.68690909090909">
            <text:p>1.6869090909</text:p>
          </table:table-cell>
        </table:table-row>
        <table:table-row table:style-name="ro2" table:visibility="filter">
          <table:table-cell office:value-type="float" office:value="2026">
            <text:p>2026</text:p>
          </table:table-cell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float" office:value="0.490566037735849">
            <text:p>0.4905660377</text:p>
          </table:table-cell>
          <table:table-cell office:value-type="float" office:value="1.73943396226415">
            <text:p>1.7394339623</text:p>
          </table:table-cell>
        </table:table-row>
        <table:table-row table:style-name="ro2">
          <table:table-cell office:value-type="float" office:value="2727">
            <text:p>2727</text:p>
          </table:table-cell>
          <table:table-cell office:value-type="float" office:value="471">
            <text:p>471</text:p>
          </table:table-cell>
          <table:table-cell office:value-type="float" office:value="2">
            <text:p>2</text:p>
          </table:table-cell>
          <table:table-cell office:value-type="float" office:value="0.490445859872611">
            <text:p>0.4904458599</text:p>
          </table:table-cell>
          <table:table-cell office:value-type="float" office:value="1.76163481953291">
            <text:p>1.7616348195</text:p>
          </table:table-cell>
        </table:table-row>
        <table:table-row table:style-name="ro2">
          <table:table-cell office:value-type="float" office:value="2203">
            <text:p>2203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490384615384615">
            <text:p>0.4903846154</text:p>
          </table:table-cell>
          <table:table-cell office:value-type="float" office:value="1.74461538461538">
            <text:p>1.7446153846</text:p>
          </table:table-cell>
        </table:table-row>
        <table:table-row table:style-name="ro2">
          <table:table-cell office:value-type="float" office:value="2256">
            <text:p>2256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0.489795918367347">
            <text:p>0.4897959184</text:p>
          </table:table-cell>
          <table:table-cell office:value-type="float" office:value="1.77897959183673">
            <text:p>1.7789795918</text:p>
          </table:table-cell>
        </table:table-row>
        <table:table-row table:style-name="ro2" table:visibility="filter">
          <table:table-cell office:value-type="float" office:value="3176">
            <text:p>3176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489795918367347">
            <text:p>0.4897959184</text:p>
          </table:table-cell>
          <table:table-cell office:value-type="float" office:value="1.7580612244898">
            <text:p>1.758061224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.489583333333333">
            <text:p>0.4895833333</text:p>
          </table:table-cell>
          <table:table-cell office:value-type="float" office:value="1.7221875">
            <text:p>1.7221875</text:p>
          </table:table-cell>
        </table:table-row>
        <table:table-row table:style-name="ro2">
          <table:table-cell office:value-type="float" office:value="2338">
            <text:p>2338</text:p>
          </table:table-cell>
          <table:table-cell office:value-type="float" office:value="472">
            <text:p>472</text:p>
          </table:table-cell>
          <table:table-cell office:value-type="float" office:value="1">
            <text:p>1</text:p>
          </table:table-cell>
          <table:table-cell office:value-type="float" office:value="0.489406779661017">
            <text:p>0.4894067797</text:p>
          </table:table-cell>
          <table:table-cell office:value-type="float" office:value="1.75879237288136">
            <text:p>1.7587923729</text:p>
          </table:table-cell>
        </table:table-row>
        <table:table-row table:style-name="ro2" table:visibility="filter">
          <table:table-cell office:value-type="float" office:value="2018">
            <text:p>2018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8936170212766">
            <text:p>0.4893617021</text:p>
          </table:table-cell>
          <table:table-cell office:value-type="float" office:value="1.68404255319149">
            <text:p>1.6840425532</text:p>
          </table:table-cell>
        </table:table-row>
        <table:table-row table:style-name="ro2" table:visibility="filter">
          <table:table-cell office:value-type="float" office:value="2021">
            <text:p>202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8936170212766">
            <text:p>0.4893617021</text:p>
          </table:table-cell>
          <table:table-cell office:value-type="float" office:value="1.7336170212766">
            <text:p>1.7336170213</text:p>
          </table:table-cell>
        </table:table-row>
        <table:table-row table:style-name="ro2" table:visibility="filter">
          <table:table-cell office:value-type="float" office:value="2638">
            <text:p>2638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48936170212766">
            <text:p>0.4893617021</text:p>
          </table:table-cell>
          <table:table-cell office:value-type="float" office:value="1.7486170212766">
            <text:p>1.7486170213</text:p>
          </table:table-cell>
        </table:table-row>
        <table:table-row table:style-name="ro2" table:visibility="filter">
          <table:table-cell office:value-type="float" office:value="3501">
            <text:p>3501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0.48936170212766">
            <text:p>0.4893617021</text:p>
          </table:table-cell>
          <table:table-cell office:value-type="float" office:value="1.6363829787234">
            <text:p>1.6363829787</text:p>
          </table:table-cell>
        </table:table-row>
        <table:table-row table:style-name="ro2">
          <table:table-cell office:value-type="float" office:value="2273">
            <text:p>2273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0.489270386266094">
            <text:p>0.4892703863</text:p>
          </table:table-cell>
          <table:table-cell office:value-type="float" office:value="1.72914163090129">
            <text:p>1.7291416309</text:p>
          </table:table-cell>
        </table:table-row>
        <table:table-row table:style-name="ro2">
          <table:table-cell office:value-type="float" office:value="2937">
            <text:p>2937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0.488888888888889">
            <text:p>0.4888888889</text:p>
          </table:table-cell>
          <table:table-cell office:value-type="float" office:value="1.70681481481481">
            <text:p>1.7068148148</text:p>
          </table:table-cell>
        </table:table-row>
        <table:table-row table:style-name="ro2" table:visibility="filter">
          <table:table-cell office:value-type="float" office:value="3188">
            <text:p>318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488888888888889">
            <text:p>0.4888888889</text:p>
          </table:table-cell>
          <table:table-cell office:value-type="float" office:value="1.71355555555556">
            <text:p>1.7135555556</text:p>
          </table:table-cell>
        </table:table-row>
        <table:table-row table:style-name="ro2" table:visibility="filter">
          <table:table-cell office:value-type="float" office:value="3197">
            <text:p>3197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.488888888888889">
            <text:p>0.4888888889</text:p>
          </table:table-cell>
          <table:table-cell office:value-type="float" office:value="1.70555555555556">
            <text:p>1.7055555556</text:p>
          </table:table-cell>
        </table:table-row>
        <table:table-row table:style-name="ro2" table:visibility="filter">
          <table:table-cell office:value-type="float" office:value="2691">
            <text:p>2691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488636363636364">
            <text:p>0.4886363636</text:p>
          </table:table-cell>
          <table:table-cell office:value-type="float" office:value="1.75136363636364">
            <text:p>1.7513636364</text:p>
          </table:table-cell>
        </table:table-row>
        <table:table-row table:style-name="ro2" table:visibility="filter">
          <table:table-cell office:value-type="float" office:value="2571">
            <text:p>257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88372093023256">
            <text:p>0.488372093</text:p>
          </table:table-cell>
          <table:table-cell office:value-type="float" office:value="1.70139534883721">
            <text:p>1.7013953488</text:p>
          </table:table-cell>
        </table:table-row>
        <table:table-row table:style-name="ro2" table:visibility="filter">
          <table:table-cell office:value-type="float" office:value="3646">
            <text:p>3646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488095238095238">
            <text:p>0.4880952381</text:p>
          </table:table-cell>
          <table:table-cell office:value-type="float" office:value="1.66785714285714">
            <text:p>1.6678571429</text:p>
          </table:table-cell>
        </table:table-row>
        <table:table-row table:style-name="ro2" table:visibility="filter">
          <table:table-cell office:value-type="float" office:value="2040">
            <text:p>204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52">
            <text:p>205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87804878048781">
            <text:p>0.487804878</text:p>
          </table:table-cell>
          <table:table-cell office:value-type="float" office:value="1.76073170731707">
            <text:p>1.7607317073</text:p>
          </table:table-cell>
        </table:table-row>
        <table:table-row table:style-name="ro2" table:visibility="filter">
          <table:table-cell office:value-type="float" office:value="2419">
            <text:p>241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1.70219512195122">
            <text:p>1.702195122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1.6419512195122">
            <text:p>1.6419512195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87804878048781">
            <text:p>0.487804878</text:p>
          </table:table-cell>
          <table:table-cell office:value-type="float" office:value="1.78487804878049">
            <text:p>1.7848780488</text:p>
          </table:table-cell>
        </table:table-row>
        <table:table-row table:style-name="ro2" table:visibility="filter">
          <table:table-cell office:value-type="float" office:value="2157">
            <text:p>2157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87179487179487">
            <text:p>0.4871794872</text:p>
          </table:table-cell>
          <table:table-cell office:value-type="float" office:value="1.75179487179487">
            <text:p>1.7517948718</text:p>
          </table:table-cell>
        </table:table-row>
        <table:table-row table:style-name="ro2" table:visibility="filter">
          <table:table-cell office:value-type="float" office:value="2366">
            <text:p>2366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87179487179487">
            <text:p>0.4871794872</text:p>
          </table:table-cell>
          <table:table-cell office:value-type="float" office:value="1.76948717948718">
            <text:p>1.7694871795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0.487179487179487">
            <text:p>0.4871794872</text:p>
          </table:table-cell>
          <table:table-cell office:value-type="float" office:value="1.69179487179487">
            <text:p>1.6917948718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486842105263158">
            <text:p>0.4868421053</text:p>
          </table:table-cell>
          <table:table-cell office:value-type="float" office:value="1.7221052631579">
            <text:p>1.7221052632</text:p>
          </table:table-cell>
        </table:table-row>
        <table:table-row table:style-name="ro2">
          <table:table-cell office:value-type="float" office:value="2080">
            <text:p>208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486666666666667">
            <text:p>0.4866666667</text:p>
          </table:table-cell>
          <table:table-cell office:value-type="float" office:value="1.7544">
            <text:p>1.7544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86486486486487">
            <text:p>0.4864864865</text:p>
          </table:table-cell>
          <table:table-cell office:value-type="float" office:value="1.79081081081081">
            <text:p>1.7908108108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86486486486487">
            <text:p>0.4864864865</text:p>
          </table:table-cell>
          <table:table-cell office:value-type="float" office:value="1.77351351351351">
            <text:p>1.7735135135</text:p>
          </table:table-cell>
        </table:table-row>
        <table:table-row table:style-name="ro2" table:visibility="filter">
          <table:table-cell office:value-type="float" office:value="2839">
            <text:p>283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86486486486487">
            <text:p>0.4864864865</text:p>
          </table:table-cell>
          <table:table-cell office:value-type="float" office:value="1.62621621621622">
            <text:p>1.6262162162</text:p>
          </table:table-cell>
        </table:table-row>
        <table:table-row table:style-name="ro2">
          <table:table-cell office:value-type="float" office:value="3320">
            <text:p>3320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0.485714285714286">
            <text:p>0.4857142857</text:p>
          </table:table-cell>
          <table:table-cell office:value-type="float" office:value="1.7465">
            <text:p>1.7465</text:p>
          </table:table-cell>
        </table:table-row>
        <table:table-row table:style-name="ro2">
          <table:table-cell office:value-type="float" office:value="2699">
            <text:p>2699</text:p>
          </table:table-cell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0.485365853658537">
            <text:p>0.4853658537</text:p>
          </table:table-cell>
          <table:table-cell office:value-type="float" office:value="1.74812195121951">
            <text:p>1.7481219512</text:p>
          </table:table-cell>
        </table:table-row>
        <table:table-row table:style-name="ro2">
          <table:table-cell office:value-type="float" office:value="3384">
            <text:p>3384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0.485175202156334">
            <text:p>0.4851752022</text:p>
          </table:table-cell>
          <table:table-cell office:value-type="float" office:value="1.85048517520216">
            <text:p>1.8504851752</text:p>
          </table:table-cell>
        </table:table-row>
        <table:table-row table:style-name="ro2">
          <table:table-cell office:value-type="float" office:value="3457">
            <text:p>3457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0.485148514851485">
            <text:p>0.4851485149</text:p>
          </table:table-cell>
          <table:table-cell office:value-type="float" office:value="1.73188118811881">
            <text:p>1.7318811881</text:p>
          </table:table-cell>
        </table:table-row>
        <table:table-row table:style-name="ro2">
          <table:table-cell office:value-type="float" office:value="2348">
            <text:p>2348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.484848484848485">
            <text:p>0.4848484848</text:p>
          </table:table-cell>
          <table:table-cell office:value-type="float" office:value="1.7850303030303">
            <text:p>1.785030303</text:p>
          </table:table-cell>
        </table:table-row>
        <table:table-row table:style-name="ro2" table:visibility="filter">
          <table:table-cell office:value-type="float" office:value="3145">
            <text:p>3145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0.484848484848485">
            <text:p>0.4848484848</text:p>
          </table:table-cell>
          <table:table-cell office:value-type="float" office:value="1.72141414141414">
            <text:p>1.7214141414</text:p>
          </table:table-cell>
        </table:table-row>
        <table:table-row table:style-name="ro2">
          <table:table-cell office:value-type="float" office:value="2044">
            <text:p>2044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0.484320557491289">
            <text:p>0.4843205575</text:p>
          </table:table-cell>
          <table:table-cell office:value-type="float" office:value="1.76222996515679">
            <text:p>1.7622299652</text:p>
          </table:table-cell>
        </table:table-row>
        <table:table-row table:style-name="ro2">
          <table:table-cell office:value-type="float" office:value="2795">
            <text:p>2795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0.484276729559748">
            <text:p>0.4842767296</text:p>
          </table:table-cell>
          <table:table-cell office:value-type="float" office:value="1.68427672955975">
            <text:p>1.6842767296</text:p>
          </table:table-cell>
        </table:table-row>
        <table:table-row table:style-name="ro2" table:visibility="filter">
          <table:table-cell office:value-type="float" office:value="2053">
            <text:p>205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83870967741936">
            <text:p>0.4838709677</text:p>
          </table:table-cell>
          <table:table-cell office:value-type="float" office:value="1.77903225806452">
            <text:p>1.7790322581</text:p>
          </table:table-cell>
        </table:table-row>
        <table:table-row table:style-name="ro2" table:visibility="filter">
          <table:table-cell office:value-type="float" office:value="2814">
            <text:p>2814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83870967741936">
            <text:p>0.4838709677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83870967741936">
            <text:p>0.4838709677</text:p>
          </table:table-cell>
          <table:table-cell office:value-type="float" office:value="1.67516129032258">
            <text:p>1.6751612903</text:p>
          </table:table-cell>
        </table:table-row>
        <table:table-row table:style-name="ro2">
          <table:table-cell office:value-type="float" office:value="3151">
            <text:p>3151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0.483606557377049">
            <text:p>0.4836065574</text:p>
          </table:table-cell>
          <table:table-cell office:value-type="float" office:value="1.68368852459016">
            <text:p>1.6836885246</text:p>
          </table:table-cell>
        </table:table-row>
        <table:table-row table:style-name="ro2">
          <table:table-cell office:value-type="float" office:value="2239">
            <text:p>2239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0.483394833948339">
            <text:p>0.4833948339</text:p>
          </table:table-cell>
          <table:table-cell office:value-type="float" office:value="1.75963099630996">
            <text:p>1.7596309963</text:p>
          </table:table-cell>
        </table:table-row>
        <table:table-row table:style-name="ro2">
          <table:table-cell office:value-type="float" office:value="2155">
            <text:p>2155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0.483383685800604">
            <text:p>0.4833836858</text:p>
          </table:table-cell>
          <table:table-cell office:value-type="float" office:value="1.76211480362538">
            <text:p>1.7621148036</text:p>
          </table:table-cell>
        </table:table-row>
        <table:table-row table:style-name="ro2">
          <table:table-cell office:value-type="float" office:value="2394">
            <text:p>2394</text:p>
          </table:table-cell>
          <table:table-cell office:value-type="float" office:value="120">
            <text:p>120</text:p>
          </table:table-cell>
          <table:table-cell office:value-type="float" office:value="1">
            <text:p>1</text:p>
          </table:table-cell>
          <table:table-cell office:value-type="float" office:value="0.483333333333333">
            <text:p>0.4833333333</text:p>
          </table:table-cell>
          <table:table-cell office:value-type="float" office:value="1.774">
            <text:p>1.774</text:p>
          </table:table-cell>
        </table:table-row>
        <table:table-row table:style-name="ro2" table:visibility="filter">
          <table:table-cell office:value-type="float" office:value="3590">
            <text:p>359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83333333333333">
            <text:p>0.483333333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1956">
            <text:p>1956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0.48314606741573">
            <text:p>0.4831460674</text:p>
          </table:table-cell>
          <table:table-cell office:value-type="float" office:value="1.67943820224719">
            <text:p>1.6794382022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82758620689655">
            <text:p>0.4827586207</text:p>
          </table:table-cell>
          <table:table-cell office:value-type="float" office:value="1.70172413793103">
            <text:p>1.7017241379</text:p>
          </table:table-cell>
        </table:table-row>
        <table:table-row table:style-name="ro2" table:visibility="filter">
          <table:table-cell office:value-type="float" office:value="2641">
            <text:p>2641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1.74172413793103">
            <text:p>1.7417241379</text:p>
          </table:table-cell>
        </table:table-row>
        <table:table-row table:style-name="ro2" table:visibility="filter">
          <table:table-cell office:value-type="float" office:value="2716">
            <text:p>271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82758620689655">
            <text:p>0.4827586207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132">
            <text:p>3132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0.482758620689655">
            <text:p>0.4827586207</text:p>
          </table:table-cell>
          <table:table-cell office:value-type="float" office:value="1.69068965517241">
            <text:p>1.6906896552</text:p>
          </table:table-cell>
        </table:table-row>
        <table:table-row table:style-name="ro2">
          <table:table-cell office:value-type="float" office:value="2160">
            <text:p>2160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0.482142857142857">
            <text:p>0.4821428571</text:p>
          </table:table-cell>
          <table:table-cell office:value-type="float" office:value="1.72616071428571">
            <text:p>1.7261607143</text:p>
          </table:table-cell>
        </table:table-row>
        <table:table-row table:style-name="ro2">
          <table:table-cell office:value-type="float" office:value="2353">
            <text:p>2353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0.481751824817518">
            <text:p>0.4817518248</text:p>
          </table:table-cell>
          <table:table-cell office:value-type="float" office:value="1.75759124087591">
            <text:p>1.7575912409</text:p>
          </table:table-cell>
        </table:table-row>
        <table:table-row table:style-name="ro2" table:visibility="filter">
          <table:table-cell office:value-type="float" office:value="2504">
            <text:p>250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81481481481482">
            <text:p>0.4814814815</text:p>
          </table:table-cell>
          <table:table-cell office:value-type="float" office:value="1.72913580246914">
            <text:p>1.7291358025</text:p>
          </table:table-cell>
        </table:table-row>
        <table:table-row table:style-name="ro2" table:visibility="filter">
          <table:table-cell office:value-type="float" office:value="2707">
            <text:p>270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81481481481482">
            <text:p>0.4814814815</text:p>
          </table:table-cell>
          <table:table-cell office:value-type="float" office:value="1.72111111111111">
            <text:p>1.7211111111</text:p>
          </table:table-cell>
        </table:table-row>
        <table:table-row table:style-name="ro2" table:visibility="filter">
          <table:table-cell office:value-type="float" office:value="3644">
            <text:p>364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481481481481482">
            <text:p>0.4814814815</text:p>
          </table:table-cell>
          <table:table-cell office:value-type="float" office:value="1.63648148148148">
            <text:p>1.6364814815</text:p>
          </table:table-cell>
        </table:table-row>
        <table:table-row table:style-name="ro2" table:visibility="filter">
          <table:table-cell office:value-type="float" office:value="3832">
            <text:p>383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81481481481482">
            <text:p>0.4814814815</text:p>
          </table:table-cell>
          <table:table-cell office:value-type="float" office:value="1.63666666666667">
            <text:p>1.6366666667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0.481327800829876">
            <text:p>0.4813278008</text:p>
          </table:table-cell>
          <table:table-cell office:value-type="float" office:value="1.76630705394191">
            <text:p>1.7663070539</text:p>
          </table:table-cell>
        </table:table-row>
        <table:table-row table:style-name="ro2">
          <table:table-cell office:value-type="float" office:value="2610">
            <text:p>2610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0.481203007518797">
            <text:p>0.4812030075</text:p>
          </table:table-cell>
          <table:table-cell office:value-type="float" office:value="1.7293984962406">
            <text:p>1.7293984962</text:p>
          </table:table-cell>
        </table:table-row>
        <table:table-row table:style-name="ro2">
          <table:table-cell office:value-type="float" office:value="2231">
            <text:p>2231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0.480952380952381">
            <text:p>0.480952381</text:p>
          </table:table-cell>
          <table:table-cell office:value-type="float" office:value="1.7002380952381">
            <text:p>1.7002380952</text:p>
          </table:table-cell>
        </table:table-row>
        <table:table-row table:style-name="ro2">
          <table:table-cell office:value-type="float" office:value="3444">
            <text:p>3444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0.480916030534351">
            <text:p>0.4809160305</text:p>
          </table:table-cell>
          <table:table-cell office:value-type="float" office:value="1.77618320610687">
            <text:p>1.7761832061</text:p>
          </table:table-cell>
        </table:table-row>
        <table:table-row table:style-name="ro2">
          <table:table-cell office:value-type="float" office:value="3028">
            <text:p>3028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480769230769231">
            <text:p>0.4807692308</text:p>
          </table:table-cell>
          <table:table-cell office:value-type="float" office:value="1.69336538461538">
            <text:p>1.6933653846</text:p>
          </table:table-cell>
        </table:table-row>
        <table:table-row table:style-name="ro2">
          <table:table-cell office:value-type="float" office:value="2615">
            <text:p>2615</text:p>
          </table:table-cell>
          <table:table-cell office:value-type="float" office:value="1086">
            <text:p>1086</text:p>
          </table:table-cell>
          <table:table-cell office:value-type="float" office:value="1">
            <text:p>1</text:p>
          </table:table-cell>
          <table:table-cell office:value-type="float" office:value="0.480662983425414">
            <text:p>0.4806629834</text:p>
          </table:table-cell>
          <table:table-cell office:value-type="float" office:value="1.7630847145488">
            <text:p>1.7630847145</text:p>
          </table:table-cell>
        </table:table-row>
        <table:table-row table:style-name="ro2">
          <table:table-cell office:value-type="float" office:value="2354">
            <text:p>2354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0.480314960629921">
            <text:p>0.4803149606</text:p>
          </table:table-cell>
          <table:table-cell office:value-type="float" office:value="1.7651968503937">
            <text:p>1.7651968504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.480167014613779">
            <text:p>0.4801670146</text:p>
          </table:table-cell>
          <table:table-cell office:value-type="float" office:value="1.79204592901879">
            <text:p>1.792045929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7088">
            <text:p>1.7088</text:p>
          </table:table-cell>
        </table:table-row>
        <table:table-row table:style-name="ro2" table:visibility="filter">
          <table:table-cell office:value-type="float" office:value="2454">
            <text:p>2454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6884">
            <text:p>1.6884</text:p>
          </table:table-cell>
        </table:table-row>
        <table:table-row table:style-name="ro2" table:visibility="filter">
          <table:table-cell office:value-type="float" office:value="2753">
            <text:p>275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8004">
            <text:p>1.8004</text:p>
          </table:table-cell>
        </table:table-row>
        <table:table-row table:style-name="ro2" table:visibility="filter">
          <table:table-cell office:value-type="float" office:value="2853">
            <text:p>285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686">
            <text:p>1.686</text:p>
          </table:table-cell>
        </table:table-row>
        <table:table-row table:style-name="ro2" table:visibility="filter">
          <table:table-cell office:value-type="float" office:value="3075">
            <text:p>307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6436">
            <text:p>1.6436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73446666666667">
            <text:p>1.7344666667</text:p>
          </table:table-cell>
        </table:table-row>
        <table:table-row table:style-name="ro2" table:visibility="filter">
          <table:table-cell office:value-type="float" office:value="3708">
            <text:p>3708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6868">
            <text:p>1.6868</text:p>
          </table:table-cell>
        </table:table-row>
        <table:table-row table:style-name="ro2" table:visibility="filter">
          <table:table-cell office:value-type="float" office:value="3768">
            <text:p>376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6352">
            <text:p>1.6352</text:p>
          </table:table-cell>
        </table:table-row>
        <table:table-row table:style-name="ro2" table:visibility="filter">
          <table:table-cell office:value-type="float" office:value="3773">
            <text:p>377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48">
            <text:p>0.48</text:p>
          </table:table-cell>
          <table:table-cell office:value-type="float" office:value="1.6664">
            <text:p>1.6664</text:p>
          </table:table-cell>
        </table:table-row>
        <table:table-row table:style-name="ro2" table:visibility="filter">
          <table:table-cell office:value-type="float" office:value="3819">
            <text:p>3819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1.6596">
            <text:p>1.6596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0.47979797979798">
            <text:p>0.4797979798</text:p>
          </table:table-cell>
          <table:table-cell office:value-type="float" office:value="1.76393939393939">
            <text:p>1.7639393939</text:p>
          </table:table-cell>
        </table:table-row>
        <table:table-row table:style-name="ro2">
          <table:table-cell office:value-type="float" office:value="2321">
            <text:p>232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0.47945205479452">
            <text:p>0.4794520548</text:p>
          </table:table-cell>
          <table:table-cell office:value-type="float" office:value="1.7641095890411">
            <text:p>1.764109589</text:p>
          </table:table-cell>
        </table:table-row>
        <table:table-row table:style-name="ro2" table:visibility="filter">
          <table:table-cell office:value-type="float" office:value="3532">
            <text:p>353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47945205479452">
            <text:p>0.4794520548</text:p>
          </table:table-cell>
          <table:table-cell office:value-type="float" office:value="1.68041095890411">
            <text:p>1.6804109589</text:p>
          </table:table-cell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0.479289940828402">
            <text:p>0.4792899408</text:p>
          </table:table-cell>
          <table:table-cell office:value-type="float" office:value="1.74822485207101">
            <text:p>1.7482248521</text:p>
          </table:table-cell>
        </table:table-row>
        <table:table-row table:style-name="ro2">
          <table:table-cell office:value-type="float" office:value="3464">
            <text:p>3464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0.47867298578199">
            <text:p>0.4786729858</text:p>
          </table:table-cell>
          <table:table-cell office:value-type="float" office:value="1.75421800947867">
            <text:p>1.7542180095</text:p>
          </table:table-cell>
        </table:table-row>
        <table:table-row table:style-name="ro2" table:visibility="filter">
          <table:table-cell office:value-type="float" office:value="2132">
            <text:p>213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1.76847826086956">
            <text:p>1.7684782609</text:p>
          </table:table-cell>
        </table:table-row>
        <table:table-row table:style-name="ro2" table:visibility="filter">
          <table:table-cell office:value-type="float" office:value="2188">
            <text:p>2188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478260869565217">
            <text:p>0.4782608696</text:p>
          </table:table-cell>
          <table:table-cell office:value-type="float" office:value="1.70347826086957">
            <text:p>1.7034782609</text:p>
          </table:table-cell>
        </table:table-row>
        <table:table-row table:style-name="ro2" table:visibility="filter">
          <table:table-cell office:value-type="float" office:value="2348">
            <text:p>2348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2021739130435">
            <text:p>1.7202173913</text:p>
          </table:table-cell>
        </table:table-row>
        <table:table-row table:style-name="ro2" table:visibility="filter">
          <table:table-cell office:value-type="float" office:value="2675">
            <text:p>2675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8536231884058">
            <text:p>1.7853623188</text:p>
          </table:table-cell>
        </table:table-row>
        <table:table-row table:style-name="ro2" table:visibility="filter">
          <table:table-cell office:value-type="float" office:value="2844">
            <text:p>2844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65978260869565">
            <text:p>1.6597826087</text:p>
          </table:table-cell>
        </table:table-row>
        <table:table-row table:style-name="ro2">
          <table:table-cell office:value-type="float" office:value="3148">
            <text:p>3148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2532608695652">
            <text:p>1.725326087</text:p>
          </table:table-cell>
        </table:table-row>
        <table:table-row table:style-name="ro2" table:visibility="filter">
          <table:table-cell office:value-type="float" office:value="3386">
            <text:p>3386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763768115942">
            <text:p>1.7763768116</text:p>
          </table:table-cell>
        </table:table-row>
        <table:table-row table:style-name="ro2">
          <table:table-cell office:value-type="float" office:value="3440">
            <text:p>3440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0.478260869565217">
            <text:p>0.4782608696</text:p>
          </table:table-cell>
          <table:table-cell office:value-type="float" office:value="1.74659420289855">
            <text:p>1.7465942029</text:p>
          </table:table-cell>
        </table:table-row>
        <table:table-row table:style-name="ro2">
          <table:table-cell office:value-type="float" office:value="2685">
            <text:p>2685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0.477707006369427">
            <text:p>0.4777070064</text:p>
          </table:table-cell>
          <table:table-cell office:value-type="float" office:value="1.73617834394904">
            <text:p>1.7361783439</text:p>
          </table:table-cell>
        </table:table-row>
        <table:table-row table:style-name="ro2">
          <table:table-cell office:value-type="float" office:value="2310">
            <text:p>2310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0.477611940298507">
            <text:p>0.4776119403</text:p>
          </table:table-cell>
          <table:table-cell office:value-type="float" office:value="1.72940298507463">
            <text:p>1.7294029851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office:value-type="float" office:value="0.47741935483871">
            <text:p>0.4774193548</text:p>
          </table:table-cell>
          <table:table-cell office:value-type="float" office:value="1.78483870967742">
            <text:p>1.7848387097</text:p>
          </table:table-cell>
        </table:table-row>
        <table:table-row table:style-name="ro2">
          <table:table-cell office:value-type="float" office:value="2416">
            <text:p>2416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0.477064220183486">
            <text:p>0.4770642202</text:p>
          </table:table-cell>
          <table:table-cell office:value-type="float" office:value="1.75743119266055">
            <text:p>1.7574311927</text:p>
          </table:table-cell>
        </table:table-row>
        <table:table-row table:style-name="ro2" table:visibility="filter">
          <table:table-cell office:value-type="float" office:value="2623">
            <text:p>262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0.476744186046512">
            <text:p>0.476744186</text:p>
          </table:table-cell>
          <table:table-cell office:value-type="float" office:value="1.72720930232558">
            <text:p>1.7272093023</text:p>
          </table:table-cell>
        </table:table-row>
        <table:table-row table:style-name="ro2">
          <table:table-cell office:value-type="float" office:value="3355">
            <text:p>3355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0.4765625">
            <text:p>0.4765625</text:p>
          </table:table-cell>
          <table:table-cell office:value-type="float" office:value="1.72453125">
            <text:p>1.72453125</text:p>
          </table:table-cell>
        </table:table-row>
        <table:table-row table:style-name="ro2" table:visibility="filter">
          <table:table-cell office:value-type="float" office:value="2280">
            <text:p>228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81809523809524">
            <text:p>1.8180952381</text:p>
          </table:table-cell>
        </table:table-row>
        <table:table-row table:style-name="ro2" table:visibility="filter">
          <table:table-cell office:value-type="float" office:value="2502">
            <text:p>250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1.76095238095238">
            <text:p>1.760952381</text:p>
          </table:table-cell>
        </table:table-row>
        <table:table-row table:style-name="ro2" table:visibility="filter">
          <table:table-cell office:value-type="float" office:value="2619">
            <text:p>2619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476190476190476">
            <text:p>0.4761904762</text:p>
          </table:table-cell>
          <table:table-cell office:value-type="float" office:value="1.7552380952381">
            <text:p>1.7552380952</text:p>
          </table:table-cell>
        </table:table-row>
        <table:table-row table:style-name="ro2" table:visibility="filter">
          <table:table-cell office:value-type="float" office:value="2770">
            <text:p>277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7084126984127">
            <text:p>1.7084126984</text:p>
          </table:table-cell>
        </table:table-row>
        <table:table-row table:style-name="ro2" table:visibility="filter">
          <table:table-cell office:value-type="float" office:value="3640">
            <text:p>364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76190476190476">
            <text:p>0.4761904762</text:p>
          </table:table-cell>
          <table:table-cell office:value-type="float" office:value="1.67952380952381">
            <text:p>1.6795238095</text:p>
          </table:table-cell>
        </table:table-row>
        <table:table-row table:style-name="ro2" table:visibility="filter">
          <table:table-cell office:value-type="float" office:value="3862">
            <text:p>386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.475609756097561">
            <text:p>0.4756097561</text:p>
          </table:table-cell>
          <table:table-cell office:value-type="float" office:value="1.74463414634146">
            <text:p>1.7446341463</text:p>
          </table:table-cell>
        </table:table-row>
        <table:table-row table:style-name="ro2" table:visibility="filter">
          <table:table-cell office:value-type="float" office:value="3784">
            <text:p>3784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475409836065574">
            <text:p>0.4754098361</text:p>
          </table:table-cell>
          <table:table-cell office:value-type="float" office:value="1.6644262295082">
            <text:p>1.6644262295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75">
            <text:p>0.475</text:p>
          </table:table-cell>
          <table:table-cell office:value-type="float" office:value="1.7485">
            <text:p>1.7485</text:p>
          </table:table-cell>
        </table:table-row>
        <table:table-row table:style-name="ro2">
          <table:table-cell office:value-type="float" office:value="2261">
            <text:p>2261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0.474789915966386">
            <text:p>0.474789916</text:p>
          </table:table-cell>
          <table:table-cell office:value-type="float" office:value="1.74521008403361">
            <text:p>1.745210084</text:p>
          </table:table-cell>
        </table:table-row>
        <table:table-row table:style-name="ro2" table:visibility="filter">
          <table:table-cell office:value-type="float" office:value="2264">
            <text:p>2264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0.474576271186441">
            <text:p>0.4745762712</text:p>
          </table:table-cell>
          <table:table-cell office:value-type="float" office:value="1.78457627118644">
            <text:p>1.7845762712</text:p>
          </table:table-cell>
        </table:table-row>
        <table:table-row table:style-name="ro2">
          <table:table-cell office:value-type="float" office:value="2542">
            <text:p>254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0.474489795918367">
            <text:p>0.4744897959</text:p>
          </table:table-cell>
          <table:table-cell office:value-type="float" office:value="1.73112244897959">
            <text:p>1.731122449</text:p>
          </table:table-cell>
        </table:table-row>
        <table:table-row table:style-name="ro2" table:visibility="filter">
          <table:table-cell office:value-type="float" office:value="2122">
            <text:p>212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74263157894737">
            <text:p>1.7426315789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73684210526316">
            <text:p>0.4736842105</text:p>
          </table:table-cell>
          <table:table-cell office:value-type="float" office:value="1.72368421052632">
            <text:p>1.7236842105</text:p>
          </table:table-cell>
        </table:table-row>
        <table:table-row table:style-name="ro2">
          <table:table-cell office:value-type="float" office:value="2541">
            <text:p>254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72666666666667">
            <text:p>1.7266666667</text:p>
          </table:table-cell>
        </table:table-row>
        <table:table-row table:style-name="ro2">
          <table:table-cell office:value-type="float" office:value="3186">
            <text:p>3186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70654135338346">
            <text:p>1.7065413534</text:p>
          </table:table-cell>
        </table:table-row>
        <table:table-row table:style-name="ro2" table:visibility="filter">
          <table:table-cell office:value-type="float" office:value="3373">
            <text:p>3373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580">
            <text:p>3580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.473684210526316">
            <text:p>0.4736842105</text:p>
          </table:table-cell>
          <table:table-cell office:value-type="float" office:value="1.685">
            <text:p>1.685</text:p>
          </table:table-cell>
        </table:table-row>
        <table:table-row table:style-name="ro2">
          <table:table-cell office:value-type="float" office:value="2368">
            <text:p>2368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.473282442748092">
            <text:p>0.4732824427</text:p>
          </table:table-cell>
          <table:table-cell office:value-type="float" office:value="1.77942748091603">
            <text:p>1.7794274809</text:p>
          </table:table-cell>
        </table:table-row>
        <table:table-row table:style-name="ro2" table:visibility="filter">
          <table:table-cell office:value-type="float" office:value="2168">
            <text:p>216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472727272727273">
            <text:p>0.4727272727</text:p>
          </table:table-cell>
          <table:table-cell office:value-type="float" office:value="1.76072727272727">
            <text:p>1.7607272727</text:p>
          </table:table-cell>
        </table:table-row>
        <table:table-row table:style-name="ro2" table:visibility="filter">
          <table:table-cell office:value-type="float" office:value="3682">
            <text:p>368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72727272727273">
            <text:p>0.4727272727</text:p>
          </table:table-cell>
          <table:table-cell office:value-type="float" office:value="1.64018181818182">
            <text:p>1.6401818182</text:p>
          </table:table-cell>
        </table:table-row>
        <table:table-row table:style-name="ro2">
          <table:table-cell office:value-type="float" office:value="2536">
            <text:p>253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0.472527472527472">
            <text:p>0.4725274725</text:p>
          </table:table-cell>
          <table:table-cell office:value-type="float" office:value="1.78142857142857">
            <text:p>1.7814285714</text:p>
          </table:table-cell>
        </table:table-row>
        <table:table-row table:style-name="ro2">
          <table:table-cell office:value-type="float" office:value="2609">
            <text:p>2609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0.472527472527472">
            <text:p>0.4725274725</text:p>
          </table:table-cell>
          <table:table-cell office:value-type="float" office:value="1.75175824175824">
            <text:p>1.7517582418</text:p>
          </table:table-cell>
        </table:table-row>
        <table:table-row table:style-name="ro2" table:visibility="filter">
          <table:table-cell office:value-type="float" office:value="2303">
            <text:p>230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0.472222222222222">
            <text:p>0.4722222222</text:p>
          </table:table-cell>
          <table:table-cell office:value-type="float" office:value="1.72180555555556">
            <text:p>1.7218055556</text:p>
          </table:table-cell>
        </table:table-row>
        <table:table-row table:style-name="ro2" table:visibility="filter">
          <table:table-cell office:value-type="float" office:value="2388">
            <text:p>2388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72222222222222">
            <text:p>0.4722222222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371">
            <text:p>337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72222222222222">
            <text:p>0.4722222222</text:p>
          </table:table-cell>
          <table:table-cell office:value-type="float" office:value="1.75111111111111">
            <text:p>1.7511111111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0.47112462006079">
            <text:p>0.4711246201</text:p>
          </table:table-cell>
          <table:table-cell office:value-type="float" office:value="1.72398176291793">
            <text:p>1.7239817629</text:p>
          </table:table-cell>
        </table:table-row>
        <table:table-row table:style-name="ro2" table:visibility="filter">
          <table:table-cell office:value-type="float" office:value="3128">
            <text:p>312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67294117647059">
            <text:p>1.6729411765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74705882352941">
            <text:p>1.7470588235</text:p>
          </table:table-cell>
        </table:table-row>
        <table:table-row table:style-name="ro2" table:visibility="filter">
          <table:table-cell office:value-type="float" office:value="3506">
            <text:p>3506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70588235294118">
            <text:p>0.4705882353</text:p>
          </table:table-cell>
          <table:table-cell office:value-type="float" office:value="1.65">
            <text:p>1.65</text:p>
          </table:table-cell>
        </table:table-row>
        <table:table-row table:style-name="ro2">
          <table:table-cell office:value-type="float" office:value="2262">
            <text:p>226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0.469879518072289">
            <text:p>0.4698795181</text:p>
          </table:table-cell>
          <table:table-cell office:value-type="float" office:value="1.76253012048193">
            <text:p>1.7625301205</text:p>
          </table:table-cell>
        </table:table-row>
        <table:table-row table:style-name="ro2" table:visibility="filter">
          <table:table-cell office:value-type="float" office:value="2164">
            <text:p>216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469387755102041">
            <text:p>0.4693877551</text:p>
          </table:table-cell>
          <table:table-cell office:value-type="float" office:value="1.7565306122449">
            <text:p>1.7565306122</text:p>
          </table:table-cell>
        </table:table-row>
        <table:table-row table:style-name="ro2" table:visibility="filter">
          <table:table-cell office:value-type="float" office:value="1962">
            <text:p>196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6875">
            <text:p>0.46875</text:p>
          </table:table-cell>
          <table:table-cell office:value-type="float" office:value="1.7253125">
            <text:p>1.7253125</text:p>
          </table:table-cell>
        </table:table-row>
        <table:table-row table:style-name="ro2" table:visibility="filter">
          <table:table-cell office:value-type="float" office:value="2205">
            <text:p>220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6875">
            <text:p>0.46875</text:p>
          </table:table-cell>
          <table:table-cell office:value-type="float" office:value="1.719375">
            <text:p>1.719375</text:p>
          </table:table-cell>
        </table:table-row>
        <table:table-row table:style-name="ro2">
          <table:table-cell office:value-type="float" office:value="2255">
            <text:p>2255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0.468531468531469">
            <text:p>0.4685314685</text:p>
          </table:table-cell>
          <table:table-cell office:value-type="float" office:value="1.77755244755245">
            <text:p>1.7775524476</text:p>
          </table:table-cell>
        </table:table-row>
        <table:table-row table:style-name="ro2" table:visibility="filter">
          <table:table-cell office:value-type="float" office:value="2696">
            <text:p>2696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0.468085106382979">
            <text:p>0.4680851064</text:p>
          </table:table-cell>
          <table:table-cell office:value-type="float" office:value="1.71968085106383">
            <text:p>1.7196808511</text:p>
          </table:table-cell>
        </table:table-row>
        <table:table-row table:style-name="ro2" table:visibility="filter">
          <table:table-cell office:value-type="float" office:value="2442">
            <text:p>244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752">
            <text:p>1.752</text:p>
          </table:table-cell>
        </table:table-row>
        <table:table-row table:style-name="ro2" table:visibility="filter">
          <table:table-cell office:value-type="float" office:value="2811">
            <text:p>281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71677777777778">
            <text:p>1.7167777778</text:p>
          </table:table-cell>
        </table:table-row>
        <table:table-row table:style-name="ro2" table:visibility="filter">
          <table:table-cell office:value-type="float" office:value="2897">
            <text:p>289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61866666666667">
            <text:p>1.6186666667</text:p>
          </table:table-cell>
        </table:table-row>
        <table:table-row table:style-name="ro2" table:visibility="filter">
          <table:table-cell office:value-type="float" office:value="2918">
            <text:p>291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4755555555556">
            <text:p>1.6475555556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6666666666667">
            <text:p>0.4666666667</text:p>
          </table:table-cell>
          <table:table-cell office:value-type="float" office:value="1.66866666666667">
            <text:p>1.6686666667</text:p>
          </table:table-cell>
        </table:table-row>
        <table:table-row table:style-name="ro2" table:visibility="filter">
          <table:table-cell office:value-type="float" office:value="3274">
            <text:p>327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80466666666667">
            <text:p>1.8046666667</text:p>
          </table:table-cell>
        </table:table-row>
        <table:table-row table:style-name="ro2" table:visibility="filter">
          <table:table-cell office:value-type="float" office:value="3833">
            <text:p>383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66666666666667">
            <text:p>0.4666666667</text:p>
          </table:table-cell>
          <table:table-cell office:value-type="float" office:value="1.64766666666667">
            <text:p>1.6476666667</text:p>
          </table:table-cell>
        </table:table-row>
        <table:table-row table:style-name="ro2">
          <table:table-cell office:value-type="float" office:value="3162">
            <text:p>3162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466019417475728">
            <text:p>0.4660194175</text:p>
          </table:table-cell>
          <table:table-cell office:value-type="float" office:value="1.69038834951456">
            <text:p>1.6903883495</text:p>
          </table:table-cell>
        </table:table-row>
        <table:table-row table:style-name="ro2" table:visibility="filter">
          <table:table-cell office:value-type="float" office:value="3139">
            <text:p>313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0.465753424657534">
            <text:p>0.4657534247</text:p>
          </table:table-cell>
          <table:table-cell office:value-type="float" office:value="1.72684931506849">
            <text:p>1.7268493151</text:p>
          </table:table-cell>
        </table:table-row>
        <table:table-row table:style-name="ro2" table:visibility="filter">
          <table:table-cell office:value-type="float" office:value="2357">
            <text:p>2357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65116279069767">
            <text:p>0.4651162791</text:p>
          </table:table-cell>
          <table:table-cell office:value-type="float" office:value="1.79162790697674">
            <text:p>1.791627907</text:p>
          </table:table-cell>
        </table:table-row>
        <table:table-row table:style-name="ro2">
          <table:table-cell office:value-type="float" office:value="2569">
            <text:p>2569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0.46505376344086">
            <text:p>0.4650537634</text:p>
          </table:table-cell>
          <table:table-cell office:value-type="float" office:value="1.72043010752688">
            <text:p>1.7204301075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464788732394366">
            <text:p>0.4647887324</text:p>
          </table:table-cell>
          <table:table-cell office:value-type="float" office:value="1.75971830985915">
            <text:p>1.7597183099</text:p>
          </table:table-cell>
        </table:table-row>
        <table:table-row table:style-name="ro2" table:visibility="filter">
          <table:table-cell office:value-type="float" office:value="3800">
            <text:p>380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0.464788732394366">
            <text:p>0.4647887324</text:p>
          </table:table-cell>
          <table:table-cell office:value-type="float" office:value="1.70507042253521">
            <text:p>1.7050704225</text:p>
          </table:table-cell>
        </table:table-row>
        <table:table-row table:style-name="ro2">
          <table:table-cell office:value-type="float" office:value="2345">
            <text:p>2345</text:p>
          </table:table-cell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1.76957142857143">
            <text:p>1.7695714286</text:p>
          </table:table-cell>
        </table:table-row>
        <table:table-row table:style-name="ro2" table:visibility="filter">
          <table:table-cell office:value-type="float" office:value="2443">
            <text:p>244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64285714285714">
            <text:p>0.4642857143</text:p>
          </table:table-cell>
          <table:table-cell office:value-type="float" office:value="1.71035714285714">
            <text:p>1.7103571429</text:p>
          </table:table-cell>
        </table:table-row>
        <table:table-row table:style-name="ro2" table:visibility="filter">
          <table:table-cell office:value-type="float" office:value="3216">
            <text:p>321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1.69607142857143">
            <text:p>1.6960714286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464285714285714">
            <text:p>0.4642857143</text:p>
          </table:table-cell>
          <table:table-cell office:value-type="float" office:value="1.67285714285714">
            <text:p>1.6728571429</text:p>
          </table:table-cell>
        </table:table-row>
        <table:table-row table:style-name="ro2" table:visibility="filter">
          <table:table-cell office:value-type="float" office:value="2184">
            <text:p>218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63414634146341">
            <text:p>0.4634146341</text:p>
          </table:table-cell>
          <table:table-cell office:value-type="float" office:value="1.75024390243902">
            <text:p>1.7502439024</text:p>
          </table:table-cell>
        </table:table-row>
        <table:table-row table:style-name="ro2">
          <table:table-cell office:value-type="float" office:value="2352">
            <text:p>2352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0.463414634146341">
            <text:p>0.4634146341</text:p>
          </table:table-cell>
          <table:table-cell office:value-type="float" office:value="1.75455284552846">
            <text:p>1.7545528455</text:p>
          </table:table-cell>
        </table:table-row>
        <table:table-row table:style-name="ro2">
          <table:table-cell office:value-type="float" office:value="2220">
            <text:p>2220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.462264150943396">
            <text:p>0.4622641509</text:p>
          </table:table-cell>
          <table:table-cell office:value-type="float" office:value="1.7122641509434">
            <text:p>1.7122641509</text:p>
          </table:table-cell>
        </table:table-row>
        <table:table-row table:style-name="ro2">
          <table:table-cell office:value-type="float" office:value="2274">
            <text:p>2274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0.461818181818182">
            <text:p>0.4618181818</text:p>
          </table:table-cell>
          <table:table-cell office:value-type="float" office:value="1.72447272727273">
            <text:p>1.7244727273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4307692307692">
            <text:p>1.7430769231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81179487179487">
            <text:p>1.8117948718</text:p>
          </table:table-cell>
        </table:table-row>
        <table:table-row table:style-name="ro2" table:visibility="filter">
          <table:table-cell office:value-type="float" office:value="2378">
            <text:p>237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6538461538462">
            <text:p>1.7653846154</text:p>
          </table:table-cell>
        </table:table-row>
        <table:table-row table:style-name="ro2" table:visibility="filter">
          <table:table-cell office:value-type="float" office:value="3055">
            <text:p>3055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68065934065934">
            <text:p>1.6806593407</text:p>
          </table:table-cell>
        </table:table-row>
        <table:table-row table:style-name="ro2" table:visibility="filter">
          <table:table-cell office:value-type="float" office:value="3078">
            <text:p>307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63230769230769">
            <text:p>1.6323076923</text:p>
          </table:table-cell>
        </table:table-row>
        <table:table-row table:style-name="ro2" table:visibility="filter">
          <table:table-cell office:value-type="float" office:value="3201">
            <text:p>3201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69423076923077">
            <text:p>1.6942307692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68923076923077">
            <text:p>1.6892307692</text:p>
          </table:table-cell>
        </table:table-row>
        <table:table-row table:style-name="ro2" table:visibility="filter">
          <table:table-cell office:value-type="float" office:value="3410">
            <text:p>341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74923076923077">
            <text:p>1.7492307692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68076923076923">
            <text:p>1.6807692308</text:p>
          </table:table-cell>
        </table:table-row>
        <table:table-row table:style-name="ro2" table:visibility="filter">
          <table:table-cell office:value-type="float" office:value="3729">
            <text:p>37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61538461538462">
            <text:p>0.4615384615</text:p>
          </table:table-cell>
          <table:table-cell office:value-type="float" office:value="1.60538461538462">
            <text:p>1.6053846154</text:p>
          </table:table-cell>
        </table:table-row>
        <table:table-row table:style-name="ro2" table:visibility="filter">
          <table:table-cell office:value-type="float" office:value="3817">
            <text:p>381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61538461538462">
            <text:p>0.4615384615</text:p>
          </table:table-cell>
          <table:table-cell office:value-type="float" office:value="1.635">
            <text:p>1.635</text:p>
          </table:table-cell>
        </table:table-row>
        <table:table-row table:style-name="ro2">
          <table:table-cell office:value-type="float" office:value="2401">
            <text:p>2401</text:p>
          </table:table-cell>
          <table:table-cell office:value-type="float" office:value="165">
            <text:p>165</text:p>
          </table:table-cell>
          <table:table-cell office:value-type="float" office:value="1">
            <text:p>1</text:p>
          </table:table-cell>
          <table:table-cell office:value-type="float" office:value="0.460606060606061">
            <text:p>0.4606060606</text:p>
          </table:table-cell>
          <table:table-cell office:value-type="float" office:value="1.74636363636364">
            <text:p>1.7463636364</text:p>
          </table:table-cell>
        </table:table-row>
        <table:table-row table:style-name="ro2" table:visibility="filter">
          <table:table-cell office:value-type="float" office:value="2718">
            <text:p>2718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0.460526315789474">
            <text:p>0.4605263158</text:p>
          </table:table-cell>
          <table:table-cell office:value-type="float" office:value="1.77486842105263">
            <text:p>1.7748684211</text:p>
          </table:table-cell>
        </table:table-row>
        <table:table-row table:style-name="ro2" table:visibility="filter">
          <table:table-cell office:value-type="float" office:value="2850">
            <text:p>2850</text:p>
          </table:table-cell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0.460526315789474">
            <text:p>0.4605263158</text:p>
          </table:table-cell>
          <table:table-cell office:value-type="float" office:value="1.65026315789474">
            <text:p>1.6502631579</text:p>
          </table:table-cell>
        </table:table-row>
        <table:table-row table:style-name="ro2">
          <table:table-cell office:value-type="float" office:value="2640">
            <text:p>2640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0.460176991150443">
            <text:p>0.4601769912</text:p>
          </table:table-cell>
          <table:table-cell office:value-type="float" office:value="1.75672566371681">
            <text:p>1.7567256637</text:p>
          </table:table-cell>
        </table:table-row>
        <table:table-row table:style-name="ro2" table:visibility="filter">
          <table:table-cell office:value-type="float" office:value="2036">
            <text:p>2036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45945945945946">
            <text:p>0.4594594595</text:p>
          </table:table-cell>
          <table:table-cell office:value-type="float" office:value="1.77891891891892">
            <text:p>1.7789189189</text:p>
          </table:table-cell>
        </table:table-row>
        <table:table-row table:style-name="ro2" table:visibility="filter">
          <table:table-cell office:value-type="float" office:value="2195">
            <text:p>21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0.45945945945946">
            <text:p>0.4594594595</text:p>
          </table:table-cell>
          <table:table-cell office:value-type="float" office:value="1.66648648648649">
            <text:p>1.6664864865</text:p>
          </table:table-cell>
        </table:table-row>
        <table:table-row table:style-name="ro2" table:visibility="filter">
          <table:table-cell office:value-type="float" office:value="2867">
            <text:p>2867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0.45945945945946">
            <text:p>0.4594594595</text:p>
          </table:table-cell>
          <table:table-cell office:value-type="float" office:value="1.65189189189189">
            <text:p>1.6518918919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5945945945946">
            <text:p>0.4594594595</text:p>
          </table:table-cell>
          <table:table-cell office:value-type="float" office:value="1.73054054054054">
            <text:p>1.7305405405</text:p>
          </table:table-cell>
        </table:table-row>
        <table:table-row table:style-name="ro2" table:visibility="filter">
          <table:table-cell office:value-type="float" office:value="1951">
            <text:p>1951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0.459016393442623">
            <text:p>0.4590163934</text:p>
          </table:table-cell>
          <table:table-cell office:value-type="float" office:value="1.79393442622951">
            <text:p>1.7939344262</text:p>
          </table:table-cell>
        </table:table-row>
        <table:table-row table:style-name="ro2" table:visibility="filter">
          <table:table-cell office:value-type="float" office:value="2293">
            <text:p>229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58333333333333">
            <text:p>0.4583333333</text:p>
          </table:table-cell>
          <table:table-cell office:value-type="float" office:value="1.72125">
            <text:p>1.72125</text:p>
          </table:table-cell>
        </table:table-row>
        <table:table-row table:style-name="ro2" table:visibility="filter">
          <table:table-cell office:value-type="float" office:value="2823">
            <text:p>28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58333333333333">
            <text:p>0.4583333333</text:p>
          </table:table-cell>
          <table:table-cell office:value-type="float" office:value="1.60083333333333">
            <text:p>1.6008333333</text:p>
          </table:table-cell>
        </table:table-row>
        <table:table-row table:style-name="ro2" table:visibility="filter">
          <table:table-cell office:value-type="float" office:value="3820">
            <text:p>38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458333333333333">
            <text:p>0.4583333333</text:p>
          </table:table-cell>
          <table:table-cell office:value-type="float" office:value="1.68583333333333">
            <text:p>1.6858333333</text:p>
          </table:table-cell>
        </table:table-row>
        <table:table-row table:style-name="ro2">
          <table:table-cell office:value-type="float" office:value="2088">
            <text:p>208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0.457627118644068">
            <text:p>0.4576271186</text:p>
          </table:table-cell>
          <table:table-cell office:value-type="float" office:value="1.71669491525424">
            <text:p>1.7166949153</text:p>
          </table:table-cell>
        </table:table-row>
        <table:table-row table:style-name="ro2" table:visibility="filter">
          <table:table-cell office:value-type="float" office:value="3117">
            <text:p>3117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.45679012345679">
            <text:p>0.4567901235</text:p>
          </table:table-cell>
          <table:table-cell office:value-type="float" office:value="1.69148148148148">
            <text:p>1.6914814815</text:p>
          </table:table-cell>
        </table:table-row>
        <table:table-row table:style-name="ro2" table:visibility="filter">
          <table:table-cell office:value-type="float" office:value="2448">
            <text:p>2448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.455555555555556">
            <text:p>0.4555555556</text:p>
          </table:table-cell>
          <table:table-cell office:value-type="float" office:value="1.72566666666667">
            <text:p>1.7256666667</text:p>
          </table:table-cell>
        </table:table-row>
        <table:table-row table:style-name="ro2">
          <table:table-cell office:value-type="float" office:value="2678">
            <text:p>2678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0.455056179775281">
            <text:p>0.4550561798</text:p>
          </table:table-cell>
          <table:table-cell office:value-type="float" office:value="1.76539325842697">
            <text:p>1.7653932584</text:p>
          </table:table-cell>
        </table:table-row>
        <table:table-row table:style-name="ro2" table:visibility="filter">
          <table:table-cell office:value-type="float" office:value="2248">
            <text:p>224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354">
            <text:p>235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5772727272727">
            <text:p>1.7577272727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8181818181818">
            <text:p>1.7818181818</text:p>
          </table:table-cell>
        </table:table-row>
        <table:table-row table:style-name="ro2" table:visibility="filter">
          <table:table-cell office:value-type="float" office:value="2379">
            <text:p>237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82454545454545">
            <text:p>1.8245454545</text:p>
          </table:table-cell>
        </table:table-row>
        <table:table-row table:style-name="ro2" table:visibility="filter">
          <table:table-cell office:value-type="float" office:value="2426">
            <text:p>242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2545454545455">
            <text:p>1.7254545455</text:p>
          </table:table-cell>
        </table:table-row>
        <table:table-row table:style-name="ro2" table:visibility="filter">
          <table:table-cell office:value-type="float" office:value="2512">
            <text:p>25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8454545454545">
            <text:p>1.6845454545</text:p>
          </table:table-cell>
        </table:table-row>
        <table:table-row table:style-name="ro2" table:visibility="filter">
          <table:table-cell office:value-type="float" office:value="2666">
            <text:p>266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0090909090909">
            <text:p>1.7009090909</text:p>
          </table:table-cell>
        </table:table-row>
        <table:table-row table:style-name="ro2" table:visibility="filter">
          <table:table-cell office:value-type="float" office:value="2732">
            <text:p>273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9818181818182">
            <text:p>1.6981818182</text:p>
          </table:table-cell>
        </table:table-row>
        <table:table-row table:style-name="ro2" table:visibility="filter">
          <table:table-cell office:value-type="float" office:value="2752">
            <text:p>275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869696969697">
            <text:p>1.786969697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5272727272727">
            <text:p>1.6527272727</text:p>
          </table:table-cell>
        </table:table-row>
        <table:table-row table:style-name="ro2" table:visibility="filter">
          <table:table-cell office:value-type="float" office:value="3214">
            <text:p>321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279">
            <text:p>327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72727272727273">
            <text:p>1.7272727273</text:p>
          </table:table-cell>
        </table:table-row>
        <table:table-row table:style-name="ro2" table:visibility="filter">
          <table:table-cell office:value-type="float" office:value="3285">
            <text:p>328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1727272727273">
            <text:p>1.7172727273</text:p>
          </table:table-cell>
        </table:table-row>
        <table:table-row table:style-name="ro2" table:visibility="filter">
          <table:table-cell office:value-type="float" office:value="3528">
            <text:p>3528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71136363636364">
            <text:p>1.7113636364</text:p>
          </table:table-cell>
        </table:table-row>
        <table:table-row table:style-name="ro2" table:visibility="filter">
          <table:table-cell office:value-type="float" office:value="3603">
            <text:p>360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454545454545455">
            <text:p>0.4545454545</text:p>
          </table:table-cell>
          <table:table-cell office:value-type="float" office:value="1.65636363636364">
            <text:p>1.6563636364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4181818181818">
            <text:p>1.6418181818</text:p>
          </table:table-cell>
        </table:table-row>
        <table:table-row table:style-name="ro2" table:visibility="filter">
          <table:table-cell office:value-type="float" office:value="3771">
            <text:p>377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54545454545455">
            <text:p>0.4545454545</text:p>
          </table:table-cell>
          <table:table-cell office:value-type="float" office:value="1.62363636363636">
            <text:p>1.6236363636</text:p>
          </table:table-cell>
        </table:table-row>
        <table:table-row table:style-name="ro2" table:visibility="filter">
          <table:table-cell office:value-type="float" office:value="2220">
            <text:p>222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0.453333333333333">
            <text:p>0.4533333333</text:p>
          </table:table-cell>
          <table:table-cell office:value-type="float" office:value="1.72946666666667">
            <text:p>1.7294666667</text:p>
          </table:table-cell>
        </table:table-row>
        <table:table-row table:style-name="ro2" table:visibility="filter">
          <table:table-cell office:value-type="float" office:value="2334">
            <text:p>2334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0.453333333333333">
            <text:p>0.4533333333</text:p>
          </table:table-cell>
          <table:table-cell office:value-type="float" office:value="1.6828">
            <text:p>1.6828</text:p>
          </table:table-cell>
        </table:table-row>
        <table:table-row table:style-name="ro2">
          <table:table-cell office:value-type="float" office:value="2618">
            <text:p>2618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0.453237410071943">
            <text:p>0.4532374101</text:p>
          </table:table-cell>
          <table:table-cell office:value-type="float" office:value="1.79539568345324">
            <text:p>1.7953956835</text:p>
          </table:table-cell>
        </table:table-row>
        <table:table-row table:style-name="ro2" table:visibility="filter">
          <table:table-cell office:value-type="float" office:value="2291">
            <text:p>2291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0.452380952380952">
            <text:p>0.4523809524</text:p>
          </table:table-cell>
          <table:table-cell office:value-type="float" office:value="1.72559523809524">
            <text:p>1.7255952381</text:p>
          </table:table-cell>
        </table:table-row>
        <table:table-row table:style-name="ro2">
          <table:table-cell office:value-type="float" office:value="2554">
            <text:p>2554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0.452261306532663">
            <text:p>0.4522613065</text:p>
          </table:table-cell>
          <table:table-cell office:value-type="float" office:value="1.7678391959799">
            <text:p>1.767839196</text:p>
          </table:table-cell>
        </table:table-row>
        <table:table-row table:style-name="ro2">
          <table:table-cell office:value-type="float" office:value="2240">
            <text:p>2240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0.452229299363057">
            <text:p>0.4522292994</text:p>
          </table:table-cell>
          <table:table-cell office:value-type="float" office:value="1.8228025477707">
            <text:p>1.8228025478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0.451923076923077">
            <text:p>0.4519230769</text:p>
          </table:table-cell>
          <table:table-cell office:value-type="float" office:value="1.69692307692308">
            <text:p>1.6969230769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0.451923076923077">
            <text:p>0.4519230769</text:p>
          </table:table-cell>
          <table:table-cell office:value-type="float" office:value="1.66596153846154">
            <text:p>1.6659615385</text:p>
          </table:table-cell>
        </table:table-row>
        <table:table-row table:style-name="ro2" table:visibility="filter">
          <table:table-cell office:value-type="float" office:value="2833">
            <text:p>283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51612903225806">
            <text:p>0.4516129032</text:p>
          </table:table-cell>
          <table:table-cell office:value-type="float" office:value="1.68967741935484">
            <text:p>1.6896774194</text:p>
          </table:table-cell>
        </table:table-row>
        <table:table-row table:style-name="ro2" table:visibility="filter">
          <table:table-cell office:value-type="float" office:value="2972">
            <text:p>2972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0.451612903225806">
            <text:p>0.4516129032</text:p>
          </table:table-cell>
          <table:table-cell office:value-type="float" office:value="1.64838709677419">
            <text:p>1.6483870968</text:p>
          </table:table-cell>
        </table:table-row>
        <table:table-row table:style-name="ro2" table:visibility="filter">
          <table:table-cell office:value-type="float" office:value="2989">
            <text:p>2989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.451612903225806">
            <text:p>0.4516129032</text:p>
          </table:table-cell>
          <table:table-cell office:value-type="float" office:value="1.62516129032258">
            <text:p>1.6251612903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0.451298701298701">
            <text:p>0.4512987013</text:p>
          </table:table-cell>
          <table:table-cell office:value-type="float" office:value="1.76951298701299">
            <text:p>1.769512987</text:p>
          </table:table-cell>
        </table:table-row>
        <table:table-row table:style-name="ro2">
          <table:table-cell office:value-type="float" office:value="2589">
            <text:p>2589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0.451219512195122">
            <text:p>0.4512195122</text:p>
          </table:table-cell>
          <table:table-cell office:value-type="float" office:value="1.80579268292683">
            <text:p>1.8057926829</text:p>
          </table:table-cell>
        </table:table-row>
        <table:table-row table:style-name="ro2" table:visibility="filter">
          <table:table-cell office:value-type="float" office:value="2281">
            <text:p>228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1.734">
            <text:p>1.734</text:p>
          </table:table-cell>
        </table:table-row>
        <table:table-row table:style-name="ro2" table:visibility="filter">
          <table:table-cell office:value-type="float" office:value="2316">
            <text:p>231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71766666666667">
            <text:p>1.7176666667</text:p>
          </table:table-cell>
        </table:table-row>
        <table:table-row table:style-name="ro2" table:visibility="filter">
          <table:table-cell office:value-type="float" office:value="2410">
            <text:p>2410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45">
            <text:p>0.45</text:p>
          </table:table-cell>
          <table:table-cell office:value-type="float" office:value="1.6935">
            <text:p>1.6935</text:p>
          </table:table-cell>
        </table:table-row>
        <table:table-row table:style-name="ro2" table:visibility="filter">
          <table:table-cell office:value-type="float" office:value="2797">
            <text:p>279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629">
            <text:p>1.629</text:p>
          </table:table-cell>
        </table:table-row>
        <table:table-row table:style-name="ro2" table:visibility="filter">
          <table:table-cell office:value-type="float" office:value="2987">
            <text:p>298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6295">
            <text:p>1.6295</text:p>
          </table:table-cell>
        </table:table-row>
        <table:table-row table:style-name="ro2" table:visibility="filter">
          <table:table-cell office:value-type="float" office:value="3517">
            <text:p>3517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1.6815">
            <text:p>1.6815</text:p>
          </table:table-cell>
        </table:table-row>
        <table:table-row table:style-name="ro2" table:visibility="filter">
          <table:table-cell office:value-type="float" office:value="2532">
            <text:p>253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0.448979591836735">
            <text:p>0.4489795918</text:p>
          </table:table-cell>
          <table:table-cell office:value-type="float" office:value="1.69408163265306">
            <text:p>1.6940816327</text:p>
          </table:table-cell>
        </table:table-row>
        <table:table-row table:style-name="ro2">
          <table:table-cell office:value-type="float" office:value="3211">
            <text:p>3211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0.448275862068966">
            <text:p>0.4482758621</text:p>
          </table:table-cell>
          <table:table-cell office:value-type="float" office:value="1.59034482758621">
            <text:p>1.5903448276</text:p>
          </table:table-cell>
        </table:table-row>
        <table:table-row table:style-name="ro2">
          <table:table-cell office:value-type="float" office:value="3454">
            <text:p>3454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0.448275862068966">
            <text:p>0.4482758621</text:p>
          </table:table-cell>
          <table:table-cell office:value-type="float" office:value="1.77855172413793">
            <text:p>1.7785517241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0.447674418604651">
            <text:p>0.4476744186</text:p>
          </table:table-cell>
          <table:table-cell office:value-type="float" office:value="1.75406976744186">
            <text:p>1.7540697674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47368421052632">
            <text:p>0.4473684211</text:p>
          </table:table-cell>
          <table:table-cell office:value-type="float" office:value="1.70684210526316">
            <text:p>1.7068421053</text:p>
          </table:table-cell>
        </table:table-row>
        <table:table-row table:style-name="ro2" table:visibility="filter">
          <table:table-cell office:value-type="float" office:value="1999">
            <text:p>1999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46808510638298">
            <text:p>0.4468085106</text:p>
          </table:table-cell>
          <table:table-cell office:value-type="float" office:value="1.71212765957447">
            <text:p>1.7121276596</text:p>
          </table:table-cell>
        </table:table-row>
        <table:table-row table:style-name="ro2">
          <table:table-cell office:value-type="float" office:value="2364">
            <text:p>2364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0.446601941747573">
            <text:p>0.4466019417</text:p>
          </table:table-cell>
          <table:table-cell office:value-type="float" office:value="1.73271844660194">
            <text:p>1.7327184466</text:p>
          </table:table-cell>
        </table:table-row>
        <table:table-row table:style-name="ro2">
          <table:table-cell office:value-type="float" office:value="2835">
            <text:p>2835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0.446428571428571">
            <text:p>0.4464285714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2620">
            <text:p>262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0.445652173913043">
            <text:p>0.4456521739</text:p>
          </table:table-cell>
          <table:table-cell office:value-type="float" office:value="1.75260869565217">
            <text:p>1.7526086957</text:p>
          </table:table-cell>
        </table:table-row>
        <table:table-row table:style-name="ro2" table:visibility="filter">
          <table:table-cell office:value-type="float" office:value="1932">
            <text:p>193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81111111111111">
            <text:p>1.8111111111</text:p>
          </table:table-cell>
        </table:table-row>
        <table:table-row table:style-name="ro2" table:visibility="filter">
          <table:table-cell office:value-type="float" office:value="2001">
            <text:p>200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049">
            <text:p>204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80055555555556">
            <text:p>1.8005555556</text:p>
          </table:table-cell>
        </table:table-row>
        <table:table-row table:style-name="ro2" table:visibility="filter">
          <table:table-cell office:value-type="float" office:value="2065">
            <text:p>206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1777777777778">
            <text:p>1.7177777778</text:p>
          </table:table-cell>
        </table:table-row>
        <table:table-row table:style-name="ro2" table:visibility="filter">
          <table:table-cell office:value-type="float" office:value="2090">
            <text:p>209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1111111111111">
            <text:p>1.7111111111</text:p>
          </table:table-cell>
        </table:table-row>
        <table:table-row table:style-name="ro2" table:visibility="filter">
          <table:table-cell office:value-type="float" office:value="2271">
            <text:p>227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2439">
            <text:p>243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8187037037037">
            <text:p>1.8187037037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3777777777778">
            <text:p>1.7377777778</text:p>
          </table:table-cell>
        </table:table-row>
        <table:table-row table:style-name="ro2" table:visibility="filter">
          <table:table-cell office:value-type="float" office:value="2518">
            <text:p>2518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82055555555556">
            <text:p>1.8205555556</text:p>
          </table:table-cell>
        </table:table-row>
        <table:table-row table:style-name="ro2" table:visibility="filter">
          <table:table-cell office:value-type="float" office:value="2551">
            <text:p>2551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78488888888889">
            <text:p>1.7848888889</text:p>
          </table:table-cell>
        </table:table-row>
        <table:table-row table:style-name="ro2" table:visibility="filter">
          <table:table-cell office:value-type="float" office:value="2689">
            <text:p>2689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2846">
            <text:p>2846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5722222222222">
            <text:p>1.6572222222</text:p>
          </table:table-cell>
        </table:table-row>
        <table:table-row table:style-name="ro2" table:visibility="filter">
          <table:table-cell office:value-type="float" office:value="3146">
            <text:p>314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195">
            <text:p>3195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6777777777778">
            <text:p>1.6677777778</text:p>
          </table:table-cell>
        </table:table-row>
        <table:table-row table:style-name="ro2" table:visibility="filter">
          <table:table-cell office:value-type="float" office:value="3502">
            <text:p>350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63111111111111">
            <text:p>1.6311111111</text:p>
          </table:table-cell>
        </table:table-row>
        <table:table-row table:style-name="ro2" table:visibility="filter">
          <table:table-cell office:value-type="float" office:value="3627">
            <text:p>362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444444444444444">
            <text:p>0.4444444444</text:p>
          </table:table-cell>
          <table:table-cell office:value-type="float" office:value="1.55444444444444">
            <text:p>1.5544444444</text:p>
          </table:table-cell>
        </table:table-row>
        <table:table-row table:style-name="ro2" table:visibility="filter">
          <table:table-cell office:value-type="float" office:value="3668">
            <text:p>366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4555555555556">
            <text:p>1.6455555556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444444444444444">
            <text:p>0.4444444444</text:p>
          </table:table-cell>
          <table:table-cell office:value-type="float" office:value="1.61777777777778">
            <text:p>1.6177777778</text:p>
          </table:table-cell>
        </table:table-row>
        <table:table-row table:style-name="ro2">
          <table:table-cell office:value-type="float" office:value="2671">
            <text:p>2671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0.443548387096774">
            <text:p>0.4435483871</text:p>
          </table:table-cell>
          <table:table-cell office:value-type="float" office:value="1.74556451612903">
            <text:p>1.7455645161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443181818181818">
            <text:p>0.4431818182</text:p>
          </table:table-cell>
          <table:table-cell office:value-type="float" office:value="1.72272727272727">
            <text:p>1.7227272727</text:p>
          </table:table-cell>
        </table:table-row>
        <table:table-row table:style-name="ro2" table:visibility="filter">
          <table:table-cell office:value-type="float" office:value="2713">
            <text:p>271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.442307692307692">
            <text:p>0.4423076923</text:p>
          </table:table-cell>
          <table:table-cell office:value-type="float" office:value="1.70692307692308">
            <text:p>1.7069230769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0.441860465116279">
            <text:p>0.4418604651</text:p>
          </table:table-cell>
          <table:table-cell office:value-type="float" office:value="1.76023255813954">
            <text:p>1.7602325581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0.441860465116279">
            <text:p>0.4418604651</text:p>
          </table:table-cell>
          <table:table-cell office:value-type="float" office:value="1.68558139534884">
            <text:p>1.6855813953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0.441558441558442">
            <text:p>0.4415584416</text:p>
          </table:table-cell>
          <table:table-cell office:value-type="float" office:value="1.68409090909091">
            <text:p>1.6840909091</text:p>
          </table:table-cell>
        </table:table-row>
        <table:table-row table:style-name="ro2" table:visibility="filter">
          <table:table-cell office:value-type="float" office:value="2076">
            <text:p>2076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41176470588235">
            <text:p>0.4411764706</text:p>
          </table:table-cell>
          <table:table-cell office:value-type="float" office:value="1.69676470588235">
            <text:p>1.6967647059</text:p>
          </table:table-cell>
        </table:table-row>
        <table:table-row table:style-name="ro2" table:visibility="filter">
          <table:table-cell office:value-type="float" office:value="2310">
            <text:p>231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441176470588235">
            <text:p>0.4411764706</text:p>
          </table:table-cell>
          <table:table-cell office:value-type="float" office:value="1.75191176470588">
            <text:p>1.7519117647</text:p>
          </table:table-cell>
        </table:table-row>
        <table:table-row table:style-name="ro2" table:visibility="filter">
          <table:table-cell office:value-type="float" office:value="2586">
            <text:p>2586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41176470588235">
            <text:p>0.4411764706</text:p>
          </table:table-cell>
          <table:table-cell office:value-type="float" office:value="1.68794117647059">
            <text:p>1.6879411765</text:p>
          </table:table-cell>
        </table:table-row>
        <table:table-row table:style-name="ro2" table:visibility="filter">
          <table:table-cell office:value-type="float" office:value="3211">
            <text:p>3211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41176470588235">
            <text:p>0.4411764706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1963">
            <text:p>196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440677966101695">
            <text:p>0.4406779661</text:p>
          </table:table-cell>
          <table:table-cell office:value-type="float" office:value="1.78491525423729">
            <text:p>1.7849152542</text:p>
          </table:table-cell>
        </table:table-row>
        <table:table-row table:style-name="ro2">
          <table:table-cell office:value-type="float" office:value="2616">
            <text:p>2616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office:value-type="float" office:value="1.80232">
            <text:p>1.80232</text:p>
          </table:table-cell>
        </table:table-row>
        <table:table-row table:style-name="ro2" table:visibility="filter">
          <table:table-cell office:value-type="float" office:value="2579">
            <text:p>2579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39024390243902">
            <text:p>0.4390243902</text:p>
          </table:table-cell>
          <table:table-cell office:value-type="float" office:value="1.71341463414634">
            <text:p>1.7134146341</text:p>
          </table:table-cell>
        </table:table-row>
        <table:table-row table:style-name="ro2" table:visibility="filter">
          <table:table-cell office:value-type="float" office:value="3407">
            <text:p>3407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.439024390243902">
            <text:p>0.4390243902</text:p>
          </table:table-cell>
          <table:table-cell office:value-type="float" office:value="1.70243902439024">
            <text:p>1.7024390244</text:p>
          </table:table-cell>
        </table:table-row>
        <table:table-row table:style-name="ro2">
          <table:table-cell office:value-type="float" office:value="2632">
            <text:p>263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0.438202247191011">
            <text:p>0.4382022472</text:p>
          </table:table-cell>
          <table:table-cell office:value-type="float" office:value="1.75668539325843">
            <text:p>1.7566853933</text:p>
          </table:table-cell>
        </table:table-row>
        <table:table-row table:style-name="ro2" table:visibility="filter">
          <table:table-cell office:value-type="float" office:value="2481">
            <text:p>248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713125">
            <text:p>1.713125</text:p>
          </table:table-cell>
        </table:table-row>
        <table:table-row table:style-name="ro2" table:visibility="filter">
          <table:table-cell office:value-type="float" office:value="2629">
            <text:p>2629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719375">
            <text:p>1.719375</text:p>
          </table:table-cell>
        </table:table-row>
        <table:table-row table:style-name="ro2">
          <table:table-cell office:value-type="float" office:value="2669">
            <text:p>2669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76357142857143">
            <text:p>1.7635714286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67875">
            <text:p>1.67875</text:p>
          </table:table-cell>
        </table:table-row>
        <table:table-row table:style-name="ro2" table:visibility="filter">
          <table:table-cell office:value-type="float" office:value="3367">
            <text:p>336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68625">
            <text:p>1.68625</text:p>
          </table:table-cell>
        </table:table-row>
        <table:table-row table:style-name="ro2" table:visibility="filter">
          <table:table-cell office:value-type="float" office:value="3395">
            <text:p>339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  <table:table-cell office:value-type="float" office:value="1.769375">
            <text:p>1.769375</text:p>
          </table:table-cell>
        </table:table-row>
        <table:table-row table:style-name="ro2" table:visibility="filter">
          <table:table-cell office:value-type="float" office:value="3604">
            <text:p>3604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4375">
            <text:p>0.4375</text:p>
          </table:table-cell>
          <table:table-cell office:value-type="float" office:value="1.783125">
            <text:p>1.783125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0.436363636363636">
            <text:p>0.4363636364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837">
            <text:p>2837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.436170212765958">
            <text:p>0.4361702128</text:p>
          </table:table-cell>
          <table:table-cell office:value-type="float" office:value="1.66340425531915">
            <text:p>1.6634042553</text:p>
          </table:table-cell>
        </table:table-row>
        <table:table-row table:style-name="ro2" table:visibility="filter">
          <table:table-cell office:value-type="float" office:value="3114">
            <text:p>3114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435483870967742">
            <text:p>0.435483871</text:p>
          </table:table-cell>
          <table:table-cell office:value-type="float" office:value="1.70935483870968">
            <text:p>1.7093548387</text:p>
          </table:table-cell>
        </table:table-row>
        <table:table-row table:style-name="ro2" table:visibility="filter">
          <table:table-cell office:value-type="float" office:value="2394">
            <text:p>239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434782608695652">
            <text:p>0.4347826087</text:p>
          </table:table-cell>
          <table:table-cell office:value-type="float" office:value="1.7695652173913">
            <text:p>1.7695652174</text:p>
          </table:table-cell>
        </table:table-row>
        <table:table-row table:style-name="ro2" table:visibility="filter">
          <table:table-cell office:value-type="float" office:value="3700">
            <text:p>3700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.434782608695652">
            <text:p>0.4347826087</text:p>
          </table:table-cell>
          <table:table-cell office:value-type="float" office:value="1.64434782608696">
            <text:p>1.6443478261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433333333333333">
            <text:p>0.4333333333</text:p>
          </table:table-cell>
          <table:table-cell office:value-type="float" office:value="1.74933333333333">
            <text:p>1.7493333333</text:p>
          </table:table-cell>
        </table:table-row>
        <table:table-row table:style-name="ro2" table:visibility="filter">
          <table:table-cell office:value-type="float" office:value="2570">
            <text:p>25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0.433333333333333">
            <text:p>0.4333333333</text:p>
          </table:table-cell>
          <table:table-cell office:value-type="float" office:value="1.726">
            <text:p>1.726</text:p>
          </table:table-cell>
        </table:table-row>
        <table:table-row table:style-name="ro2" table:visibility="filter">
          <table:table-cell office:value-type="float" office:value="2509">
            <text:p>2509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0.432432432432432">
            <text:p>0.4324324324</text:p>
          </table:table-cell>
          <table:table-cell office:value-type="float" office:value="1.84324324324324">
            <text:p>1.8432432432</text:p>
          </table:table-cell>
        </table:table-row>
        <table:table-row table:style-name="ro2" table:visibility="filter">
          <table:table-cell office:value-type="float" office:value="2720">
            <text:p>2720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.430769230769231">
            <text:p>0.4307692308</text:p>
          </table:table-cell>
          <table:table-cell office:value-type="float" office:value="1.73846153846154">
            <text:p>1.7384615385</text:p>
          </table:table-cell>
        </table:table-row>
        <table:table-row table:style-name="ro2" table:visibility="filter">
          <table:table-cell office:value-type="float" office:value="3131">
            <text:p>313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0.430555555555556">
            <text:p>0.4305555556</text:p>
          </table:table-cell>
          <table:table-cell office:value-type="float" office:value="1.71805555555556">
            <text:p>1.7180555556</text:p>
          </table:table-cell>
        </table:table-row>
        <table:table-row table:style-name="ro2" table:visibility="filter">
          <table:table-cell office:value-type="float" office:value="2080">
            <text:p>208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88071428571429">
            <text:p>1.8807142857</text:p>
          </table:table-cell>
        </table:table-row>
        <table:table-row table:style-name="ro2">
          <table:table-cell office:value-type="float" office:value="2087">
            <text:p>208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734126984127">
            <text:p>1.7734126984</text:p>
          </table:table-cell>
        </table:table-row>
        <table:table-row table:style-name="ro2" table:visibility="filter">
          <table:table-cell office:value-type="float" office:value="2181">
            <text:p>2181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952380952381">
            <text:p>1.7952380952</text:p>
          </table:table-cell>
        </table:table-row>
        <table:table-row table:style-name="ro2" table:visibility="filter">
          <table:table-cell office:value-type="float" office:value="2329">
            <text:p>232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80428571428571">
            <text:p>1.8042857143</text:p>
          </table:table-cell>
        </table:table-row>
        <table:table-row table:style-name="ro2" table:visibility="filter">
          <table:table-cell office:value-type="float" office:value="2330">
            <text:p>233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4285714285714">
            <text:p>1.6428571429</text:p>
          </table:table-cell>
        </table:table-row>
        <table:table-row table:style-name="ro2" table:visibility="filter">
          <table:table-cell office:value-type="float" office:value="2456">
            <text:p>245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490">
            <text:p>249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4952380952381">
            <text:p>1.7495238095</text:p>
          </table:table-cell>
        </table:table-row>
        <table:table-row table:style-name="ro2" table:visibility="filter">
          <table:table-cell office:value-type="float" office:value="2494">
            <text:p>249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82142857142857">
            <text:p>1.8214285714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8714285714286">
            <text:p>1.6871428571</text:p>
          </table:table-cell>
        </table:table-row>
        <table:table-row table:style-name="ro2" table:visibility="filter">
          <table:table-cell office:value-type="float" office:value="2533">
            <text:p>253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3428571428571">
            <text:p>1.7342857143</text:p>
          </table:table-cell>
        </table:table-row>
        <table:table-row table:style-name="ro2" table:visibility="filter">
          <table:table-cell office:value-type="float" office:value="2548">
            <text:p>254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6357142857143">
            <text:p>1.7635714286</text:p>
          </table:table-cell>
        </table:table-row>
        <table:table-row table:style-name="ro2" table:visibility="filter">
          <table:table-cell office:value-type="float" office:value="2687">
            <text:p>26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6285714285714">
            <text:p>1.7628571429</text:p>
          </table:table-cell>
        </table:table-row>
        <table:table-row table:style-name="ro2" table:visibility="filter">
          <table:table-cell office:value-type="float" office:value="2708">
            <text:p>270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1857142857143">
            <text:p>1.6185714286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6285714285714">
            <text:p>1.6628571429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595">
            <text:p>1.595</text:p>
          </table:table-cell>
        </table:table-row>
        <table:table-row table:style-name="ro2" table:visibility="filter">
          <table:table-cell office:value-type="float" office:value="2927">
            <text:p>292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1214285714286">
            <text:p>1.6121428571</text:p>
          </table:table-cell>
        </table:table-row>
        <table:table-row table:style-name="ro2" table:visibility="filter">
          <table:table-cell office:value-type="float" office:value="2931">
            <text:p>2931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5857142857143">
            <text:p>1.6585714286</text:p>
          </table:table-cell>
        </table:table-row>
        <table:table-row table:style-name="ro2" table:visibility="filter">
          <table:table-cell office:value-type="float" office:value="2949">
            <text:p>294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59571428571429">
            <text:p>1.5957142857</text:p>
          </table:table-cell>
        </table:table-row>
        <table:table-row table:style-name="ro2" table:visibility="filter">
          <table:table-cell office:value-type="float" office:value="2969">
            <text:p>29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0857142857143">
            <text:p>1.6085714286</text:p>
          </table:table-cell>
        </table:table-row>
        <table:table-row table:style-name="ro2" table:visibility="filter">
          <table:table-cell office:value-type="float" office:value="2970">
            <text:p>29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0571428571429">
            <text:p>1.6057142857</text:p>
          </table:table-cell>
        </table:table-row>
        <table:table-row table:style-name="ro2" table:visibility="filter">
          <table:table-cell office:value-type="float" office:value="3029">
            <text:p>30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6857142857143">
            <text:p>1.6685714286</text:p>
          </table:table-cell>
        </table:table-row>
        <table:table-row table:style-name="ro2" table:visibility="filter">
          <table:table-cell office:value-type="float" office:value="3220">
            <text:p>3220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2392857142857">
            <text:p>1.7239285714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284">
            <text:p>328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73142857142857">
            <text:p>1.7314285714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6714285714286">
            <text:p>1.6671428571</text:p>
          </table:table-cell>
        </table:table-row>
        <table:table-row table:style-name="ro2" table:visibility="filter">
          <table:table-cell office:value-type="float" office:value="3421">
            <text:p>342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6085714285714">
            <text:p>1.7608571429</text:p>
          </table:table-cell>
        </table:table-row>
        <table:table-row table:style-name="ro2" table:visibility="filter">
          <table:table-cell office:value-type="float" office:value="3513">
            <text:p>351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4214285714286">
            <text:p>1.6421428571</text:p>
          </table:table-cell>
        </table:table-row>
        <table:table-row table:style-name="ro2" table:visibility="filter">
          <table:table-cell office:value-type="float" office:value="3547">
            <text:p>354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9428571428571">
            <text:p>1.6942857143</text:p>
          </table:table-cell>
        </table:table-row>
        <table:table-row table:style-name="ro2" table:visibility="filter">
          <table:table-cell office:value-type="float" office:value="3582">
            <text:p>358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664">
            <text:p>36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4285714285714">
            <text:p>1.6428571429</text:p>
          </table:table-cell>
        </table:table-row>
        <table:table-row table:style-name="ro2" table:visibility="filter">
          <table:table-cell office:value-type="float" office:value="3722">
            <text:p>3722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57628571428571">
            <text:p>1.5762857143</text:p>
          </table:table-cell>
        </table:table-row>
        <table:table-row table:style-name="ro2" table:visibility="filter">
          <table:table-cell office:value-type="float" office:value="3752">
            <text:p>375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6571428571429">
            <text:p>1.6657142857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428571428571429">
            <text:p>0.4285714286</text:p>
          </table:table-cell>
          <table:table-cell office:value-type="float" office:value="1.64857142857143">
            <text:p>1.6485714286</text:p>
          </table:table-cell>
        </table:table-row>
        <table:table-row table:style-name="ro2" table:visibility="filter">
          <table:table-cell office:value-type="float" office:value="3775">
            <text:p>377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8571428571429">
            <text:p>1.6857142857</text:p>
          </table:table-cell>
        </table:table-row>
        <table:table-row table:style-name="ro2" table:visibility="filter">
          <table:table-cell office:value-type="float" office:value="3831">
            <text:p>38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428571428571429">
            <text:p>0.4285714286</text:p>
          </table:table-cell>
          <table:table-cell office:value-type="float" office:value="1.68678571428571">
            <text:p>1.6867857143</text:p>
          </table:table-cell>
        </table:table-row>
        <table:table-row table:style-name="ro2" table:visibility="filter">
          <table:table-cell office:value-type="float" office:value="3649">
            <text:p>3649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426470588235294">
            <text:p>0.4264705882</text:p>
          </table:table-cell>
          <table:table-cell office:value-type="float" office:value="1.66294117647059">
            <text:p>1.6629411765</text:p>
          </table:table-cell>
        </table:table-row>
        <table:table-row table:style-name="ro2">
          <table:table-cell office:value-type="float" office:value="2351">
            <text:p>2351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9</text:p>
          </table:table-cell>
          <table:table-cell office:value-type="float" office:value="1.78744680851064">
            <text:p>1.7874468085</text:p>
          </table:table-cell>
        </table:table-row>
        <table:table-row table:style-name="ro2" table:visibility="filter">
          <table:table-cell office:value-type="float" office:value="2887">
            <text:p>2887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float" office:value="0.425531914893617">
            <text:p>0.4255319149</text:p>
          </table:table-cell>
          <table:table-cell office:value-type="float" office:value="1.67659574468085">
            <text:p>1.6765957447</text:p>
          </table:table-cell>
        </table:table-row>
        <table:table-row table:style-name="ro2" table:visibility="filter">
          <table:table-cell office:value-type="float" office:value="3656">
            <text:p>3656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425">
            <text:p>0.425</text:p>
          </table:table-cell>
          <table:table-cell office:value-type="float" office:value="1.7005">
            <text:p>1.7005</text:p>
          </table:table-cell>
        </table:table-row>
        <table:table-row table:style-name="ro2" table:visibility="filter">
          <table:table-cell office:value-type="float" office:value="3521">
            <text:p>352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0.423728813559322">
            <text:p>0.4237288136</text:p>
          </table:table-cell>
          <table:table-cell office:value-type="float" office:value="1.66474576271187">
            <text:p>1.6647457627</text:p>
          </table:table-cell>
        </table:table-row>
        <table:table-row table:style-name="ro2" table:visibility="filter">
          <table:table-cell office:value-type="float" office:value="2568">
            <text:p>2568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0.423076923076923">
            <text:p>0.4230769231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30">
            <text:p>3830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0.423076923076923">
            <text:p>0.4230769231</text:p>
          </table:table-cell>
          <table:table-cell office:value-type="float" office:value="1.68884615384615">
            <text:p>1.6888461538</text:p>
          </table:table-cell>
        </table:table-row>
        <table:table-row table:style-name="ro2" table:visibility="filter">
          <table:table-cell office:value-type="float" office:value="2958">
            <text:p>2958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.422535211267606">
            <text:p>0.4225352113</text:p>
          </table:table-cell>
          <table:table-cell office:value-type="float" office:value="1.65957746478873">
            <text:p>1.6595774648</text:p>
          </table:table-cell>
        </table:table-row>
        <table:table-row table:style-name="ro2" table:visibility="filter">
          <table:table-cell office:value-type="float" office:value="3225">
            <text:p>3225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0.421686746987952">
            <text:p>0.421686747</text:p>
          </table:table-cell>
          <table:table-cell office:value-type="float" office:value="1.6844578313253">
            <text:p>1.6844578313</text:p>
          </table:table-cell>
        </table:table-row>
        <table:table-row table:style-name="ro2" table:visibility="filter">
          <table:table-cell office:value-type="float" office:value="2587">
            <text:p>25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71815789473684">
            <text:p>1.7181578947</text:p>
          </table:table-cell>
        </table:table-row>
        <table:table-row table:style-name="ro2" table:visibility="filter">
          <table:table-cell office:value-type="float" office:value="3049">
            <text:p>3049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421052631578947">
            <text:p>0.4210526316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637">
            <text:p>3637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0.420454545454546">
            <text:p>0.4204545455</text:p>
          </table:table-cell>
          <table:table-cell office:value-type="float" office:value="1.61045454545455">
            <text:p>1.6104545455</text:p>
          </table:table-cell>
        </table:table-row>
        <table:table-row table:style-name="ro2" table:visibility="filter">
          <table:table-cell office:value-type="float" office:value="3222">
            <text:p>322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0.419354838709678">
            <text:p>0.4193548387</text:p>
          </table:table-cell>
          <table:table-cell office:value-type="float" office:value="1.72387096774194">
            <text:p>1.7238709677</text:p>
          </table:table-cell>
        </table:table-row>
        <table:table-row table:style-name="ro2" table:visibility="filter">
          <table:table-cell office:value-type="float" office:value="2848">
            <text:p>28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18181818181818">
            <text:p>0.4181818182</text:p>
          </table:table-cell>
          <table:table-cell office:value-type="float" office:value="1.67836363636364">
            <text:p>1.6783636364</text:p>
          </table:table-cell>
        </table:table-row>
        <table:table-row table:style-name="ro2" table:visibility="filter">
          <table:table-cell office:value-type="float" office:value="3359">
            <text:p>3359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0.417910447761194">
            <text:p>0.4179104478</text:p>
          </table:table-cell>
          <table:table-cell office:value-type="float" office:value="1.7365671641791">
            <text:p>1.7365671642</text:p>
          </table:table-cell>
        </table:table-row>
        <table:table-row table:style-name="ro2" table:visibility="filter">
          <table:table-cell office:value-type="float" office:value="2145">
            <text:p>214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80694444444444">
            <text:p>1.8069444444</text:p>
          </table:table-cell>
        </table:table-row>
        <table:table-row table:style-name="ro2" table:visibility="filter">
          <table:table-cell office:value-type="float" office:value="2178">
            <text:p>217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3083333333333">
            <text:p>1.7308333333</text:p>
          </table:table-cell>
        </table:table-row>
        <table:table-row table:style-name="ro2" table:visibility="filter">
          <table:table-cell office:value-type="float" office:value="2318">
            <text:p>231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375">
            <text:p>1.7375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6175">
            <text:p>1.6175</text:p>
          </table:table-cell>
        </table:table-row>
        <table:table-row table:style-name="ro2" table:visibility="filter">
          <table:table-cell office:value-type="float" office:value="2652">
            <text:p>265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0.416666666666667">
            <text:p>0.4166666667</text:p>
          </table:table-cell>
          <table:table-cell office:value-type="float" office:value="1.75266666666667">
            <text:p>1.7526666667</text:p>
          </table:table-cell>
        </table:table-row>
        <table:table-row table:style-name="ro2" table:visibility="filter">
          <table:table-cell office:value-type="float" office:value="3217">
            <text:p>321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275">
            <text:p>1.7275</text:p>
          </table:table-cell>
        </table:table-row>
        <table:table-row table:style-name="ro2" table:visibility="filter">
          <table:table-cell office:value-type="float" office:value="3322">
            <text:p>332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1208333333333">
            <text:p>1.7120833333</text:p>
          </table:table-cell>
        </table:table-row>
        <table:table-row table:style-name="ro2" table:visibility="filter">
          <table:table-cell office:value-type="float" office:value="3365">
            <text:p>336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72583333333333">
            <text:p>1.7258333333</text:p>
          </table:table-cell>
        </table:table-row>
        <table:table-row table:style-name="ro2" table:visibility="filter">
          <table:table-cell office:value-type="float" office:value="3456">
            <text:p>345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416666666666667">
            <text:p>0.4166666667</text:p>
          </table:table-cell>
          <table:table-cell office:value-type="float" office:value="1.67416666666667">
            <text:p>1.6741666667</text:p>
          </table:table-cell>
        </table:table-row>
        <table:table-row table:style-name="ro2" table:visibility="filter">
          <table:table-cell office:value-type="float" office:value="2680">
            <text:p>2680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0.415094339622642">
            <text:p>0.4150943396</text:p>
          </table:table-cell>
          <table:table-cell office:value-type="float" office:value="1.74924528301887">
            <text:p>1.749245283</text:p>
          </table:table-cell>
        </table:table-row>
        <table:table-row table:style-name="ro2" table:visibility="filter">
          <table:table-cell office:value-type="float" office:value="2431">
            <text:p>243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414634146341463">
            <text:p>0.4146341463</text:p>
          </table:table-cell>
          <table:table-cell office:value-type="float" office:value="1.8119512195122">
            <text:p>1.8119512195</text:p>
          </table:table-cell>
        </table:table-row>
        <table:table-row table:style-name="ro2" table:visibility="filter">
          <table:table-cell office:value-type="float" office:value="2226">
            <text:p>222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13793103448276">
            <text:p>0.4137931034</text:p>
          </table:table-cell>
          <table:table-cell office:value-type="float" office:value="1.79379310344828">
            <text:p>1.7937931034</text:p>
          </table:table-cell>
        </table:table-row>
        <table:table-row table:style-name="ro2" table:visibility="filter">
          <table:table-cell office:value-type="float" office:value="2355">
            <text:p>235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413793103448276">
            <text:p>0.4137931034</text:p>
          </table:table-cell>
          <table:table-cell office:value-type="float" office:value="1.75655172413793">
            <text:p>1.7565517241</text:p>
          </table:table-cell>
        </table:table-row>
        <table:table-row table:style-name="ro2" table:visibility="filter">
          <table:table-cell office:value-type="float" office:value="2062">
            <text:p>206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67647058823529">
            <text:p>1.6764705882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76705882352941">
            <text:p>1.7670588235</text:p>
          </table:table-cell>
        </table:table-row>
        <table:table-row table:style-name="ro2" table:visibility="filter">
          <table:table-cell office:value-type="float" office:value="2089">
            <text:p>2089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73176470588235">
            <text:p>1.7317647059</text:p>
          </table:table-cell>
        </table:table-row>
        <table:table-row table:style-name="ro2" table:visibility="filter">
          <table:table-cell office:value-type="float" office:value="2424">
            <text:p>242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67117647058824">
            <text:p>1.6711764706</text:p>
          </table:table-cell>
        </table:table-row>
        <table:table-row table:style-name="ro2" table:visibility="filter">
          <table:table-cell office:value-type="float" office:value="2458">
            <text:p>245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70411764705882">
            <text:p>1.7041176471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74117647058824">
            <text:p>1.7411764706</text:p>
          </table:table-cell>
        </table:table-row>
        <table:table-row table:style-name="ro2" table:visibility="filter">
          <table:table-cell office:value-type="float" office:value="2909">
            <text:p>2909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62294117647059">
            <text:p>1.6229411765</text:p>
          </table:table-cell>
        </table:table-row>
        <table:table-row table:style-name="ro2" table:visibility="filter">
          <table:table-cell office:value-type="float" office:value="3021">
            <text:p>302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60176470588235">
            <text:p>1.6017647059</text:p>
          </table:table-cell>
        </table:table-row>
        <table:table-row table:style-name="ro2" table:visibility="filter">
          <table:table-cell office:value-type="float" office:value="3118">
            <text:p>3118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0.411764705882353">
            <text:p>0.4117647059</text:p>
          </table:table-cell>
          <table:table-cell office:value-type="float" office:value="1.72205882352941">
            <text:p>1.7220588235</text:p>
          </table:table-cell>
        </table:table-row>
        <table:table-row table:style-name="ro2" table:visibility="filter">
          <table:table-cell office:value-type="float" office:value="3271">
            <text:p>327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411764705882353">
            <text:p>0.4117647059</text:p>
          </table:table-cell>
          <table:table-cell office:value-type="float" office:value="1.76470588235294">
            <text:p>1.7647058824</text:p>
          </table:table-cell>
        </table:table-row>
        <table:table-row table:style-name="ro2" table:visibility="filter">
          <table:table-cell office:value-type="float" office:value="3126">
            <text:p>312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409090909090909">
            <text:p>0.4090909091</text:p>
          </table:table-cell>
          <table:table-cell office:value-type="float" office:value="1.73636363636364">
            <text:p>1.7363636364</text:p>
          </table:table-cell>
        </table:table-row>
        <table:table-row table:style-name="ro2" table:visibility="filter">
          <table:table-cell office:value-type="float" office:value="2657">
            <text:p>2657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0.408163265306122">
            <text:p>0.4081632653</text:p>
          </table:table-cell>
          <table:table-cell office:value-type="float" office:value="1.74142857142857">
            <text:p>1.7414285714</text:p>
          </table:table-cell>
        </table:table-row>
        <table:table-row table:style-name="ro2" table:visibility="filter">
          <table:table-cell office:value-type="float" office:value="3566">
            <text:p>3566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.407407407407407">
            <text:p>0.4074074074</text:p>
          </table:table-cell>
          <table:table-cell office:value-type="float" office:value="1.68444444444444">
            <text:p>1.6844444444</text:p>
          </table:table-cell>
        </table:table-row>
        <table:table-row table:style-name="ro2" table:visibility="filter">
          <table:table-cell office:value-type="float" office:value="2730">
            <text:p>273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40625">
            <text:p>0.40625</text:p>
          </table:table-cell>
          <table:table-cell office:value-type="float" office:value="1.755625">
            <text:p>1.755625</text:p>
          </table:table-cell>
        </table:table-row>
        <table:table-row table:style-name="ro2" table:visibility="filter">
          <table:table-cell office:value-type="float" office:value="3678">
            <text:p>3678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40625">
            <text:p>0.40625</text:p>
          </table:table-cell>
          <table:table-cell office:value-type="float" office:value="1.6934375">
            <text:p>1.6934375</text:p>
          </table:table-cell>
        </table:table-row>
        <table:table-row table:style-name="ro2" table:visibility="filter">
          <table:table-cell office:value-type="float" office:value="2314">
            <text:p>2314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0.404761904761905">
            <text:p>0.4047619048</text:p>
          </table:table-cell>
          <table:table-cell office:value-type="float" office:value="1.72285714285714">
            <text:p>1.7228571429</text:p>
          </table:table-cell>
        </table:table-row>
        <table:table-row table:style-name="ro2" table:visibility="filter">
          <table:table-cell office:value-type="float" office:value="2676">
            <text:p>2676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.403225806451613">
            <text:p>0.4032258065</text:p>
          </table:table-cell>
          <table:table-cell office:value-type="float" office:value="1.76564516129032">
            <text:p>1.7656451613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2032">
            <text:p>203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11">
            <text:p>1.811</text:p>
          </table:table-cell>
        </table:table-row>
        <table:table-row table:style-name="ro2" table:visibility="filter">
          <table:table-cell office:value-type="float" office:value="2064">
            <text:p>206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86">
            <text:p>1.686</text:p>
          </table:table-cell>
        </table:table-row>
        <table:table-row table:style-name="ro2" table:visibility="filter">
          <table:table-cell office:value-type="float" office:value="2120">
            <text:p>21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76">
            <text:p>1.776</text:p>
          </table:table-cell>
        </table:table-row>
        <table:table-row table:style-name="ro2" table:visibility="filter">
          <table:table-cell office:value-type="float" office:value="2300">
            <text:p>23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24">
            <text:p>1.824</text:p>
          </table:table-cell>
        </table:table-row>
        <table:table-row table:style-name="ro2" table:visibility="filter">
          <table:table-cell office:value-type="float" office:value="2326">
            <text:p>232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64">
            <text:p>1.864</text:p>
          </table:table-cell>
        </table:table-row>
        <table:table-row table:style-name="ro2" table:visibility="filter">
          <table:table-cell office:value-type="float" office:value="2327">
            <text:p>23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374">
            <text:p>23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814">
            <text:p>1.814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96">
            <text:p>1.696</text:p>
          </table:table-cell>
        </table:table-row>
        <table:table-row table:style-name="ro2" table:visibility="filter">
          <table:table-cell office:value-type="float" office:value="2469">
            <text:p>2469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3218181818182">
            <text:p>1.7321818182</text:p>
          </table:table-cell>
        </table:table-row>
        <table:table-row table:style-name="ro2" table:visibility="filter">
          <table:table-cell office:value-type="float" office:value="2582">
            <text:p>258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2606">
            <text:p>26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92">
            <text:p>1.792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06">
            <text:p>1.806</text:p>
          </table:table-cell>
        </table:table-row>
        <table:table-row table:style-name="ro2" table:visibility="filter">
          <table:table-cell office:value-type="float" office:value="2745">
            <text:p>274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88">
            <text:p>1.788</text:p>
          </table:table-cell>
        </table:table-row>
        <table:table-row table:style-name="ro2" table:visibility="filter">
          <table:table-cell office:value-type="float" office:value="2757">
            <text:p>2757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775">
            <text:p>2775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956">
            <text:p>1.6956</text:p>
          </table:table-cell>
        </table:table-row>
        <table:table-row table:style-name="ro2" table:visibility="filter">
          <table:table-cell office:value-type="float" office:value="3877">
            <text:p>38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34">
            <text:p>1.634</text:p>
          </table:table-cell>
        </table:table-row>
        <table:table-row table:style-name="ro2" table:visibility="filter">
          <table:table-cell office:value-type="float" office:value="2819">
            <text:p>28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46">
            <text:p>1.646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24">
            <text:p>1.724</text:p>
          </table:table-cell>
        </table:table-row>
        <table:table-row table:style-name="ro2" table:visibility="filter">
          <table:table-cell office:value-type="float" office:value="2857">
            <text:p>2857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5977777777778">
            <text:p>1.6597777778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02">
            <text:p>1.702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78">
            <text:p>1.678</text:p>
          </table:table-cell>
        </table:table-row>
        <table:table-row table:style-name="ro2" table:visibility="filter">
          <table:table-cell office:value-type="float" office:value="2935">
            <text:p>293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48">
            <text:p>1.648</text:p>
          </table:table-cell>
        </table:table-row>
        <table:table-row table:style-name="ro2" table:visibility="filter">
          <table:table-cell office:value-type="float" office:value="2960">
            <text:p>29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997">
            <text:p>299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045">
            <text:p>30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073">
            <text:p>307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22">
            <text:p>1.622</text:p>
          </table:table-cell>
        </table:table-row>
        <table:table-row table:style-name="ro2" table:visibility="filter">
          <table:table-cell office:value-type="float" office:value="3107">
            <text:p>3107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3237">
            <text:p>323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270">
            <text:p>32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833">
            <text:p>1.833</text:p>
          </table:table-cell>
        </table:table-row>
        <table:table-row table:style-name="ro2" table:visibility="filter">
          <table:table-cell office:value-type="float" office:value="3272">
            <text:p>327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69">
            <text:p>1.769</text:p>
          </table:table-cell>
        </table:table-row>
        <table:table-row table:style-name="ro2" table:visibility="filter">
          <table:table-cell office:value-type="float" office:value="3291">
            <text:p>329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294">
            <text:p>329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68">
            <text:p>1.768</text:p>
          </table:table-cell>
        </table:table-row>
        <table:table-row table:style-name="ro2" table:visibility="filter">
          <table:table-cell office:value-type="float" office:value="3409">
            <text:p>340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21">
            <text:p>1.721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82">
            <text:p>1.682</text:p>
          </table:table-cell>
        </table:table-row>
        <table:table-row table:style-name="ro2" table:visibility="filter">
          <table:table-cell office:value-type="float" office:value="3441">
            <text:p>3441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746">
            <text:p>1.746</text:p>
          </table:table-cell>
        </table:table-row>
        <table:table-row table:style-name="ro2" table:visibility="filter">
          <table:table-cell office:value-type="float" office:value="3468">
            <text:p>346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3546">
            <text:p>354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84">
            <text:p>1.684</text:p>
          </table:table-cell>
        </table:table-row>
        <table:table-row table:style-name="ro2" table:visibility="filter">
          <table:table-cell office:value-type="float" office:value="3550">
            <text:p>35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49">
            <text:p>1.649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06">
            <text:p>1.606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606">
            <text:p>360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64">
            <text:p>1.664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58">
            <text:p>1.758</text:p>
          </table:table-cell>
        </table:table-row>
        <table:table-row table:style-name="ro2" table:visibility="filter">
          <table:table-cell office:value-type="float" office:value="3643">
            <text:p>36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06">
            <text:p>1.706</text:p>
          </table:table-cell>
        </table:table-row>
        <table:table-row table:style-name="ro2" table:visibility="filter">
          <table:table-cell office:value-type="float" office:value="3653">
            <text:p>36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596">
            <text:p>1.596</text:p>
          </table:table-cell>
        </table:table-row>
        <table:table-row table:style-name="ro2" table:visibility="filter">
          <table:table-cell office:value-type="float" office:value="3719">
            <text:p>371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26">
            <text:p>1.626</text:p>
          </table:table-cell>
        </table:table-row>
        <table:table-row table:style-name="ro2" table:visibility="filter">
          <table:table-cell office:value-type="float" office:value="3723">
            <text:p>372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4">
            <text:p>0.4</text:p>
          </table:table-cell>
          <table:table-cell office:value-type="float" office:value="1.622">
            <text:p>1.622</text:p>
          </table:table-cell>
        </table:table-row>
        <table:table-row table:style-name="ro2" table:visibility="filter">
          <table:table-cell office:value-type="float" office:value="3726">
            <text:p>372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64">
            <text:p>1.664</text:p>
          </table:table-cell>
        </table:table-row>
        <table:table-row table:style-name="ro2" table:visibility="filter">
          <table:table-cell office:value-type="float" office:value="3764">
            <text:p>376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714">
            <text:p>1.714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18">
            <text:p>1.618</text:p>
          </table:table-cell>
        </table:table-row>
        <table:table-row table:style-name="ro2" table:visibility="filter">
          <table:table-cell office:value-type="float" office:value="3839">
            <text:p>383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67466666666667">
            <text:p>1.6746666667</text:p>
          </table:table-cell>
        </table:table-row>
        <table:table-row table:style-name="ro2" table:visibility="filter">
          <table:table-cell office:value-type="float" office:value="2492">
            <text:p>249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0.397260273972603">
            <text:p>0.397260274</text:p>
          </table:table-cell>
          <table:table-cell office:value-type="float" office:value="1.80561643835616">
            <text:p>1.8056164384</text:p>
          </table:table-cell>
        </table:table-row>
        <table:table-row table:style-name="ro2" table:visibility="filter">
          <table:table-cell office:value-type="float" office:value="2054">
            <text:p>2054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397058823529412">
            <text:p>0.3970588235</text:p>
          </table:table-cell>
          <table:table-cell office:value-type="float" office:value="1.69676470588235">
            <text:p>1.6967647059</text:p>
          </table:table-cell>
        </table:table-row>
        <table:table-row table:style-name="ro2" table:visibility="filter">
          <table:table-cell office:value-type="float" office:value="2340">
            <text:p>2340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0.395348837209302">
            <text:p>0.3953488372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265">
            <text:p>3265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.393939393939394">
            <text:p>0.3939393939</text:p>
          </table:table-cell>
          <table:table-cell office:value-type="float" office:value="1.72969696969697">
            <text:p>1.7296969697</text:p>
          </table:table-cell>
        </table:table-row>
        <table:table-row table:style-name="ro2" table:visibility="filter">
          <table:table-cell office:value-type="float" office:value="2468">
            <text:p>2468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.392857142857143">
            <text:p>0.3928571429</text:p>
          </table:table-cell>
          <table:table-cell office:value-type="float" office:value="1.72714285714286">
            <text:p>1.7271428571</text:p>
          </table:table-cell>
        </table:table-row>
        <table:table-row table:style-name="ro2" table:visibility="filter">
          <table:table-cell office:value-type="float" office:value="2529">
            <text:p>2529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92857142857143">
            <text:p>0.3928571429</text:p>
          </table:table-cell>
          <table:table-cell office:value-type="float" office:value="1.67464285714286">
            <text:p>1.6746428571</text:p>
          </table:table-cell>
        </table:table-row>
        <table:table-row table:style-name="ro2" table:visibility="filter">
          <table:table-cell office:value-type="float" office:value="1969">
            <text:p>1969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1.71833333333333">
            <text:p>1.7183333333</text:p>
          </table:table-cell>
        </table:table-row>
        <table:table-row table:style-name="ro2" table:visibility="filter">
          <table:table-cell office:value-type="float" office:value="2352">
            <text:p>235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88888888888889">
            <text:p>0.3888888889</text:p>
          </table:table-cell>
          <table:table-cell office:value-type="float" office:value="1.75555555555556">
            <text:p>1.7555555556</text:p>
          </table:table-cell>
        </table:table-row>
        <table:table-row table:style-name="ro2" table:visibility="filter">
          <table:table-cell office:value-type="float" office:value="2726">
            <text:p>272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1.67444444444444">
            <text:p>1.6744444444</text:p>
          </table:table-cell>
        </table:table-row>
        <table:table-row table:style-name="ro2" table:visibility="filter">
          <table:table-cell office:value-type="float" office:value="3711">
            <text:p>37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.388888888888889">
            <text:p>0.3888888889</text:p>
          </table:table-cell>
          <table:table-cell office:value-type="float" office:value="1.66277777777778">
            <text:p>1.6627777778</text:p>
          </table:table-cell>
        </table:table-row>
        <table:table-row table:style-name="ro2" table:visibility="filter">
          <table:table-cell office:value-type="float" office:value="2418">
            <text:p>2418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0.387755102040816">
            <text:p>0.387755102</text:p>
          </table:table-cell>
          <table:table-cell office:value-type="float" office:value="1.72326530612245">
            <text:p>1.7232653061</text:p>
          </table:table-cell>
        </table:table-row>
        <table:table-row table:style-name="ro2" table:visibility="filter">
          <table:table-cell office:value-type="float" office:value="3159">
            <text:p>3159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387096774193548">
            <text:p>0.3870967742</text:p>
          </table:table-cell>
          <table:table-cell office:value-type="float" office:value="1.70177419354839">
            <text:p>1.7017741935</text:p>
          </table:table-cell>
        </table:table-row>
        <table:table-row table:style-name="ro2" table:visibility="filter">
          <table:table-cell office:value-type="float" office:value="1948">
            <text:p>194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82846153846154">
            <text:p>1.8284615385</text:p>
          </table:table-cell>
        </table:table-row>
        <table:table-row table:style-name="ro2" table:visibility="filter">
          <table:table-cell office:value-type="float" office:value="3766">
            <text:p>37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84615384615385">
            <text:p>0.3846153846</text:p>
          </table:table-cell>
          <table:table-cell office:value-type="float" office:value="1.72692307692308">
            <text:p>1.7269230769</text:p>
          </table:table-cell>
        </table:table-row>
        <table:table-row table:style-name="ro2" table:visibility="filter">
          <table:table-cell office:value-type="float" office:value="2564">
            <text:p>2564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382352941176471">
            <text:p>0.3823529412</text:p>
          </table:table-cell>
          <table:table-cell office:value-type="float" office:value="1.78735294117647">
            <text:p>1.7873529412</text:p>
          </table:table-cell>
        </table:table-row>
        <table:table-row table:style-name="ro2" table:visibility="filter">
          <table:table-cell office:value-type="float" office:value="3364">
            <text:p>3364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0.382352941176471">
            <text:p>0.3823529412</text:p>
          </table:table-cell>
          <table:table-cell office:value-type="float" office:value="1.71617647058824">
            <text:p>1.7161764706</text:p>
          </table:table-cell>
        </table:table-row>
        <table:table-row table:style-name="ro2" table:visibility="filter">
          <table:table-cell office:value-type="float" office:value="3676">
            <text:p>3676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380952380952381">
            <text:p>0.380952381</text:p>
          </table:table-cell>
          <table:table-cell office:value-type="float" office:value="1.72809523809524">
            <text:p>1.7280952381</text:p>
          </table:table-cell>
        </table:table-row>
        <table:table-row table:style-name="ro2" table:visibility="filter">
          <table:table-cell office:value-type="float" office:value="3697">
            <text:p>3697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380952380952381">
            <text:p>0.380952381</text:p>
          </table:table-cell>
          <table:table-cell office:value-type="float" office:value="1.63857142857143">
            <text:p>1.6385714286</text:p>
          </table:table-cell>
        </table:table-row>
        <table:table-row table:style-name="ro2" table:visibility="filter">
          <table:table-cell office:value-type="float" office:value="2992">
            <text:p>299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0.379310344827586">
            <text:p>0.3793103448</text:p>
          </table:table-cell>
          <table:table-cell office:value-type="float" office:value="1.64655172413793">
            <text:p>1.6465517241</text:p>
          </table:table-cell>
        </table:table-row>
        <table:table-row table:style-name="ro2" table:visibility="filter">
          <table:table-cell office:value-type="float" office:value="2440">
            <text:p>2440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0.377049180327869">
            <text:p>0.3770491803</text:p>
          </table:table-cell>
          <table:table-cell office:value-type="float" office:value="1.7727868852459">
            <text:p>1.7727868852</text:p>
          </table:table-cell>
        </table:table-row>
        <table:table-row table:style-name="ro2" table:visibility="filter">
          <table:table-cell office:value-type="float" office:value="1938">
            <text:p>193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1375">
            <text:p>1.71375</text:p>
          </table:table-cell>
        </table:table-row>
        <table:table-row table:style-name="ro2" table:visibility="filter">
          <table:table-cell office:value-type="float" office:value="1946">
            <text:p>1946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1952">
            <text:p>195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81625">
            <text:p>1.81625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163">
            <text:p>21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975">
            <text:p>1.7975</text:p>
          </table:table-cell>
        </table:table-row>
        <table:table-row table:style-name="ro2" table:visibility="filter">
          <table:table-cell office:value-type="float" office:value="2446">
            <text:p>244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8375">
            <text:p>1.68375</text:p>
          </table:table-cell>
        </table:table-row>
        <table:table-row table:style-name="ro2" table:visibility="filter">
          <table:table-cell office:value-type="float" office:value="2508">
            <text:p>250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6583333333333">
            <text:p>1.7658333333</text:p>
          </table:table-cell>
        </table:table-row>
        <table:table-row table:style-name="ro2" table:visibility="filter">
          <table:table-cell office:value-type="float" office:value="2771">
            <text:p>27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125">
            <text:p>1.7125</text:p>
          </table:table-cell>
        </table:table-row>
        <table:table-row table:style-name="ro2" table:visibility="filter">
          <table:table-cell office:value-type="float" office:value="2784">
            <text:p>27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2829">
            <text:p>282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0291666666667">
            <text:p>1.7029166667</text:p>
          </table:table-cell>
        </table:table-row>
        <table:table-row table:style-name="ro2" table:visibility="filter">
          <table:table-cell office:value-type="float" office:value="2924">
            <text:p>29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75">
            <text:p>29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066">
            <text:p>30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7475">
            <text:p>1.7475</text:p>
          </table:table-cell>
        </table:table-row>
        <table:table-row table:style-name="ro2" table:visibility="filter">
          <table:table-cell office:value-type="float" office:value="3393">
            <text:p>339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66375">
            <text:p>1.66375</text:p>
          </table:table-cell>
        </table:table-row>
        <table:table-row table:style-name="ro2" table:visibility="filter">
          <table:table-cell office:value-type="float" office:value="3423">
            <text:p>34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73375">
            <text:p>1.73375</text:p>
          </table:table-cell>
        </table:table-row>
        <table:table-row table:style-name="ro2" table:visibility="filter">
          <table:table-cell office:value-type="float" office:value="3443">
            <text:p>344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559">
            <text:p>3559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6958333333333">
            <text:p>1.6695833333</text:p>
          </table:table-cell>
        </table:table-row>
        <table:table-row table:style-name="ro2" table:visibility="filter">
          <table:table-cell office:value-type="float" office:value="3567">
            <text:p>3567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3581">
            <text:p>35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80625">
            <text:p>1.80625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office:value-type="float" office:value="1.8025">
            <text:p>1.8025</text:p>
          </table:table-cell>
        </table:table-row>
        <table:table-row table:style-name="ro2" table:visibility="filter">
          <table:table-cell office:value-type="float" office:value="2655">
            <text:p>265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1.74210526315789">
            <text:p>1.7421052632</text:p>
          </table:table-cell>
        </table:table-row>
        <table:table-row table:style-name="ro2" table:visibility="filter">
          <table:table-cell office:value-type="float" office:value="2701">
            <text:p>270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.368421052631579">
            <text:p>0.3684210526</text:p>
          </table:table-cell>
          <table:table-cell office:value-type="float" office:value="1.77236842105263">
            <text:p>1.7723684211</text:p>
          </table:table-cell>
        </table:table-row>
        <table:table-row table:style-name="ro2" table:visibility="filter">
          <table:table-cell office:value-type="float" office:value="3345">
            <text:p>334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1.73684210526316">
            <text:p>1.7368421053</text:p>
          </table:table-cell>
        </table:table-row>
        <table:table-row table:style-name="ro2" table:visibility="filter">
          <table:table-cell office:value-type="float" office:value="3520">
            <text:p>352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368421052631579">
            <text:p>0.3684210526</text:p>
          </table:table-cell>
          <table:table-cell office:value-type="float" office:value="1.68947368421053">
            <text:p>1.6894736842</text:p>
          </table:table-cell>
        </table:table-row>
        <table:table-row table:style-name="ro2" table:visibility="filter">
          <table:table-cell office:value-type="float" office:value="2029">
            <text:p>202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1818181818182">
            <text:p>1.7181818182</text:p>
          </table:table-cell>
        </table:table-row>
        <table:table-row table:style-name="ro2" table:visibility="filter">
          <table:table-cell office:value-type="float" office:value="2375">
            <text:p>237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8545454545455">
            <text:p>1.7854545455</text:p>
          </table:table-cell>
        </table:table-row>
        <table:table-row table:style-name="ro2" table:visibility="filter">
          <table:table-cell office:value-type="float" office:value="2862">
            <text:p>286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69545454545455">
            <text:p>1.6954545455</text:p>
          </table:table-cell>
        </table:table-row>
        <table:table-row table:style-name="ro2" table:visibility="filter">
          <table:table-cell office:value-type="float" office:value="2939">
            <text:p>2939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68181818181818">
            <text:p>1.6818181818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69727272727273">
            <text:p>1.6972727273</text:p>
          </table:table-cell>
        </table:table-row>
        <table:table-row table:style-name="ro2" table:visibility="filter">
          <table:table-cell office:value-type="float" office:value="3125">
            <text:p>3125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67363636363636">
            <text:p>1.6736363636</text:p>
          </table:table-cell>
        </table:table-row>
        <table:table-row table:style-name="ro2" table:visibility="filter">
          <table:table-cell office:value-type="float" office:value="3134">
            <text:p>313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2454545454545">
            <text:p>1.7245454545</text:p>
          </table:table-cell>
        </table:table-row>
        <table:table-row table:style-name="ro2" table:visibility="filter">
          <table:table-cell office:value-type="float" office:value="3189">
            <text:p>3189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7545454545455">
            <text:p>1.7754545455</text:p>
          </table:table-cell>
        </table:table-row>
        <table:table-row table:style-name="ro2" table:visibility="filter">
          <table:table-cell office:value-type="float" office:value="3276">
            <text:p>327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363636363636364">
            <text:p>0.3636363636</text:p>
          </table:table-cell>
          <table:table-cell office:value-type="float" office:value="1.76727272727273">
            <text:p>1.7672727273</text:p>
          </table:table-cell>
        </table:table-row>
        <table:table-row table:style-name="ro2" table:visibility="filter">
          <table:table-cell office:value-type="float" office:value="3382">
            <text:p>338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70272727272727">
            <text:p>1.7027272727</text:p>
          </table:table-cell>
        </table:table-row>
        <table:table-row table:style-name="ro2" table:visibility="filter">
          <table:table-cell office:value-type="float" office:value="3824">
            <text:p>382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363636363636364">
            <text:p>0.3636363636</text:p>
          </table:table-cell>
          <table:table-cell office:value-type="float" office:value="1.68363636363636">
            <text:p>1.6836363636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0.361111111111111">
            <text:p>0.3611111111</text:p>
          </table:table-cell>
          <table:table-cell office:value-type="float" office:value="1.69361111111111">
            <text:p>1.6936111111</text:p>
          </table:table-cell>
        </table:table-row>
        <table:table-row table:style-name="ro2" table:visibility="filter">
          <table:table-cell office:value-type="float" office:value="2051">
            <text:p>205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1.778">
            <text:p>1.778</text:p>
          </table:table-cell>
        </table:table-row>
        <table:table-row table:style-name="ro2" table:visibility="filter">
          <table:table-cell office:value-type="float" office:value="2832">
            <text:p>283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1.6492">
            <text:p>1.6492</text:p>
          </table:table-cell>
        </table:table-row>
        <table:table-row table:style-name="ro2" table:visibility="filter">
          <table:table-cell office:value-type="float" office:value="3003">
            <text:p>300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6">
            <text:p>0.36</text:p>
          </table:table-cell>
          <table:table-cell office:value-type="float" office:value="1.6616">
            <text:p>1.6616</text:p>
          </table:table-cell>
        </table:table-row>
        <table:table-row table:style-name="ro2" table:visibility="filter">
          <table:table-cell office:value-type="float" office:value="3836">
            <text:p>3836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1.672">
            <text:p>1.672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72714285714286">
            <text:p>1.7271428571</text:p>
          </table:table-cell>
        </table:table-row>
        <table:table-row table:style-name="ro2" table:visibility="filter">
          <table:table-cell office:value-type="float" office:value="2140">
            <text:p>214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1.73642857142857">
            <text:p>1.7364285714</text:p>
          </table:table-cell>
        </table:table-row>
        <table:table-row table:style-name="ro2" table:visibility="filter">
          <table:table-cell office:value-type="float" office:value="2642">
            <text:p>2642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357142857142857">
            <text:p>0.3571428571</text:p>
          </table:table-cell>
          <table:table-cell office:value-type="float" office:value="1.74642857142857">
            <text:p>1.7464285714</text:p>
          </table:table-cell>
        </table:table-row>
        <table:table-row table:style-name="ro2" table:visibility="filter">
          <table:table-cell office:value-type="float" office:value="3408">
            <text:p>3408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357142857142857">
            <text:p>0.3571428571</text:p>
          </table:table-cell>
          <table:table-cell office:value-type="float" office:value="1.76142857142857">
            <text:p>1.7614285714</text:p>
          </table:table-cell>
        </table:table-row>
        <table:table-row table:style-name="ro2" table:visibility="filter">
          <table:table-cell office:value-type="float" office:value="3191">
            <text:p>3191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0.354838709677419">
            <text:p>0.3548387097</text:p>
          </table:table-cell>
          <table:table-cell office:value-type="float" office:value="1.67870967741935">
            <text:p>1.6787096774</text:p>
          </table:table-cell>
        </table:table-row>
        <table:table-row table:style-name="ro2" table:visibility="filter">
          <table:table-cell office:value-type="float" office:value="1929">
            <text:p>1929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1.71647058823529">
            <text:p>1.7164705882</text:p>
          </table:table-cell>
        </table:table-row>
        <table:table-row table:style-name="ro2" table:visibility="filter">
          <table:table-cell office:value-type="float" office:value="3867">
            <text:p>386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1.73823529411765">
            <text:p>1.7382352941</text:p>
          </table:table-cell>
        </table:table-row>
        <table:table-row table:style-name="ro2" table:visibility="filter">
          <table:table-cell office:value-type="float" office:value="2217">
            <text:p>2217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352941176470588">
            <text:p>0.3529411765</text:p>
          </table:table-cell>
          <table:table-cell office:value-type="float" office:value="1.69235294117647">
            <text:p>1.6923529412</text:p>
          </table:table-cell>
        </table:table-row>
        <table:table-row table:style-name="ro2" table:visibility="filter">
          <table:table-cell office:value-type="float" office:value="2595">
            <text:p>2595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67117647058824">
            <text:p>1.6711764706</text:p>
          </table:table-cell>
        </table:table-row>
        <table:table-row table:style-name="ro2" table:visibility="filter">
          <table:table-cell office:value-type="float" office:value="2684">
            <text:p>2684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82705882352941">
            <text:p>1.8270588235</text:p>
          </table:table-cell>
        </table:table-row>
        <table:table-row table:style-name="ro2" table:visibility="filter">
          <table:table-cell office:value-type="float" office:value="2983">
            <text:p>298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61470588235294">
            <text:p>1.6147058824</text:p>
          </table:table-cell>
        </table:table-row>
        <table:table-row table:style-name="ro2" table:visibility="filter">
          <table:table-cell office:value-type="float" office:value="3787">
            <text:p>378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352941176470588">
            <text:p>0.3529411765</text:p>
          </table:table-cell>
          <table:table-cell office:value-type="float" office:value="1.67176470588235">
            <text:p>1.6717647059</text:p>
          </table:table-cell>
        </table:table-row>
        <table:table-row table:style-name="ro2" table:visibility="filter">
          <table:table-cell office:value-type="float" office:value="3731">
            <text:p>373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1.7165">
            <text:p>1.7165</text:p>
          </table:table-cell>
        </table:table-row>
        <table:table-row table:style-name="ro2" table:visibility="filter">
          <table:table-cell office:value-type="float" office:value="2105">
            <text:p>2105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347826086956522">
            <text:p>0.347826087</text:p>
          </table:table-cell>
          <table:table-cell office:value-type="float" office:value="1.78217391304348">
            <text:p>1.782173913</text:p>
          </table:table-cell>
        </table:table-row>
        <table:table-row table:style-name="ro2" table:visibility="filter">
          <table:table-cell office:value-type="float" office:value="1933">
            <text:p>19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1333333333333">
            <text:p>1.7133333333</text:p>
          </table:table-cell>
        </table:table-row>
        <table:table-row table:style-name="ro2" table:visibility="filter">
          <table:table-cell office:value-type="float" office:value="1940">
            <text:p>19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333333333333">
            <text:p>1.6733333333</text:p>
          </table:table-cell>
        </table:table-row>
        <table:table-row table:style-name="ro2" table:visibility="filter">
          <table:table-cell office:value-type="float" office:value="1980">
            <text:p>19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1984">
            <text:p>19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068">
            <text:p>206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4555555555556">
            <text:p>1.8455555556</text:p>
          </table:table-cell>
        </table:table-row>
        <table:table-row table:style-name="ro2" table:visibility="filter">
          <table:table-cell office:value-type="float" office:value="2109">
            <text:p>21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2174">
            <text:p>21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2284">
            <text:p>2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2295">
            <text:p>229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8333333333333">
            <text:p>1.6833333333</text:p>
          </table:table-cell>
        </table:table-row>
        <table:table-row table:style-name="ro2" table:visibility="filter">
          <table:table-cell office:value-type="float" office:value="2365">
            <text:p>236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333333333333333">
            <text:p>0.3333333333</text:p>
          </table:table-cell>
          <table:table-cell office:value-type="float" office:value="1.77555555555556">
            <text:p>1.7755555556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166666666667">
            <text:p>1.6416666667</text:p>
          </table:table-cell>
        </table:table-row>
        <table:table-row table:style-name="ro2" table:visibility="filter">
          <table:table-cell office:value-type="float" office:value="2434">
            <text:p>243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1111111111111">
            <text:p>1.7111111111</text:p>
          </table:table-cell>
        </table:table-row>
        <table:table-row table:style-name="ro2" table:visibility="filter">
          <table:table-cell office:value-type="float" office:value="2459">
            <text:p>24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8444444444444">
            <text:p>1.8844444444</text:p>
          </table:table-cell>
        </table:table-row>
        <table:table-row table:style-name="ro2" table:visibility="filter">
          <table:table-cell office:value-type="float" office:value="2493">
            <text:p>249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95">
            <text:p>1.795</text:p>
          </table:table-cell>
        </table:table-row>
        <table:table-row table:style-name="ro2" table:visibility="filter">
          <table:table-cell office:value-type="float" office:value="2511">
            <text:p>25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513">
            <text:p>25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580">
            <text:p>25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2599">
            <text:p>259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4466666666667">
            <text:p>1.7446666667</text:p>
          </table:table-cell>
        </table:table-row>
        <table:table-row table:style-name="ro2" table:visibility="filter">
          <table:table-cell office:value-type="float" office:value="2600">
            <text:p>26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111111111111">
            <text:p>1.7211111111</text:p>
          </table:table-cell>
        </table:table-row>
        <table:table-row table:style-name="ro2" table:visibility="filter">
          <table:table-cell office:value-type="float" office:value="2645">
            <text:p>26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2712">
            <text:p>27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735">
            <text:p>273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6833333333333">
            <text:p>1.7683333333</text:p>
          </table:table-cell>
        </table:table-row>
        <table:table-row table:style-name="ro2" table:visibility="filter">
          <table:table-cell office:value-type="float" office:value="2739">
            <text:p>27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444444444444">
            <text:p>1.7344444444</text:p>
          </table:table-cell>
        </table:table-row>
        <table:table-row table:style-name="ro2" table:visibility="filter">
          <table:table-cell office:value-type="float" office:value="2782">
            <text:p>278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2792">
            <text:p>27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7666666666667">
            <text:p>1.6766666667</text:p>
          </table:table-cell>
        </table:table-row>
        <table:table-row table:style-name="ro2" table:visibility="filter">
          <table:table-cell office:value-type="float" office:value="2801">
            <text:p>280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2821">
            <text:p>28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2845">
            <text:p>28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2869">
            <text:p>28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2876">
            <text:p>28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2919">
            <text:p>29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2444444444444">
            <text:p>1.6244444444</text:p>
          </table:table-cell>
        </table:table-row>
        <table:table-row table:style-name="ro2" table:visibility="filter">
          <table:table-cell office:value-type="float" office:value="2928">
            <text:p>29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1333333333333">
            <text:p>1.6133333333</text:p>
          </table:table-cell>
        </table:table-row>
        <table:table-row table:style-name="ro2" table:visibility="filter">
          <table:table-cell office:value-type="float" office:value="2953">
            <text:p>295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5333333333333">
            <text:p>1.6533333333</text:p>
          </table:table-cell>
        </table:table-row>
        <table:table-row table:style-name="ro2" table:visibility="filter">
          <table:table-cell office:value-type="float" office:value="2959">
            <text:p>29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3035">
            <text:p>30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8666666666667">
            <text:p>1.7866666667</text:p>
          </table:table-cell>
        </table:table-row>
        <table:table-row table:style-name="ro2" table:visibility="filter">
          <table:table-cell office:value-type="float" office:value="3038">
            <text:p>30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8666666666667">
            <text:p>1.6866666667</text:p>
          </table:table-cell>
        </table:table-row>
        <table:table-row table:style-name="ro2" table:visibility="filter">
          <table:table-cell office:value-type="float" office:value="3052">
            <text:p>3052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1944444444444">
            <text:p>1.6194444444</text:p>
          </table:table-cell>
        </table:table-row>
        <table:table-row table:style-name="ro2" table:visibility="filter">
          <table:table-cell office:value-type="float" office:value="3074">
            <text:p>3074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0666666666667">
            <text:p>1.6066666667</text:p>
          </table:table-cell>
        </table:table-row>
        <table:table-row table:style-name="ro2" table:visibility="filter">
          <table:table-cell office:value-type="float" office:value="3090">
            <text:p>30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7333333333333">
            <text:p>1.8733333333</text:p>
          </table:table-cell>
        </table:table-row>
        <table:table-row table:style-name="ro2" table:visibility="filter">
          <table:table-cell office:value-type="float" office:value="3100">
            <text:p>3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130">
            <text:p>3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135">
            <text:p>31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0444444444444">
            <text:p>1.7044444444</text:p>
          </table:table-cell>
        </table:table-row>
        <table:table-row table:style-name="ro2" table:visibility="filter">
          <table:table-cell office:value-type="float" office:value="3184">
            <text:p>318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6166666666667">
            <text:p>1.6616666667</text:p>
          </table:table-cell>
        </table:table-row>
        <table:table-row table:style-name="ro2" table:visibility="filter">
          <table:table-cell office:value-type="float" office:value="3196">
            <text:p>319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2833333333333">
            <text:p>1.6283333333</text:p>
          </table:table-cell>
        </table:table-row>
        <table:table-row table:style-name="ro2" table:visibility="filter">
          <table:table-cell office:value-type="float" office:value="3233">
            <text:p>32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236">
            <text:p>32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239">
            <text:p>32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666666666667">
            <text:p>1.7666666667</text:p>
          </table:table-cell>
        </table:table-row>
        <table:table-row table:style-name="ro2" table:visibility="filter">
          <table:table-cell office:value-type="float" office:value="3240">
            <text:p>32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3247">
            <text:p>324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222222222222">
            <text:p>1.6922222222</text:p>
          </table:table-cell>
        </table:table-row>
        <table:table-row table:style-name="ro2" table:visibility="filter">
          <table:table-cell office:value-type="float" office:value="3363">
            <text:p>336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379">
            <text:p>33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6666666666667">
            <text:p>1.6666666667</text:p>
          </table:table-cell>
        </table:table-row>
        <table:table-row table:style-name="ro2" table:visibility="filter">
          <table:table-cell office:value-type="float" office:value="3425">
            <text:p>34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7666666666667">
            <text:p>1.5766666667</text:p>
          </table:table-cell>
        </table:table-row>
        <table:table-row table:style-name="ro2" table:visibility="filter">
          <table:table-cell office:value-type="float" office:value="3431">
            <text:p>34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666666666667">
            <text:p>1.7566666667</text:p>
          </table:table-cell>
        </table:table-row>
        <table:table-row table:style-name="ro2" table:visibility="filter">
          <table:table-cell office:value-type="float" office:value="3438">
            <text:p>343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3450">
            <text:p>345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0666666666667">
            <text:p>1.5066666667</text:p>
          </table:table-cell>
        </table:table-row>
        <table:table-row table:style-name="ro2" table:visibility="filter">
          <table:table-cell office:value-type="float" office:value="3463">
            <text:p>34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81666666666667">
            <text:p>1.8166666667</text:p>
          </table:table-cell>
        </table:table-row>
        <table:table-row table:style-name="ro2" table:visibility="filter">
          <table:table-cell office:value-type="float" office:value="3477">
            <text:p>34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3525">
            <text:p>35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552">
            <text:p>355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5333333333333">
            <text:p>1.7533333333</text:p>
          </table:table-cell>
        </table:table-row>
        <table:table-row table:style-name="ro2" table:visibility="filter">
          <table:table-cell office:value-type="float" office:value="3555">
            <text:p>35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9666666666667">
            <text:p>1.5966666667</text:p>
          </table:table-cell>
        </table:table-row>
        <table:table-row table:style-name="ro2" table:visibility="filter">
          <table:table-cell office:value-type="float" office:value="3570">
            <text:p>35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3588">
            <text:p>3588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4">
            <text:p>1.694</text:p>
          </table:table-cell>
        </table:table-row>
        <table:table-row table:style-name="ro2" table:visibility="filter">
          <table:table-cell office:value-type="float" office:value="3602">
            <text:p>360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0111111111111">
            <text:p>1.7011111111</text:p>
          </table:table-cell>
        </table:table-row>
        <table:table-row table:style-name="ro2" table:visibility="filter">
          <table:table-cell office:value-type="float" office:value="3605">
            <text:p>360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72111111111111">
            <text:p>1.7211111111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333333333333">
            <text:p>1.7233333333</text:p>
          </table:table-cell>
        </table:table-row>
        <table:table-row table:style-name="ro2" table:visibility="filter">
          <table:table-cell office:value-type="float" office:value="3608">
            <text:p>36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54666666666667">
            <text:p>1.5466666667</text:p>
          </table:table-cell>
        </table:table-row>
        <table:table-row table:style-name="ro2" table:visibility="filter">
          <table:table-cell office:value-type="float" office:value="3617">
            <text:p>36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2666666666667">
            <text:p>1.7266666667</text:p>
          </table:table-cell>
        </table:table-row>
        <table:table-row table:style-name="ro2" table:visibility="filter">
          <table:table-cell office:value-type="float" office:value="3639">
            <text:p>363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651">
            <text:p>365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3677">
            <text:p>36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3666666666667">
            <text:p>1.5366666667</text:p>
          </table:table-cell>
        </table:table-row>
        <table:table-row table:style-name="ro2" table:visibility="filter">
          <table:table-cell office:value-type="float" office:value="3758">
            <text:p>37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782">
            <text:p>378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4444444444444">
            <text:p>1.6444444444</text:p>
          </table:table-cell>
        </table:table-row>
        <table:table-row table:style-name="ro2" table:visibility="filter">
          <table:table-cell office:value-type="float" office:value="3793">
            <text:p>379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799">
            <text:p>379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3799">
            <text:p>379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3810">
            <text:p>38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333333333333333">
            <text:p>0.3333333333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41">
            <text:p>38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333333333333333">
            <text:p>0.3333333333</text:p>
          </table:table-cell>
          <table:table-cell office:value-type="float" office:value="1.59333333333333">
            <text:p>1.5933333333</text:p>
          </table:table-cell>
        </table:table-row>
        <table:table-row table:style-name="ro2" table:visibility="filter">
          <table:table-cell office:value-type="float" office:value="2084">
            <text:p>208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21428571428571">
            <text:p>0.3214285714</text:p>
          </table:table-cell>
          <table:table-cell office:value-type="float" office:value="1.85107142857143">
            <text:p>1.8510714286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321428571428571">
            <text:p>0.3214285714</text:p>
          </table:table-cell>
          <table:table-cell office:value-type="float" office:value="1.66964285714286">
            <text:p>1.6696428571</text:p>
          </table:table-cell>
        </table:table-row>
        <table:table-row table:style-name="ro2" table:visibility="filter">
          <table:table-cell office:value-type="float" office:value="3681">
            <text:p>368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office:value-type="float" office:value="1.6792">
            <text:p>1.6792</text:p>
          </table:table-cell>
        </table:table-row>
        <table:table-row table:style-name="ro2" table:visibility="filter">
          <table:table-cell office:value-type="float" office:value="2101">
            <text:p>210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.318181818181818">
            <text:p>0.3181818182</text:p>
          </table:table-cell>
          <table:table-cell office:value-type="float" office:value="1.83045454545455">
            <text:p>1.8304545455</text:p>
          </table:table-cell>
        </table:table-row>
        <table:table-row table:style-name="ro2" table:visibility="filter">
          <table:table-cell office:value-type="float" office:value="3556">
            <text:p>3556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0.318181818181818">
            <text:p>0.3181818182</text:p>
          </table:table-cell>
          <table:table-cell office:value-type="float" office:value="1.62863636363636">
            <text:p>1.6286363636</text:p>
          </table:table-cell>
        </table:table-row>
        <table:table-row table:style-name="ro2" table:visibility="filter">
          <table:table-cell office:value-type="float" office:value="2070">
            <text:p>207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1.75875">
            <text:p>1.75875</text:p>
          </table:table-cell>
        </table:table-row>
        <table:table-row table:style-name="ro2" table:visibility="filter">
          <table:table-cell office:value-type="float" office:value="3269">
            <text:p>3269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office:value-type="float" office:value="1.743125">
            <text:p>1.743125</text:p>
          </table:table-cell>
        </table:table-row>
        <table:table-row table:style-name="ro2" table:visibility="filter">
          <table:table-cell office:value-type="float" office:value="3121">
            <text:p>312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1.69769230769231">
            <text:p>1.6976923077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307692307692308">
            <text:p>0.3076923077</text:p>
          </table:table-cell>
          <table:table-cell office:value-type="float" office:value="1.66461538461538">
            <text:p>1.6646153846</text:p>
          </table:table-cell>
        </table:table-row>
        <table:table-row table:style-name="ro2" table:visibility="filter">
          <table:table-cell office:value-type="float" office:value="2545">
            <text:p>2545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0.304347826086957">
            <text:p>0.3043478261</text:p>
          </table:table-cell>
          <table:table-cell office:value-type="float" office:value="1.81913043478261">
            <text:p>1.8191304348</text:p>
          </table:table-cell>
        </table:table-row>
        <table:table-row table:style-name="ro2" table:visibility="filter">
          <table:table-cell office:value-type="float" office:value="3113">
            <text:p>31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.3">
            <text:p>0.3</text:p>
          </table:table-cell>
          <table:table-cell office:value-type="float" office:value="1.731">
            <text:p>1.731</text:p>
          </table:table-cell>
        </table:table-row>
        <table:table-row table:style-name="ro2" table:visibility="filter">
          <table:table-cell office:value-type="float" office:value="2276">
            <text:p>2276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1.71235294117647">
            <text:p>1.7123529412</text:p>
          </table:table-cell>
        </table:table-row>
        <table:table-row table:style-name="ro2" table:visibility="filter">
          <table:table-cell office:value-type="float" office:value="2921">
            <text:p>292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.294117647058824">
            <text:p>0.2941176471</text:p>
          </table:table-cell>
          <table:table-cell office:value-type="float" office:value="1.57705882352941">
            <text:p>1.5770588235</text:p>
          </table:table-cell>
        </table:table-row>
        <table:table-row table:style-name="ro2" table:visibility="filter">
          <table:table-cell office:value-type="float" office:value="3280">
            <text:p>328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94117647058824">
            <text:p>0.2941176471</text:p>
          </table:table-cell>
          <table:table-cell office:value-type="float" office:value="1.68882352941176">
            <text:p>1.6888235294</text:p>
          </table:table-cell>
        </table:table-row>
        <table:table-row table:style-name="ro2" table:visibility="filter">
          <table:table-cell office:value-type="float" office:value="3221">
            <text:p>322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0.292682926829268">
            <text:p>0.2926829268</text:p>
          </table:table-cell>
          <table:table-cell office:value-type="float" office:value="1.74512195121951">
            <text:p>1.7451219512</text:p>
          </table:table-cell>
        </table:table-row>
        <table:table-row table:style-name="ro2" table:visibility="filter">
          <table:table-cell office:value-type="float" office:value="2347">
            <text:p>2347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0.291666666666667">
            <text:p>0.2916666667</text:p>
          </table:table-cell>
          <table:table-cell office:value-type="float" office:value="1.72916666666667">
            <text:p>1.7291666667</text:p>
          </table:table-cell>
        </table:table-row>
        <table:table-row table:style-name="ro2" table:visibility="filter">
          <table:table-cell office:value-type="float" office:value="1998">
            <text:p>199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7785714285714">
            <text:p>1.6778571429</text:p>
          </table:table-cell>
        </table:table-row>
        <table:table-row table:style-name="ro2" table:visibility="filter">
          <table:table-cell office:value-type="float" office:value="2058">
            <text:p>2058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8190476190476">
            <text:p>1.7819047619</text:p>
          </table:table-cell>
        </table:table-row>
        <table:table-row table:style-name="ro2" table:visibility="filter">
          <table:table-cell office:value-type="float" office:value="2227">
            <text:p>2227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83357142857143">
            <text:p>1.8335714286</text:p>
          </table:table-cell>
        </table:table-row>
        <table:table-row table:style-name="ro2" table:visibility="filter">
          <table:table-cell office:value-type="float" office:value="2361">
            <text:p>236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79285714285714">
            <text:p>1.7928571429</text:p>
          </table:table-cell>
        </table:table-row>
        <table:table-row table:style-name="ro2" table:visibility="filter"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857142857143">
            <text:p>1.7285714286</text:p>
          </table:table-cell>
        </table:table-row>
        <table:table-row table:style-name="ro2" table:visibility="filter">
          <table:table-cell office:value-type="float" office:value="2402">
            <text:p>240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9785714285714">
            <text:p>1.6978571429</text:p>
          </table:table-cell>
        </table:table-row>
        <table:table-row table:style-name="ro2" table:visibility="filter">
          <table:table-cell office:value-type="float" office:value="2673">
            <text:p>26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6428571428571">
            <text:p>1.7642857143</text:p>
          </table:table-cell>
        </table:table-row>
        <table:table-row table:style-name="ro2" table:visibility="filter">
          <table:table-cell office:value-type="float" office:value="2729">
            <text:p>272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4857142857143">
            <text:p>1.7485714286</text:p>
          </table:table-cell>
        </table:table-row>
        <table:table-row table:style-name="ro2" table:visibility="filter">
          <table:table-cell office:value-type="float" office:value="2734">
            <text:p>273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84714285714286">
            <text:p>1.8471428571</text:p>
          </table:table-cell>
        </table:table-row>
        <table:table-row table:style-name="ro2" table:visibility="filter">
          <table:table-cell office:value-type="float" office:value="2948">
            <text:p>294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6571428571429">
            <text:p>1.6657142857</text:p>
          </table:table-cell>
        </table:table-row>
        <table:table-row table:style-name="ro2" table:visibility="filter">
          <table:table-cell office:value-type="float" office:value="3016">
            <text:p>30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8428571428571">
            <text:p>1.6842857143</text:p>
          </table:table-cell>
        </table:table-row>
        <table:table-row table:style-name="ro2" table:visibility="filter">
          <table:table-cell office:value-type="float" office:value="3138">
            <text:p>313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3254">
            <text:p>325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285714285714">
            <text:p>1.7228571429</text:p>
          </table:table-cell>
        </table:table-row>
        <table:table-row table:style-name="ro2" table:visibility="filter">
          <table:table-cell office:value-type="float" office:value="3267">
            <text:p>3267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6285714285714">
            <text:p>1.6628571429</text:p>
          </table:table-cell>
        </table:table-row>
        <table:table-row table:style-name="ro2" table:visibility="filter">
          <table:table-cell office:value-type="float" office:value="3404">
            <text:p>3404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9714285714286">
            <text:p>1.6971428571</text:p>
          </table:table-cell>
        </table:table-row>
        <table:table-row table:style-name="ro2" table:visibility="filter">
          <table:table-cell office:value-type="float" office:value="3416">
            <text:p>341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72857142857143">
            <text:p>1.7285714286</text:p>
          </table:table-cell>
        </table:table-row>
        <table:table-row table:style-name="ro2" table:visibility="filter">
          <table:table-cell office:value-type="float" office:value="3597">
            <text:p>359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285714285714286">
            <text:p>0.2857142857</text:p>
          </table:table-cell>
          <table:table-cell office:value-type="float" office:value="1.66857142857143">
            <text:p>1.6685714286</text:p>
          </table:table-cell>
        </table:table-row>
        <table:table-row table:style-name="ro2" table:visibility="filter">
          <table:table-cell office:value-type="float" office:value="3619">
            <text:p>361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285714285714286">
            <text:p>0.2857142857</text:p>
          </table:table-cell>
          <table:table-cell office:value-type="float" office:value="1.67714285714286">
            <text:p>1.6771428571</text:p>
          </table:table-cell>
        </table:table-row>
        <table:table-row table:style-name="ro2" table:visibility="filter">
          <table:table-cell office:value-type="float" office:value="2356">
            <text:p>2356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0.28">
            <text:p>0.28</text:p>
          </table:table-cell>
          <table:table-cell office:value-type="float" office:value="1.816">
            <text:p>1.816</text:p>
          </table:table-cell>
        </table:table-row>
        <table:table-row table:style-name="ro2" table:visibility="filter">
          <table:table-cell office:value-type="float" office:value="3143">
            <text:p>314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272727272727273">
            <text:p>0.2727272727</text:p>
          </table:table-cell>
          <table:table-cell office:value-type="float" office:value="1.76090909090909">
            <text:p>1.7609090909</text:p>
          </table:table-cell>
        </table:table-row>
        <table:table-row table:style-name="ro2" table:visibility="filter">
          <table:table-cell office:value-type="float" office:value="3219">
            <text:p>3219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266666666666667">
            <text:p>0.2666666667</text:p>
          </table:table-cell>
          <table:table-cell office:value-type="float" office:value="1.67266666666667">
            <text:p>1.6726666667</text:p>
          </table:table-cell>
        </table:table-row>
        <table:table-row table:style-name="ro2" table:visibility="filter">
          <table:table-cell office:value-type="float" office:value="2438">
            <text:p>24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.263157894736842">
            <text:p>0.2631578947</text:p>
          </table:table-cell>
          <table:table-cell office:value-type="float" office:value="1.73105263157895">
            <text:p>1.7310526316</text:p>
          </table:table-cell>
        </table:table-row>
        <table:table-row table:style-name="ro2" table:visibility="filter">
          <table:table-cell office:value-type="float" office:value="3224">
            <text:p>322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0.260869565217391">
            <text:p>0.2608695652</text:p>
          </table:table-cell>
          <table:table-cell office:value-type="float" office:value="1.75826086956522">
            <text:p>1.7582608696</text:p>
          </table:table-cell>
        </table:table-row>
        <table:table-row table:style-name="ro2" table:visibility="filter">
          <table:table-cell office:value-type="float" office:value="1928">
            <text:p>19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1941">
            <text:p>194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845">
            <text:p>1.845</text:p>
          </table:table-cell>
        </table:table-row>
        <table:table-row table:style-name="ro2" table:visibility="filter">
          <table:table-cell office:value-type="float" office:value="2033">
            <text:p>203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872">
            <text:p>38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825">
            <text:p>1.7825</text:p>
          </table:table-cell>
        </table:table-row>
        <table:table-row table:style-name="ro2" table:visibility="filter">
          <table:table-cell office:value-type="float" office:value="3875">
            <text:p>387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482">
            <text:p>248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075">
            <text:p>1.7075</text:p>
          </table:table-cell>
        </table:table-row>
        <table:table-row table:style-name="ro2" table:visibility="filter">
          <table:table-cell office:value-type="float" office:value="2501">
            <text:p>25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675">
            <text:p>1.6675</text:p>
          </table:table-cell>
        </table:table-row>
        <table:table-row table:style-name="ro2" table:visibility="filter">
          <table:table-cell office:value-type="float" office:value="2505">
            <text:p>25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55">
            <text:p>1.755</text:p>
          </table:table-cell>
        </table:table-row>
        <table:table-row table:style-name="ro2" table:visibility="filter">
          <table:table-cell office:value-type="float" office:value="2522">
            <text:p>252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2534">
            <text:p>25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65">
            <text:p>1.765</text:p>
          </table:table-cell>
        </table:table-row>
        <table:table-row table:style-name="ro2" table:visibility="filter">
          <table:table-cell office:value-type="float" office:value="2831">
            <text:p>28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5775">
            <text:p>1.5775</text:p>
          </table:table-cell>
        </table:table-row>
        <table:table-row table:style-name="ro2" table:visibility="filter">
          <table:table-cell office:value-type="float" office:value="2934">
            <text:p>293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875">
            <text:p>1.6875</text:p>
          </table:table-cell>
        </table:table-row>
        <table:table-row table:style-name="ro2" table:visibility="filter">
          <table:table-cell office:value-type="float" office:value="2979">
            <text:p>29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525">
            <text:p>1.6525</text:p>
          </table:table-cell>
        </table:table-row>
        <table:table-row table:style-name="ro2" table:visibility="filter">
          <table:table-cell office:value-type="float" office:value="3005">
            <text:p>30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075">
            <text:p>1.6075</text:p>
          </table:table-cell>
        </table:table-row>
        <table:table-row table:style-name="ro2" table:visibility="filter">
          <table:table-cell office:value-type="float" office:value="3076">
            <text:p>3076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6625">
            <text:p>1.66625</text:p>
          </table:table-cell>
        </table:table-row>
        <table:table-row table:style-name="ro2" table:visibility="filter">
          <table:table-cell office:value-type="float" office:value="3096">
            <text:p>30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8875">
            <text:p>1.8875</text:p>
          </table:table-cell>
        </table:table-row>
        <table:table-row table:style-name="ro2" table:visibility="filter">
          <table:table-cell office:value-type="float" office:value="3261">
            <text:p>32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302">
            <text:p>33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225">
            <text:p>1.7225</text:p>
          </table:table-cell>
        </table:table-row>
        <table:table-row table:style-name="ro2" table:visibility="filter">
          <table:table-cell office:value-type="float" office:value="3350">
            <text:p>33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7775">
            <text:p>1.7775</text:p>
          </table:table-cell>
        </table:table-row>
        <table:table-row table:style-name="ro2" table:visibility="filter">
          <table:table-cell office:value-type="float" office:value="3432">
            <text:p>34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471">
            <text:p>34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2125">
            <text:p>1.62125</text:p>
          </table:table-cell>
        </table:table-row>
        <table:table-row table:style-name="ro2" table:visibility="filter">
          <table:table-cell office:value-type="float" office:value="3505">
            <text:p>35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40">
            <text:p>354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45">
            <text:p>1.645</text:p>
          </table:table-cell>
        </table:table-row>
        <table:table-row table:style-name="ro2" table:visibility="filter">
          <table:table-cell office:value-type="float" office:value="3584">
            <text:p>35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614">
            <text:p>36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3125">
            <text:p>1.63125</text:p>
          </table:table-cell>
        </table:table-row>
        <table:table-row table:style-name="ro2" table:visibility="filter">
          <table:table-cell office:value-type="float" office:value="3734">
            <text:p>373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425">
            <text:p>1.6425</text:p>
          </table:table-cell>
        </table:table-row>
        <table:table-row table:style-name="ro2" table:visibility="filter">
          <table:table-cell office:value-type="float" office:value="3755">
            <text:p>37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58125">
            <text:p>1.58125</text:p>
          </table:table-cell>
        </table:table-row>
        <table:table-row table:style-name="ro2" table:visibility="filter">
          <table:table-cell office:value-type="float" office:value="3785">
            <text:p>378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798">
            <text:p>379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25">
            <text:p>0.25</text:p>
          </table:table-cell>
          <table:table-cell office:value-type="float" office:value="1.6475">
            <text:p>1.6475</text:p>
          </table:table-cell>
        </table:table-row>
        <table:table-row table:style-name="ro2" table:visibility="filter">
          <table:table-cell office:value-type="float" office:value="3167">
            <text:p>3167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0.235294117647059">
            <text:p>0.2352941176</text:p>
          </table:table-cell>
          <table:table-cell office:value-type="float" office:value="1.65352941176471">
            <text:p>1.6535294118</text:p>
          </table:table-cell>
        </table:table-row>
        <table:table-row table:style-name="ro2" table:visibility="filter">
          <table:table-cell office:value-type="float" office:value="3850">
            <text:p>385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.230769230769231">
            <text:p>0.2307692308</text:p>
          </table:table-cell>
          <table:table-cell office:value-type="float" office:value="1.63461538461538">
            <text:p>1.6346153846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83777777777778">
            <text:p>1.8377777778</text:p>
          </table:table-cell>
        </table:table-row>
        <table:table-row table:style-name="ro2" table:visibility="filter">
          <table:table-cell office:value-type="float" office:value="2124">
            <text:p>212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222222222222222">
            <text:p>0.2222222222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359">
            <text:p>2359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.222222222222222">
            <text:p>0.2222222222</text:p>
          </table:table-cell>
          <table:table-cell office:value-type="float" office:value="1.85777777777778">
            <text:p>1.8577777778</text:p>
          </table:table-cell>
        </table:table-row>
        <table:table-row table:style-name="ro2" table:visibility="filter">
          <table:table-cell office:value-type="float" office:value="2590">
            <text:p>259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0.21875">
            <text:p>0.21875</text:p>
          </table:table-cell>
          <table:table-cell office:value-type="float" office:value="1.785625">
            <text:p>1.785625</text:p>
          </table:table-cell>
        </table:table-row>
        <table:table-row table:style-name="ro2" table:visibility="filter">
          <table:table-cell office:value-type="float" office:value="1955">
            <text:p>19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898">
            <text:p>1.898</text:p>
          </table:table-cell>
        </table:table-row>
        <table:table-row table:style-name="ro2" table:visibility="filter">
          <table:table-cell office:value-type="float" office:value="1979">
            <text:p>197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848">
            <text:p>1.848</text:p>
          </table:table-cell>
        </table:table-row>
        <table:table-row table:style-name="ro2" table:visibility="filter">
          <table:table-cell office:value-type="float" office:value="2136">
            <text:p>21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92">
            <text:p>1.792</text:p>
          </table:table-cell>
        </table:table-row>
        <table:table-row table:style-name="ro2" table:visibility="filter">
          <table:table-cell office:value-type="float" office:value="2669">
            <text:p>266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803">
            <text:p>1.803</text:p>
          </table:table-cell>
        </table:table-row>
        <table:table-row table:style-name="ro2" table:visibility="filter">
          <table:table-cell office:value-type="float" office:value="2894">
            <text:p>289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18">
            <text:p>1.718</text:p>
          </table:table-cell>
        </table:table-row>
        <table:table-row table:style-name="ro2" table:visibility="filter">
          <table:table-cell office:value-type="float" office:value="3024">
            <text:p>30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46">
            <text:p>1.646</text:p>
          </table:table-cell>
        </table:table-row>
        <table:table-row table:style-name="ro2" table:visibility="filter">
          <table:table-cell office:value-type="float" office:value="3061">
            <text:p>306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38">
            <text:p>1.738</text:p>
          </table:table-cell>
        </table:table-row>
        <table:table-row table:style-name="ro2" table:visibility="filter">
          <table:table-cell office:value-type="float" office:value="3063">
            <text:p>30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32">
            <text:p>1.632</text:p>
          </table:table-cell>
        </table:table-row>
        <table:table-row table:style-name="ro2" table:visibility="filter">
          <table:table-cell office:value-type="float" office:value="3429">
            <text:p>34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.788">
            <text:p>1.788</text:p>
          </table:table-cell>
        </table:table-row>
        <table:table-row table:style-name="ro2" table:visibility="filter">
          <table:table-cell office:value-type="float" office:value="3551">
            <text:p>35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08">
            <text:p>1.608</text:p>
          </table:table-cell>
        </table:table-row>
        <table:table-row table:style-name="ro2" table:visibility="filter">
          <table:table-cell office:value-type="float" office:value="3778">
            <text:p>377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664">
            <text:p>1.664</text:p>
          </table:table-cell>
        </table:table-row>
        <table:table-row table:style-name="ro2" table:visibility="filter">
          <table:table-cell office:value-type="float" office:value="3412">
            <text:p>341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.181818181818182">
            <text:p>0.1818181818</text:p>
          </table:table-cell>
          <table:table-cell office:value-type="float" office:value="1.68363636363636">
            <text:p>1.6836363636</text:p>
          </table:table-cell>
        </table:table-row>
        <table:table-row table:style-name="ro2" table:visibility="filter">
          <table:table-cell office:value-type="float" office:value="1958">
            <text:p>195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166666666666667">
            <text:p>0.1666666667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437">
            <text:p>243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78333333333333">
            <text:p>1.7833333333</text:p>
          </table:table-cell>
        </table:table-row>
        <table:table-row table:style-name="ro2" table:visibility="filter">
          <table:table-cell office:value-type="float" office:value="3399">
            <text:p>339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78166666666667">
            <text:p>1.7816666667</text:p>
          </table:table-cell>
        </table:table-row>
        <table:table-row table:style-name="ro2" table:visibility="filter">
          <table:table-cell office:value-type="float" office:value="3823">
            <text:p>382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166666666666667">
            <text:p>0.1666666667</text:p>
          </table:table-cell>
          <table:table-cell office:value-type="float" office:value="1.69666666666667">
            <text:p>1.6966666667</text:p>
          </table:table-cell>
        </table:table-row>
        <table:table-row table:style-name="ro2" table:visibility="filter">
          <table:table-cell office:value-type="float" office:value="1960">
            <text:p>196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1.79238095238095">
            <text:p>1.7923809524</text:p>
          </table:table-cell>
        </table:table-row>
        <table:table-row table:style-name="ro2" table:visibility="filter">
          <table:table-cell office:value-type="float" office:value="2793">
            <text:p>279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1.69428571428571">
            <text:p>1.6942857143</text:p>
          </table:table-cell>
        </table:table-row>
        <table:table-row table:style-name="ro2" table:visibility="filter">
          <table:table-cell office:value-type="float" office:value="2798">
            <text:p>279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1.68428571428571">
            <text:p>1.6842857143</text:p>
          </table:table-cell>
        </table:table-row>
        <table:table-row table:style-name="ro2" table:visibility="filter">
          <table:table-cell office:value-type="float" office:value="3337">
            <text:p>333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.142857142857143">
            <text:p>0.1428571429</text:p>
          </table:table-cell>
          <table:table-cell office:value-type="float" office:value="1.77285714285714">
            <text:p>1.7728571429</text:p>
          </table:table-cell>
        </table:table-row>
        <table:table-row table:style-name="ro2" table:visibility="filter">
          <table:table-cell office:value-type="float" office:value="3822">
            <text:p>382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.142857142857143">
            <text:p>0.1428571429</text:p>
          </table:table-cell>
          <table:table-cell office:value-type="float" office:value="1.68428571428571">
            <text:p>1.6842857143</text:p>
          </table:table-cell>
        </table:table-row>
        <table:table-row table:style-name="ro2" table:visibility="filter">
          <table:table-cell office:value-type="float" office:value="3034">
            <text:p>303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0.133333333333333">
            <text:p>0.1333333333</text:p>
          </table:table-cell>
          <table:table-cell office:value-type="float" office:value="1.742">
            <text:p>1.742</text:p>
          </table:table-cell>
        </table:table-row>
        <table:table-row table:style-name="ro2" table:visibility="filter">
          <table:table-cell office:value-type="float" office:value="2429">
            <text:p>24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office:value-type="float" office:value="1.78375">
            <text:p>1.78375</text:p>
          </table:table-cell>
        </table:table-row>
        <table:table-row table:style-name="ro2" table:visibility="filter">
          <table:table-cell office:value-type="float" office:value="3414">
            <text:p>341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111111111111111">
            <text:p>0.1111111111</text:p>
          </table:table-cell>
          <table:table-cell office:value-type="float" office:value="1.76333333333333">
            <text:p>1.7633333333</text:p>
          </table:table-cell>
        </table:table-row>
        <table:table-row table:style-name="ro2" table:visibility="filter">
          <table:table-cell office:value-type="float" office:value="1944">
            <text:p>19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0333333333333">
            <text:p>1.7033333333</text:p>
          </table:table-cell>
        </table:table-row>
        <table:table-row table:style-name="ro2" table:visibility="filter">
          <table:table-cell office:value-type="float" office:value="1949">
            <text:p>194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1957">
            <text:p>19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9">
            <text:p>1.99</text:p>
          </table:table-cell>
        </table:table-row>
        <table:table-row table:style-name="ro2" table:visibility="filter">
          <table:table-cell office:value-type="float" office:value="1965">
            <text:p>196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1967">
            <text:p>196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1976">
            <text:p>197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1977">
            <text:p>197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1978">
            <text:p>197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2034">
            <text:p>20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035">
            <text:p>20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2038">
            <text:p>203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057">
            <text:p>205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8333333333333">
            <text:p>1.7833333333</text:p>
          </table:table-cell>
        </table:table-row>
        <table:table-row table:style-name="ro2" table:visibility="filter">
          <table:table-cell office:value-type="float" office:value="2069">
            <text:p>206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073">
            <text:p>20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2074">
            <text:p>20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075">
            <text:p>20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077">
            <text:p>207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086">
            <text:p>20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094">
            <text:p>209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106">
            <text:p>21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2107">
            <text:p>21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117">
            <text:p>21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35">
            <text:p>213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865">
            <text:p>38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868">
            <text:p>38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167">
            <text:p>21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075">
            <text:p>1.8075</text:p>
          </table:table-cell>
        </table:table-row>
        <table:table-row table:style-name="ro2" table:visibility="filter">
          <table:table-cell office:value-type="float" office:value="2171">
            <text:p>217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175">
            <text:p>217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175">
            <text:p>21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176">
            <text:p>217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186">
            <text:p>2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2190">
            <text:p>219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190">
            <text:p>21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">
            <text:p>1.6</text:p>
          </table:table-cell>
        </table:table-row>
        <table:table-row table:style-name="ro2" table:visibility="filter">
          <table:table-cell office:value-type="float" office:value="2201">
            <text:p>220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206">
            <text:p>22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229">
            <text:p>222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238">
            <text:p>22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240">
            <text:p>224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2243">
            <text:p>22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270">
            <text:p>227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272">
            <text:p>22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282">
            <text:p>228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285">
            <text:p>22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64">
            <text:p>1.64</text:p>
          </table:table-cell>
        </table:table-row>
        <table:table-row table:style-name="ro2" table:visibility="filter">
          <table:table-cell office:value-type="float" office:value="2320">
            <text:p>23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1">
            <text:p>1.91</text:p>
          </table:table-cell>
        </table:table-row>
        <table:table-row table:style-name="ro2" table:visibility="filter">
          <table:table-cell office:value-type="float" office:value="2341">
            <text:p>234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345">
            <text:p>234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2358">
            <text:p>23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2384">
            <text:p>23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395">
            <text:p>23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395">
            <text:p>23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399">
            <text:p>23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412">
            <text:p>241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413">
            <text:p>24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2420">
            <text:p>24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4">
            <text:p>1.94</text:p>
          </table:table-cell>
        </table:table-row>
        <table:table-row table:style-name="ro2" table:visibility="filter"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462">
            <text:p>246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495">
            <text:p>249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2506">
            <text:p>25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2520">
            <text:p>25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2521">
            <text:p>252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05">
            <text:p>1.805</text:p>
          </table:table-cell>
        </table:table-row>
        <table:table-row table:style-name="ro2" table:visibility="filter"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2536">
            <text:p>253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.835">
            <text:p>1.835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85">
            <text:p>1.785</text:p>
          </table:table-cell>
        </table:table-row>
        <table:table-row table:style-name="ro2" table:visibility="filter"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588">
            <text:p>258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594">
            <text:p>259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8333333333333">
            <text:p>1.8833333333</text:p>
          </table:table-cell>
        </table:table-row>
        <table:table-row table:style-name="ro2" table:visibility="filter">
          <table:table-cell office:value-type="float" office:value="2596">
            <text:p>259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66">
            <text:p>1.66</text:p>
          </table:table-cell>
        </table:table-row>
        <table:table-row table:style-name="ro2" table:visibility="filter">
          <table:table-cell office:value-type="float" office:value="2601">
            <text:p>260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75">
            <text:p>1.7675</text:p>
          </table:table-cell>
        </table:table-row>
        <table:table-row table:style-name="ro2" table:visibility="filter">
          <table:table-cell office:value-type="float" office:value="2603">
            <text:p>2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2">
            <text:p>1.92</text:p>
          </table:table-cell>
        </table:table-row>
        <table:table-row table:style-name="ro2" table:visibility="filter">
          <table:table-cell office:value-type="float" office:value="2605">
            <text:p>260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24">
            <text:p>26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5">
            <text:p>1.775</text:p>
          </table:table-cell>
        </table:table-row>
        <table:table-row table:style-name="ro2" table:visibility="filter">
          <table:table-cell office:value-type="float" office:value="2633">
            <text:p>26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7">
            <text:p>1.97</text:p>
          </table:table-cell>
        </table:table-row>
        <table:table-row table:style-name="ro2" table:visibility="filter">
          <table:table-cell office:value-type="float" office:value="2634">
            <text:p>26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634">
            <text:p>26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643">
            <text:p>2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653">
            <text:p>26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654">
            <text:p>265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5">
            <text:p>1.585</text:p>
          </table:table-cell>
        </table:table-row>
        <table:table-row table:style-name="ro2" table:visibility="filter">
          <table:table-cell office:value-type="float" office:value="2656">
            <text:p>265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2659">
            <text:p>265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8">
            <text:p>1.88</text:p>
          </table:table-cell>
        </table:table-row>
        <table:table-row table:style-name="ro2" table:visibility="filter">
          <table:table-cell office:value-type="float" office:value="2686">
            <text:p>2686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">
            <text:p>1.56</text:p>
          </table:table-cell>
        </table:table-row>
        <table:table-row table:style-name="ro2" table:visibility="filter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2724">
            <text:p>27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</table:table-row>
        <table:table-row table:style-name="ro2" table:visibility="filter">
          <table:table-cell office:value-type="float" office:value="2739">
            <text:p>273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2740">
            <text:p>274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6">
            <text:p>1.86</text:p>
          </table:table-cell>
        </table:table-row>
        <table:table-row table:style-name="ro2" table:visibility="filter">
          <table:table-cell office:value-type="float" office:value="2744">
            <text:p>274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5">
            <text:p>1.685</text:p>
          </table:table-cell>
        </table:table-row>
        <table:table-row table:style-name="ro2" table:visibility="filter">
          <table:table-cell office:value-type="float" office:value="2748">
            <text:p>274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55">
            <text:p>1.855</text:p>
          </table:table-cell>
        </table:table-row>
        <table:table-row table:style-name="ro2" table:visibility="filter">
          <table:table-cell office:value-type="float" office:value="2751">
            <text:p>27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8">
            <text:p>1.98</text:p>
          </table:table-cell>
        </table:table-row>
        <table:table-row table:style-name="ro2" table:visibility="filter"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5">
            <text:p>1.55</text:p>
          </table:table-cell>
        </table:table-row>
        <table:table-row table:style-name="ro2" table:visibility="filter">
          <table:table-cell office:value-type="float" office:value="2758">
            <text:p>2758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05">
            <text:p>1.905</text:p>
          </table:table-cell>
        </table:table-row>
        <table:table-row table:style-name="ro2" table:visibility="filter">
          <table:table-cell office:value-type="float" office:value="2760">
            <text:p>276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15">
            <text:p>1.815</text:p>
          </table:table-cell>
        </table:table-row>
        <table:table-row table:style-name="ro2" table:visibility="filter">
          <table:table-cell office:value-type="float" office:value="2776">
            <text:p>277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2779">
            <text:p>277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2790">
            <text:p>279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275">
            <text:p>1.8275</text:p>
          </table:table-cell>
        </table:table-row>
        <table:table-row table:style-name="ro2" table:visibility="filter">
          <table:table-cell office:value-type="float" office:value="2796">
            <text:p>27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877">
            <text:p>387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2802">
            <text:p>280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2804">
            <text:p>280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2808">
            <text:p>280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333333333333">
            <text:p>1.6433333333</text:p>
          </table:table-cell>
        </table:table-row>
        <table:table-row table:style-name="ro2" table:visibility="filter">
          <table:table-cell office:value-type="float" office:value="2809">
            <text:p>28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2810">
            <text:p>28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5">
            <text:p>1.725</text:p>
          </table:table-cell>
        </table:table-row>
        <table:table-row table:style-name="ro2" table:visibility="filter">
          <table:table-cell office:value-type="float" office:value="2838">
            <text:p>28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843">
            <text:p>284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666666666667">
            <text:p>1.6566666667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7">
            <text:p>1.87</text:p>
          </table:table-cell>
        </table:table-row>
        <table:table-row table:style-name="ro2" table:visibility="filter">
          <table:table-cell office:value-type="float" office:value="2855">
            <text:p>28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2873">
            <text:p>287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2877">
            <text:p>287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879">
            <text:p>287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5">
            <text:p>1.745</text:p>
          </table:table-cell>
        </table:table-row>
        <table:table-row table:style-name="ro2" table:visibility="filter">
          <table:table-cell office:value-type="float" office:value="2880">
            <text:p>28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2883">
            <text:p>288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20">
            <text:p>292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2942">
            <text:p>29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2952">
            <text:p>29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64">
            <text:p>296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2967">
            <text:p>29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2978">
            <text:p>29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2990">
            <text:p>29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4666666666667">
            <text:p>1.6466666667</text:p>
          </table:table-cell>
        </table:table-row>
        <table:table-row table:style-name="ro2" table:visibility="filter">
          <table:table-cell office:value-type="float" office:value="3004">
            <text:p>300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022">
            <text:p>30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025">
            <text:p>30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1">
            <text:p>1.81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666666666667">
            <text:p>1.7466666667</text:p>
          </table:table-cell>
        </table:table-row>
        <table:table-row table:style-name="ro2" table:visibility="filter">
          <table:table-cell office:value-type="float" office:value="3042">
            <text:p>304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058">
            <text:p>305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5">
            <text:p>1.655</text:p>
          </table:table-cell>
        </table:table-row>
        <table:table-row table:style-name="ro2" table:visibility="filter">
          <table:table-cell office:value-type="float" office:value="3060">
            <text:p>30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8">
            <text:p>1.58</text:p>
          </table:table-cell>
        </table:table-row>
        <table:table-row table:style-name="ro2" table:visibility="filter">
          <table:table-cell office:value-type="float" office:value="3065">
            <text:p>306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068">
            <text:p>306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069">
            <text:p>306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083">
            <text:p>308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5">
            <text:p>1.545</text:p>
          </table:table-cell>
        </table:table-row>
        <table:table-row table:style-name="ro2" table:visibility="filter">
          <table:table-cell office:value-type="float" office:value="3084">
            <text:p>30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086">
            <text:p>308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9">
            <text:p>1.69</text:p>
          </table:table-cell>
        </table:table-row>
        <table:table-row table:style-name="ro2" table:visibility="filter">
          <table:table-cell office:value-type="float" office:value="3088">
            <text:p>30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091">
            <text:p>309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3">
            <text:p>1.93</text:p>
          </table:table-cell>
        </table:table-row>
        <table:table-row table:style-name="ro2" table:visibility="filter">
          <table:table-cell office:value-type="float" office:value="3093">
            <text:p>309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099">
            <text:p>309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124">
            <text:p>312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35">
            <text:p>1.635</text:p>
          </table:table-cell>
        </table:table-row>
        <table:table-row table:style-name="ro2" table:visibility="filter">
          <table:table-cell office:value-type="float" office:value="3133">
            <text:p>313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5">
            <text:p>1.735</text:p>
          </table:table-cell>
        </table:table-row>
        <table:table-row table:style-name="ro2" table:visibility="filter">
          <table:table-cell office:value-type="float" office:value="3150">
            <text:p>31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5">
            <text:p>1.825</text:p>
          </table:table-cell>
        </table:table-row>
        <table:table-row table:style-name="ro2" table:visibility="filter">
          <table:table-cell office:value-type="float" office:value="3152">
            <text:p>315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152">
            <text:p>31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165">
            <text:p>316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">
            <text:p>1.57</text:p>
          </table:table-cell>
        </table:table-row>
        <table:table-row table:style-name="ro2" table:visibility="filter">
          <table:table-cell office:value-type="float" office:value="3168">
            <text:p>316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172">
            <text:p>317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182">
            <text:p>31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193">
            <text:p>319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75">
            <text:p>1.575</text:p>
          </table:table-cell>
        </table:table-row>
        <table:table-row table:style-name="ro2" table:visibility="filter">
          <table:table-cell office:value-type="float" office:value="3202">
            <text:p>320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3">
            <text:p>1.83</text:p>
          </table:table-cell>
        </table:table-row>
        <table:table-row table:style-name="ro2" table:visibility="filter">
          <table:table-cell office:value-type="float" office:value="3227">
            <text:p>32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4">
            <text:p>1.54</text:p>
          </table:table-cell>
        </table:table-row>
        <table:table-row table:style-name="ro2" table:visibility="filter">
          <table:table-cell office:value-type="float" office:value="3230">
            <text:p>32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125">
            <text:p>1.6125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05">
            <text:p>1.605</text:p>
          </table:table-cell>
        </table:table-row>
        <table:table-row table:style-name="ro2" table:visibility="filter">
          <table:table-cell office:value-type="float" office:value="3232">
            <text:p>32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234">
            <text:p>32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235">
            <text:p>32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263">
            <text:p>326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278">
            <text:p>327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4333333333333">
            <text:p>1.7433333333</text:p>
          </table:table-cell>
        </table:table-row>
        <table:table-row table:style-name="ro2" table:visibility="filter">
          <table:table-cell office:value-type="float" office:value="3292">
            <text:p>329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8">
            <text:p>1.78</text:p>
          </table:table-cell>
        </table:table-row>
        <table:table-row table:style-name="ro2" table:visibility="filter">
          <table:table-cell office:value-type="float" office:value="3293">
            <text:p>329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15">
            <text:p>1.715</text:p>
          </table:table-cell>
        </table:table-row>
        <table:table-row table:style-name="ro2" table:visibility="filter">
          <table:table-cell office:value-type="float" office:value="3299">
            <text:p>329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300">
            <text:p>33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95">
            <text:p>1.95</text:p>
          </table:table-cell>
        </table:table-row>
        <table:table-row table:style-name="ro2" table:visibility="filter">
          <table:table-cell office:value-type="float" office:value="3302">
            <text:p>33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303">
            <text:p>33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304">
            <text:p>330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314">
            <text:p>331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2">
            <text:p>1.52</text:p>
          </table:table-cell>
        </table:table-row>
        <table:table-row table:style-name="ro2" table:visibility="filter">
          <table:table-cell office:value-type="float" office:value="3327">
            <text:p>332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333">
            <text:p>33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339">
            <text:p>333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">
            <text:p>1.62</text:p>
          </table:table-cell>
        </table:table-row>
        <table:table-row table:style-name="ro2" table:visibility="filter">
          <table:table-cell office:value-type="float" office:value="3340">
            <text:p>334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>
          <table:table-cell office:value-type="float" office:value="3378">
            <text:p>337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1">
            <text:p>1.51</text:p>
          </table:table-cell>
        </table:table-row>
        <table:table-row table:style-name="ro2" table:visibility="filter">
          <table:table-cell office:value-type="float" office:value="3437">
            <text:p>343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5">
            <text:p>1.85</text:p>
          </table:table-cell>
        </table:table-row>
        <table:table-row table:style-name="ro2" table:visibility="filter">
          <table:table-cell office:value-type="float" office:value="3447">
            <text:p>344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467">
            <text:p>346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467">
            <text:p>3467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499">
            <text:p>34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07">
            <text:p>350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09">
            <text:p>3509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9">
            <text:p>1.9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524">
            <text:p>35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6">
            <text:p>1.76</text:p>
          </table:table-cell>
        </table:table-row>
        <table:table-row table:style-name="ro2" table:visibility="filter">
          <table:table-cell office:value-type="float" office:value="3533">
            <text:p>353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1">
            <text:p>1.71</text:p>
          </table:table-cell>
        </table:table-row>
        <table:table-row table:style-name="ro2" table:visibility="filter">
          <table:table-cell office:value-type="float" office:value="3538">
            <text:p>353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542">
            <text:p>354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1">
            <text:p>1.61</text:p>
          </table:table-cell>
        </table:table-row>
        <table:table-row table:style-name="ro2" table:visibility="filter">
          <table:table-cell office:value-type="float" office:value="3543">
            <text:p>35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3">
            <text:p>1.63</text:p>
          </table:table-cell>
        </table:table-row>
        <table:table-row table:style-name="ro2" table:visibility="filter">
          <table:table-cell office:value-type="float" office:value="3544">
            <text:p>354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4">
            <text:p>1.74</text:p>
          </table:table-cell>
        </table:table-row>
        <table:table-row table:style-name="ro2" table:visibility="filter">
          <table:table-cell office:value-type="float" office:value="3569">
            <text:p>35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594">
            <text:p>359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7">
            <text:p>1.77</text:p>
          </table:table-cell>
        </table:table-row>
        <table:table-row table:style-name="ro2" table:visibility="filter">
          <table:table-cell office:value-type="float" office:value="3595">
            <text:p>35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65">
            <text:p>1.565</text:p>
          </table:table-cell>
        </table:table-row>
        <table:table-row table:style-name="ro2" table:visibility="filter">
          <table:table-cell office:value-type="float" office:value="3610">
            <text:p>3610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65">
            <text:p>1.665</text:p>
          </table:table-cell>
        </table:table-row>
        <table:table-row table:style-name="ro2" table:visibility="filter">
          <table:table-cell office:value-type="float" office:value="3612">
            <text:p>36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5">
            <text:p>1.75</text:p>
          </table:table-cell>
        </table:table-row>
        <table:table-row table:style-name="ro2" table:visibility="filter">
          <table:table-cell office:value-type="float" office:value="3615">
            <text:p>36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9">
            <text:p>1.79</text:p>
          </table:table-cell>
        </table:table-row>
        <table:table-row table:style-name="ro2" table:visibility="filter"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9">
            <text:p>1.59</text:p>
          </table:table-cell>
        </table:table-row>
        <table:table-row table:style-name="ro2" table:visibility="filter">
          <table:table-cell office:value-type="float" office:value="3632">
            <text:p>363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25">
            <text:p>1.6825</text:p>
          </table:table-cell>
        </table:table-row>
        <table:table-row table:style-name="ro2" table:visibility="filter">
          <table:table-cell office:value-type="float" office:value="3634">
            <text:p>363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642">
            <text:p>364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652">
            <text:p>365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25">
            <text:p>1.625</text:p>
          </table:table-cell>
        </table:table-row>
        <table:table-row table:style-name="ro2" table:visibility="filter">
          <table:table-cell office:value-type="float" office:value="3659">
            <text:p>36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666666666667">
            <text:p>1.8266666667</text:p>
          </table:table-cell>
        </table:table-row>
        <table:table-row table:style-name="ro2" table:visibility="filter">
          <table:table-cell office:value-type="float" office:value="3661">
            <text:p>366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661">
            <text:p>36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666">
            <text:p>3666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5">
            <text:p>1.675</text:p>
          </table:table-cell>
        </table:table-row>
        <table:table-row table:style-name="ro2" table:visibility="filter">
          <table:table-cell office:value-type="float" office:value="3669">
            <text:p>366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671">
            <text:p>367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95">
            <text:p>1.695</text:p>
          </table:table-cell>
        </table:table-row>
        <table:table-row table:style-name="ro2" table:visibility="filter">
          <table:table-cell office:value-type="float" office:value="3674">
            <text:p>367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02">
            <text:p>37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715">
            <text:p>3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3">
            <text:p>1.53</text:p>
          </table:table-cell>
        </table:table-row>
        <table:table-row table:style-name="ro2" table:visibility="filter">
          <table:table-cell office:value-type="float" office:value="3728">
            <text:p>37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741">
            <text:p>374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8">
            <text:p>1.68</text:p>
          </table:table-cell>
        </table:table-row>
        <table:table-row table:style-name="ro2" table:visibility="filter">
          <table:table-cell office:value-type="float" office:value="3750">
            <text:p>375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2">
            <text:p>1.82</text:p>
          </table:table-cell>
        </table:table-row>
        <table:table-row table:style-name="ro2" table:visibility="filter">
          <table:table-cell office:value-type="float" office:value="3753">
            <text:p>375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761">
            <text:p>37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770">
            <text:p>377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75">
            <text:p>1.7375</text:p>
          </table:table-cell>
        </table:table-row>
        <table:table-row table:style-name="ro2" table:visibility="filter"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67">
            <text:p>1.67</text:p>
          </table:table-cell>
        </table:table-row>
        <table:table-row table:style-name="ro2" table:visibility="filter">
          <table:table-cell office:value-type="float" office:value="3802">
            <text:p>38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8">
            <text:p>1.8</text:p>
          </table:table-cell>
        </table:table-row>
        <table:table-row table:style-name="ro2" table:visibility="filter">
          <table:table-cell office:value-type="float" office:value="3837">
            <text:p>383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85">
            <text:p>1.585</text:p>
          </table:table-cell>
        </table:table-row>
        <table:table-row table:style-name="ro2" table:visibility="filter">
          <table:table-cell office:value-type="float" office:value="3842">
            <text:p>384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</table:table-row>
        <table:table-row table:style-name="ro2" table:visibility="filter">
          <table:table-cell office:value-type="float" office:value="3843">
            <text:p>38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66333333333333">
            <text:p>1.6633333333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2">
            <text:p>1.72</text:p>
          </table:table-cell>
        </table:table-row>
        <table:table-row table:style-name="ro2" table:visibility="filter">
          <table:table-cell office:value-type="float" office:value="3852">
            <text:p>38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73">
            <text:p>1.73</text:p>
          </table:table-cell>
        </table:table-row>
        <table:table-row table:style-name="ro2" table:visibility="filter">
          <table:table-cell office:value-type="float" office:value="3857">
            <text:p>3857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84">
            <text:p>1.84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2" table:visibility="filter">
          <table:table-cell office:value-type="float" office:value="3861">
            <text:p>386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2" table:visibility="filter" table:number-rows-repeated="1045122">
          <table:table-cell table:number-columns-repeated="5"/>
        </table:table-row>
        <table:table-row table:style-name="ro2" table:visibility="filter">
          <table:table-cell table:number-columns-repeated="5"/>
        </table:table-row>
      </table:table>
      <table:database-ranges>
        <table:database-range table:target-range-address="Sheet1.A1:Sheet1.E1048576">
          <table:filter>
            <table:filter-condition table:field-number="1" table:value="100" table:operator="&gt;="/>
          </table:filter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9/24/2017</text:date>, <text:time>16:0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16:02:26.95</dc:date>
    <dc:creator>Gajo </dc:creator>
    <meta:document-statistic meta:table-count="1" meta:cell-count="17265" meta:object-count="0"/>
    <meta:generator>OpenOffice/4.1.3$Win32 OpenOffice.org_project/413m1$Build-9783</meta:generator>
  </office:meta>
</office:document-meta>
</file>